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88cm"/>
    </style:style>
    <style:style style:name="co3" style:family="table-column">
      <style:table-column-properties fo:break-before="auto" style:column-width="3.801cm"/>
    </style:style>
    <style:style style:name="co4" style:family="table-column">
      <style:table-column-properties fo:break-before="auto" style:column-width="5.05cm"/>
    </style:style>
    <style:style style:name="co5" style:family="table-column">
      <style:table-column-properties fo:break-before="auto" style:column-width="5.743cm"/>
    </style:style>
    <style:style style:name="co6" style:family="table-column">
      <style:table-column-properties fo:break-before="auto" style:column-width="4.44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2.579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0"/>
    <style:style style:name="ce3" style:family="table-cell" style:parent-style-name="Default" style:data-style-name="N110">
      <style:table-cell-properties fo:wrap-option="wrap"/>
    </style:style>
    <style:style style:name="ce4" style:family="table-cell" style:parent-style-name="Default" style:data-style-name="N110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 style:data-style-name="N110">
      <style:table-cell-properties fo:background-color="#b80047"/>
    </style:style>
    <style:style style:name="ce6" style:family="table-cell" style:parent-style-name="Default" style:data-style-name="N113"/>
    <style:style style:name="ce7" style:family="table-cell" style:parent-style-name="Default" style:data-style-name="N113">
      <style:table-cell-properties fo:wrap-option="wrap"/>
    </style:style>
    <style:style style:name="ce8" style:family="table-cell" style:parent-style-name="Default" style:data-style-name="N113">
      <style:table-cell-properties fo:background-color="#b80047"/>
    </style:style>
    <style:style style:name="ce9" style:family="table-cell" style:parent-style-name="Default" style:data-style-name="N113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113">
      <style:table-cell-properties fo:background-color="#9999ff"/>
    </style:style>
    <style:style style:name="ce11" style:family="table-cell" style:parent-style-name="Default" style:data-style-name="N1">
      <style:table-cell-properties fo:background-color="#99ccff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8000"/>
    </style:style>
    <style:style style:name="ce14" style:family="table-cell" style:parent-style-name="Default" style:data-style-name="N115">
      <style:text-properties fo:font-weight="normal" style:font-weight-asian="normal" style:font-weight-complex="normal"/>
    </style:style>
    <style:style style:name="ce15" style:family="table-cell" style:parent-style-name="Default" style:data-style-name="N115">
      <style:table-cell-properties fo:wrap-option="wrap"/>
      <style:text-properties fo:font-weight="normal" style:font-weight-asian="normal" style:font-weight-complex="normal"/>
    </style:style>
    <style:style style:name="ce16" style:family="table-cell" style:parent-style-name="Default" style:data-style-name="N115">
      <style:table-cell-properties fo:background-color="#99ccff"/>
      <style:text-properties fo:font-weight="normal" style:font-weight-asian="normal" style:font-weight-complex="normal"/>
    </style:style>
    <style:style style:name="ce17" style:family="table-cell" style:parent-style-name="Default" style:data-style-name="N111"/>
    <style:style style:name="ce18" style:family="table-cell" style:parent-style-name="Default" style:data-style-name="N111">
      <style:table-cell-properties fo:wrap-option="wrap"/>
    </style:style>
    <style:style style:name="ce19" style:family="table-cell" style:parent-style-name="Default" style:data-style-name="N111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 style:data-style-name="N111">
      <style:table-cell-properties fo:background-color="#0099ff"/>
    </style:style>
    <style:style style:name="ce21" style:family="table-cell" style:parent-style-name="Default" style:data-style-name="N114">
      <style:table-cell-properties fo:background-color="#99ccff"/>
    </style:style>
    <style:style style:name="ce22" style:family="table-cell" style:parent-style-name="Default">
      <style:table-cell-properties fo:background-color="#0099ff"/>
    </style:style>
    <style:style style:name="ce23" style:family="table-cell" style:parent-style-name="Default">
      <style:table-cell-properties fo:background-color="#0099ff"/>
      <style:text-properties fo:font-weight="bold" style:font-weight-asian="bold" style:font-weight-complex="bold"/>
    </style:style>
    <style:style style:name="ce24" style:family="table-cell" style:parent-style-name="Default" style:data-style-name="N111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2.373cm" svg:height="12.752cm" svg:x="33.286cm" svg:y="6.137cm">
            <draw:object draw:notify-on-update-of-ranges="Sheet1.A7:Sheet1.A201 Sheet1.B6:Sheet1.B6 Sheet1.B7:Sheet1.B201 Sheet1.A7:Sheet1.A201 Sheet1.C6:Sheet1.C6 Sheet1.C7:Sheet1.C201 Sheet1.A7:Sheet1.A201 Sheet1.D6:Sheet1.D6 Sheet1.D7:Sheet1.D2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Default"/>
        <table:table-column table:style-name="co5" table:default-cell-style-name="ce14"/>
        <table:table-column table:style-name="co6" table:default-cell-style-name="ce17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3" office:value-type="string">
            <text:p>delta from a incoming spike</text:p>
          </table:table-cell>
          <table:table-cell table:style-name="ce7" office:value-type="string">
            <text:p>spike strength</text:p>
          </table:table-cell>
          <table:table-cell table:style-name="ce1" office:value-type="string">
            <text:p>Activation potential after spyke</text:p>
          </table:table-cell>
          <table:table-cell table:style-name="ce15" office:value-type="string">
            <text:p>Activation Potential asymptote min value</text:p>
          </table:table-cell>
          <table:table-cell table:style-name="ce18" office:value-type="string">
            <text:p>Activation Potential asymptote delta after spike</text:p>
          </table:table-cell>
          <table:table-cell table:style-name="ce1" office:value-type="string">
            <text:p>Activation Potential asymptote recovery rate</text:p>
          </table:table-cell>
          <table:table-cell table:style-name="ce1" office:value-type="string">
            <text:p>Activation potential base decay rate</text:p>
          </table:table-cell>
          <table:table-cell table:style-name="ce18" office:value-type="string">
            <text:p>Activation potential decay rate min</text:p>
          </table:table-cell>
          <table:table-cell table:style-name="ce18" office:value-type="string">
            <text:p>Activation potential decay rate delta after spike</text:p>
          </table:table-cell>
          <table:table-cell table:style-name="ce24" office:value-type="string">
            <text:p>TODO :Activation potential decay recovery rate</text:p>
          </table:table-cell>
          <table:table-cell table:style-name="ce1" table:number-columns-repeated="1013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style-name="ce8" office:value-type="float" office:value="10">
            <text:p>10.00000</text:p>
          </table:table-cell>
          <table:table-cell table:style-name="ce11" office:value-type="float" office:value="100">
            <text:p>100</text:p>
          </table:table-cell>
          <table:table-cell table:style-name="ce16" office:value-type="float" office:value="0.8">
            <text:p>0.8000000</text:p>
          </table:table-cell>
          <table:table-cell table:style-name="ce19" office:value-type="float" office:value="1">
            <text:p>1.000</text:p>
          </table:table-cell>
          <table:table-cell table:style-name="ce21" office:value-type="float" office:value="0.0001">
            <text:p>0.000100</text:p>
          </table:table-cell>
          <table:table-cell table:style-name="ce22" office:value-type="float" office:value="0.6">
            <text:p>0.6</text:p>
          </table:table-cell>
          <table:table-cell table:style-name="ce22" office:value-type="float" office:value="0.3">
            <text:p>0.3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.001">
            <text:p>0.001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Note, that may be more from excitatory, less from inhibitory </text:p>
          </table:table-cell>
          <table:table-cell/>
          <table:table-cell table:style-name="ce2"/>
          <table:table-cell/>
          <table:table-cell office:value-type="float" office:value="0.9">
            <text:p>0.900</text:p>
          </table:table-cell>
          <table:table-cell table:style-name="ce2"/>
          <table:table-cell table:number-columns-repeated="2"/>
          <table:table-cell office:value-type="float" office:value="0.9">
            <text:p>0.9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t</text:p>
          </table:table-cell>
          <table:table-cell table:style-name="ce4" office:value-type="string">
            <text:p>action potential (spike)</text:p>
          </table:table-cell>
          <table:table-cell table:style-name="ce9" office:value-type="string">
            <text:p>action potential needed for spike (Activation Potential)</text:p>
          </table:table-cell>
          <table:table-cell table:style-name="ce12" office:value-type="string">
            <text:p>Incoming # of spikes</text:p>
          </table:table-cell>
          <table:table-cell table:style-name="ce15" office:value-type="string">
            <text:p>Activation Potential asymptote (how sensitive will the neuron be in the future)</text:p>
          </table:table-cell>
          <table:table-cell table:style-name="ce18" office:value-type="string">
            <text:p>Activation potential decay rate</text:p>
          </table:table-cell>
          <table:table-cell table:style-name="ce1"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0">
            <text:p>0.0</text:p>
          </table:table-cell>
          <table:table-cell table:style-name="ce10" office:value-type="float" office:value="1">
            <text:p>1.0000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1">
            <text:p>1.0000000</text:p>
          </table:table-cell>
          <table:table-cell table:style-name="ce20" table:formula="of:=[.H3]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+(IF([.B7]&gt;[.C7]; [.$C$3]; ([.B7]+([.D7]*[.$B$3]))*0.5))" office:value-type="float" office:value="0">
            <text:p>0.0</text:p>
          </table:table-cell>
          <table:table-cell table:style-name="ce10" table:formula="of:=+(IF([.B7]&gt;[.C7];[.$D$3];(([.C7]-[.E7])*[.F7])+[.E7]))" office:value-type="float" office:value="1">
            <text:p>1.00000</text:p>
          </table:table-cell>
          <table:table-cell table:style-name="ce13" office:value-type="float" office:value="0">
            <text:p>0</text:p>
          </table:table-cell>
          <table:table-cell table:style-name="ce16" table:formula="of:=IF([.C7]=100;([.$F$3])*([.E7]-[.$E$3])+[.$E$3];((1-[.E7])*[.$G$3])+[.E7])" office:value-type="float" office:value="1">
            <text:p>1.0000000</text:p>
          </table:table-cell>
          <table:table-cell table:style-name="ce20" table:formula="of:=IF([.C7]=100;([.$J$3])*([.F7]-[.$I$3])+[.$I$3];([.$H$3]-[.F7])*[.$K$3]+[.F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+(IF([.B8]&gt;[.C8]; [.$C$3]; ([.B8]+([.D8]*[.$B$3]))*0.5))" office:value-type="float" office:value="0">
            <text:p>0.0</text:p>
          </table:table-cell>
          <table:table-cell table:style-name="ce10" table:formula="of:=+(IF([.B8]&gt;[.C8];[.$D$3];(([.C8]-[.E8])*[.F8])+[.E8]))" office:value-type="float" office:value="1">
            <text:p>1.00000</text:p>
          </table:table-cell>
          <table:table-cell table:style-name="ce13" office:value-type="float" office:value="0">
            <text:p>0</text:p>
          </table:table-cell>
          <table:table-cell table:style-name="ce16" table:formula="of:=IF([.C8]=100;([.$F$3])*([.E8]-[.$E$3])+[.$E$3];((1-[.E8])*[.$G$3])+[.E8])" office:value-type="float" office:value="1">
            <text:p>1.0000000</text:p>
          </table:table-cell>
          <table:table-cell table:style-name="ce20" table:formula="of:=IF([.C8]=100;([.$J$3])*([.F8]-[.$I$3])+[.$I$3];([.$H$3]-[.F8])*[.$K$3]+[.F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5" table:formula="of:=+(IF([.B9]&gt;[.C9]; [.$C$3]; ([.B9]+([.D9]*[.$B$3]))*0.5))" office:value-type="float" office:value="0">
            <text:p>0.0</text:p>
          </table:table-cell>
          <table:table-cell table:style-name="ce10" table:formula="of:=+(IF([.B9]&gt;[.C9];[.$D$3];(([.C9]-[.E9])*[.F9])+[.E9]))" office:value-type="float" office:value="1">
            <text:p>1.00000</text:p>
          </table:table-cell>
          <table:table-cell table:style-name="ce13" table:formula="of:=+[.D9]" office:value-type="float" office:value="0">
            <text:p>0</text:p>
          </table:table-cell>
          <table:table-cell table:style-name="ce16" table:formula="of:=IF([.C9]=100;([.$F$3])*([.E9]-[.$E$3])+[.$E$3];((1-[.E9])*[.$G$3])+[.E9])" office:value-type="float" office:value="1">
            <text:p>1.0000000</text:p>
          </table:table-cell>
          <table:table-cell table:style-name="ce20" table:formula="of:=IF([.C9]=100;([.$J$3])*([.F9]-[.$I$3])+[.$I$3];([.$H$3]-[.F9])*[.$K$3]+[.F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5" table:formula="of:=+(IF([.B10]&gt;[.C10]; [.$C$3]; ([.B10]+([.D10]*[.$B$3]))*0.5))" office:value-type="float" office:value="0">
            <text:p>0.0</text:p>
          </table:table-cell>
          <table:table-cell table:style-name="ce10" table:formula="of:=+(IF([.B10]&gt;[.C10];[.$D$3];(([.C10]-[.E10])*[.F10])+[.E10]))" office:value-type="float" office:value="1">
            <text:p>1.00000</text:p>
          </table:table-cell>
          <table:table-cell table:style-name="ce13" office:value-type="float" office:value="6">
            <text:p>6</text:p>
          </table:table-cell>
          <table:table-cell table:style-name="ce16" table:formula="of:=IF([.C10]=100;([.$F$3])*([.E10]-[.$E$3])+[.$E$3];((1-[.E10])*[.$G$3])+[.E10])" office:value-type="float" office:value="1">
            <text:p>1.0000000</text:p>
          </table:table-cell>
          <table:table-cell table:style-name="ce20" table:formula="of:=IF([.C10]=100;([.$J$3])*([.F10]-[.$I$3])+[.$I$3];([.$H$3]-[.F10])*[.$K$3]+[.F1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5" table:formula="of:=+(IF([.B11]&gt;[.C11]; [.$C$3]; ([.B11]+([.D11]*[.$B$3]))*0.5))" office:value-type="float" office:value="0.9">
            <text:p>0.9</text:p>
          </table:table-cell>
          <table:table-cell table:style-name="ce10" table:formula="of:=+(IF([.B11]&gt;[.C11];[.$D$3];(([.C11]-[.E11])*[.F11])+[.E11]))" office:value-type="float" office:value="1">
            <text:p>1.00000</text:p>
          </table:table-cell>
          <table:table-cell table:style-name="ce13" office:value-type="float" office:value="0">
            <text:p>0</text:p>
          </table:table-cell>
          <table:table-cell table:style-name="ce16" table:formula="of:=IF([.C11]=100;([.$F$3])*([.E11]-[.$E$3])+[.$E$3];((1-[.E11])*[.$G$3])+[.E11])" office:value-type="float" office:value="1">
            <text:p>1.0000000</text:p>
          </table:table-cell>
          <table:table-cell table:style-name="ce20" table:formula="of:=IF([.C11]=100;([.$J$3])*([.F11]-[.$I$3])+[.$I$3];([.$H$3]-[.F11])*[.$K$3]+[.F1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5" table:formula="of:=+(IF([.B12]&gt;[.C12]; [.$C$3]; ([.B12]+([.D12]*[.$B$3]))*0.5))" office:value-type="float" office:value="0.45">
            <text:p>0.5</text:p>
          </table:table-cell>
          <table:table-cell table:style-name="ce10" table:formula="of:=+(IF([.B12]&gt;[.C12];[.$D$3];(([.C12]-[.E12])*[.F12])+[.E12]))" office:value-type="float" office:value="1">
            <text:p>1.00000</text:p>
          </table:table-cell>
          <table:table-cell table:style-name="ce13" office:value-type="float" office:value="0">
            <text:p>0</text:p>
          </table:table-cell>
          <table:table-cell table:style-name="ce16" table:formula="of:=IF([.C12]=100;([.$F$3])*([.E12]-[.$E$3])+[.$E$3];((1-[.E12])*[.$G$3])+[.E12])" office:value-type="float" office:value="1">
            <text:p>1.0000000</text:p>
          </table:table-cell>
          <table:table-cell table:style-name="ce20" table:formula="of:=IF([.C12]=100;([.$J$3])*([.F12]-[.$I$3])+[.$I$3];([.$H$3]-[.F12])*[.$K$3]+[.F1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5" table:formula="of:=+(IF([.B13]&gt;[.C13]; [.$C$3]; ([.B13]+([.D13]*[.$B$3]))*0.5))" office:value-type="float" office:value="0.225">
            <text:p>0.2</text:p>
          </table:table-cell>
          <table:table-cell table:style-name="ce10" table:formula="of:=+(IF([.B13]&gt;[.C13];[.$D$3];(([.C13]-[.E13])*[.F13])+[.E13]))" office:value-type="float" office:value="1">
            <text:p>1.00000</text:p>
          </table:table-cell>
          <table:table-cell table:style-name="ce13" office:value-type="float" office:value="0">
            <text:p>0</text:p>
          </table:table-cell>
          <table:table-cell table:style-name="ce16" table:formula="of:=IF([.C13]=100;([.$F$3])*([.E13]-[.$E$3])+[.$E$3];((1-[.E13])*[.$G$3])+[.E13])" office:value-type="float" office:value="1">
            <text:p>1.0000000</text:p>
          </table:table-cell>
          <table:table-cell table:style-name="ce20" table:formula="of:=IF([.C13]=100;([.$J$3])*([.F13]-[.$I$3])+[.$I$3];([.$H$3]-[.F13])*[.$K$3]+[.F1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5" table:formula="of:=+(IF([.B14]&gt;[.C14]; [.$C$3]; ([.B14]+([.D14]*[.$B$3]))*0.5))" office:value-type="float" office:value="0.1125">
            <text:p>0.1</text:p>
          </table:table-cell>
          <table:table-cell table:style-name="ce10" table:formula="of:=+(IF([.B14]&gt;[.C14];[.$D$3];(([.C14]-[.E14])*[.F14])+[.E14]))" office:value-type="float" office:value="1">
            <text:p>1.00000</text:p>
          </table:table-cell>
          <table:table-cell table:style-name="ce13" office:value-type="float" office:value="0">
            <text:p>0</text:p>
          </table:table-cell>
          <table:table-cell table:style-name="ce16" table:formula="of:=IF([.C14]=100;([.$F$3])*([.E14]-[.$E$3])+[.$E$3];((1-[.E14])*[.$G$3])+[.E14])" office:value-type="float" office:value="1">
            <text:p>1.0000000</text:p>
          </table:table-cell>
          <table:table-cell table:style-name="ce20" table:formula="of:=IF([.C14]=100;([.$J$3])*([.F14]-[.$I$3])+[.$I$3];([.$H$3]-[.F14])*[.$K$3]+[.F1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5" table:formula="of:=+(IF([.B15]&gt;[.C15]; [.$C$3]; ([.B15]+([.D15]*[.$B$3]))*0.5))" office:value-type="float" office:value="0.05625">
            <text:p>0.1</text:p>
          </table:table-cell>
          <table:table-cell table:style-name="ce10" table:formula="of:=+(IF([.B15]&gt;[.C15];[.$D$3];(([.C15]-[.E15])*[.F15])+[.E15]))" office:value-type="float" office:value="1">
            <text:p>1.00000</text:p>
          </table:table-cell>
          <table:table-cell table:style-name="ce13" office:value-type="float" office:value="0">
            <text:p>0</text:p>
          </table:table-cell>
          <table:table-cell table:style-name="ce16" table:formula="of:=IF([.C15]=100;([.$F$3])*([.E15]-[.$E$3])+[.$E$3];((1-[.E15])*[.$G$3])+[.E15])" office:value-type="float" office:value="1">
            <text:p>1.0000000</text:p>
          </table:table-cell>
          <table:table-cell table:style-name="ce20" table:formula="of:=IF([.C15]=100;([.$J$3])*([.F15]-[.$I$3])+[.$I$3];([.$H$3]-[.F15])*[.$K$3]+[.F1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5" table:formula="of:=+(IF([.B16]&gt;[.C16]; [.$C$3]; ([.B16]+([.D16]*[.$B$3]))*0.5))" office:value-type="float" office:value="0.028125">
            <text:p>0.0</text:p>
          </table:table-cell>
          <table:table-cell table:style-name="ce10" table:formula="of:=+(IF([.B16]&gt;[.C16];[.$D$3];(([.C16]-[.E16])*[.F16])+[.E16]))" office:value-type="float" office:value="1">
            <text:p>1.00000</text:p>
          </table:table-cell>
          <table:table-cell table:style-name="ce13" office:value-type="float" office:value="6">
            <text:p>6</text:p>
          </table:table-cell>
          <table:table-cell table:style-name="ce16" table:formula="of:=IF([.C16]=100;([.$F$3])*([.E16]-[.$E$3])+[.$E$3];((1-[.E16])*[.$G$3])+[.E16])" office:value-type="float" office:value="1">
            <text:p>1.0000000</text:p>
          </table:table-cell>
          <table:table-cell table:style-name="ce20" table:formula="of:=IF([.C16]=100;([.$J$3])*([.F16]-[.$I$3])+[.$I$3];([.$H$3]-[.F16])*[.$K$3]+[.F1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5" table:formula="of:=+(IF([.B17]&gt;[.C17]; [.$C$3]; ([.B17]+([.D17]*[.$B$3]))*0.5))" office:value-type="float" office:value="0.9140625">
            <text:p>0.9</text:p>
          </table:table-cell>
          <table:table-cell table:style-name="ce10" table:formula="of:=+(IF([.B17]&gt;[.C17];[.$D$3];(([.C17]-[.E17])*[.F17])+[.E17]))" office:value-type="float" office:value="1">
            <text:p>1.00000</text:p>
          </table:table-cell>
          <table:table-cell table:style-name="ce13" office:value-type="float" office:value="0">
            <text:p>0</text:p>
          </table:table-cell>
          <table:table-cell table:style-name="ce16" table:formula="of:=IF([.C17]=100;([.$F$3])*([.E17]-[.$E$3])+[.$E$3];((1-[.E17])*[.$G$3])+[.E17])" office:value-type="float" office:value="1">
            <text:p>1.0000000</text:p>
          </table:table-cell>
          <table:table-cell table:style-name="ce20" table:formula="of:=IF([.C17]=100;([.$J$3])*([.F17]-[.$I$3])+[.$I$3];([.$H$3]-[.F17])*[.$K$3]+[.F1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5" table:formula="of:=+(IF([.B18]&gt;[.C18]; [.$C$3]; ([.B18]+([.D18]*[.$B$3]))*0.5))" office:value-type="float" office:value="0.45703125">
            <text:p>0.5</text:p>
          </table:table-cell>
          <table:table-cell table:style-name="ce10" table:formula="of:=+(IF([.B18]&gt;[.C18];[.$D$3];(([.C18]-[.E18])*[.F18])+[.E18]))" office:value-type="float" office:value="1">
            <text:p>1.00000</text:p>
          </table:table-cell>
          <table:table-cell table:style-name="ce13" office:value-type="float" office:value="6">
            <text:p>6</text:p>
          </table:table-cell>
          <table:table-cell table:style-name="ce16" table:formula="of:=IF([.C18]=100;([.$F$3])*([.E18]-[.$E$3])+[.$E$3];((1-[.E18])*[.$G$3])+[.E18])" office:value-type="float" office:value="1">
            <text:p>1.0000000</text:p>
          </table:table-cell>
          <table:table-cell table:style-name="ce20" table:formula="of:=IF([.C18]=100;([.$J$3])*([.F18]-[.$I$3])+[.$I$3];([.$H$3]-[.F18])*[.$K$3]+[.F1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5" table:formula="of:=+(IF([.B19]&gt;[.C19]; [.$C$3]; ([.B19]+([.D19]*[.$B$3]))*0.5))" office:value-type="float" office:value="1.128515625">
            <text:p>1.1</text:p>
          </table:table-cell>
          <table:table-cell table:style-name="ce10" table:formula="of:=+(IF([.B19]&gt;[.C19];[.$D$3];(([.C19]-[.E19])*[.F19])+[.E19]))" office:value-type="float" office:value="1">
            <text:p>1.00000</text:p>
          </table:table-cell>
          <table:table-cell table:style-name="ce13" table:formula="of:=+[.D19]" office:value-type="float" office:value="6">
            <text:p>6</text:p>
          </table:table-cell>
          <table:table-cell table:style-name="ce16" table:formula="of:=IF([.C19]=100;([.$F$3])*([.E19]-[.$E$3])+[.$E$3];((1-[.E19])*[.$G$3])+[.E19])" office:value-type="float" office:value="1">
            <text:p>1.0000000</text:p>
          </table:table-cell>
          <table:table-cell table:style-name="ce20" table:formula="of:=IF([.C19]=100;([.$J$3])*([.F19]-[.$I$3])+[.$I$3];([.$H$3]-[.F19])*[.$K$3]+[.F1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5" table:formula="of:=+(IF([.B20]&gt;[.C20]; [.$C$3]; ([.B20]+([.D20]*[.$B$3]))*0.5))" office:value-type="float" office:value="10">
            <text:p>10.0</text:p>
          </table:table-cell>
          <table:table-cell table:style-name="ce10" table:formula="of:=+(IF([.B20]&gt;[.C20];[.$D$3];(([.C20]-[.E20])*[.F20])+[.E20]))" office:value-type="float" office:value="100">
            <text:p>100.00000</text:p>
          </table:table-cell>
          <table:table-cell table:style-name="ce13" table:formula="of:=+[.D20]" office:value-type="float" office:value="6">
            <text:p>6</text:p>
          </table:table-cell>
          <table:table-cell table:style-name="ce16" table:formula="of:=IF([.C20]=100;([.$F$3])*([.E20]-[.$E$3])+[.$E$3];((1-[.E20])*[.$G$3])+[.E20])" office:value-type="float" office:value="1">
            <text:p>1.0000000</text:p>
          </table:table-cell>
          <table:table-cell table:style-name="ce20" table:formula="of:=IF([.C20]=100;([.$J$3])*([.F20]-[.$I$3])+[.$I$3];([.$H$3]-[.F20])*[.$K$3]+[.F2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5" table:formula="of:=+(IF([.B21]&gt;[.C21]; [.$C$3]; ([.B21]+([.D21]*[.$B$3]))*0.5))" office:value-type="float" office:value="5.9">
            <text:p>5.9</text:p>
          </table:table-cell>
          <table:table-cell table:style-name="ce10" table:formula="of:=+(IF([.B21]&gt;[.C21];[.$D$3];(([.C21]-[.E21])*[.F21])+[.E21]))" office:value-type="float" office:value="60.4">
            <text:p>60.40000</text:p>
          </table:table-cell>
          <table:table-cell table:style-name="ce13" table:formula="of:=+[.D21]" office:value-type="float" office:value="6">
            <text:p>6</text:p>
          </table:table-cell>
          <table:table-cell table:style-name="ce16" table:formula="of:=IF([.C21]=100;([.$F$3])*([.E21]-[.$E$3])+[.$E$3];((1-[.E21])*[.$G$3])+[.E21])" office:value-type="float" office:value="1">
            <text:p>1.0000000</text:p>
          </table:table-cell>
          <table:table-cell table:style-name="ce20" table:formula="of:=IF([.C21]=100;([.$J$3])*([.F21]-[.$I$3])+[.$I$3];([.$H$3]-[.F21])*[.$K$3]+[.F2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5" table:formula="of:=+(IF([.B22]&gt;[.C22]; [.$C$3]; ([.B22]+([.D22]*[.$B$3]))*0.5))" office:value-type="float" office:value="3.85">
            <text:p>3.9</text:p>
          </table:table-cell>
          <table:table-cell table:style-name="ce10" table:formula="of:=+(IF([.B22]&gt;[.C22];[.$D$3];(([.C22]-[.E22])*[.F22])+[.E22]))" office:value-type="float" office:value="36.64">
            <text:p>36.64000</text:p>
          </table:table-cell>
          <table:table-cell table:style-name="ce13" table:formula="of:=+[.D22]" office:value-type="float" office:value="6">
            <text:p>6</text:p>
          </table:table-cell>
          <table:table-cell table:style-name="ce16" table:formula="of:=IF([.C22]=100;([.$F$3])*([.E22]-[.$E$3])+[.$E$3];((1-[.E22])*[.$G$3])+[.E22])" office:value-type="float" office:value="1">
            <text:p>1.0000000</text:p>
          </table:table-cell>
          <table:table-cell table:style-name="ce20" table:formula="of:=IF([.C22]=100;([.$J$3])*([.F22]-[.$I$3])+[.$I$3];([.$H$3]-[.F22])*[.$K$3]+[.F2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5" table:formula="of:=+(IF([.B23]&gt;[.C23]; [.$C$3]; ([.B23]+([.D23]*[.$B$3]))*0.5))" office:value-type="float" office:value="2.825">
            <text:p>2.8</text:p>
          </table:table-cell>
          <table:table-cell table:style-name="ce10" table:formula="of:=+(IF([.B23]&gt;[.C23];[.$D$3];(([.C23]-[.E23])*[.F23])+[.E23]))" office:value-type="float" office:value="22.384">
            <text:p>22.38400</text:p>
          </table:table-cell>
          <table:table-cell table:style-name="ce13" table:formula="of:=+[.D23]" office:value-type="float" office:value="6">
            <text:p>6</text:p>
          </table:table-cell>
          <table:table-cell table:style-name="ce16" table:formula="of:=IF([.C23]=100;([.$F$3])*([.E23]-[.$E$3])+[.$E$3];((1-[.E23])*[.$G$3])+[.E23])" office:value-type="float" office:value="1">
            <text:p>1.0000000</text:p>
          </table:table-cell>
          <table:table-cell table:style-name="ce20" table:formula="of:=IF([.C23]=100;([.$J$3])*([.F23]-[.$I$3])+[.$I$3];([.$H$3]-[.F23])*[.$K$3]+[.F2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5" table:formula="of:=+(IF([.B24]&gt;[.C24]; [.$C$3]; ([.B24]+([.D24]*[.$B$3]))*0.5))" office:value-type="float" office:value="2.3125">
            <text:p>2.3</text:p>
          </table:table-cell>
          <table:table-cell table:style-name="ce10" table:formula="of:=+(IF([.B24]&gt;[.C24];[.$D$3];(([.C24]-[.E24])*[.F24])+[.E24]))" office:value-type="float" office:value="13.8304">
            <text:p>13.83040</text:p>
          </table:table-cell>
          <table:table-cell table:style-name="ce13" table:formula="of:=+[.D24]" office:value-type="float" office:value="6">
            <text:p>6</text:p>
          </table:table-cell>
          <table:table-cell table:style-name="ce16" table:formula="of:=IF([.C24]=100;([.$F$3])*([.E24]-[.$E$3])+[.$E$3];((1-[.E24])*[.$G$3])+[.E24])" office:value-type="float" office:value="1">
            <text:p>1.0000000</text:p>
          </table:table-cell>
          <table:table-cell table:style-name="ce20" table:formula="of:=IF([.C24]=100;([.$J$3])*([.F24]-[.$I$3])+[.$I$3];([.$H$3]-[.F24])*[.$K$3]+[.F2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5" table:formula="of:=+(IF([.B25]&gt;[.C25]; [.$C$3]; ([.B25]+([.D25]*[.$B$3]))*0.5))" office:value-type="float" office:value="2.05625">
            <text:p>2.1</text:p>
          </table:table-cell>
          <table:table-cell table:style-name="ce10" table:formula="of:=+(IF([.B25]&gt;[.C25];[.$D$3];(([.C25]-[.E25])*[.F25])+[.E25]))" office:value-type="float" office:value="8.69824000000001">
            <text:p>8.69824</text:p>
          </table:table-cell>
          <table:table-cell table:style-name="ce13" table:formula="of:=+[.D25]" office:value-type="float" office:value="6">
            <text:p>6</text:p>
          </table:table-cell>
          <table:table-cell table:style-name="ce16" table:formula="of:=IF([.C25]=100;([.$F$3])*([.E25]-[.$E$3])+[.$E$3];((1-[.E25])*[.$G$3])+[.E25])" office:value-type="float" office:value="1">
            <text:p>1.0000000</text:p>
          </table:table-cell>
          <table:table-cell table:style-name="ce20" table:formula="of:=IF([.C25]=100;([.$J$3])*([.F25]-[.$I$3])+[.$I$3];([.$H$3]-[.F25])*[.$K$3]+[.F2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5" table:formula="of:=+(IF([.B26]&gt;[.C26]; [.$C$3]; ([.B26]+([.D26]*[.$B$3]))*0.5))" office:value-type="float" office:value="1.928125">
            <text:p>1.9</text:p>
          </table:table-cell>
          <table:table-cell table:style-name="ce10" table:formula="of:=+(IF([.B26]&gt;[.C26];[.$D$3];(([.C26]-[.E26])*[.F26])+[.E26]))" office:value-type="float" office:value="5.618944">
            <text:p>5.61894</text:p>
          </table:table-cell>
          <table:table-cell table:style-name="ce13" table:formula="of:=+[.D26]" office:value-type="float" office:value="6">
            <text:p>6</text:p>
          </table:table-cell>
          <table:table-cell table:style-name="ce16" table:formula="of:=IF([.C26]=100;([.$F$3])*([.E26]-[.$E$3])+[.$E$3];((1-[.E26])*[.$G$3])+[.E26])" office:value-type="float" office:value="1">
            <text:p>1.0000000</text:p>
          </table:table-cell>
          <table:table-cell table:style-name="ce20" table:formula="of:=IF([.C26]=100;([.$J$3])*([.F26]-[.$I$3])+[.$I$3];([.$H$3]-[.F26])*[.$K$3]+[.F2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5" table:formula="of:=+(IF([.B27]&gt;[.C27]; [.$C$3]; ([.B27]+([.D27]*[.$B$3]))*0.5))" office:value-type="float" office:value="1.8640625">
            <text:p>1.9</text:p>
          </table:table-cell>
          <table:table-cell table:style-name="ce10" table:formula="of:=+(IF([.B27]&gt;[.C27];[.$D$3];(([.C27]-[.E27])*[.F27])+[.E27]))" office:value-type="float" office:value="3.7713664">
            <text:p>3.77137</text:p>
          </table:table-cell>
          <table:table-cell table:style-name="ce13" table:formula="of:=+[.D27]" office:value-type="float" office:value="6">
            <text:p>6</text:p>
          </table:table-cell>
          <table:table-cell table:style-name="ce16" table:formula="of:=IF([.C27]=100;([.$F$3])*([.E27]-[.$E$3])+[.$E$3];((1-[.E27])*[.$G$3])+[.E27])" office:value-type="float" office:value="1">
            <text:p>1.0000000</text:p>
          </table:table-cell>
          <table:table-cell table:style-name="ce20" table:formula="of:=IF([.C27]=100;([.$J$3])*([.F27]-[.$I$3])+[.$I$3];([.$H$3]-[.F27])*[.$K$3]+[.F2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5" table:formula="of:=+(IF([.B28]&gt;[.C28]; [.$C$3]; ([.B28]+([.D28]*[.$B$3]))*0.5))" office:value-type="float" office:value="1.83203125">
            <text:p>1.8</text:p>
          </table:table-cell>
          <table:table-cell table:style-name="ce10" table:formula="of:=+(IF([.B28]&gt;[.C28];[.$D$3];(([.C28]-[.E28])*[.F28])+[.E28]))" office:value-type="float" office:value="2.66281984">
            <text:p>2.66282</text:p>
          </table:table-cell>
          <table:table-cell table:style-name="ce13" table:formula="of:=+[.D28]" office:value-type="float" office:value="6">
            <text:p>6</text:p>
          </table:table-cell>
          <table:table-cell table:style-name="ce16" table:formula="of:=IF([.C28]=100;([.$F$3])*([.E28]-[.$E$3])+[.$E$3];((1-[.E28])*[.$G$3])+[.E28])" office:value-type="float" office:value="1">
            <text:p>1.0000000</text:p>
          </table:table-cell>
          <table:table-cell table:style-name="ce20" table:formula="of:=IF([.C28]=100;([.$J$3])*([.F28]-[.$I$3])+[.$I$3];([.$H$3]-[.F28])*[.$K$3]+[.F2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5" table:formula="of:=+(IF([.B29]&gt;[.C29]; [.$C$3]; ([.B29]+([.D29]*[.$B$3]))*0.5))" office:value-type="float" office:value="1.816015625">
            <text:p>1.8</text:p>
          </table:table-cell>
          <table:table-cell table:style-name="ce10" table:formula="of:=+(IF([.B29]&gt;[.C29];[.$D$3];(([.C29]-[.E29])*[.F29])+[.E29]))" office:value-type="float" office:value="1.997691904">
            <text:p>1.99769</text:p>
          </table:table-cell>
          <table:table-cell table:style-name="ce13" table:formula="of:=+[.D29]" office:value-type="float" office:value="6">
            <text:p>6</text:p>
          </table:table-cell>
          <table:table-cell table:style-name="ce16" table:formula="of:=IF([.C29]=100;([.$F$3])*([.E29]-[.$E$3])+[.$E$3];((1-[.E29])*[.$G$3])+[.E29])" office:value-type="float" office:value="1">
            <text:p>1.0000000</text:p>
          </table:table-cell>
          <table:table-cell table:style-name="ce20" table:formula="of:=IF([.C29]=100;([.$J$3])*([.F29]-[.$I$3])+[.$I$3];([.$H$3]-[.F29])*[.$K$3]+[.F2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5" table:formula="of:=+(IF([.B30]&gt;[.C30]; [.$C$3]; ([.B30]+([.D30]*[.$B$3]))*0.5))" office:value-type="float" office:value="1.8080078125">
            <text:p>1.8</text:p>
          </table:table-cell>
          <table:table-cell table:style-name="ce10" table:formula="of:=+(IF([.B30]&gt;[.C30];[.$D$3];(([.C30]-[.E30])*[.F30])+[.E30]))" office:value-type="float" office:value="1.5986151424">
            <text:p>1.59862</text:p>
          </table:table-cell>
          <table:table-cell table:style-name="ce13" table:formula="of:=+[.D30]" office:value-type="float" office:value="6">
            <text:p>6</text:p>
          </table:table-cell>
          <table:table-cell table:style-name="ce16" table:formula="of:=IF([.C30]=100;([.$F$3])*([.E30]-[.$E$3])+[.$E$3];((1-[.E30])*[.$G$3])+[.E30])" office:value-type="float" office:value="1">
            <text:p>1.0000000</text:p>
          </table:table-cell>
          <table:table-cell table:style-name="ce20" table:formula="of:=IF([.C30]=100;([.$J$3])*([.F30]-[.$I$3])+[.$I$3];([.$H$3]-[.F30])*[.$K$3]+[.F3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5" table:formula="of:=+(IF([.B31]&gt;[.C31]; [.$C$3]; ([.B31]+([.D31]*[.$B$3]))*0.5))" office:value-type="float" office:value="10">
            <text:p>10.0</text:p>
          </table:table-cell>
          <table:table-cell table:style-name="ce10" table:formula="of:=+(IF([.B31]&gt;[.C31];[.$D$3];(([.C31]-[.E31])*[.F31])+[.E31]))" office:value-type="float" office:value="100">
            <text:p>100.00000</text:p>
          </table:table-cell>
          <table:table-cell table:style-name="ce13" table:formula="of:=+[.D31]" office:value-type="float" office:value="6">
            <text:p>6</text:p>
          </table:table-cell>
          <table:table-cell table:style-name="ce16" table:formula="of:=IF([.C31]=100;([.$F$3])*([.E31]-[.$E$3])+[.$E$3];((1-[.E31])*[.$G$3])+[.E31])" office:value-type="float" office:value="1">
            <text:p>1.0000000</text:p>
          </table:table-cell>
          <table:table-cell table:style-name="ce20" table:formula="of:=IF([.C31]=100;([.$J$3])*([.F31]-[.$I$3])+[.$I$3];([.$H$3]-[.F31])*[.$K$3]+[.F3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5" table:formula="of:=+(IF([.B32]&gt;[.C32]; [.$C$3]; ([.B32]+([.D32]*[.$B$3]))*0.5))" office:value-type="float" office:value="5.9">
            <text:p>5.9</text:p>
          </table:table-cell>
          <table:table-cell table:style-name="ce10" table:formula="of:=+(IF([.B32]&gt;[.C32];[.$D$3];(([.C32]-[.E32])*[.F32])+[.E32]))" office:value-type="float" office:value="60.4">
            <text:p>60.40000</text:p>
          </table:table-cell>
          <table:table-cell table:style-name="ce13" table:formula="of:=+[.D32]" office:value-type="float" office:value="6">
            <text:p>6</text:p>
          </table:table-cell>
          <table:table-cell table:style-name="ce16" table:formula="of:=IF([.C32]=100;([.$F$3])*([.E32]-[.$E$3])+[.$E$3];((1-[.E32])*[.$G$3])+[.E32])" office:value-type="float" office:value="1">
            <text:p>1.0000000</text:p>
          </table:table-cell>
          <table:table-cell table:style-name="ce20" table:formula="of:=IF([.C32]=100;([.$J$3])*([.F32]-[.$I$3])+[.$I$3];([.$H$3]-[.F32])*[.$K$3]+[.F3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5" table:formula="of:=+(IF([.B33]&gt;[.C33]; [.$C$3]; ([.B33]+([.D33]*[.$B$3]))*0.5))" office:value-type="float" office:value="3.85">
            <text:p>3.9</text:p>
          </table:table-cell>
          <table:table-cell table:style-name="ce10" table:formula="of:=+(IF([.B33]&gt;[.C33];[.$D$3];(([.C33]-[.E33])*[.F33])+[.E33]))" office:value-type="float" office:value="36.64">
            <text:p>36.64000</text:p>
          </table:table-cell>
          <table:table-cell table:style-name="ce13" table:formula="of:=+[.D33]" office:value-type="float" office:value="6">
            <text:p>6</text:p>
          </table:table-cell>
          <table:table-cell table:style-name="ce16" table:formula="of:=IF([.C33]=100;([.$F$3])*([.E33]-[.$E$3])+[.$E$3];((1-[.E33])*[.$G$3])+[.E33])" office:value-type="float" office:value="1">
            <text:p>1.0000000</text:p>
          </table:table-cell>
          <table:table-cell table:style-name="ce20" table:formula="of:=IF([.C33]=100;([.$J$3])*([.F33]-[.$I$3])+[.$I$3];([.$H$3]-[.F33])*[.$K$3]+[.F3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5" table:formula="of:=+(IF([.B34]&gt;[.C34]; [.$C$3]; ([.B34]+([.D34]*[.$B$3]))*0.5))" office:value-type="float" office:value="2.825">
            <text:p>2.8</text:p>
          </table:table-cell>
          <table:table-cell table:style-name="ce10" table:formula="of:=+(IF([.B34]&gt;[.C34];[.$D$3];(([.C34]-[.E34])*[.F34])+[.E34]))" office:value-type="float" office:value="22.384">
            <text:p>22.38400</text:p>
          </table:table-cell>
          <table:table-cell table:style-name="ce13" office:value-type="float" office:value="0">
            <text:p>0</text:p>
          </table:table-cell>
          <table:table-cell table:style-name="ce16" table:formula="of:=IF([.C34]=100;([.$F$3])*([.E34]-[.$E$3])+[.$E$3];((1-[.E34])*[.$G$3])+[.E34])" office:value-type="float" office:value="1">
            <text:p>1.0000000</text:p>
          </table:table-cell>
          <table:table-cell table:style-name="ce20" table:formula="of:=IF([.C34]=100;([.$J$3])*([.F34]-[.$I$3])+[.$I$3];([.$H$3]-[.F34])*[.$K$3]+[.F3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5" table:formula="of:=+(IF([.B35]&gt;[.C35]; [.$C$3]; ([.B35]+([.D35]*[.$B$3]))*0.5))" office:value-type="float" office:value="1.4125">
            <text:p>1.4</text:p>
          </table:table-cell>
          <table:table-cell table:style-name="ce10" table:formula="of:=+(IF([.B35]&gt;[.C35];[.$D$3];(([.C35]-[.E35])*[.F35])+[.E35]))" office:value-type="float" office:value="13.8304">
            <text:p>13.83040</text:p>
          </table:table-cell>
          <table:table-cell table:style-name="ce13" table:formula="of:=+[.D35]" office:value-type="float" office:value="0">
            <text:p>0</text:p>
          </table:table-cell>
          <table:table-cell table:style-name="ce16" table:formula="of:=IF([.C35]=100;([.$F$3])*([.E35]-[.$E$3])+[.$E$3];((1-[.E35])*[.$G$3])+[.E35])" office:value-type="float" office:value="1">
            <text:p>1.0000000</text:p>
          </table:table-cell>
          <table:table-cell table:style-name="ce20" table:formula="of:=IF([.C35]=100;([.$J$3])*([.F35]-[.$I$3])+[.$I$3];([.$H$3]-[.F35])*[.$K$3]+[.F3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5" table:formula="of:=+(IF([.B36]&gt;[.C36]; [.$C$3]; ([.B36]+([.D36]*[.$B$3]))*0.5))" office:value-type="float" office:value="0.70625">
            <text:p>0.7</text:p>
          </table:table-cell>
          <table:table-cell table:style-name="ce10" table:formula="of:=+(IF([.B36]&gt;[.C36];[.$D$3];(([.C36]-[.E36])*[.F36])+[.E36]))" office:value-type="float" office:value="8.69824000000001">
            <text:p>8.69824</text:p>
          </table:table-cell>
          <table:table-cell table:style-name="ce13" table:formula="of:=+[.D36]" office:value-type="float" office:value="0">
            <text:p>0</text:p>
          </table:table-cell>
          <table:table-cell table:style-name="ce16" table:formula="of:=IF([.C36]=100;([.$F$3])*([.E36]-[.$E$3])+[.$E$3];((1-[.E36])*[.$G$3])+[.E36])" office:value-type="float" office:value="1">
            <text:p>1.0000000</text:p>
          </table:table-cell>
          <table:table-cell table:style-name="ce20" table:formula="of:=IF([.C36]=100;([.$J$3])*([.F36]-[.$I$3])+[.$I$3];([.$H$3]-[.F36])*[.$K$3]+[.F3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5" table:formula="of:=+(IF([.B37]&gt;[.C37]; [.$C$3]; ([.B37]+([.D37]*[.$B$3]))*0.5))" office:value-type="float" office:value="0.353125">
            <text:p>0.4</text:p>
          </table:table-cell>
          <table:table-cell table:style-name="ce10" table:formula="of:=+(IF([.B37]&gt;[.C37];[.$D$3];(([.C37]-[.E37])*[.F37])+[.E37]))" office:value-type="float" office:value="5.618944">
            <text:p>5.61894</text:p>
          </table:table-cell>
          <table:table-cell table:style-name="ce13" table:formula="of:=+[.D37]" office:value-type="float" office:value="0">
            <text:p>0</text:p>
          </table:table-cell>
          <table:table-cell table:style-name="ce16" table:formula="of:=IF([.C37]=100;([.$F$3])*([.E37]-[.$E$3])+[.$E$3];((1-[.E37])*[.$G$3])+[.E37])" office:value-type="float" office:value="1">
            <text:p>1.0000000</text:p>
          </table:table-cell>
          <table:table-cell table:style-name="ce20" table:formula="of:=IF([.C37]=100;([.$J$3])*([.F37]-[.$I$3])+[.$I$3];([.$H$3]-[.F37])*[.$K$3]+[.F3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5" table:formula="of:=+(IF([.B38]&gt;[.C38]; [.$C$3]; ([.B38]+([.D38]*[.$B$3]))*0.5))" office:value-type="float" office:value="0.1765625">
            <text:p>0.2</text:p>
          </table:table-cell>
          <table:table-cell table:style-name="ce10" table:formula="of:=+(IF([.B38]&gt;[.C38];[.$D$3];(([.C38]-[.E38])*[.F38])+[.E38]))" office:value-type="float" office:value="3.7713664">
            <text:p>3.77137</text:p>
          </table:table-cell>
          <table:table-cell table:style-name="ce13" table:formula="of:=+[.D38]" office:value-type="float" office:value="0">
            <text:p>0</text:p>
          </table:table-cell>
          <table:table-cell table:style-name="ce16" table:formula="of:=IF([.C38]=100;([.$F$3])*([.E38]-[.$E$3])+[.$E$3];((1-[.E38])*[.$G$3])+[.E38])" office:value-type="float" office:value="1">
            <text:p>1.0000000</text:p>
          </table:table-cell>
          <table:table-cell table:style-name="ce20" table:formula="of:=IF([.C38]=100;([.$J$3])*([.F38]-[.$I$3])+[.$I$3];([.$H$3]-[.F38])*[.$K$3]+[.F3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5" table:formula="of:=+(IF([.B39]&gt;[.C39]; [.$C$3]; ([.B39]+([.D39]*[.$B$3]))*0.5))" office:value-type="float" office:value="0.08828125">
            <text:p>0.1</text:p>
          </table:table-cell>
          <table:table-cell table:style-name="ce10" table:formula="of:=+(IF([.B39]&gt;[.C39];[.$D$3];(([.C39]-[.E39])*[.F39])+[.E39]))" office:value-type="float" office:value="2.66281984">
            <text:p>2.66282</text:p>
          </table:table-cell>
          <table:table-cell table:style-name="ce13" table:formula="of:=+[.D39]" office:value-type="float" office:value="0">
            <text:p>0</text:p>
          </table:table-cell>
          <table:table-cell table:style-name="ce16" table:formula="of:=IF([.C39]=100;([.$F$3])*([.E39]-[.$E$3])+[.$E$3];((1-[.E39])*[.$G$3])+[.E39])" office:value-type="float" office:value="1">
            <text:p>1.0000000</text:p>
          </table:table-cell>
          <table:table-cell table:style-name="ce20" table:formula="of:=IF([.C39]=100;([.$J$3])*([.F39]-[.$I$3])+[.$I$3];([.$H$3]-[.F39])*[.$K$3]+[.F3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5" table:formula="of:=+(IF([.B40]&gt;[.C40]; [.$C$3]; ([.B40]+([.D40]*[.$B$3]))*0.5))" office:value-type="float" office:value="0.044140625">
            <text:p>0.0</text:p>
          </table:table-cell>
          <table:table-cell table:style-name="ce10" table:formula="of:=+(IF([.B40]&gt;[.C40];[.$D$3];(([.C40]-[.E40])*[.F40])+[.E40]))" office:value-type="float" office:value="1.997691904">
            <text:p>1.99769</text:p>
          </table:table-cell>
          <table:table-cell table:style-name="ce13" table:formula="of:=+[.D40]" office:value-type="float" office:value="0">
            <text:p>0</text:p>
          </table:table-cell>
          <table:table-cell table:style-name="ce16" table:formula="of:=IF([.C40]=100;([.$F$3])*([.E40]-[.$E$3])+[.$E$3];((1-[.E40])*[.$G$3])+[.E40])" office:value-type="float" office:value="1">
            <text:p>1.0000000</text:p>
          </table:table-cell>
          <table:table-cell table:style-name="ce20" table:formula="of:=IF([.C40]=100;([.$J$3])*([.F40]-[.$I$3])+[.$I$3];([.$H$3]-[.F40])*[.$K$3]+[.F4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5" table:formula="of:=+(IF([.B41]&gt;[.C41]; [.$C$3]; ([.B41]+([.D41]*[.$B$3]))*0.5))" office:value-type="float" office:value="0.0220703125">
            <text:p>0.0</text:p>
          </table:table-cell>
          <table:table-cell table:style-name="ce10" table:formula="of:=+(IF([.B41]&gt;[.C41];[.$D$3];(([.C41]-[.E41])*[.F41])+[.E41]))" office:value-type="float" office:value="1.5986151424">
            <text:p>1.59862</text:p>
          </table:table-cell>
          <table:table-cell table:style-name="ce13" table:formula="of:=+[.D41]" office:value-type="float" office:value="0">
            <text:p>0</text:p>
          </table:table-cell>
          <table:table-cell table:style-name="ce16" table:formula="of:=IF([.C41]=100;([.$F$3])*([.E41]-[.$E$3])+[.$E$3];((1-[.E41])*[.$G$3])+[.E41])" office:value-type="float" office:value="1">
            <text:p>1.0000000</text:p>
          </table:table-cell>
          <table:table-cell table:style-name="ce20" table:formula="of:=IF([.C41]=100;([.$J$3])*([.F41]-[.$I$3])+[.$I$3];([.$H$3]-[.F41])*[.$K$3]+[.F4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5" table:formula="of:=+(IF([.B42]&gt;[.C42]; [.$C$3]; ([.B42]+([.D42]*[.$B$3]))*0.5))" office:value-type="float" office:value="0.01103515625">
            <text:p>0.0</text:p>
          </table:table-cell>
          <table:table-cell table:style-name="ce10" table:formula="of:=+(IF([.B42]&gt;[.C42];[.$D$3];(([.C42]-[.E42])*[.F42])+[.E42]))" office:value-type="float" office:value="1.35916908544">
            <text:p>1.35917</text:p>
          </table:table-cell>
          <table:table-cell table:style-name="ce13" office:value-type="float" office:value="6">
            <text:p>6</text:p>
          </table:table-cell>
          <table:table-cell table:style-name="ce16" table:formula="of:=IF([.C42]=100;([.$F$3])*([.E42]-[.$E$3])+[.$E$3];((1-[.E42])*[.$G$3])+[.E42])" office:value-type="float" office:value="1">
            <text:p>1.0000000</text:p>
          </table:table-cell>
          <table:table-cell table:style-name="ce20" table:formula="of:=IF([.C42]=100;([.$J$3])*([.F42]-[.$I$3])+[.$I$3];([.$H$3]-[.F42])*[.$K$3]+[.F4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5" table:formula="of:=+(IF([.B43]&gt;[.C43]; [.$C$3]; ([.B43]+([.D43]*[.$B$3]))*0.5))" office:value-type="float" office:value="0.905517578125">
            <text:p>0.9</text:p>
          </table:table-cell>
          <table:table-cell table:style-name="ce10" table:formula="of:=+(IF([.B43]&gt;[.C43];[.$D$3];(([.C43]-[.E43])*[.F43])+[.E43]))" office:value-type="float" office:value="1.215501451264">
            <text:p>1.21550</text:p>
          </table:table-cell>
          <table:table-cell table:style-name="ce13" table:formula="of:=+[.D43]" office:value-type="float" office:value="6">
            <text:p>6</text:p>
          </table:table-cell>
          <table:table-cell table:style-name="ce16" table:formula="of:=IF([.C43]=100;([.$F$3])*([.E43]-[.$E$3])+[.$E$3];((1-[.E43])*[.$G$3])+[.E43])" office:value-type="float" office:value="1">
            <text:p>1.0000000</text:p>
          </table:table-cell>
          <table:table-cell table:style-name="ce20" table:formula="of:=IF([.C43]=100;([.$J$3])*([.F43]-[.$I$3])+[.$I$3];([.$H$3]-[.F43])*[.$K$3]+[.F4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5" table:formula="of:=+(IF([.B44]&gt;[.C44]; [.$C$3]; ([.B44]+([.D44]*[.$B$3]))*0.5))" office:value-type="float" office:value="1.3527587890625">
            <text:p>1.4</text:p>
          </table:table-cell>
          <table:table-cell table:style-name="ce10" table:formula="of:=+(IF([.B44]&gt;[.C44];[.$D$3];(([.C44]-[.E44])*[.F44])+[.E44]))" office:value-type="float" office:value="1.1293008707584">
            <text:p>1.12930</text:p>
          </table:table-cell>
          <table:table-cell table:style-name="ce13" table:formula="of:=+[.D44]" office:value-type="float" office:value="6">
            <text:p>6</text:p>
          </table:table-cell>
          <table:table-cell table:style-name="ce16" table:formula="of:=IF([.C44]=100;([.$F$3])*([.E44]-[.$E$3])+[.$E$3];((1-[.E44])*[.$G$3])+[.E44])" office:value-type="float" office:value="1">
            <text:p>1.0000000</text:p>
          </table:table-cell>
          <table:table-cell table:style-name="ce20" table:formula="of:=IF([.C44]=100;([.$J$3])*([.F44]-[.$I$3])+[.$I$3];([.$H$3]-[.F44])*[.$K$3]+[.F4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5" table:formula="of:=+(IF([.B45]&gt;[.C45]; [.$C$3]; ([.B45]+([.D45]*[.$B$3]))*0.5))" office:value-type="float" office:value="10">
            <text:p>10.0</text:p>
          </table:table-cell>
          <table:table-cell table:style-name="ce10" table:formula="of:=+(IF([.B45]&gt;[.C45];[.$D$3];(([.C45]-[.E45])*[.F45])+[.E45]))" office:value-type="float" office:value="100">
            <text:p>100.00000</text:p>
          </table:table-cell>
          <table:table-cell table:style-name="ce13" table:formula="of:=+[.D45]" office:value-type="float" office:value="6">
            <text:p>6</text:p>
          </table:table-cell>
          <table:table-cell table:style-name="ce16" table:formula="of:=IF([.C45]=100;([.$F$3])*([.E45]-[.$E$3])+[.$E$3];((1-[.E45])*[.$G$3])+[.E45])" office:value-type="float" office:value="1">
            <text:p>1.0000000</text:p>
          </table:table-cell>
          <table:table-cell table:style-name="ce20" table:formula="of:=IF([.C45]=100;([.$J$3])*([.F45]-[.$I$3])+[.$I$3];([.$H$3]-[.F45])*[.$K$3]+[.F4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5" table:formula="of:=+(IF([.B46]&gt;[.C46]; [.$C$3]; ([.B46]+([.D46]*[.$B$3]))*0.5))" office:value-type="float" office:value="5.9">
            <text:p>5.9</text:p>
          </table:table-cell>
          <table:table-cell table:style-name="ce10" table:formula="of:=+(IF([.B46]&gt;[.C46];[.$D$3];(([.C46]-[.E46])*[.F46])+[.E46]))" office:value-type="float" office:value="60.4">
            <text:p>60.40000</text:p>
          </table:table-cell>
          <table:table-cell table:style-name="ce13" table:formula="of:=+[.D46]" office:value-type="float" office:value="6">
            <text:p>6</text:p>
          </table:table-cell>
          <table:table-cell table:style-name="ce16" table:formula="of:=IF([.C46]=100;([.$F$3])*([.E46]-[.$E$3])+[.$E$3];((1-[.E46])*[.$G$3])+[.E46])" office:value-type="float" office:value="1">
            <text:p>1.0000000</text:p>
          </table:table-cell>
          <table:table-cell table:style-name="ce20" table:formula="of:=IF([.C46]=100;([.$J$3])*([.F46]-[.$I$3])+[.$I$3];([.$H$3]-[.F46])*[.$K$3]+[.F4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5" table:formula="of:=+(IF([.B47]&gt;[.C47]; [.$C$3]; ([.B47]+([.D47]*[.$B$3]))*0.5))" office:value-type="float" office:value="3.85">
            <text:p>3.9</text:p>
          </table:table-cell>
          <table:table-cell table:style-name="ce10" table:formula="of:=+(IF([.B47]&gt;[.C47];[.$D$3];(([.C47]-[.E47])*[.F47])+[.E47]))" office:value-type="float" office:value="36.64">
            <text:p>36.64000</text:p>
          </table:table-cell>
          <table:table-cell table:style-name="ce13" table:formula="of:=+[.D47]" office:value-type="float" office:value="6">
            <text:p>6</text:p>
          </table:table-cell>
          <table:table-cell table:style-name="ce16" table:formula="of:=IF([.C47]=100;([.$F$3])*([.E47]-[.$E$3])+[.$E$3];((1-[.E47])*[.$G$3])+[.E47])" office:value-type="float" office:value="1">
            <text:p>1.0000000</text:p>
          </table:table-cell>
          <table:table-cell table:style-name="ce20" table:formula="of:=IF([.C47]=100;([.$J$3])*([.F47]-[.$I$3])+[.$I$3];([.$H$3]-[.F47])*[.$K$3]+[.F4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5" table:formula="of:=+(IF([.B48]&gt;[.C48]; [.$C$3]; ([.B48]+([.D48]*[.$B$3]))*0.5))" office:value-type="float" office:value="2.825">
            <text:p>2.8</text:p>
          </table:table-cell>
          <table:table-cell table:style-name="ce10" table:formula="of:=+(IF([.B48]&gt;[.C48];[.$D$3];(([.C48]-[.E48])*[.F48])+[.E48]))" office:value-type="float" office:value="22.384">
            <text:p>22.38400</text:p>
          </table:table-cell>
          <table:table-cell table:style-name="ce13" table:formula="of:=+[.D48]" office:value-type="float" office:value="6">
            <text:p>6</text:p>
          </table:table-cell>
          <table:table-cell table:style-name="ce16" table:formula="of:=IF([.C48]=100;([.$F$3])*([.E48]-[.$E$3])+[.$E$3];((1-[.E48])*[.$G$3])+[.E48])" office:value-type="float" office:value="1">
            <text:p>1.0000000</text:p>
          </table:table-cell>
          <table:table-cell table:style-name="ce20" table:formula="of:=IF([.C48]=100;([.$J$3])*([.F48]-[.$I$3])+[.$I$3];([.$H$3]-[.F48])*[.$K$3]+[.F4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5" table:formula="of:=+(IF([.B49]&gt;[.C49]; [.$C$3]; ([.B49]+([.D49]*[.$B$3]))*0.5))" office:value-type="float" office:value="2.3125">
            <text:p>2.3</text:p>
          </table:table-cell>
          <table:table-cell table:style-name="ce10" table:formula="of:=+(IF([.B49]&gt;[.C49];[.$D$3];(([.C49]-[.E49])*[.F49])+[.E49]))" office:value-type="float" office:value="13.8304">
            <text:p>13.83040</text:p>
          </table:table-cell>
          <table:table-cell table:style-name="ce13" table:formula="of:=+[.D49]" office:value-type="float" office:value="6">
            <text:p>6</text:p>
          </table:table-cell>
          <table:table-cell table:style-name="ce16" table:formula="of:=IF([.C49]=100;([.$F$3])*([.E49]-[.$E$3])+[.$E$3];((1-[.E49])*[.$G$3])+[.E49])" office:value-type="float" office:value="1">
            <text:p>1.0000000</text:p>
          </table:table-cell>
          <table:table-cell table:style-name="ce20" table:formula="of:=IF([.C49]=100;([.$J$3])*([.F49]-[.$I$3])+[.$I$3];([.$H$3]-[.F49])*[.$K$3]+[.F4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5" table:formula="of:=+(IF([.B50]&gt;[.C50]; [.$C$3]; ([.B50]+([.D50]*[.$B$3]))*0.5))" office:value-type="float" office:value="2.05625">
            <text:p>2.1</text:p>
          </table:table-cell>
          <table:table-cell table:style-name="ce10" table:formula="of:=+(IF([.B50]&gt;[.C50];[.$D$3];(([.C50]-[.E50])*[.F50])+[.E50]))" office:value-type="float" office:value="8.69824000000001">
            <text:p>8.69824</text:p>
          </table:table-cell>
          <table:table-cell table:style-name="ce13" table:formula="of:=+[.D50]" office:value-type="float" office:value="6">
            <text:p>6</text:p>
          </table:table-cell>
          <table:table-cell table:style-name="ce16" table:formula="of:=IF([.C50]=100;([.$F$3])*([.E50]-[.$E$3])+[.$E$3];((1-[.E50])*[.$G$3])+[.E50])" office:value-type="float" office:value="1">
            <text:p>1.0000000</text:p>
          </table:table-cell>
          <table:table-cell table:style-name="ce20" table:formula="of:=IF([.C50]=100;([.$J$3])*([.F50]-[.$I$3])+[.$I$3];([.$H$3]-[.F50])*[.$K$3]+[.F5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5" table:formula="of:=+(IF([.B51]&gt;[.C51]; [.$C$3]; ([.B51]+([.D51]*[.$B$3]))*0.5))" office:value-type="float" office:value="1.928125">
            <text:p>1.9</text:p>
          </table:table-cell>
          <table:table-cell table:style-name="ce10" table:formula="of:=+(IF([.B51]&gt;[.C51];[.$D$3];(([.C51]-[.E51])*[.F51])+[.E51]))" office:value-type="float" office:value="5.618944">
            <text:p>5.61894</text:p>
          </table:table-cell>
          <table:table-cell table:style-name="ce13" office:value-type="float" office:value="0">
            <text:p>0</text:p>
          </table:table-cell>
          <table:table-cell table:style-name="ce16" table:formula="of:=IF([.C51]=100;([.$F$3])*([.E51]-[.$E$3])+[.$E$3];((1-[.E51])*[.$G$3])+[.E51])" office:value-type="float" office:value="1">
            <text:p>1.0000000</text:p>
          </table:table-cell>
          <table:table-cell table:style-name="ce20" table:formula="of:=IF([.C51]=100;([.$J$3])*([.F51]-[.$I$3])+[.$I$3];([.$H$3]-[.F51])*[.$K$3]+[.F5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5" table:formula="of:=+(IF([.B52]&gt;[.C52]; [.$C$3]; ([.B52]+([.D52]*[.$B$3]))*0.5))" office:value-type="float" office:value="0.9640625">
            <text:p>1.0</text:p>
          </table:table-cell>
          <table:table-cell table:style-name="ce10" table:formula="of:=+(IF([.B52]&gt;[.C52];[.$D$3];(([.C52]-[.E52])*[.F52])+[.E52]))" office:value-type="float" office:value="3.7713664">
            <text:p>3.77137</text:p>
          </table:table-cell>
          <table:table-cell table:style-name="ce13" office:value-type="float" office:value="0">
            <text:p>0</text:p>
          </table:table-cell>
          <table:table-cell table:style-name="ce16" table:formula="of:=IF([.C52]=100;([.$F$3])*([.E52]-[.$E$3])+[.$E$3];((1-[.E52])*[.$G$3])+[.E52])" office:value-type="float" office:value="1">
            <text:p>1.0000000</text:p>
          </table:table-cell>
          <table:table-cell table:style-name="ce20" table:formula="of:=IF([.C52]=100;([.$J$3])*([.F52]-[.$I$3])+[.$I$3];([.$H$3]-[.F52])*[.$K$3]+[.F5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5" table:formula="of:=+(IF([.B53]&gt;[.C53]; [.$C$3]; ([.B53]+([.D53]*[.$B$3]))*0.5))" office:value-type="float" office:value="0.48203125">
            <text:p>0.5</text:p>
          </table:table-cell>
          <table:table-cell table:style-name="ce10" table:formula="of:=+(IF([.B53]&gt;[.C53];[.$D$3];(([.C53]-[.E53])*[.F53])+[.E53]))" office:value-type="float" office:value="2.66281984">
            <text:p>2.66282</text:p>
          </table:table-cell>
          <table:table-cell table:style-name="ce13" table:formula="of:=+[.D53]" office:value-type="float" office:value="0">
            <text:p>0</text:p>
          </table:table-cell>
          <table:table-cell table:style-name="ce16" table:formula="of:=IF([.C53]=100;([.$F$3])*([.E53]-[.$E$3])+[.$E$3];((1-[.E53])*[.$G$3])+[.E53])" office:value-type="float" office:value="1">
            <text:p>1.0000000</text:p>
          </table:table-cell>
          <table:table-cell table:style-name="ce20" table:formula="of:=IF([.C53]=100;([.$J$3])*([.F53]-[.$I$3])+[.$I$3];([.$H$3]-[.F53])*[.$K$3]+[.F5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5" table:formula="of:=+(IF([.B54]&gt;[.C54]; [.$C$3]; ([.B54]+([.D54]*[.$B$3]))*0.5))" office:value-type="float" office:value="0.241015625">
            <text:p>0.2</text:p>
          </table:table-cell>
          <table:table-cell table:style-name="ce10" table:formula="of:=+(IF([.B54]&gt;[.C54];[.$D$3];(([.C54]-[.E54])*[.F54])+[.E54]))" office:value-type="float" office:value="1.997691904">
            <text:p>1.99769</text:p>
          </table:table-cell>
          <table:table-cell table:style-name="ce13" table:formula="of:=+[.D54]" office:value-type="float" office:value="0">
            <text:p>0</text:p>
          </table:table-cell>
          <table:table-cell table:style-name="ce16" table:formula="of:=IF([.C54]=100;([.$F$3])*([.E54]-[.$E$3])+[.$E$3];((1-[.E54])*[.$G$3])+[.E54])" office:value-type="float" office:value="1">
            <text:p>1.0000000</text:p>
          </table:table-cell>
          <table:table-cell table:style-name="ce20" table:formula="of:=IF([.C54]=100;([.$J$3])*([.F54]-[.$I$3])+[.$I$3];([.$H$3]-[.F54])*[.$K$3]+[.F5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5" table:formula="of:=+(IF([.B55]&gt;[.C55]; [.$C$3]; ([.B55]+([.D55]*[.$B$3]))*0.5))" office:value-type="float" office:value="0.1205078125">
            <text:p>0.1</text:p>
          </table:table-cell>
          <table:table-cell table:style-name="ce10" table:formula="of:=+(IF([.B55]&gt;[.C55];[.$D$3];(([.C55]-[.E55])*[.F55])+[.E55]))" office:value-type="float" office:value="1.5986151424">
            <text:p>1.59862</text:p>
          </table:table-cell>
          <table:table-cell table:style-name="ce13" table:formula="of:=+[.D55]" office:value-type="float" office:value="0">
            <text:p>0</text:p>
          </table:table-cell>
          <table:table-cell table:style-name="ce16" table:formula="of:=IF([.C55]=100;([.$F$3])*([.E55]-[.$E$3])+[.$E$3];((1-[.E55])*[.$G$3])+[.E55])" office:value-type="float" office:value="1">
            <text:p>1.0000000</text:p>
          </table:table-cell>
          <table:table-cell table:style-name="ce20" table:formula="of:=IF([.C55]=100;([.$J$3])*([.F55]-[.$I$3])+[.$I$3];([.$H$3]-[.F55])*[.$K$3]+[.F5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5" table:formula="of:=+(IF([.B56]&gt;[.C56]; [.$C$3]; ([.B56]+([.D56]*[.$B$3]))*0.5))" office:value-type="float" office:value="0.06025390625">
            <text:p>0.1</text:p>
          </table:table-cell>
          <table:table-cell table:style-name="ce10" table:formula="of:=+(IF([.B56]&gt;[.C56];[.$D$3];(([.C56]-[.E56])*[.F56])+[.E56]))" office:value-type="float" office:value="1.35916908544">
            <text:p>1.35917</text:p>
          </table:table-cell>
          <table:table-cell table:style-name="ce13" table:formula="of:=+[.D56]" office:value-type="float" office:value="0">
            <text:p>0</text:p>
          </table:table-cell>
          <table:table-cell table:style-name="ce16" table:formula="of:=IF([.C56]=100;([.$F$3])*([.E56]-[.$E$3])+[.$E$3];((1-[.E56])*[.$G$3])+[.E56])" office:value-type="float" office:value="1">
            <text:p>1.0000000</text:p>
          </table:table-cell>
          <table:table-cell table:style-name="ce20" table:formula="of:=IF([.C56]=100;([.$J$3])*([.F56]-[.$I$3])+[.$I$3];([.$H$3]-[.F56])*[.$K$3]+[.F5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5" table:formula="of:=+(IF([.B57]&gt;[.C57]; [.$C$3]; ([.B57]+([.D57]*[.$B$3]))*0.5))" office:value-type="float" office:value="0.030126953125">
            <text:p>0.0</text:p>
          </table:table-cell>
          <table:table-cell table:style-name="ce10" table:formula="of:=+(IF([.B57]&gt;[.C57];[.$D$3];(([.C57]-[.E57])*[.F57])+[.E57]))" office:value-type="float" office:value="1.215501451264">
            <text:p>1.21550</text:p>
          </table:table-cell>
          <table:table-cell table:style-name="ce13" table:formula="of:=+[.D57]" office:value-type="float" office:value="0">
            <text:p>0</text:p>
          </table:table-cell>
          <table:table-cell table:style-name="ce16" table:formula="of:=IF([.C57]=100;([.$F$3])*([.E57]-[.$E$3])+[.$E$3];((1-[.E57])*[.$G$3])+[.E57])" office:value-type="float" office:value="1">
            <text:p>1.0000000</text:p>
          </table:table-cell>
          <table:table-cell table:style-name="ce20" table:formula="of:=IF([.C57]=100;([.$J$3])*([.F57]-[.$I$3])+[.$I$3];([.$H$3]-[.F57])*[.$K$3]+[.F5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5" table:formula="of:=+(IF([.B58]&gt;[.C58]; [.$C$3]; ([.B58]+([.D58]*[.$B$3]))*0.5))" office:value-type="float" office:value="0.0150634765625">
            <text:p>0.0</text:p>
          </table:table-cell>
          <table:table-cell table:style-name="ce10" table:formula="of:=+(IF([.B58]&gt;[.C58];[.$D$3];(([.C58]-[.E58])*[.F58])+[.E58]))" office:value-type="float" office:value="1.1293008707584">
            <text:p>1.12930</text:p>
          </table:table-cell>
          <table:table-cell table:style-name="ce13" table:formula="of:=+[.D58]" office:value-type="float" office:value="0">
            <text:p>0</text:p>
          </table:table-cell>
          <table:table-cell table:style-name="ce16" table:formula="of:=IF([.C58]=100;([.$F$3])*([.E58]-[.$E$3])+[.$E$3];((1-[.E58])*[.$G$3])+[.E58])" office:value-type="float" office:value="1">
            <text:p>1.0000000</text:p>
          </table:table-cell>
          <table:table-cell table:style-name="ce20" table:formula="of:=IF([.C58]=100;([.$J$3])*([.F58]-[.$I$3])+[.$I$3];([.$H$3]-[.F58])*[.$K$3]+[.F5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5" table:formula="of:=+(IF([.B59]&gt;[.C59]; [.$C$3]; ([.B59]+([.D59]*[.$B$3]))*0.5))" office:value-type="float" office:value="0.00753173828125">
            <text:p>0.0</text:p>
          </table:table-cell>
          <table:table-cell table:style-name="ce10" table:formula="of:=+(IF([.B59]&gt;[.C59];[.$D$3];(([.C59]-[.E59])*[.F59])+[.E59]))" office:value-type="float" office:value="1.07758052245504">
            <text:p>1.07758</text:p>
          </table:table-cell>
          <table:table-cell table:style-name="ce13" table:formula="of:=+[.D59]" office:value-type="float" office:value="0">
            <text:p>0</text:p>
          </table:table-cell>
          <table:table-cell table:style-name="ce16" table:formula="of:=IF([.C59]=100;([.$F$3])*([.E59]-[.$E$3])+[.$E$3];((1-[.E59])*[.$G$3])+[.E59])" office:value-type="float" office:value="1">
            <text:p>1.0000000</text:p>
          </table:table-cell>
          <table:table-cell table:style-name="ce20" table:formula="of:=IF([.C59]=100;([.$J$3])*([.F59]-[.$I$3])+[.$I$3];([.$H$3]-[.F59])*[.$K$3]+[.F5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5" table:formula="of:=+(IF([.B60]&gt;[.C60]; [.$C$3]; ([.B60]+([.D60]*[.$B$3]))*0.5))" office:value-type="float" office:value="0.003765869140625">
            <text:p>0.0</text:p>
          </table:table-cell>
          <table:table-cell table:style-name="ce10" table:formula="of:=+(IF([.B60]&gt;[.C60];[.$D$3];(([.C60]-[.E60])*[.F60])+[.E60]))" office:value-type="float" office:value="1.04654831347302">
            <text:p>1.04655</text:p>
          </table:table-cell>
          <table:table-cell table:style-name="ce13" office:value-type="float" office:value="-1">
            <text:p>-1</text:p>
          </table:table-cell>
          <table:table-cell table:style-name="ce16" table:formula="of:=IF([.C60]=100;([.$F$3])*([.E60]-[.$E$3])+[.$E$3];((1-[.E60])*[.$G$3])+[.E60])" office:value-type="float" office:value="1">
            <text:p>1.0000000</text:p>
          </table:table-cell>
          <table:table-cell table:style-name="ce20" table:formula="of:=IF([.C60]=100;([.$J$3])*([.F60]-[.$I$3])+[.$I$3];([.$H$3]-[.F60])*[.$K$3]+[.F6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5" table:formula="of:=+(IF([.B61]&gt;[.C61]; [.$C$3]; ([.B61]+([.D61]*[.$B$3]))*0.5))" office:value-type="float" office:value="-0.148117065429688">
            <text:p>-0.1</text:p>
          </table:table-cell>
          <table:table-cell table:style-name="ce10" table:formula="of:=+(IF([.B61]&gt;[.C61];[.$D$3];(([.C61]-[.E61])*[.F61])+[.E61]))" office:value-type="float" office:value="1.02792898808381">
            <text:p>1.02793</text:p>
          </table:table-cell>
          <table:table-cell table:style-name="ce13" office:value-type="float" office:value="-10">
            <text:p>-10</text:p>
          </table:table-cell>
          <table:table-cell table:style-name="ce16" table:formula="of:=IF([.C61]=100;([.$F$3])*([.E61]-[.$E$3])+[.$E$3];((1-[.E61])*[.$G$3])+[.E61])" office:value-type="float" office:value="1">
            <text:p>1.0000000</text:p>
          </table:table-cell>
          <table:table-cell table:style-name="ce20" table:formula="of:=IF([.C61]=100;([.$J$3])*([.F61]-[.$I$3])+[.$I$3];([.$H$3]-[.F61])*[.$K$3]+[.F6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5" table:formula="of:=+(IF([.B62]&gt;[.C62]; [.$C$3]; ([.B62]+([.D62]*[.$B$3]))*0.5))" office:value-type="float" office:value="-1.57405853271484">
            <text:p>-1.6</text:p>
          </table:table-cell>
          <table:table-cell table:style-name="ce10" table:formula="of:=+(IF([.B62]&gt;[.C62];[.$D$3];(([.C62]-[.E62])*[.F62])+[.E62]))" office:value-type="float" office:value="1.01675739285029">
            <text:p>1.01676</text:p>
          </table:table-cell>
          <table:table-cell table:style-name="ce13" table:formula="of:=+[.D62]" office:value-type="float" office:value="-10">
            <text:p>-10</text:p>
          </table:table-cell>
          <table:table-cell table:style-name="ce16" table:formula="of:=IF([.C62]=100;([.$F$3])*([.E62]-[.$E$3])+[.$E$3];((1-[.E62])*[.$G$3])+[.E62])" office:value-type="float" office:value="1">
            <text:p>1.0000000</text:p>
          </table:table-cell>
          <table:table-cell table:style-name="ce20" table:formula="of:=IF([.C62]=100;([.$J$3])*([.F62]-[.$I$3])+[.$I$3];([.$H$3]-[.F62])*[.$K$3]+[.F6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5" table:formula="of:=+(IF([.B63]&gt;[.C63]; [.$C$3]; ([.B63]+([.D63]*[.$B$3]))*0.5))" office:value-type="float" office:value="-2.28702926635742">
            <text:p>-2.3</text:p>
          </table:table-cell>
          <table:table-cell table:style-name="ce10" table:formula="of:=+(IF([.B63]&gt;[.C63];[.$D$3];(([.C63]-[.E63])*[.F63])+[.E63]))" office:value-type="float" office:value="1.01005443571017">
            <text:p>1.01005</text:p>
          </table:table-cell>
          <table:table-cell table:style-name="ce13" table:formula="of:=+[.D63]" office:value-type="float" office:value="-10">
            <text:p>-10</text:p>
          </table:table-cell>
          <table:table-cell table:style-name="ce16" table:formula="of:=IF([.C63]=100;([.$F$3])*([.E63]-[.$E$3])+[.$E$3];((1-[.E63])*[.$G$3])+[.E63])" office:value-type="float" office:value="1">
            <text:p>1.0000000</text:p>
          </table:table-cell>
          <table:table-cell table:style-name="ce20" table:formula="of:=IF([.C63]=100;([.$J$3])*([.F63]-[.$I$3])+[.$I$3];([.$H$3]-[.F63])*[.$K$3]+[.F6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5" table:formula="of:=+(IF([.B64]&gt;[.C64]; [.$C$3]; ([.B64]+([.D64]*[.$B$3]))*0.5))" office:value-type="float" office:value="-2.64351463317871">
            <text:p>-2.6</text:p>
          </table:table-cell>
          <table:table-cell table:style-name="ce10" table:formula="of:=+(IF([.B64]&gt;[.C64];[.$D$3];(([.C64]-[.E64])*[.F64])+[.E64]))" office:value-type="float" office:value="1.0060326614261">
            <text:p>1.00603</text:p>
          </table:table-cell>
          <table:table-cell table:style-name="ce13" table:formula="of:=+[.D64]" office:value-type="float" office:value="-10">
            <text:p>-10</text:p>
          </table:table-cell>
          <table:table-cell table:style-name="ce16" table:formula="of:=IF([.C64]=100;([.$F$3])*([.E64]-[.$E$3])+[.$E$3];((1-[.E64])*[.$G$3])+[.E64])" office:value-type="float" office:value="1">
            <text:p>1.0000000</text:p>
          </table:table-cell>
          <table:table-cell table:style-name="ce20" table:formula="of:=IF([.C64]=100;([.$J$3])*([.F64]-[.$I$3])+[.$I$3];([.$H$3]-[.F64])*[.$K$3]+[.F6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5" table:formula="of:=+(IF([.B65]&gt;[.C65]; [.$C$3]; ([.B65]+([.D65]*[.$B$3]))*0.5))" office:value-type="float" office:value="-2.82175731658936">
            <text:p>-2.8</text:p>
          </table:table-cell>
          <table:table-cell table:style-name="ce10" table:formula="of:=+(IF([.B65]&gt;[.C65];[.$D$3];(([.C65]-[.E65])*[.F65])+[.E65]))" office:value-type="float" office:value="1.00361959685566">
            <text:p>1.00362</text:p>
          </table:table-cell>
          <table:table-cell table:style-name="ce13" table:formula="of:=+[.D65]" office:value-type="float" office:value="-10">
            <text:p>-10</text:p>
          </table:table-cell>
          <table:table-cell table:style-name="ce16" table:formula="of:=IF([.C65]=100;([.$F$3])*([.E65]-[.$E$3])+[.$E$3];((1-[.E65])*[.$G$3])+[.E65])" office:value-type="float" office:value="1">
            <text:p>1.0000000</text:p>
          </table:table-cell>
          <table:table-cell table:style-name="ce20" table:formula="of:=IF([.C65]=100;([.$J$3])*([.F65]-[.$I$3])+[.$I$3];([.$H$3]-[.F65])*[.$K$3]+[.F6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5" table:formula="of:=+(IF([.B66]&gt;[.C66]; [.$C$3]; ([.B66]+([.D66]*[.$B$3]))*0.5))" office:value-type="float" office:value="-2.91087865829468">
            <text:p>-2.9</text:p>
          </table:table-cell>
          <table:table-cell table:style-name="ce10" table:formula="of:=+(IF([.B66]&gt;[.C66];[.$D$3];(([.C66]-[.E66])*[.F66])+[.E66]))" office:value-type="float" office:value="1.0021717581134">
            <text:p>1.00217</text:p>
          </table:table-cell>
          <table:table-cell table:style-name="ce13" office:value-type="float" office:value="-10">
            <text:p>-10</text:p>
          </table:table-cell>
          <table:table-cell table:style-name="ce16" table:formula="of:=IF([.C66]=100;([.$F$3])*([.E66]-[.$E$3])+[.$E$3];((1-[.E66])*[.$G$3])+[.E66])" office:value-type="float" office:value="1">
            <text:p>1.0000000</text:p>
          </table:table-cell>
          <table:table-cell table:style-name="ce20" table:formula="of:=IF([.C66]=100;([.$J$3])*([.F66]-[.$I$3])+[.$I$3];([.$H$3]-[.F66])*[.$K$3]+[.F6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5" table:formula="of:=+(IF([.B67]&gt;[.C67]; [.$C$3]; ([.B67]+([.D67]*[.$B$3]))*0.5))" office:value-type="float" office:value="-2.95543932914734">
            <text:p>-3.0</text:p>
          </table:table-cell>
          <table:table-cell table:style-name="ce10" table:formula="of:=+(IF([.B67]&gt;[.C67];[.$D$3];(([.C67]-[.E67])*[.F67])+[.E67]))" office:value-type="float" office:value="1.00130305486804">
            <text:p>1.00130</text:p>
          </table:table-cell>
          <table:table-cell table:style-name="ce13" table:formula="of:=+[.D67]" office:value-type="float" office:value="-10">
            <text:p>-10</text:p>
          </table:table-cell>
          <table:table-cell table:style-name="ce16" table:formula="of:=IF([.C67]=100;([.$F$3])*([.E67]-[.$E$3])+[.$E$3];((1-[.E67])*[.$G$3])+[.E67])" office:value-type="float" office:value="1">
            <text:p>1.0000000</text:p>
          </table:table-cell>
          <table:table-cell table:style-name="ce20" table:formula="of:=IF([.C67]=100;([.$J$3])*([.F67]-[.$I$3])+[.$I$3];([.$H$3]-[.F67])*[.$K$3]+[.F6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5" table:formula="of:=+(IF([.B68]&gt;[.C68]; [.$C$3]; ([.B68]+([.D68]*[.$B$3]))*0.5))" office:value-type="float" office:value="-2.97771966457367">
            <text:p>-3.0</text:p>
          </table:table-cell>
          <table:table-cell table:style-name="ce10" table:formula="of:=+(IF([.B68]&gt;[.C68];[.$D$3];(([.C68]-[.E68])*[.F68])+[.E68]))" office:value-type="float" office:value="1.00078183292082">
            <text:p>1.00078</text:p>
          </table:table-cell>
          <table:table-cell table:style-name="ce13" table:formula="of:=+[.D68]" office:value-type="float" office:value="-10">
            <text:p>-10</text:p>
          </table:table-cell>
          <table:table-cell table:style-name="ce16" table:formula="of:=IF([.C68]=100;([.$F$3])*([.E68]-[.$E$3])+[.$E$3];((1-[.E68])*[.$G$3])+[.E68])" office:value-type="float" office:value="1">
            <text:p>1.0000000</text:p>
          </table:table-cell>
          <table:table-cell table:style-name="ce20" table:formula="of:=IF([.C68]=100;([.$J$3])*([.F68]-[.$I$3])+[.$I$3];([.$H$3]-[.F68])*[.$K$3]+[.F6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5" table:formula="of:=+(IF([.B69]&gt;[.C69]; [.$C$3]; ([.B69]+([.D69]*[.$B$3]))*0.5))" office:value-type="float" office:value="-2.98885983228684">
            <text:p>-3.0</text:p>
          </table:table-cell>
          <table:table-cell table:style-name="ce10" table:formula="of:=+(IF([.B69]&gt;[.C69];[.$D$3];(([.C69]-[.E69])*[.F69])+[.E69]))" office:value-type="float" office:value="1.00046909975249">
            <text:p>1.00047</text:p>
          </table:table-cell>
          <table:table-cell table:style-name="ce13" table:formula="of:=+[.D69]" office:value-type="float" office:value="-10">
            <text:p>-10</text:p>
          </table:table-cell>
          <table:table-cell table:style-name="ce16" table:formula="of:=IF([.C69]=100;([.$F$3])*([.E69]-[.$E$3])+[.$E$3];((1-[.E69])*[.$G$3])+[.E69])" office:value-type="float" office:value="1">
            <text:p>1.0000000</text:p>
          </table:table-cell>
          <table:table-cell table:style-name="ce20" table:formula="of:=IF([.C69]=100;([.$J$3])*([.F69]-[.$I$3])+[.$I$3];([.$H$3]-[.F69])*[.$K$3]+[.F6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5" table:formula="of:=+(IF([.B70]&gt;[.C70]; [.$C$3]; ([.B70]+([.D70]*[.$B$3]))*0.5))" office:value-type="float" office:value="-2.99442991614342">
            <text:p>-3.0</text:p>
          </table:table-cell>
          <table:table-cell table:style-name="ce10" table:formula="of:=+(IF([.B70]&gt;[.C70];[.$D$3];(([.C70]-[.E70])*[.F70])+[.E70]))" office:value-type="float" office:value="1.0002814598515">
            <text:p>1.00028</text:p>
          </table:table-cell>
          <table:table-cell table:style-name="ce13" table:formula="of:=+[.D70]" office:value-type="float" office:value="-10">
            <text:p>-10</text:p>
          </table:table-cell>
          <table:table-cell table:style-name="ce16" table:formula="of:=IF([.C70]=100;([.$F$3])*([.E70]-[.$E$3])+[.$E$3];((1-[.E70])*[.$G$3])+[.E70])" office:value-type="float" office:value="1">
            <text:p>1.0000000</text:p>
          </table:table-cell>
          <table:table-cell table:style-name="ce20" table:formula="of:=IF([.C70]=100;([.$J$3])*([.F70]-[.$I$3])+[.$I$3];([.$H$3]-[.F70])*[.$K$3]+[.F7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5" table:formula="of:=+(IF([.B71]&gt;[.C71]; [.$C$3]; ([.B71]+([.D71]*[.$B$3]))*0.5))" office:value-type="float" office:value="-2.99721495807171">
            <text:p>-3.0</text:p>
          </table:table-cell>
          <table:table-cell table:style-name="ce10" table:formula="of:=+(IF([.B71]&gt;[.C71];[.$D$3];(([.C71]-[.E71])*[.F71])+[.E71]))" office:value-type="float" office:value="1.0001688759109">
            <text:p>1.00017</text:p>
          </table:table-cell>
          <table:table-cell table:style-name="ce13" table:formula="of:=+[.D71]" office:value-type="float" office:value="-10">
            <text:p>-10</text:p>
          </table:table-cell>
          <table:table-cell table:style-name="ce16" table:formula="of:=IF([.C71]=100;([.$F$3])*([.E71]-[.$E$3])+[.$E$3];((1-[.E71])*[.$G$3])+[.E71])" office:value-type="float" office:value="1">
            <text:p>1.0000000</text:p>
          </table:table-cell>
          <table:table-cell table:style-name="ce20" table:formula="of:=IF([.C71]=100;([.$J$3])*([.F71]-[.$I$3])+[.$I$3];([.$H$3]-[.F71])*[.$K$3]+[.F7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5" table:formula="of:=+(IF([.B72]&gt;[.C72]; [.$C$3]; ([.B72]+([.D72]*[.$B$3]))*0.5))" office:value-type="float" office:value="-2.99860747903585">
            <text:p>-3.0</text:p>
          </table:table-cell>
          <table:table-cell table:style-name="ce10" table:formula="of:=+(IF([.B72]&gt;[.C72];[.$D$3];(([.C72]-[.E72])*[.F72])+[.E72]))" office:value-type="float" office:value="1.00010132554654">
            <text:p>1.00010</text:p>
          </table:table-cell>
          <table:table-cell table:style-name="ce13" table:formula="of:=+[.D72]" office:value-type="float" office:value="-10">
            <text:p>-10</text:p>
          </table:table-cell>
          <table:table-cell table:style-name="ce16" table:formula="of:=IF([.C72]=100;([.$F$3])*([.E72]-[.$E$3])+[.$E$3];((1-[.E72])*[.$G$3])+[.E72])" office:value-type="float" office:value="1">
            <text:p>1.0000000</text:p>
          </table:table-cell>
          <table:table-cell table:style-name="ce20" table:formula="of:=IF([.C72]=100;([.$J$3])*([.F72]-[.$I$3])+[.$I$3];([.$H$3]-[.F72])*[.$K$3]+[.F7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5" table:formula="of:=+(IF([.B73]&gt;[.C73]; [.$C$3]; ([.B73]+([.D73]*[.$B$3]))*0.5))" office:value-type="float" office:value="-2.99930373951793">
            <text:p>-3.0</text:p>
          </table:table-cell>
          <table:table-cell table:style-name="ce10" table:formula="of:=+(IF([.B73]&gt;[.C73];[.$D$3];(([.C73]-[.E73])*[.F73])+[.E73]))" office:value-type="float" office:value="1.00006079532792">
            <text:p>1.00006</text:p>
          </table:table-cell>
          <table:table-cell table:style-name="ce13" table:formula="of:=+[.D73]" office:value-type="float" office:value="-10">
            <text:p>-10</text:p>
          </table:table-cell>
          <table:table-cell table:style-name="ce16" table:formula="of:=IF([.C73]=100;([.$F$3])*([.E73]-[.$E$3])+[.$E$3];((1-[.E73])*[.$G$3])+[.E73])" office:value-type="float" office:value="1">
            <text:p>1.0000000</text:p>
          </table:table-cell>
          <table:table-cell table:style-name="ce20" table:formula="of:=IF([.C73]=100;([.$J$3])*([.F73]-[.$I$3])+[.$I$3];([.$H$3]-[.F73])*[.$K$3]+[.F7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5" table:formula="of:=+(IF([.B74]&gt;[.C74]; [.$C$3]; ([.B74]+([.D74]*[.$B$3]))*0.5))" office:value-type="float" office:value="-2.99965186975896">
            <text:p>-3.0</text:p>
          </table:table-cell>
          <table:table-cell table:style-name="ce10" table:formula="of:=+(IF([.B74]&gt;[.C74];[.$D$3];(([.C74]-[.E74])*[.F74])+[.E74]))" office:value-type="float" office:value="1.00003647719675">
            <text:p>1.00004</text:p>
          </table:table-cell>
          <table:table-cell table:style-name="ce13" table:formula="of:=+[.D74]" office:value-type="float" office:value="-10">
            <text:p>-10</text:p>
          </table:table-cell>
          <table:table-cell table:style-name="ce16" table:formula="of:=IF([.C74]=100;([.$F$3])*([.E74]-[.$E$3])+[.$E$3];((1-[.E74])*[.$G$3])+[.E74])" office:value-type="float" office:value="1">
            <text:p>1.0000000</text:p>
          </table:table-cell>
          <table:table-cell table:style-name="ce20" table:formula="of:=IF([.C74]=100;([.$J$3])*([.F74]-[.$I$3])+[.$I$3];([.$H$3]-[.F74])*[.$K$3]+[.F7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5" table:formula="of:=+(IF([.B75]&gt;[.C75]; [.$C$3]; ([.B75]+([.D75]*[.$B$3]))*0.5))" office:value-type="float" office:value="-2.99982593487948">
            <text:p>-3.0</text:p>
          </table:table-cell>
          <table:table-cell table:style-name="ce10" table:formula="of:=+(IF([.B75]&gt;[.C75];[.$D$3];(([.C75]-[.E75])*[.F75])+[.E75]))" office:value-type="float" office:value="1.00002188631805">
            <text:p>1.00002</text:p>
          </table:table-cell>
          <table:table-cell table:style-name="ce13" table:formula="of:=+[.D75]" office:value-type="float" office:value="-10">
            <text:p>-10</text:p>
          </table:table-cell>
          <table:table-cell table:style-name="ce16" table:formula="of:=IF([.C75]=100;([.$F$3])*([.E75]-[.$E$3])+[.$E$3];((1-[.E75])*[.$G$3])+[.E75])" office:value-type="float" office:value="1">
            <text:p>1.0000000</text:p>
          </table:table-cell>
          <table:table-cell table:style-name="ce20" table:formula="of:=IF([.C75]=100;([.$J$3])*([.F75]-[.$I$3])+[.$I$3];([.$H$3]-[.F75])*[.$K$3]+[.F7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5" table:formula="of:=+(IF([.B76]&gt;[.C76]; [.$C$3]; ([.B76]+([.D76]*[.$B$3]))*0.5))" office:value-type="float" office:value="-2.99991296743974">
            <text:p>-3.0</text:p>
          </table:table-cell>
          <table:table-cell table:style-name="ce10" table:formula="of:=+(IF([.B76]&gt;[.C76];[.$D$3];(([.C76]-[.E76])*[.F76])+[.E76]))" office:value-type="float" office:value="1.00001313179083">
            <text:p>1.00001</text:p>
          </table:table-cell>
          <table:table-cell table:style-name="ce13" table:formula="of:=+[.D76]" office:value-type="float" office:value="-10">
            <text:p>-10</text:p>
          </table:table-cell>
          <table:table-cell table:style-name="ce16" table:formula="of:=IF([.C76]=100;([.$F$3])*([.E76]-[.$E$3])+[.$E$3];((1-[.E76])*[.$G$3])+[.E76])" office:value-type="float" office:value="1">
            <text:p>1.0000000</text:p>
          </table:table-cell>
          <table:table-cell table:style-name="ce20" table:formula="of:=IF([.C76]=100;([.$J$3])*([.F76]-[.$I$3])+[.$I$3];([.$H$3]-[.F76])*[.$K$3]+[.F7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5" table:formula="of:=+(IF([.B77]&gt;[.C77]; [.$C$3]; ([.B77]+([.D77]*[.$B$3]))*0.5))" office:value-type="float" office:value="-2.99995648371987">
            <text:p>-3.0</text:p>
          </table:table-cell>
          <table:table-cell table:style-name="ce10" table:formula="of:=+(IF([.B77]&gt;[.C77];[.$D$3];(([.C77]-[.E77])*[.F77])+[.E77]))" office:value-type="float" office:value="1.0000078790745">
            <text:p>1.00001</text:p>
          </table:table-cell>
          <table:table-cell table:style-name="ce13" table:formula="of:=+[.D77]" office:value-type="float" office:value="-10">
            <text:p>-10</text:p>
          </table:table-cell>
          <table:table-cell table:style-name="ce16" table:formula="of:=IF([.C77]=100;([.$F$3])*([.E77]-[.$E$3])+[.$E$3];((1-[.E77])*[.$G$3])+[.E77])" office:value-type="float" office:value="1">
            <text:p>1.0000000</text:p>
          </table:table-cell>
          <table:table-cell table:style-name="ce20" table:formula="of:=IF([.C77]=100;([.$J$3])*([.F77]-[.$I$3])+[.$I$3];([.$H$3]-[.F77])*[.$K$3]+[.F7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5" table:formula="of:=+(IF([.B78]&gt;[.C78]; [.$C$3]; ([.B78]+([.D78]*[.$B$3]))*0.5))" office:value-type="float" office:value="-2.99997824185994">
            <text:p>-3.0</text:p>
          </table:table-cell>
          <table:table-cell table:style-name="ce10" table:formula="of:=+(IF([.B78]&gt;[.C78];[.$D$3];(([.C78]-[.E78])*[.F78])+[.E78]))" office:value-type="float" office:value="1.0000047274447">
            <text:p>1.00000</text:p>
          </table:table-cell>
          <table:table-cell table:style-name="ce13" table:formula="of:=+[.D78]" office:value-type="float" office:value="-10">
            <text:p>-10</text:p>
          </table:table-cell>
          <table:table-cell table:style-name="ce16" table:formula="of:=IF([.C78]=100;([.$F$3])*([.E78]-[.$E$3])+[.$E$3];((1-[.E78])*[.$G$3])+[.E78])" office:value-type="float" office:value="1">
            <text:p>1.0000000</text:p>
          </table:table-cell>
          <table:table-cell table:style-name="ce20" table:formula="of:=IF([.C78]=100;([.$J$3])*([.F78]-[.$I$3])+[.$I$3];([.$H$3]-[.F78])*[.$K$3]+[.F7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5" table:formula="of:=+(IF([.B79]&gt;[.C79]; [.$C$3]; ([.B79]+([.D79]*[.$B$3]))*0.5))" office:value-type="float" office:value="-2.99998912092997">
            <text:p>-3.0</text:p>
          </table:table-cell>
          <table:table-cell table:style-name="ce10" table:formula="of:=+(IF([.B79]&gt;[.C79];[.$D$3];(([.C79]-[.E79])*[.F79])+[.E79]))" office:value-type="float" office:value="1.00000283646682">
            <text:p>1.00000</text:p>
          </table:table-cell>
          <table:table-cell table:style-name="ce13" table:formula="of:=+[.D79]" office:value-type="float" office:value="-10">
            <text:p>-10</text:p>
          </table:table-cell>
          <table:table-cell table:style-name="ce16" table:formula="of:=IF([.C79]=100;([.$F$3])*([.E79]-[.$E$3])+[.$E$3];((1-[.E79])*[.$G$3])+[.E79])" office:value-type="float" office:value="1">
            <text:p>1.0000000</text:p>
          </table:table-cell>
          <table:table-cell table:style-name="ce20" table:formula="of:=IF([.C79]=100;([.$J$3])*([.F79]-[.$I$3])+[.$I$3];([.$H$3]-[.F79])*[.$K$3]+[.F7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style-name="ce5" table:formula="of:=+(IF([.B80]&gt;[.C80]; [.$C$3]; ([.B80]+([.D80]*[.$B$3]))*0.5))" office:value-type="float" office:value="-2.99999456046498">
            <text:p>-3.0</text:p>
          </table:table-cell>
          <table:table-cell table:style-name="ce10" table:formula="of:=+(IF([.B80]&gt;[.C80];[.$D$3];(([.C80]-[.E80])*[.F80])+[.E80]))" office:value-type="float" office:value="1.00000170188009">
            <text:p>1.00000</text:p>
          </table:table-cell>
          <table:table-cell table:style-name="ce13" table:formula="of:=+[.D80]" office:value-type="float" office:value="-10">
            <text:p>-10</text:p>
          </table:table-cell>
          <table:table-cell table:style-name="ce16" table:formula="of:=IF([.C80]=100;([.$F$3])*([.E80]-[.$E$3])+[.$E$3];((1-[.E80])*[.$G$3])+[.E80])" office:value-type="float" office:value="1">
            <text:p>1.0000000</text:p>
          </table:table-cell>
          <table:table-cell table:style-name="ce20" table:formula="of:=IF([.C80]=100;([.$J$3])*([.F80]-[.$I$3])+[.$I$3];([.$H$3]-[.F80])*[.$K$3]+[.F8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table:style-name="ce5" table:formula="of:=+(IF([.B81]&gt;[.C81]; [.$C$3]; ([.B81]+([.D81]*[.$B$3]))*0.5))" office:value-type="float" office:value="-2.99999728023249">
            <text:p>-3.0</text:p>
          </table:table-cell>
          <table:table-cell table:style-name="ce10" table:formula="of:=+(IF([.B81]&gt;[.C81];[.$D$3];(([.C81]-[.E81])*[.F81])+[.E81]))" office:value-type="float" office:value="1.00000102112806">
            <text:p>1.00000</text:p>
          </table:table-cell>
          <table:table-cell table:style-name="ce13" table:formula="of:=+[.D81]" office:value-type="float" office:value="-10">
            <text:p>-10</text:p>
          </table:table-cell>
          <table:table-cell table:style-name="ce16" table:formula="of:=IF([.C81]=100;([.$F$3])*([.E81]-[.$E$3])+[.$E$3];((1-[.E81])*[.$G$3])+[.E81])" office:value-type="float" office:value="1">
            <text:p>1.0000000</text:p>
          </table:table-cell>
          <table:table-cell table:style-name="ce20" table:formula="of:=IF([.C81]=100;([.$J$3])*([.F81]-[.$I$3])+[.$I$3];([.$H$3]-[.F81])*[.$K$3]+[.F8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table:style-name="ce5" table:formula="of:=+(IF([.B82]&gt;[.C82]; [.$C$3]; ([.B82]+([.D82]*[.$B$3]))*0.5))" office:value-type="float" office:value="-2.99999864011625">
            <text:p>-3.0</text:p>
          </table:table-cell>
          <table:table-cell table:style-name="ce10" table:formula="of:=+(IF([.B82]&gt;[.C82];[.$D$3];(([.C82]-[.E82])*[.F82])+[.E82]))" office:value-type="float" office:value="1.00000061267683">
            <text:p>1.00000</text:p>
          </table:table-cell>
          <table:table-cell table:style-name="ce13" table:formula="of:=+[.D82]" office:value-type="float" office:value="-10">
            <text:p>-10</text:p>
          </table:table-cell>
          <table:table-cell table:style-name="ce16" table:formula="of:=IF([.C82]=100;([.$F$3])*([.E82]-[.$E$3])+[.$E$3];((1-[.E82])*[.$G$3])+[.E82])" office:value-type="float" office:value="1">
            <text:p>1.0000000</text:p>
          </table:table-cell>
          <table:table-cell table:style-name="ce20" table:formula="of:=IF([.C82]=100;([.$J$3])*([.F82]-[.$I$3])+[.$I$3];([.$H$3]-[.F82])*[.$K$3]+[.F8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table:style-name="ce5" table:formula="of:=+(IF([.B83]&gt;[.C83]; [.$C$3]; ([.B83]+([.D83]*[.$B$3]))*0.5))" office:value-type="float" office:value="-2.99999932005812">
            <text:p>-3.0</text:p>
          </table:table-cell>
          <table:table-cell table:style-name="ce10" table:formula="of:=+(IF([.B83]&gt;[.C83];[.$D$3];(([.C83]-[.E83])*[.F83])+[.E83]))" office:value-type="float" office:value="1.0000003676061">
            <text:p>1.00000</text:p>
          </table:table-cell>
          <table:table-cell table:style-name="ce13" table:formula="of:=+[.D83]" office:value-type="float" office:value="-10">
            <text:p>-10</text:p>
          </table:table-cell>
          <table:table-cell table:style-name="ce16" table:formula="of:=IF([.C83]=100;([.$F$3])*([.E83]-[.$E$3])+[.$E$3];((1-[.E83])*[.$G$3])+[.E83])" office:value-type="float" office:value="1">
            <text:p>1.0000000</text:p>
          </table:table-cell>
          <table:table-cell table:style-name="ce20" table:formula="of:=IF([.C83]=100;([.$J$3])*([.F83]-[.$I$3])+[.$I$3];([.$H$3]-[.F83])*[.$K$3]+[.F8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table:style-name="ce5" table:formula="of:=+(IF([.B84]&gt;[.C84]; [.$C$3]; ([.B84]+([.D84]*[.$B$3]))*0.5))" office:value-type="float" office:value="-2.99999966002906">
            <text:p>-3.0</text:p>
          </table:table-cell>
          <table:table-cell table:style-name="ce10" table:formula="of:=+(IF([.B84]&gt;[.C84];[.$D$3];(([.C84]-[.E84])*[.F84])+[.E84]))" office:value-type="float" office:value="1.00000022056366">
            <text:p>1.00000</text:p>
          </table:table-cell>
          <table:table-cell table:style-name="ce13" table:formula="of:=+[.D84]" office:value-type="float" office:value="-10">
            <text:p>-10</text:p>
          </table:table-cell>
          <table:table-cell table:style-name="ce16" table:formula="of:=IF([.C84]=100;([.$F$3])*([.E84]-[.$E$3])+[.$E$3];((1-[.E84])*[.$G$3])+[.E84])" office:value-type="float" office:value="1">
            <text:p>1.0000000</text:p>
          </table:table-cell>
          <table:table-cell table:style-name="ce20" table:formula="of:=IF([.C84]=100;([.$J$3])*([.F84]-[.$I$3])+[.$I$3];([.$H$3]-[.F84])*[.$K$3]+[.F8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table:style-name="ce5" table:formula="of:=+(IF([.B85]&gt;[.C85]; [.$C$3]; ([.B85]+([.D85]*[.$B$3]))*0.5))" office:value-type="float" office:value="-2.99999983001453">
            <text:p>-3.0</text:p>
          </table:table-cell>
          <table:table-cell table:style-name="ce10" table:formula="of:=+(IF([.B85]&gt;[.C85];[.$D$3];(([.C85]-[.E85])*[.F85])+[.E85]))" office:value-type="float" office:value="1.0000001323382">
            <text:p>1.00000</text:p>
          </table:table-cell>
          <table:table-cell table:style-name="ce13" table:formula="of:=+[.D85]" office:value-type="float" office:value="-10">
            <text:p>-10</text:p>
          </table:table-cell>
          <table:table-cell table:style-name="ce16" table:formula="of:=IF([.C85]=100;([.$F$3])*([.E85]-[.$E$3])+[.$E$3];((1-[.E85])*[.$G$3])+[.E85])" office:value-type="float" office:value="1">
            <text:p>1.0000000</text:p>
          </table:table-cell>
          <table:table-cell table:style-name="ce20" table:formula="of:=IF([.C85]=100;([.$J$3])*([.F85]-[.$I$3])+[.$I$3];([.$H$3]-[.F85])*[.$K$3]+[.F8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table:style-name="ce5" table:formula="of:=+(IF([.B86]&gt;[.C86]; [.$C$3]; ([.B86]+([.D86]*[.$B$3]))*0.5))" office:value-type="float" office:value="-2.99999991500727">
            <text:p>-3.0</text:p>
          </table:table-cell>
          <table:table-cell table:style-name="ce10" table:formula="of:=+(IF([.B86]&gt;[.C86];[.$D$3];(([.C86]-[.E86])*[.F86])+[.E86]))" office:value-type="float" office:value="1.00000007940292">
            <text:p>1.00000</text:p>
          </table:table-cell>
          <table:table-cell table:style-name="ce13" table:formula="of:=+[.D86]" office:value-type="float" office:value="-10">
            <text:p>-10</text:p>
          </table:table-cell>
          <table:table-cell table:style-name="ce16" table:formula="of:=IF([.C86]=100;([.$F$3])*([.E86]-[.$E$3])+[.$E$3];((1-[.E86])*[.$G$3])+[.E86])" office:value-type="float" office:value="1">
            <text:p>1.0000000</text:p>
          </table:table-cell>
          <table:table-cell table:style-name="ce20" table:formula="of:=IF([.C86]=100;([.$J$3])*([.F86]-[.$I$3])+[.$I$3];([.$H$3]-[.F86])*[.$K$3]+[.F8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table:style-name="ce5" table:formula="of:=+(IF([.B87]&gt;[.C87]; [.$C$3]; ([.B87]+([.D87]*[.$B$3]))*0.5))" office:value-type="float" office:value="-2.99999995750363">
            <text:p>-3.0</text:p>
          </table:table-cell>
          <table:table-cell table:style-name="ce10" table:formula="of:=+(IF([.B87]&gt;[.C87];[.$D$3];(([.C87]-[.E87])*[.F87])+[.E87]))" office:value-type="float" office:value="1.00000004764175">
            <text:p>1.00000</text:p>
          </table:table-cell>
          <table:table-cell table:style-name="ce13" table:formula="of:=+[.D87]" office:value-type="float" office:value="-10">
            <text:p>-10</text:p>
          </table:table-cell>
          <table:table-cell table:style-name="ce16" table:formula="of:=IF([.C87]=100;([.$F$3])*([.E87]-[.$E$3])+[.$E$3];((1-[.E87])*[.$G$3])+[.E87])" office:value-type="float" office:value="1">
            <text:p>1.0000000</text:p>
          </table:table-cell>
          <table:table-cell table:style-name="ce20" table:formula="of:=IF([.C87]=100;([.$J$3])*([.F87]-[.$I$3])+[.$I$3];([.$H$3]-[.F87])*[.$K$3]+[.F8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83">
            <text:p>83</text:p>
          </table:table-cell>
          <table:table-cell table:style-name="ce5" table:formula="of:=+(IF([.B88]&gt;[.C88]; [.$C$3]; ([.B88]+([.D88]*[.$B$3]))*0.5))" office:value-type="float" office:value="-2.99999997875182">
            <text:p>-3.0</text:p>
          </table:table-cell>
          <table:table-cell table:style-name="ce10" table:formula="of:=+(IF([.B88]&gt;[.C88];[.$D$3];(([.C88]-[.E88])*[.F88])+[.E88]))" office:value-type="float" office:value="1.00000002858505">
            <text:p>1.00000</text:p>
          </table:table-cell>
          <table:table-cell table:style-name="ce13" table:formula="of:=+[.D88]" office:value-type="float" office:value="-10">
            <text:p>-10</text:p>
          </table:table-cell>
          <table:table-cell table:style-name="ce16" table:formula="of:=IF([.C88]=100;([.$F$3])*([.E88]-[.$E$3])+[.$E$3];((1-[.E88])*[.$G$3])+[.E88])" office:value-type="float" office:value="1">
            <text:p>1.0000000</text:p>
          </table:table-cell>
          <table:table-cell table:style-name="ce20" table:formula="of:=IF([.C88]=100;([.$J$3])*([.F88]-[.$I$3])+[.$I$3];([.$H$3]-[.F88])*[.$K$3]+[.F8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table:style-name="ce5" table:formula="of:=+(IF([.B89]&gt;[.C89]; [.$C$3]; ([.B89]+([.D89]*[.$B$3]))*0.5))" office:value-type="float" office:value="-2.99999998937591">
            <text:p>-3.0</text:p>
          </table:table-cell>
          <table:table-cell table:style-name="ce10" table:formula="of:=+(IF([.B89]&gt;[.C89];[.$D$3];(([.C89]-[.E89])*[.F89])+[.E89]))" office:value-type="float" office:value="1.00000001715103">
            <text:p>1.00000</text:p>
          </table:table-cell>
          <table:table-cell table:style-name="ce13" table:formula="of:=+[.D89]" office:value-type="float" office:value="-10">
            <text:p>-10</text:p>
          </table:table-cell>
          <table:table-cell table:style-name="ce16" table:formula="of:=IF([.C89]=100;([.$F$3])*([.E89]-[.$E$3])+[.$E$3];((1-[.E89])*[.$G$3])+[.E89])" office:value-type="float" office:value="1">
            <text:p>1.0000000</text:p>
          </table:table-cell>
          <table:table-cell table:style-name="ce20" table:formula="of:=IF([.C89]=100;([.$J$3])*([.F89]-[.$I$3])+[.$I$3];([.$H$3]-[.F89])*[.$K$3]+[.F8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85">
            <text:p>85</text:p>
          </table:table-cell>
          <table:table-cell table:style-name="ce5" table:formula="of:=+(IF([.B90]&gt;[.C90]; [.$C$3]; ([.B90]+([.D90]*[.$B$3]))*0.5))" office:value-type="float" office:value="-2.99999999468795">
            <text:p>-3.0</text:p>
          </table:table-cell>
          <table:table-cell table:style-name="ce10" table:formula="of:=+(IF([.B90]&gt;[.C90];[.$D$3];(([.C90]-[.E90])*[.F90])+[.E90]))" office:value-type="float" office:value="1.00000001029062">
            <text:p>1.00000</text:p>
          </table:table-cell>
          <table:table-cell table:style-name="ce13" table:formula="of:=+[.D90]" office:value-type="float" office:value="-10">
            <text:p>-10</text:p>
          </table:table-cell>
          <table:table-cell table:style-name="ce16" table:formula="of:=IF([.C90]=100;([.$F$3])*([.E90]-[.$E$3])+[.$E$3];((1-[.E90])*[.$G$3])+[.E90])" office:value-type="float" office:value="1">
            <text:p>1.0000000</text:p>
          </table:table-cell>
          <table:table-cell table:style-name="ce20" table:formula="of:=IF([.C90]=100;([.$J$3])*([.F90]-[.$I$3])+[.$I$3];([.$H$3]-[.F90])*[.$K$3]+[.F9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table:style-name="ce5" table:formula="of:=+(IF([.B91]&gt;[.C91]; [.$C$3]; ([.B91]+([.D91]*[.$B$3]))*0.5))" office:value-type="float" office:value="-2.99999999734398">
            <text:p>-3.0</text:p>
          </table:table-cell>
          <table:table-cell table:style-name="ce10" table:formula="of:=+(IF([.B91]&gt;[.C91];[.$D$3];(([.C91]-[.E91])*[.F91])+[.E91]))" office:value-type="float" office:value="1.00000000617437">
            <text:p>1.00000</text:p>
          </table:table-cell>
          <table:table-cell table:style-name="ce13" table:formula="of:=+[.D91]" office:value-type="float" office:value="-10">
            <text:p>-10</text:p>
          </table:table-cell>
          <table:table-cell table:style-name="ce16" table:formula="of:=IF([.C91]=100;([.$F$3])*([.E91]-[.$E$3])+[.$E$3];((1-[.E91])*[.$G$3])+[.E91])" office:value-type="float" office:value="1">
            <text:p>1.0000000</text:p>
          </table:table-cell>
          <table:table-cell table:style-name="ce20" table:formula="of:=IF([.C91]=100;([.$J$3])*([.F91]-[.$I$3])+[.$I$3];([.$H$3]-[.F91])*[.$K$3]+[.F9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87">
            <text:p>87</text:p>
          </table:table-cell>
          <table:table-cell table:style-name="ce5" table:formula="of:=+(IF([.B92]&gt;[.C92]; [.$C$3]; ([.B92]+([.D92]*[.$B$3]))*0.5))" office:value-type="float" office:value="-2.99999999867199">
            <text:p>-3.0</text:p>
          </table:table-cell>
          <table:table-cell table:style-name="ce10" table:formula="of:=+(IF([.B92]&gt;[.C92];[.$D$3];(([.C92]-[.E92])*[.F92])+[.E92]))" office:value-type="float" office:value="1.00000000370462">
            <text:p>1.00000</text:p>
          </table:table-cell>
          <table:table-cell table:style-name="ce13" table:formula="of:=+[.D92]" office:value-type="float" office:value="-10">
            <text:p>-10</text:p>
          </table:table-cell>
          <table:table-cell table:style-name="ce16" table:formula="of:=IF([.C92]=100;([.$F$3])*([.E92]-[.$E$3])+[.$E$3];((1-[.E92])*[.$G$3])+[.E92])" office:value-type="float" office:value="1">
            <text:p>1.0000000</text:p>
          </table:table-cell>
          <table:table-cell table:style-name="ce20" table:formula="of:=IF([.C92]=100;([.$J$3])*([.F92]-[.$I$3])+[.$I$3];([.$H$3]-[.F92])*[.$K$3]+[.F9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88">
            <text:p>88</text:p>
          </table:table-cell>
          <table:table-cell table:style-name="ce5" table:formula="of:=+(IF([.B93]&gt;[.C93]; [.$C$3]; ([.B93]+([.D93]*[.$B$3]))*0.5))" office:value-type="float" office:value="-2.99999999933599">
            <text:p>-3.0</text:p>
          </table:table-cell>
          <table:table-cell table:style-name="ce10" table:formula="of:=+(IF([.B93]&gt;[.C93];[.$D$3];(([.C93]-[.E93])*[.F93])+[.E93]))" office:value-type="float" office:value="1.00000000222277">
            <text:p>1.00000</text:p>
          </table:table-cell>
          <table:table-cell table:style-name="ce13" table:formula="of:=+[.D93]" office:value-type="float" office:value="-10">
            <text:p>-10</text:p>
          </table:table-cell>
          <table:table-cell table:style-name="ce16" table:formula="of:=IF([.C93]=100;([.$F$3])*([.E93]-[.$E$3])+[.$E$3];((1-[.E93])*[.$G$3])+[.E93])" office:value-type="float" office:value="1">
            <text:p>1.0000000</text:p>
          </table:table-cell>
          <table:table-cell table:style-name="ce20" table:formula="of:=IF([.C93]=100;([.$J$3])*([.F93]-[.$I$3])+[.$I$3];([.$H$3]-[.F93])*[.$K$3]+[.F9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table:style-name="ce5" table:formula="of:=+(IF([.B94]&gt;[.C94]; [.$C$3]; ([.B94]+([.D94]*[.$B$3]))*0.5))" office:value-type="float" office:value="-2.999999999668">
            <text:p>-3.0</text:p>
          </table:table-cell>
          <table:table-cell table:style-name="ce10" table:formula="of:=+(IF([.B94]&gt;[.C94];[.$D$3];(([.C94]-[.E94])*[.F94])+[.E94]))" office:value-type="float" office:value="1.00000000133366">
            <text:p>1.00000</text:p>
          </table:table-cell>
          <table:table-cell table:style-name="ce13" table:formula="of:=+[.D94]" office:value-type="float" office:value="-10">
            <text:p>-10</text:p>
          </table:table-cell>
          <table:table-cell table:style-name="ce16" table:formula="of:=IF([.C94]=100;([.$F$3])*([.E94]-[.$E$3])+[.$E$3];((1-[.E94])*[.$G$3])+[.E94])" office:value-type="float" office:value="1">
            <text:p>1.0000000</text:p>
          </table:table-cell>
          <table:table-cell table:style-name="ce20" table:formula="of:=IF([.C94]=100;([.$J$3])*([.F94]-[.$I$3])+[.$I$3];([.$H$3]-[.F94])*[.$K$3]+[.F9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90">
            <text:p>90</text:p>
          </table:table-cell>
          <table:table-cell table:style-name="ce5" table:formula="of:=+(IF([.B95]&gt;[.C95]; [.$C$3]; ([.B95]+([.D95]*[.$B$3]))*0.5))" office:value-type="float" office:value="-2.999999999834">
            <text:p>-3.0</text:p>
          </table:table-cell>
          <table:table-cell table:style-name="ce10" table:formula="of:=+(IF([.B95]&gt;[.C95];[.$D$3];(([.C95]-[.E95])*[.F95])+[.E95]))" office:value-type="float" office:value="1.0000000008002">
            <text:p>1.00000</text:p>
          </table:table-cell>
          <table:table-cell table:style-name="ce13" table:formula="of:=+[.D95]" office:value-type="float" office:value="-10">
            <text:p>-10</text:p>
          </table:table-cell>
          <table:table-cell table:style-name="ce16" table:formula="of:=IF([.C95]=100;([.$F$3])*([.E95]-[.$E$3])+[.$E$3];((1-[.E95])*[.$G$3])+[.E95])" office:value-type="float" office:value="1">
            <text:p>1.0000000</text:p>
          </table:table-cell>
          <table:table-cell table:style-name="ce20" table:formula="of:=IF([.C95]=100;([.$J$3])*([.F95]-[.$I$3])+[.$I$3];([.$H$3]-[.F95])*[.$K$3]+[.F9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91">
            <text:p>91</text:p>
          </table:table-cell>
          <table:table-cell table:style-name="ce5" table:formula="of:=+(IF([.B96]&gt;[.C96]; [.$C$3]; ([.B96]+([.D96]*[.$B$3]))*0.5))" office:value-type="float" office:value="-2.999999999917">
            <text:p>-3.0</text:p>
          </table:table-cell>
          <table:table-cell table:style-name="ce10" table:formula="of:=+(IF([.B96]&gt;[.C96];[.$D$3];(([.C96]-[.E96])*[.F96])+[.E96]))" office:value-type="float" office:value="1.00000000048012">
            <text:p>1.00000</text:p>
          </table:table-cell>
          <table:table-cell table:style-name="ce13" table:formula="of:=+[.D96]" office:value-type="float" office:value="-10">
            <text:p>-10</text:p>
          </table:table-cell>
          <table:table-cell table:style-name="ce16" table:formula="of:=IF([.C96]=100;([.$F$3])*([.E96]-[.$E$3])+[.$E$3];((1-[.E96])*[.$G$3])+[.E96])" office:value-type="float" office:value="1">
            <text:p>1.0000000</text:p>
          </table:table-cell>
          <table:table-cell table:style-name="ce20" table:formula="of:=IF([.C96]=100;([.$J$3])*([.F96]-[.$I$3])+[.$I$3];([.$H$3]-[.F96])*[.$K$3]+[.F9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92">
            <text:p>92</text:p>
          </table:table-cell>
          <table:table-cell table:style-name="ce5" table:formula="of:=+(IF([.B97]&gt;[.C97]; [.$C$3]; ([.B97]+([.D97]*[.$B$3]))*0.5))" office:value-type="float" office:value="-2.9999999999585">
            <text:p>-3.0</text:p>
          </table:table-cell>
          <table:table-cell table:style-name="ce10" table:formula="of:=+(IF([.B97]&gt;[.C97];[.$D$3];(([.C97]-[.E97])*[.F97])+[.E97]))" office:value-type="float" office:value="1.00000000028807">
            <text:p>1.00000</text:p>
          </table:table-cell>
          <table:table-cell table:style-name="ce13" table:formula="of:=+[.D97]" office:value-type="float" office:value="-10">
            <text:p>-10</text:p>
          </table:table-cell>
          <table:table-cell table:style-name="ce16" table:formula="of:=IF([.C97]=100;([.$F$3])*([.E97]-[.$E$3])+[.$E$3];((1-[.E97])*[.$G$3])+[.E97])" office:value-type="float" office:value="1">
            <text:p>1.0000000</text:p>
          </table:table-cell>
          <table:table-cell table:style-name="ce20" table:formula="of:=IF([.C97]=100;([.$J$3])*([.F97]-[.$I$3])+[.$I$3];([.$H$3]-[.F97])*[.$K$3]+[.F9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93">
            <text:p>93</text:p>
          </table:table-cell>
          <table:table-cell table:style-name="ce5" table:formula="of:=+(IF([.B98]&gt;[.C98]; [.$C$3]; ([.B98]+([.D98]*[.$B$3]))*0.5))" office:value-type="float" office:value="-2.99999999997925">
            <text:p>-3.0</text:p>
          </table:table-cell>
          <table:table-cell table:style-name="ce10" table:formula="of:=+(IF([.B98]&gt;[.C98];[.$D$3];(([.C98]-[.E98])*[.F98])+[.E98]))" office:value-type="float" office:value="1.00000000017284">
            <text:p>1.00000</text:p>
          </table:table-cell>
          <table:table-cell table:style-name="ce13" table:formula="of:=+[.D98]" office:value-type="float" office:value="-10">
            <text:p>-10</text:p>
          </table:table-cell>
          <table:table-cell table:style-name="ce16" table:formula="of:=IF([.C98]=100;([.$F$3])*([.E98]-[.$E$3])+[.$E$3];((1-[.E98])*[.$G$3])+[.E98])" office:value-type="float" office:value="1">
            <text:p>1.0000000</text:p>
          </table:table-cell>
          <table:table-cell table:style-name="ce20" table:formula="of:=IF([.C98]=100;([.$J$3])*([.F98]-[.$I$3])+[.$I$3];([.$H$3]-[.F98])*[.$K$3]+[.F9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94">
            <text:p>94</text:p>
          </table:table-cell>
          <table:table-cell table:style-name="ce5" table:formula="of:=+(IF([.B99]&gt;[.C99]; [.$C$3]; ([.B99]+([.D99]*[.$B$3]))*0.5))" office:value-type="float" office:value="-2.99999999998962">
            <text:p>-3.0</text:p>
          </table:table-cell>
          <table:table-cell table:style-name="ce10" table:formula="of:=+(IF([.B99]&gt;[.C99];[.$D$3];(([.C99]-[.E99])*[.F99])+[.E99]))" office:value-type="float" office:value="1.00000000010371">
            <text:p>1.00000</text:p>
          </table:table-cell>
          <table:table-cell table:style-name="ce13" table:formula="of:=+[.D99]" office:value-type="float" office:value="-10">
            <text:p>-10</text:p>
          </table:table-cell>
          <table:table-cell table:style-name="ce16" table:formula="of:=IF([.C99]=100;([.$F$3])*([.E99]-[.$E$3])+[.$E$3];((1-[.E99])*[.$G$3])+[.E99])" office:value-type="float" office:value="1">
            <text:p>1.0000000</text:p>
          </table:table-cell>
          <table:table-cell table:style-name="ce20" table:formula="of:=IF([.C99]=100;([.$J$3])*([.F99]-[.$I$3])+[.$I$3];([.$H$3]-[.F99])*[.$K$3]+[.F9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95">
            <text:p>95</text:p>
          </table:table-cell>
          <table:table-cell table:style-name="ce5" table:formula="of:=+(IF([.B100]&gt;[.C100]; [.$C$3]; ([.B100]+([.D100]*[.$B$3]))*0.5))" office:value-type="float" office:value="-2.99999999999481">
            <text:p>-3.0</text:p>
          </table:table-cell>
          <table:table-cell table:style-name="ce10" table:formula="of:=+(IF([.B100]&gt;[.C100];[.$D$3];(([.C100]-[.E100])*[.F100])+[.E100]))" office:value-type="float" office:value="1.00000000006222">
            <text:p>1.00000</text:p>
          </table:table-cell>
          <table:table-cell table:style-name="ce13" table:formula="of:=+[.D100]" office:value-type="float" office:value="-10">
            <text:p>-10</text:p>
          </table:table-cell>
          <table:table-cell table:style-name="ce16" table:formula="of:=IF([.C100]=100;([.$F$3])*([.E100]-[.$E$3])+[.$E$3];((1-[.E100])*[.$G$3])+[.E100])" office:value-type="float" office:value="1">
            <text:p>1.0000000</text:p>
          </table:table-cell>
          <table:table-cell table:style-name="ce20" table:formula="of:=IF([.C100]=100;([.$J$3])*([.F100]-[.$I$3])+[.$I$3];([.$H$3]-[.F100])*[.$K$3]+[.F10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96">
            <text:p>96</text:p>
          </table:table-cell>
          <table:table-cell table:style-name="ce5" table:formula="of:=+(IF([.B101]&gt;[.C101]; [.$C$3]; ([.B101]+([.D101]*[.$B$3]))*0.5))" office:value-type="float" office:value="-2.99999999999741">
            <text:p>-3.0</text:p>
          </table:table-cell>
          <table:table-cell table:style-name="ce10" table:formula="of:=+(IF([.B101]&gt;[.C101];[.$D$3];(([.C101]-[.E101])*[.F101])+[.E101]))" office:value-type="float" office:value="1.00000000003733">
            <text:p>1.00000</text:p>
          </table:table-cell>
          <table:table-cell table:style-name="ce13" table:formula="of:=+[.D101]" office:value-type="float" office:value="-10">
            <text:p>-10</text:p>
          </table:table-cell>
          <table:table-cell table:style-name="ce16" table:formula="of:=IF([.C101]=100;([.$F$3])*([.E101]-[.$E$3])+[.$E$3];((1-[.E101])*[.$G$3])+[.E101])" office:value-type="float" office:value="1">
            <text:p>1.0000000</text:p>
          </table:table-cell>
          <table:table-cell table:style-name="ce20" table:formula="of:=IF([.C101]=100;([.$J$3])*([.F101]-[.$I$3])+[.$I$3];([.$H$3]-[.F101])*[.$K$3]+[.F10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97">
            <text:p>97</text:p>
          </table:table-cell>
          <table:table-cell table:style-name="ce5" table:formula="of:=+(IF([.B102]&gt;[.C102]; [.$C$3]; ([.B102]+([.D102]*[.$B$3]))*0.5))" office:value-type="float" office:value="-2.9999999999987">
            <text:p>-3.0</text:p>
          </table:table-cell>
          <table:table-cell table:style-name="ce10" table:formula="of:=+(IF([.B102]&gt;[.C102];[.$D$3];(([.C102]-[.E102])*[.F102])+[.E102]))" office:value-type="float" office:value="1.0000000000224">
            <text:p>1.00000</text:p>
          </table:table-cell>
          <table:table-cell table:style-name="ce13" table:formula="of:=+[.D102]" office:value-type="float" office:value="-10">
            <text:p>-10</text:p>
          </table:table-cell>
          <table:table-cell table:style-name="ce16" table:formula="of:=IF([.C102]=100;([.$F$3])*([.E102]-[.$E$3])+[.$E$3];((1-[.E102])*[.$G$3])+[.E102])" office:value-type="float" office:value="1">
            <text:p>1.0000000</text:p>
          </table:table-cell>
          <table:table-cell table:style-name="ce20" table:formula="of:=IF([.C102]=100;([.$J$3])*([.F102]-[.$I$3])+[.$I$3];([.$H$3]-[.F102])*[.$K$3]+[.F10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98">
            <text:p>98</text:p>
          </table:table-cell>
          <table:table-cell table:style-name="ce5" table:formula="of:=+(IF([.B103]&gt;[.C103]; [.$C$3]; ([.B103]+([.D103]*[.$B$3]))*0.5))" office:value-type="float" office:value="-2.99999999999935">
            <text:p>-3.0</text:p>
          </table:table-cell>
          <table:table-cell table:style-name="ce10" table:formula="of:=+(IF([.B103]&gt;[.C103];[.$D$3];(([.C103]-[.E103])*[.F103])+[.E103]))" office:value-type="float" office:value="1.00000000001344">
            <text:p>1.00000</text:p>
          </table:table-cell>
          <table:table-cell table:style-name="ce13" table:formula="of:=+[.D103]" office:value-type="float" office:value="-10">
            <text:p>-10</text:p>
          </table:table-cell>
          <table:table-cell table:style-name="ce16" table:formula="of:=IF([.C103]=100;([.$F$3])*([.E103]-[.$E$3])+[.$E$3];((1-[.E103])*[.$G$3])+[.E103])" office:value-type="float" office:value="1">
            <text:p>1.0000000</text:p>
          </table:table-cell>
          <table:table-cell table:style-name="ce20" table:formula="of:=IF([.C103]=100;([.$J$3])*([.F103]-[.$I$3])+[.$I$3];([.$H$3]-[.F103])*[.$K$3]+[.F10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99">
            <text:p>99</text:p>
          </table:table-cell>
          <table:table-cell table:style-name="ce5" table:formula="of:=+(IF([.B104]&gt;[.C104]; [.$C$3]; ([.B104]+([.D104]*[.$B$3]))*0.5))" office:value-type="float" office:value="-2.99999999999968">
            <text:p>-3.0</text:p>
          </table:table-cell>
          <table:table-cell table:style-name="ce10" table:formula="of:=+(IF([.B104]&gt;[.C104];[.$D$3];(([.C104]-[.E104])*[.F104])+[.E104]))" office:value-type="float" office:value="1.00000000000806">
            <text:p>1.00000</text:p>
          </table:table-cell>
          <table:table-cell table:style-name="ce13" table:formula="of:=+[.D104]" office:value-type="float" office:value="-10">
            <text:p>-10</text:p>
          </table:table-cell>
          <table:table-cell table:style-name="ce16" table:formula="of:=IF([.C104]=100;([.$F$3])*([.E104]-[.$E$3])+[.$E$3];((1-[.E104])*[.$G$3])+[.E104])" office:value-type="float" office:value="1">
            <text:p>1.0000000</text:p>
          </table:table-cell>
          <table:table-cell table:style-name="ce20" table:formula="of:=IF([.C104]=100;([.$J$3])*([.F104]-[.$I$3])+[.$I$3];([.$H$3]-[.F104])*[.$K$3]+[.F10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00">
            <text:p>100</text:p>
          </table:table-cell>
          <table:table-cell table:style-name="ce5" table:formula="of:=+(IF([.B105]&gt;[.C105]; [.$C$3]; ([.B105]+([.D105]*[.$B$3]))*0.5))" office:value-type="float" office:value="-2.99999999999984">
            <text:p>-3.0</text:p>
          </table:table-cell>
          <table:table-cell table:style-name="ce10" table:formula="of:=+(IF([.B105]&gt;[.C105];[.$D$3];(([.C105]-[.E105])*[.F105])+[.E105]))" office:value-type="float" office:value="1.00000000000484">
            <text:p>1.00000</text:p>
          </table:table-cell>
          <table:table-cell table:style-name="ce13" table:formula="of:=+[.D105]" office:value-type="float" office:value="-10">
            <text:p>-10</text:p>
          </table:table-cell>
          <table:table-cell table:style-name="ce16" table:formula="of:=IF([.C105]=100;([.$F$3])*([.E105]-[.$E$3])+[.$E$3];((1-[.E105])*[.$G$3])+[.E105])" office:value-type="float" office:value="1">
            <text:p>1.0000000</text:p>
          </table:table-cell>
          <table:table-cell table:style-name="ce20" table:formula="of:=IF([.C105]=100;([.$J$3])*([.F105]-[.$I$3])+[.$I$3];([.$H$3]-[.F105])*[.$K$3]+[.F10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01">
            <text:p>101</text:p>
          </table:table-cell>
          <table:table-cell table:style-name="ce5" table:formula="of:=+(IF([.B106]&gt;[.C106]; [.$C$3]; ([.B106]+([.D106]*[.$B$3]))*0.5))" office:value-type="float" office:value="-2.99999999999992">
            <text:p>-3.0</text:p>
          </table:table-cell>
          <table:table-cell table:style-name="ce10" table:formula="of:=+(IF([.B106]&gt;[.C106];[.$D$3];(([.C106]-[.E106])*[.F106])+[.E106]))" office:value-type="float" office:value="1.0000000000029">
            <text:p>1.00000</text:p>
          </table:table-cell>
          <table:table-cell table:style-name="ce13" table:formula="of:=+[.D106]" office:value-type="float" office:value="-10">
            <text:p>-10</text:p>
          </table:table-cell>
          <table:table-cell table:style-name="ce16" table:formula="of:=IF([.C106]=100;([.$F$3])*([.E106]-[.$E$3])+[.$E$3];((1-[.E106])*[.$G$3])+[.E106])" office:value-type="float" office:value="1">
            <text:p>1.0000000</text:p>
          </table:table-cell>
          <table:table-cell table:style-name="ce20" table:formula="of:=IF([.C106]=100;([.$J$3])*([.F106]-[.$I$3])+[.$I$3];([.$H$3]-[.F106])*[.$K$3]+[.F10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02">
            <text:p>102</text:p>
          </table:table-cell>
          <table:table-cell table:style-name="ce5" table:formula="of:=+(IF([.B107]&gt;[.C107]; [.$C$3]; ([.B107]+([.D107]*[.$B$3]))*0.5))" office:value-type="float" office:value="-2.99999999999996">
            <text:p>-3.0</text:p>
          </table:table-cell>
          <table:table-cell table:style-name="ce10" table:formula="of:=+(IF([.B107]&gt;[.C107];[.$D$3];(([.C107]-[.E107])*[.F107])+[.E107]))" office:value-type="float" office:value="1.00000000000174">
            <text:p>1.00000</text:p>
          </table:table-cell>
          <table:table-cell table:style-name="ce13" table:formula="of:=+[.D107]" office:value-type="float" office:value="-10">
            <text:p>-10</text:p>
          </table:table-cell>
          <table:table-cell table:style-name="ce16" table:formula="of:=IF([.C107]=100;([.$F$3])*([.E107]-[.$E$3])+[.$E$3];((1-[.E107])*[.$G$3])+[.E107])" office:value-type="float" office:value="1">
            <text:p>1.0000000</text:p>
          </table:table-cell>
          <table:table-cell table:style-name="ce20" table:formula="of:=IF([.C107]=100;([.$J$3])*([.F107]-[.$I$3])+[.$I$3];([.$H$3]-[.F107])*[.$K$3]+[.F10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03">
            <text:p>103</text:p>
          </table:table-cell>
          <table:table-cell table:style-name="ce5" table:formula="of:=+(IF([.B108]&gt;[.C108]; [.$C$3]; ([.B108]+([.D108]*[.$B$3]))*0.5))" office:value-type="float" office:value="-2.99999999999998">
            <text:p>-3.0</text:p>
          </table:table-cell>
          <table:table-cell table:style-name="ce10" table:formula="of:=+(IF([.B108]&gt;[.C108];[.$D$3];(([.C108]-[.E108])*[.F108])+[.E108]))" office:value-type="float" office:value="1.00000000000105">
            <text:p>1.00000</text:p>
          </table:table-cell>
          <table:table-cell table:style-name="ce13" table:formula="of:=+[.D108]" office:value-type="float" office:value="-10">
            <text:p>-10</text:p>
          </table:table-cell>
          <table:table-cell table:style-name="ce16" table:formula="of:=IF([.C108]=100;([.$F$3])*([.E108]-[.$E$3])+[.$E$3];((1-[.E108])*[.$G$3])+[.E108])" office:value-type="float" office:value="1">
            <text:p>1.0000000</text:p>
          </table:table-cell>
          <table:table-cell table:style-name="ce20" table:formula="of:=IF([.C108]=100;([.$J$3])*([.F108]-[.$I$3])+[.$I$3];([.$H$3]-[.F108])*[.$K$3]+[.F10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04">
            <text:p>104</text:p>
          </table:table-cell>
          <table:table-cell table:style-name="ce5" table:formula="of:=+(IF([.B109]&gt;[.C109]; [.$C$3]; ([.B109]+([.D109]*[.$B$3]))*0.5))" office:value-type="float" office:value="-2.99999999999999">
            <text:p>-3.0</text:p>
          </table:table-cell>
          <table:table-cell table:style-name="ce10" table:formula="of:=+(IF([.B109]&gt;[.C109];[.$D$3];(([.C109]-[.E109])*[.F109])+[.E109]))" office:value-type="float" office:value="1.00000000000063">
            <text:p>1.00000</text:p>
          </table:table-cell>
          <table:table-cell table:style-name="ce13" table:formula="of:=+[.D109]" office:value-type="float" office:value="-10">
            <text:p>-10</text:p>
          </table:table-cell>
          <table:table-cell table:style-name="ce16" table:formula="of:=IF([.C109]=100;([.$F$3])*([.E109]-[.$E$3])+[.$E$3];((1-[.E109])*[.$G$3])+[.E109])" office:value-type="float" office:value="1">
            <text:p>1.0000000</text:p>
          </table:table-cell>
          <table:table-cell table:style-name="ce20" table:formula="of:=IF([.C109]=100;([.$J$3])*([.F109]-[.$I$3])+[.$I$3];([.$H$3]-[.F109])*[.$K$3]+[.F10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05">
            <text:p>105</text:p>
          </table:table-cell>
          <table:table-cell table:style-name="ce5" table:formula="of:=+(IF([.B110]&gt;[.C110]; [.$C$3]; ([.B110]+([.D110]*[.$B$3]))*0.5))" office:value-type="float" office:value="-3">
            <text:p>-3.0</text:p>
          </table:table-cell>
          <table:table-cell table:style-name="ce10" table:formula="of:=+(IF([.B110]&gt;[.C110];[.$D$3];(([.C110]-[.E110])*[.F110])+[.E110]))" office:value-type="float" office:value="1.00000000000038">
            <text:p>1.00000</text:p>
          </table:table-cell>
          <table:table-cell table:style-name="ce13" table:formula="of:=+[.D110]" office:value-type="float" office:value="-10">
            <text:p>-10</text:p>
          </table:table-cell>
          <table:table-cell table:style-name="ce16" table:formula="of:=IF([.C110]=100;([.$F$3])*([.E110]-[.$E$3])+[.$E$3];((1-[.E110])*[.$G$3])+[.E110])" office:value-type="float" office:value="1">
            <text:p>1.0000000</text:p>
          </table:table-cell>
          <table:table-cell table:style-name="ce20" table:formula="of:=IF([.C110]=100;([.$J$3])*([.F110]-[.$I$3])+[.$I$3];([.$H$3]-[.F110])*[.$K$3]+[.F11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06">
            <text:p>106</text:p>
          </table:table-cell>
          <table:table-cell table:style-name="ce5" table:formula="of:=+(IF([.B111]&gt;[.C111]; [.$C$3]; ([.B111]+([.D111]*[.$B$3]))*0.5))" office:value-type="float" office:value="-3">
            <text:p>-3.0</text:p>
          </table:table-cell>
          <table:table-cell table:style-name="ce10" table:formula="of:=+(IF([.B111]&gt;[.C111];[.$D$3];(([.C111]-[.E111])*[.F111])+[.E111]))" office:value-type="float" office:value="1.00000000000023">
            <text:p>1.00000</text:p>
          </table:table-cell>
          <table:table-cell table:style-name="ce13" table:formula="of:=+[.D111]" office:value-type="float" office:value="-10">
            <text:p>-10</text:p>
          </table:table-cell>
          <table:table-cell table:style-name="ce16" table:formula="of:=IF([.C111]=100;([.$F$3])*([.E111]-[.$E$3])+[.$E$3];((1-[.E111])*[.$G$3])+[.E111])" office:value-type="float" office:value="1">
            <text:p>1.0000000</text:p>
          </table:table-cell>
          <table:table-cell table:style-name="ce20" table:formula="of:=IF([.C111]=100;([.$J$3])*([.F111]-[.$I$3])+[.$I$3];([.$H$3]-[.F111])*[.$K$3]+[.F11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07">
            <text:p>107</text:p>
          </table:table-cell>
          <table:table-cell table:style-name="ce5" table:formula="of:=+(IF([.B112]&gt;[.C112]; [.$C$3]; ([.B112]+([.D112]*[.$B$3]))*0.5))" office:value-type="float" office:value="-3">
            <text:p>-3.0</text:p>
          </table:table-cell>
          <table:table-cell table:style-name="ce10" table:formula="of:=+(IF([.B112]&gt;[.C112];[.$D$3];(([.C112]-[.E112])*[.F112])+[.E112]))" office:value-type="float" office:value="1.00000000000014">
            <text:p>1.00000</text:p>
          </table:table-cell>
          <table:table-cell table:style-name="ce13" table:formula="of:=+[.D112]" office:value-type="float" office:value="-10">
            <text:p>-10</text:p>
          </table:table-cell>
          <table:table-cell table:style-name="ce16" table:formula="of:=IF([.C112]=100;([.$F$3])*([.E112]-[.$E$3])+[.$E$3];((1-[.E112])*[.$G$3])+[.E112])" office:value-type="float" office:value="1">
            <text:p>1.0000000</text:p>
          </table:table-cell>
          <table:table-cell table:style-name="ce20" table:formula="of:=IF([.C112]=100;([.$J$3])*([.F112]-[.$I$3])+[.$I$3];([.$H$3]-[.F112])*[.$K$3]+[.F11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08">
            <text:p>108</text:p>
          </table:table-cell>
          <table:table-cell table:style-name="ce5" table:formula="of:=+(IF([.B113]&gt;[.C113]; [.$C$3]; ([.B113]+([.D113]*[.$B$3]))*0.5))" office:value-type="float" office:value="-3">
            <text:p>-3.0</text:p>
          </table:table-cell>
          <table:table-cell table:style-name="ce10" table:formula="of:=+(IF([.B113]&gt;[.C113];[.$D$3];(([.C113]-[.E113])*[.F113])+[.E113]))" office:value-type="float" office:value="1.00000000000008">
            <text:p>1.00000</text:p>
          </table:table-cell>
          <table:table-cell table:style-name="ce13" table:formula="of:=+[.D113]" office:value-type="float" office:value="-10">
            <text:p>-10</text:p>
          </table:table-cell>
          <table:table-cell table:style-name="ce16" table:formula="of:=IF([.C113]=100;([.$F$3])*([.E113]-[.$E$3])+[.$E$3];((1-[.E113])*[.$G$3])+[.E113])" office:value-type="float" office:value="1">
            <text:p>1.0000000</text:p>
          </table:table-cell>
          <table:table-cell table:style-name="ce20" table:formula="of:=IF([.C113]=100;([.$J$3])*([.F113]-[.$I$3])+[.$I$3];([.$H$3]-[.F113])*[.$K$3]+[.F11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09">
            <text:p>109</text:p>
          </table:table-cell>
          <table:table-cell table:style-name="ce5" table:formula="of:=+(IF([.B114]&gt;[.C114]; [.$C$3]; ([.B114]+([.D114]*[.$B$3]))*0.5))" office:value-type="float" office:value="-3">
            <text:p>-3.0</text:p>
          </table:table-cell>
          <table:table-cell table:style-name="ce10" table:formula="of:=+(IF([.B114]&gt;[.C114];[.$D$3];(([.C114]-[.E114])*[.F114])+[.E114]))" office:value-type="float" office:value="1.00000000000005">
            <text:p>1.00000</text:p>
          </table:table-cell>
          <table:table-cell table:style-name="ce13" table:formula="of:=+[.D114]" office:value-type="float" office:value="-10">
            <text:p>-10</text:p>
          </table:table-cell>
          <table:table-cell table:style-name="ce16" table:formula="of:=IF([.C114]=100;([.$F$3])*([.E114]-[.$E$3])+[.$E$3];((1-[.E114])*[.$G$3])+[.E114])" office:value-type="float" office:value="1">
            <text:p>1.0000000</text:p>
          </table:table-cell>
          <table:table-cell table:style-name="ce20" table:formula="of:=IF([.C114]=100;([.$J$3])*([.F114]-[.$I$3])+[.$I$3];([.$H$3]-[.F114])*[.$K$3]+[.F11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10">
            <text:p>110</text:p>
          </table:table-cell>
          <table:table-cell table:style-name="ce5" table:formula="of:=+(IF([.B115]&gt;[.C115]; [.$C$3]; ([.B115]+([.D115]*[.$B$3]))*0.5))" office:value-type="float" office:value="-3">
            <text:p>-3.0</text:p>
          </table:table-cell>
          <table:table-cell table:style-name="ce10" table:formula="of:=+(IF([.B115]&gt;[.C115];[.$D$3];(([.C115]-[.E115])*[.F115])+[.E115]))" office:value-type="float" office:value="1.00000000000003">
            <text:p>1.00000</text:p>
          </table:table-cell>
          <table:table-cell table:style-name="ce13" office:value-type="float" office:value="20">
            <text:p>20</text:p>
          </table:table-cell>
          <table:table-cell table:style-name="ce16" table:formula="of:=IF([.C115]=100;([.$F$3])*([.E115]-[.$E$3])+[.$E$3];((1-[.E115])*[.$G$3])+[.E115])" office:value-type="float" office:value="1">
            <text:p>1.0000000</text:p>
          </table:table-cell>
          <table:table-cell table:style-name="ce20" table:formula="of:=IF([.C115]=100;([.$J$3])*([.F115]-[.$I$3])+[.$I$3];([.$H$3]-[.F115])*[.$K$3]+[.F11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11">
            <text:p>111</text:p>
          </table:table-cell>
          <table:table-cell table:style-name="ce5" table:formula="of:=+(IF([.B116]&gt;[.C116]; [.$C$3]; ([.B116]+([.D116]*[.$B$3]))*0.5))" office:value-type="float" office:value="1.5">
            <text:p>1.5</text:p>
          </table:table-cell>
          <table:table-cell table:style-name="ce10" table:formula="of:=+(IF([.B116]&gt;[.C116];[.$D$3];(([.C116]-[.E116])*[.F116])+[.E116]))" office:value-type="float" office:value="1.00000000000002">
            <text:p>1.00000</text:p>
          </table:table-cell>
          <table:table-cell table:style-name="ce13" office:value-type="float" office:value="-10">
            <text:p>-10</text:p>
          </table:table-cell>
          <table:table-cell table:style-name="ce16" table:formula="of:=IF([.C116]=100;([.$F$3])*([.E116]-[.$E$3])+[.$E$3];((1-[.E116])*[.$G$3])+[.E116])" office:value-type="float" office:value="1">
            <text:p>1.0000000</text:p>
          </table:table-cell>
          <table:table-cell table:style-name="ce20" table:formula="of:=IF([.C116]=100;([.$J$3])*([.F116]-[.$I$3])+[.$I$3];([.$H$3]-[.F116])*[.$K$3]+[.F11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12">
            <text:p>112</text:p>
          </table:table-cell>
          <table:table-cell table:style-name="ce5" table:formula="of:=+(IF([.B117]&gt;[.C117]; [.$C$3]; ([.B117]+([.D117]*[.$B$3]))*0.5))" office:value-type="float" office:value="10">
            <text:p>10.0</text:p>
          </table:table-cell>
          <table:table-cell table:style-name="ce10" table:formula="of:=+(IF([.B117]&gt;[.C117];[.$D$3];(([.C117]-[.E117])*[.F117])+[.E117]))" office:value-type="float" office:value="100">
            <text:p>100.00000</text:p>
          </table:table-cell>
          <table:table-cell table:style-name="ce13" table:formula="of:=+[.D117]" office:value-type="float" office:value="-10">
            <text:p>-10</text:p>
          </table:table-cell>
          <table:table-cell table:style-name="ce16" table:formula="of:=IF([.C117]=100;([.$F$3])*([.E117]-[.$E$3])+[.$E$3];((1-[.E117])*[.$G$3])+[.E117])" office:value-type="float" office:value="1">
            <text:p>1.0000000</text:p>
          </table:table-cell>
          <table:table-cell table:style-name="ce20" table:formula="of:=IF([.C117]=100;([.$J$3])*([.F117]-[.$I$3])+[.$I$3];([.$H$3]-[.F117])*[.$K$3]+[.F11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13">
            <text:p>113</text:p>
          </table:table-cell>
          <table:table-cell table:style-name="ce5" table:formula="of:=+(IF([.B118]&gt;[.C118]; [.$C$3]; ([.B118]+([.D118]*[.$B$3]))*0.5))" office:value-type="float" office:value="3.5">
            <text:p>3.5</text:p>
          </table:table-cell>
          <table:table-cell table:style-name="ce10" table:formula="of:=+(IF([.B118]&gt;[.C118];[.$D$3];(([.C118]-[.E118])*[.F118])+[.E118]))" office:value-type="float" office:value="60.4">
            <text:p>60.40000</text:p>
          </table:table-cell>
          <table:table-cell table:style-name="ce13" table:formula="of:=+[.D118]" office:value-type="float" office:value="-10">
            <text:p>-10</text:p>
          </table:table-cell>
          <table:table-cell table:style-name="ce16" table:formula="of:=IF([.C118]=100;([.$F$3])*([.E118]-[.$E$3])+[.$E$3];((1-[.E118])*[.$G$3])+[.E118])" office:value-type="float" office:value="1">
            <text:p>1.0000000</text:p>
          </table:table-cell>
          <table:table-cell table:style-name="ce20" table:formula="of:=IF([.C118]=100;([.$J$3])*([.F118]-[.$I$3])+[.$I$3];([.$H$3]-[.F118])*[.$K$3]+[.F11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14">
            <text:p>114</text:p>
          </table:table-cell>
          <table:table-cell table:style-name="ce5" table:formula="of:=+(IF([.B119]&gt;[.C119]; [.$C$3]; ([.B119]+([.D119]*[.$B$3]))*0.5))" office:value-type="float" office:value="0.25">
            <text:p>0.2</text:p>
          </table:table-cell>
          <table:table-cell table:style-name="ce10" table:formula="of:=+(IF([.B119]&gt;[.C119];[.$D$3];(([.C119]-[.E119])*[.F119])+[.E119]))" office:value-type="float" office:value="36.64">
            <text:p>36.64000</text:p>
          </table:table-cell>
          <table:table-cell table:style-name="ce13" table:formula="of:=+[.D119]" office:value-type="float" office:value="-10">
            <text:p>-10</text:p>
          </table:table-cell>
          <table:table-cell table:style-name="ce16" table:formula="of:=IF([.C119]=100;([.$F$3])*([.E119]-[.$E$3])+[.$E$3];((1-[.E119])*[.$G$3])+[.E119])" office:value-type="float" office:value="1">
            <text:p>1.0000000</text:p>
          </table:table-cell>
          <table:table-cell table:style-name="ce20" table:formula="of:=IF([.C119]=100;([.$J$3])*([.F119]-[.$I$3])+[.$I$3];([.$H$3]-[.F119])*[.$K$3]+[.F11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15">
            <text:p>115</text:p>
          </table:table-cell>
          <table:table-cell table:style-name="ce5" table:formula="of:=+(IF([.B120]&gt;[.C120]; [.$C$3]; ([.B120]+([.D120]*[.$B$3]))*0.5))" office:value-type="float" office:value="-1.375">
            <text:p>-1.4</text:p>
          </table:table-cell>
          <table:table-cell table:style-name="ce10" table:formula="of:=+(IF([.B120]&gt;[.C120];[.$D$3];(([.C120]-[.E120])*[.F120])+[.E120]))" office:value-type="float" office:value="22.384">
            <text:p>22.38400</text:p>
          </table:table-cell>
          <table:table-cell table:style-name="ce13" table:formula="of:=+[.D120]" office:value-type="float" office:value="-10">
            <text:p>-10</text:p>
          </table:table-cell>
          <table:table-cell table:style-name="ce16" table:formula="of:=IF([.C120]=100;([.$F$3])*([.E120]-[.$E$3])+[.$E$3];((1-[.E120])*[.$G$3])+[.E120])" office:value-type="float" office:value="1">
            <text:p>1.0000000</text:p>
          </table:table-cell>
          <table:table-cell table:style-name="ce20" table:formula="of:=IF([.C120]=100;([.$J$3])*([.F120]-[.$I$3])+[.$I$3];([.$H$3]-[.F120])*[.$K$3]+[.F12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16">
            <text:p>116</text:p>
          </table:table-cell>
          <table:table-cell table:style-name="ce5" table:formula="of:=+(IF([.B121]&gt;[.C121]; [.$C$3]; ([.B121]+([.D121]*[.$B$3]))*0.5))" office:value-type="float" office:value="-2.1875">
            <text:p>-2.2</text:p>
          </table:table-cell>
          <table:table-cell table:style-name="ce10" table:formula="of:=+(IF([.B121]&gt;[.C121];[.$D$3];(([.C121]-[.E121])*[.F121])+[.E121]))" office:value-type="float" office:value="13.8304">
            <text:p>13.83040</text:p>
          </table:table-cell>
          <table:table-cell table:style-name="ce13" table:formula="of:=+[.D121]" office:value-type="float" office:value="-10">
            <text:p>-10</text:p>
          </table:table-cell>
          <table:table-cell table:style-name="ce16" table:formula="of:=IF([.C121]=100;([.$F$3])*([.E121]-[.$E$3])+[.$E$3];((1-[.E121])*[.$G$3])+[.E121])" office:value-type="float" office:value="1">
            <text:p>1.0000000</text:p>
          </table:table-cell>
          <table:table-cell table:style-name="ce20" table:formula="of:=IF([.C121]=100;([.$J$3])*([.F121]-[.$I$3])+[.$I$3];([.$H$3]-[.F121])*[.$K$3]+[.F12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17">
            <text:p>117</text:p>
          </table:table-cell>
          <table:table-cell table:style-name="ce5" table:formula="of:=+(IF([.B122]&gt;[.C122]; [.$C$3]; ([.B122]+([.D122]*[.$B$3]))*0.5))" office:value-type="float" office:value="-2.59375">
            <text:p>-2.6</text:p>
          </table:table-cell>
          <table:table-cell table:style-name="ce10" table:formula="of:=+(IF([.B122]&gt;[.C122];[.$D$3];(([.C122]-[.E122])*[.F122])+[.E122]))" office:value-type="float" office:value="8.69824000000001">
            <text:p>8.69824</text:p>
          </table:table-cell>
          <table:table-cell table:style-name="ce13" table:formula="of:=+[.D122]" office:value-type="float" office:value="-10">
            <text:p>-10</text:p>
          </table:table-cell>
          <table:table-cell table:style-name="ce16" table:formula="of:=IF([.C122]=100;([.$F$3])*([.E122]-[.$E$3])+[.$E$3];((1-[.E122])*[.$G$3])+[.E122])" office:value-type="float" office:value="1">
            <text:p>1.0000000</text:p>
          </table:table-cell>
          <table:table-cell table:style-name="ce20" table:formula="of:=IF([.C122]=100;([.$J$3])*([.F122]-[.$I$3])+[.$I$3];([.$H$3]-[.F122])*[.$K$3]+[.F12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18">
            <text:p>118</text:p>
          </table:table-cell>
          <table:table-cell table:style-name="ce5" table:formula="of:=+(IF([.B123]&gt;[.C123]; [.$C$3]; ([.B123]+([.D123]*[.$B$3]))*0.5))" office:value-type="float" office:value="-2.796875">
            <text:p>-2.8</text:p>
          </table:table-cell>
          <table:table-cell table:style-name="ce10" table:formula="of:=+(IF([.B123]&gt;[.C123];[.$D$3];(([.C123]-[.E123])*[.F123])+[.E123]))" office:value-type="float" office:value="5.618944">
            <text:p>5.61894</text:p>
          </table:table-cell>
          <table:table-cell table:style-name="ce13" table:formula="of:=+[.D123]" office:value-type="float" office:value="-10">
            <text:p>-10</text:p>
          </table:table-cell>
          <table:table-cell table:style-name="ce16" table:formula="of:=IF([.C123]=100;([.$F$3])*([.E123]-[.$E$3])+[.$E$3];((1-[.E123])*[.$G$3])+[.E123])" office:value-type="float" office:value="1">
            <text:p>1.0000000</text:p>
          </table:table-cell>
          <table:table-cell table:style-name="ce20" table:formula="of:=IF([.C123]=100;([.$J$3])*([.F123]-[.$I$3])+[.$I$3];([.$H$3]-[.F123])*[.$K$3]+[.F12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19">
            <text:p>119</text:p>
          </table:table-cell>
          <table:table-cell table:style-name="ce5" table:formula="of:=+(IF([.B124]&gt;[.C124]; [.$C$3]; ([.B124]+([.D124]*[.$B$3]))*0.5))" office:value-type="float" office:value="-2.8984375">
            <text:p>-2.9</text:p>
          </table:table-cell>
          <table:table-cell table:style-name="ce10" table:formula="of:=+(IF([.B124]&gt;[.C124];[.$D$3];(([.C124]-[.E124])*[.F124])+[.E124]))" office:value-type="float" office:value="3.7713664">
            <text:p>3.77137</text:p>
          </table:table-cell>
          <table:table-cell table:style-name="ce13" table:formula="of:=+[.D124]" office:value-type="float" office:value="-10">
            <text:p>-10</text:p>
          </table:table-cell>
          <table:table-cell table:style-name="ce16" table:formula="of:=IF([.C124]=100;([.$F$3])*([.E124]-[.$E$3])+[.$E$3];((1-[.E124])*[.$G$3])+[.E124])" office:value-type="float" office:value="1">
            <text:p>1.0000000</text:p>
          </table:table-cell>
          <table:table-cell table:style-name="ce20" table:formula="of:=IF([.C124]=100;([.$J$3])*([.F124]-[.$I$3])+[.$I$3];([.$H$3]-[.F124])*[.$K$3]+[.F12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20">
            <text:p>120</text:p>
          </table:table-cell>
          <table:table-cell table:style-name="ce5" table:formula="of:=+(IF([.B125]&gt;[.C125]; [.$C$3]; ([.B125]+([.D125]*[.$B$3]))*0.5))" office:value-type="float" office:value="-2.94921875">
            <text:p>-2.9</text:p>
          </table:table-cell>
          <table:table-cell table:style-name="ce10" table:formula="of:=+(IF([.B125]&gt;[.C125];[.$D$3];(([.C125]-[.E125])*[.F125])+[.E125]))" office:value-type="float" office:value="2.66281984">
            <text:p>2.66282</text:p>
          </table:table-cell>
          <table:table-cell table:style-name="ce13" table:formula="of:=+[.D125]" office:value-type="float" office:value="-10">
            <text:p>-10</text:p>
          </table:table-cell>
          <table:table-cell table:style-name="ce16" table:formula="of:=IF([.C125]=100;([.$F$3])*([.E125]-[.$E$3])+[.$E$3];((1-[.E125])*[.$G$3])+[.E125])" office:value-type="float" office:value="1">
            <text:p>1.0000000</text:p>
          </table:table-cell>
          <table:table-cell table:style-name="ce20" table:formula="of:=IF([.C125]=100;([.$J$3])*([.F125]-[.$I$3])+[.$I$3];([.$H$3]-[.F125])*[.$K$3]+[.F12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21">
            <text:p>121</text:p>
          </table:table-cell>
          <table:table-cell table:style-name="ce5" table:formula="of:=+(IF([.B126]&gt;[.C126]; [.$C$3]; ([.B126]+([.D126]*[.$B$3]))*0.5))" office:value-type="float" office:value="-2.974609375">
            <text:p>-3.0</text:p>
          </table:table-cell>
          <table:table-cell table:style-name="ce10" table:formula="of:=+(IF([.B126]&gt;[.C126];[.$D$3];(([.C126]-[.E126])*[.F126])+[.E126]))" office:value-type="float" office:value="1.997691904">
            <text:p>1.99769</text:p>
          </table:table-cell>
          <table:table-cell table:style-name="ce13" table:formula="of:=+[.D126]" office:value-type="float" office:value="-10">
            <text:p>-10</text:p>
          </table:table-cell>
          <table:table-cell table:style-name="ce16" table:formula="of:=IF([.C126]=100;([.$F$3])*([.E126]-[.$E$3])+[.$E$3];((1-[.E126])*[.$G$3])+[.E126])" office:value-type="float" office:value="1">
            <text:p>1.0000000</text:p>
          </table:table-cell>
          <table:table-cell table:style-name="ce20" table:formula="of:=IF([.C126]=100;([.$J$3])*([.F126]-[.$I$3])+[.$I$3];([.$H$3]-[.F126])*[.$K$3]+[.F12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22">
            <text:p>122</text:p>
          </table:table-cell>
          <table:table-cell table:style-name="ce5" table:formula="of:=+(IF([.B127]&gt;[.C127]; [.$C$3]; ([.B127]+([.D127]*[.$B$3]))*0.5))" office:value-type="float" office:value="-2.9873046875">
            <text:p>-3.0</text:p>
          </table:table-cell>
          <table:table-cell table:style-name="ce10" table:formula="of:=+(IF([.B127]&gt;[.C127];[.$D$3];(([.C127]-[.E127])*[.F127])+[.E127]))" office:value-type="float" office:value="1.5986151424">
            <text:p>1.59862</text:p>
          </table:table-cell>
          <table:table-cell table:style-name="ce13" office:value-type="float" office:value="0">
            <text:p>0</text:p>
          </table:table-cell>
          <table:table-cell table:style-name="ce16" table:formula="of:=IF([.C127]=100;([.$F$3])*([.E127]-[.$E$3])+[.$E$3];((1-[.E127])*[.$G$3])+[.E127])" office:value-type="float" office:value="1">
            <text:p>1.0000000</text:p>
          </table:table-cell>
          <table:table-cell table:style-name="ce20" table:formula="of:=IF([.C127]=100;([.$J$3])*([.F127]-[.$I$3])+[.$I$3];([.$H$3]-[.F127])*[.$K$3]+[.F12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23">
            <text:p>123</text:p>
          </table:table-cell>
          <table:table-cell table:style-name="ce5" table:formula="of:=+(IF([.B128]&gt;[.C128]; [.$C$3]; ([.B128]+([.D128]*[.$B$3]))*0.5))" office:value-type="float" office:value="-1.49365234375">
            <text:p>-1.5</text:p>
          </table:table-cell>
          <table:table-cell table:style-name="ce10" table:formula="of:=+(IF([.B128]&gt;[.C128];[.$D$3];(([.C128]-[.E128])*[.F128])+[.E128]))" office:value-type="float" office:value="1.35916908544">
            <text:p>1.35917</text:p>
          </table:table-cell>
          <table:table-cell table:style-name="ce13" table:formula="of:=+[.D128]" office:value-type="float" office:value="0">
            <text:p>0</text:p>
          </table:table-cell>
          <table:table-cell table:style-name="ce16" table:formula="of:=IF([.C128]=100;([.$F$3])*([.E128]-[.$E$3])+[.$E$3];((1-[.E128])*[.$G$3])+[.E128])" office:value-type="float" office:value="1">
            <text:p>1.0000000</text:p>
          </table:table-cell>
          <table:table-cell table:style-name="ce20" table:formula="of:=IF([.C128]=100;([.$J$3])*([.F128]-[.$I$3])+[.$I$3];([.$H$3]-[.F128])*[.$K$3]+[.F12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24">
            <text:p>124</text:p>
          </table:table-cell>
          <table:table-cell table:style-name="ce5" table:formula="of:=+(IF([.B129]&gt;[.C129]; [.$C$3]; ([.B129]+([.D129]*[.$B$3]))*0.5))" office:value-type="float" office:value="-0.746826171875">
            <text:p>-0.7</text:p>
          </table:table-cell>
          <table:table-cell table:style-name="ce10" table:formula="of:=+(IF([.B129]&gt;[.C129];[.$D$3];(([.C129]-[.E129])*[.F129])+[.E129]))" office:value-type="float" office:value="1.215501451264">
            <text:p>1.21550</text:p>
          </table:table-cell>
          <table:table-cell table:style-name="ce13" table:formula="of:=+[.D129]" office:value-type="float" office:value="0">
            <text:p>0</text:p>
          </table:table-cell>
          <table:table-cell table:style-name="ce16" table:formula="of:=IF([.C129]=100;([.$F$3])*([.E129]-[.$E$3])+[.$E$3];((1-[.E129])*[.$G$3])+[.E129])" office:value-type="float" office:value="1">
            <text:p>1.0000000</text:p>
          </table:table-cell>
          <table:table-cell table:style-name="ce20" table:formula="of:=IF([.C129]=100;([.$J$3])*([.F129]-[.$I$3])+[.$I$3];([.$H$3]-[.F129])*[.$K$3]+[.F12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25">
            <text:p>125</text:p>
          </table:table-cell>
          <table:table-cell table:style-name="ce5" table:formula="of:=+(IF([.B130]&gt;[.C130]; [.$C$3]; ([.B130]+([.D130]*[.$B$3]))*0.5))" office:value-type="float" office:value="-0.3734130859375">
            <text:p>-0.4</text:p>
          </table:table-cell>
          <table:table-cell table:style-name="ce10" table:formula="of:=+(IF([.B130]&gt;[.C130];[.$D$3];(([.C130]-[.E130])*[.F130])+[.E130]))" office:value-type="float" office:value="1.1293008707584">
            <text:p>1.12930</text:p>
          </table:table-cell>
          <table:table-cell table:style-name="ce13" table:formula="of:=+[.D130]" office:value-type="float" office:value="0">
            <text:p>0</text:p>
          </table:table-cell>
          <table:table-cell table:style-name="ce16" table:formula="of:=IF([.C130]=100;([.$F$3])*([.E130]-[.$E$3])+[.$E$3];((1-[.E130])*[.$G$3])+[.E130])" office:value-type="float" office:value="1">
            <text:p>1.0000000</text:p>
          </table:table-cell>
          <table:table-cell table:style-name="ce20" table:formula="of:=IF([.C130]=100;([.$J$3])*([.F130]-[.$I$3])+[.$I$3];([.$H$3]-[.F130])*[.$K$3]+[.F13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26">
            <text:p>126</text:p>
          </table:table-cell>
          <table:table-cell table:style-name="ce5" table:formula="of:=+(IF([.B131]&gt;[.C131]; [.$C$3]; ([.B131]+([.D131]*[.$B$3]))*0.5))" office:value-type="float" office:value="-0.18670654296875">
            <text:p>-0.2</text:p>
          </table:table-cell>
          <table:table-cell table:style-name="ce10" table:formula="of:=+(IF([.B131]&gt;[.C131];[.$D$3];(([.C131]-[.E131])*[.F131])+[.E131]))" office:value-type="float" office:value="1.07758052245504">
            <text:p>1.07758</text:p>
          </table:table-cell>
          <table:table-cell table:style-name="ce13" table:formula="of:=+[.D131]" office:value-type="float" office:value="0">
            <text:p>0</text:p>
          </table:table-cell>
          <table:table-cell table:style-name="ce16" table:formula="of:=IF([.C131]=100;([.$F$3])*([.E131]-[.$E$3])+[.$E$3];((1-[.E131])*[.$G$3])+[.E131])" office:value-type="float" office:value="1">
            <text:p>1.0000000</text:p>
          </table:table-cell>
          <table:table-cell table:style-name="ce20" table:formula="of:=IF([.C131]=100;([.$J$3])*([.F131]-[.$I$3])+[.$I$3];([.$H$3]-[.F131])*[.$K$3]+[.F13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27">
            <text:p>127</text:p>
          </table:table-cell>
          <table:table-cell table:style-name="ce5" table:formula="of:=+(IF([.B132]&gt;[.C132]; [.$C$3]; ([.B132]+([.D132]*[.$B$3]))*0.5))" office:value-type="float" office:value="-0.093353271484375">
            <text:p>-0.1</text:p>
          </table:table-cell>
          <table:table-cell table:style-name="ce10" table:formula="of:=+(IF([.B132]&gt;[.C132];[.$D$3];(([.C132]-[.E132])*[.F132])+[.E132]))" office:value-type="float" office:value="1.04654831347302">
            <text:p>1.04655</text:p>
          </table:table-cell>
          <table:table-cell table:style-name="ce13" table:formula="of:=+[.D132]" office:value-type="float" office:value="0">
            <text:p>0</text:p>
          </table:table-cell>
          <table:table-cell table:style-name="ce16" table:formula="of:=IF([.C132]=100;([.$F$3])*([.E132]-[.$E$3])+[.$E$3];((1-[.E132])*[.$G$3])+[.E132])" office:value-type="float" office:value="1">
            <text:p>1.0000000</text:p>
          </table:table-cell>
          <table:table-cell table:style-name="ce20" table:formula="of:=IF([.C132]=100;([.$J$3])*([.F132]-[.$I$3])+[.$I$3];([.$H$3]-[.F132])*[.$K$3]+[.F13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28">
            <text:p>128</text:p>
          </table:table-cell>
          <table:table-cell table:style-name="ce5" table:formula="of:=+(IF([.B133]&gt;[.C133]; [.$C$3]; ([.B133]+([.D133]*[.$B$3]))*0.5))" office:value-type="float" office:value="-0.0466766357421875">
            <text:p>0.0</text:p>
          </table:table-cell>
          <table:table-cell table:style-name="ce10" table:formula="of:=+(IF([.B133]&gt;[.C133];[.$D$3];(([.C133]-[.E133])*[.F133])+[.E133]))" office:value-type="float" office:value="1.02792898808381">
            <text:p>1.02793</text:p>
          </table:table-cell>
          <table:table-cell table:style-name="ce13" table:formula="of:=+[.D133]" office:value-type="float" office:value="0">
            <text:p>0</text:p>
          </table:table-cell>
          <table:table-cell table:style-name="ce16" table:formula="of:=IF([.C133]=100;([.$F$3])*([.E133]-[.$E$3])+[.$E$3];((1-[.E133])*[.$G$3])+[.E133])" office:value-type="float" office:value="1">
            <text:p>1.0000000</text:p>
          </table:table-cell>
          <table:table-cell table:style-name="ce20" table:formula="of:=IF([.C133]=100;([.$J$3])*([.F133]-[.$I$3])+[.$I$3];([.$H$3]-[.F133])*[.$K$3]+[.F13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29">
            <text:p>129</text:p>
          </table:table-cell>
          <table:table-cell table:style-name="ce5" table:formula="of:=+(IF([.B134]&gt;[.C134]; [.$C$3]; ([.B134]+([.D134]*[.$B$3]))*0.5))" office:value-type="float" office:value="-0.0233383178710938">
            <text:p>0.0</text:p>
          </table:table-cell>
          <table:table-cell table:style-name="ce10" table:formula="of:=+(IF([.B134]&gt;[.C134];[.$D$3];(([.C134]-[.E134])*[.F134])+[.E134]))" office:value-type="float" office:value="1.01675739285029">
            <text:p>1.01676</text:p>
          </table:table-cell>
          <table:table-cell table:style-name="ce13" table:formula="of:=+[.D134]" office:value-type="float" office:value="0">
            <text:p>0</text:p>
          </table:table-cell>
          <table:table-cell table:style-name="ce16" table:formula="of:=IF([.C134]=100;([.$F$3])*([.E134]-[.$E$3])+[.$E$3];((1-[.E134])*[.$G$3])+[.E134])" office:value-type="float" office:value="1">
            <text:p>1.0000000</text:p>
          </table:table-cell>
          <table:table-cell table:style-name="ce20" table:formula="of:=IF([.C134]=100;([.$J$3])*([.F134]-[.$I$3])+[.$I$3];([.$H$3]-[.F134])*[.$K$3]+[.F13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30">
            <text:p>130</text:p>
          </table:table-cell>
          <table:table-cell table:style-name="ce5" table:formula="of:=+(IF([.B135]&gt;[.C135]; [.$C$3]; ([.B135]+([.D135]*[.$B$3]))*0.5))" office:value-type="float" office:value="-0.0116691589355469">
            <text:p>0.0</text:p>
          </table:table-cell>
          <table:table-cell table:style-name="ce10" table:formula="of:=+(IF([.B135]&gt;[.C135];[.$D$3];(([.C135]-[.E135])*[.F135])+[.E135]))" office:value-type="float" office:value="1.01005443571017">
            <text:p>1.01005</text:p>
          </table:table-cell>
          <table:table-cell table:style-name="ce13" table:formula="of:=+[.D135]" office:value-type="float" office:value="0">
            <text:p>0</text:p>
          </table:table-cell>
          <table:table-cell table:style-name="ce16" table:formula="of:=IF([.C135]=100;([.$F$3])*([.E135]-[.$E$3])+[.$E$3];((1-[.E135])*[.$G$3])+[.E135])" office:value-type="float" office:value="1">
            <text:p>1.0000000</text:p>
          </table:table-cell>
          <table:table-cell table:style-name="ce20" table:formula="of:=IF([.C135]=100;([.$J$3])*([.F135]-[.$I$3])+[.$I$3];([.$H$3]-[.F135])*[.$K$3]+[.F13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31">
            <text:p>131</text:p>
          </table:table-cell>
          <table:table-cell table:style-name="ce5" table:formula="of:=+(IF([.B136]&gt;[.C136]; [.$C$3]; ([.B136]+([.D136]*[.$B$3]))*0.5))" office:value-type="float" office:value="-0.00583457946777344">
            <text:p>0.0</text:p>
          </table:table-cell>
          <table:table-cell table:style-name="ce10" table:formula="of:=+(IF([.B136]&gt;[.C136];[.$D$3];(([.C136]-[.E136])*[.F136])+[.E136]))" office:value-type="float" office:value="1.0060326614261">
            <text:p>1.00603</text:p>
          </table:table-cell>
          <table:table-cell table:style-name="ce13" table:formula="of:=+[.D136]" office:value-type="float" office:value="0">
            <text:p>0</text:p>
          </table:table-cell>
          <table:table-cell table:style-name="ce16" table:formula="of:=IF([.C136]=100;([.$F$3])*([.E136]-[.$E$3])+[.$E$3];((1-[.E136])*[.$G$3])+[.E136])" office:value-type="float" office:value="1">
            <text:p>1.0000000</text:p>
          </table:table-cell>
          <table:table-cell table:style-name="ce20" table:formula="of:=IF([.C136]=100;([.$J$3])*([.F136]-[.$I$3])+[.$I$3];([.$H$3]-[.F136])*[.$K$3]+[.F13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32">
            <text:p>132</text:p>
          </table:table-cell>
          <table:table-cell table:style-name="ce5" table:formula="of:=+(IF([.B137]&gt;[.C137]; [.$C$3]; ([.B137]+([.D137]*[.$B$3]))*0.5))" office:value-type="float" office:value="-0.00291728973388672">
            <text:p>0.0</text:p>
          </table:table-cell>
          <table:table-cell table:style-name="ce10" table:formula="of:=+(IF([.B137]&gt;[.C137];[.$D$3];(([.C137]-[.E137])*[.F137])+[.E137]))" office:value-type="float" office:value="1.00361959685566">
            <text:p>1.00362</text:p>
          </table:table-cell>
          <table:table-cell table:style-name="ce13" table:formula="of:=+[.D137]" office:value-type="float" office:value="0">
            <text:p>0</text:p>
          </table:table-cell>
          <table:table-cell table:style-name="ce16" table:formula="of:=IF([.C137]=100;([.$F$3])*([.E137]-[.$E$3])+[.$E$3];((1-[.E137])*[.$G$3])+[.E137])" office:value-type="float" office:value="1">
            <text:p>1.0000000</text:p>
          </table:table-cell>
          <table:table-cell table:style-name="ce20" table:formula="of:=IF([.C137]=100;([.$J$3])*([.F137]-[.$I$3])+[.$I$3];([.$H$3]-[.F137])*[.$K$3]+[.F13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33">
            <text:p>133</text:p>
          </table:table-cell>
          <table:table-cell table:style-name="ce5" table:formula="of:=+(IF([.B138]&gt;[.C138]; [.$C$3]; ([.B138]+([.D138]*[.$B$3]))*0.5))" office:value-type="float" office:value="-0.00145864486694336">
            <text:p>0.0</text:p>
          </table:table-cell>
          <table:table-cell table:style-name="ce10" table:formula="of:=+(IF([.B138]&gt;[.C138];[.$D$3];(([.C138]-[.E138])*[.F138])+[.E138]))" office:value-type="float" office:value="1.0021717581134">
            <text:p>1.00217</text:p>
          </table:table-cell>
          <table:table-cell table:style-name="ce13" table:formula="of:=+[.D138]" office:value-type="float" office:value="0">
            <text:p>0</text:p>
          </table:table-cell>
          <table:table-cell table:style-name="ce16" table:formula="of:=IF([.C138]=100;([.$F$3])*([.E138]-[.$E$3])+[.$E$3];((1-[.E138])*[.$G$3])+[.E138])" office:value-type="float" office:value="1">
            <text:p>1.0000000</text:p>
          </table:table-cell>
          <table:table-cell table:style-name="ce20" table:formula="of:=IF([.C138]=100;([.$J$3])*([.F138]-[.$I$3])+[.$I$3];([.$H$3]-[.F138])*[.$K$3]+[.F13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34">
            <text:p>134</text:p>
          </table:table-cell>
          <table:table-cell table:style-name="ce5" table:formula="of:=+(IF([.B139]&gt;[.C139]; [.$C$3]; ([.B139]+([.D139]*[.$B$3]))*0.5))" office:value-type="float" office:value="-0.00072932243347168">
            <text:p>0.0</text:p>
          </table:table-cell>
          <table:table-cell table:style-name="ce10" table:formula="of:=+(IF([.B139]&gt;[.C139];[.$D$3];(([.C139]-[.E139])*[.F139])+[.E139]))" office:value-type="float" office:value="1.00130305486804">
            <text:p>1.00130</text:p>
          </table:table-cell>
          <table:table-cell table:style-name="ce13" table:formula="of:=+[.D139]" office:value-type="float" office:value="0">
            <text:p>0</text:p>
          </table:table-cell>
          <table:table-cell table:style-name="ce16" table:formula="of:=IF([.C139]=100;([.$F$3])*([.E139]-[.$E$3])+[.$E$3];((1-[.E139])*[.$G$3])+[.E139])" office:value-type="float" office:value="1">
            <text:p>1.0000000</text:p>
          </table:table-cell>
          <table:table-cell table:style-name="ce20" table:formula="of:=IF([.C139]=100;([.$J$3])*([.F139]-[.$I$3])+[.$I$3];([.$H$3]-[.F139])*[.$K$3]+[.F13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35">
            <text:p>135</text:p>
          </table:table-cell>
          <table:table-cell table:style-name="ce5" table:formula="of:=+(IF([.B140]&gt;[.C140]; [.$C$3]; ([.B140]+([.D140]*[.$B$3]))*0.5))" office:value-type="float" office:value="-0.00036466121673584">
            <text:p>0.0</text:p>
          </table:table-cell>
          <table:table-cell table:style-name="ce10" table:formula="of:=+(IF([.B140]&gt;[.C140];[.$D$3];(([.C140]-[.E140])*[.F140])+[.E140]))" office:value-type="float" office:value="1.00078183292082">
            <text:p>1.00078</text:p>
          </table:table-cell>
          <table:table-cell table:style-name="ce13" table:formula="of:=+[.D140]" office:value-type="float" office:value="0">
            <text:p>0</text:p>
          </table:table-cell>
          <table:table-cell table:style-name="ce16" table:formula="of:=IF([.C140]=100;([.$F$3])*([.E140]-[.$E$3])+[.$E$3];((1-[.E140])*[.$G$3])+[.E140])" office:value-type="float" office:value="1">
            <text:p>1.0000000</text:p>
          </table:table-cell>
          <table:table-cell table:style-name="ce20" table:formula="of:=IF([.C140]=100;([.$J$3])*([.F140]-[.$I$3])+[.$I$3];([.$H$3]-[.F140])*[.$K$3]+[.F14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36">
            <text:p>136</text:p>
          </table:table-cell>
          <table:table-cell table:style-name="ce5" table:formula="of:=+(IF([.B141]&gt;[.C141]; [.$C$3]; ([.B141]+([.D141]*[.$B$3]))*0.5))" office:value-type="float" office:value="-0.00018233060836792">
            <text:p>0.0</text:p>
          </table:table-cell>
          <table:table-cell table:style-name="ce10" table:formula="of:=+(IF([.B141]&gt;[.C141];[.$D$3];(([.C141]-[.E141])*[.F141])+[.E141]))" office:value-type="float" office:value="1.00046909975249">
            <text:p>1.00047</text:p>
          </table:table-cell>
          <table:table-cell table:style-name="ce13" table:formula="of:=+[.D141]" office:value-type="float" office:value="0">
            <text:p>0</text:p>
          </table:table-cell>
          <table:table-cell table:style-name="ce16" table:formula="of:=IF([.C141]=100;([.$F$3])*([.E141]-[.$E$3])+[.$E$3];((1-[.E141])*[.$G$3])+[.E141])" office:value-type="float" office:value="1">
            <text:p>1.0000000</text:p>
          </table:table-cell>
          <table:table-cell table:style-name="ce20" table:formula="of:=IF([.C141]=100;([.$J$3])*([.F141]-[.$I$3])+[.$I$3];([.$H$3]-[.F141])*[.$K$3]+[.F14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37">
            <text:p>137</text:p>
          </table:table-cell>
          <table:table-cell table:style-name="ce5" table:formula="of:=+(IF([.B142]&gt;[.C142]; [.$C$3]; ([.B142]+([.D142]*[.$B$3]))*0.5))" office:value-type="float" office:value="-0.00009116530418396">
            <text:p>0.0</text:p>
          </table:table-cell>
          <table:table-cell table:style-name="ce10" table:formula="of:=+(IF([.B142]&gt;[.C142];[.$D$3];(([.C142]-[.E142])*[.F142])+[.E142]))" office:value-type="float" office:value="1.0002814598515">
            <text:p>1.00028</text:p>
          </table:table-cell>
          <table:table-cell table:style-name="ce13" table:formula="of:=+[.D142]" office:value-type="float" office:value="0">
            <text:p>0</text:p>
          </table:table-cell>
          <table:table-cell table:style-name="ce16" table:formula="of:=IF([.C142]=100;([.$F$3])*([.E142]-[.$E$3])+[.$E$3];((1-[.E142])*[.$G$3])+[.E142])" office:value-type="float" office:value="1">
            <text:p>1.0000000</text:p>
          </table:table-cell>
          <table:table-cell table:style-name="ce20" table:formula="of:=IF([.C142]=100;([.$J$3])*([.F142]-[.$I$3])+[.$I$3];([.$H$3]-[.F142])*[.$K$3]+[.F14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38">
            <text:p>138</text:p>
          </table:table-cell>
          <table:table-cell table:style-name="ce5" table:formula="of:=+(IF([.B143]&gt;[.C143]; [.$C$3]; ([.B143]+([.D143]*[.$B$3]))*0.5))" office:value-type="float" office:value="-0.00004558265209198">
            <text:p>0.0</text:p>
          </table:table-cell>
          <table:table-cell table:style-name="ce10" table:formula="of:=+(IF([.B143]&gt;[.C143];[.$D$3];(([.C143]-[.E143])*[.F143])+[.E143]))" office:value-type="float" office:value="1.0001688759109">
            <text:p>1.00017</text:p>
          </table:table-cell>
          <table:table-cell table:style-name="ce13" table:formula="of:=+[.D143]" office:value-type="float" office:value="0">
            <text:p>0</text:p>
          </table:table-cell>
          <table:table-cell table:style-name="ce16" table:formula="of:=IF([.C143]=100;([.$F$3])*([.E143]-[.$E$3])+[.$E$3];((1-[.E143])*[.$G$3])+[.E143])" office:value-type="float" office:value="1">
            <text:p>1.0000000</text:p>
          </table:table-cell>
          <table:table-cell table:style-name="ce20" table:formula="of:=IF([.C143]=100;([.$J$3])*([.F143]-[.$I$3])+[.$I$3];([.$H$3]-[.F143])*[.$K$3]+[.F14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39">
            <text:p>139</text:p>
          </table:table-cell>
          <table:table-cell table:style-name="ce5" table:formula="of:=+(IF([.B144]&gt;[.C144]; [.$C$3]; ([.B144]+([.D144]*[.$B$3]))*0.5))" office:value-type="float" office:value="-0.00002279132604599">
            <text:p>0.0</text:p>
          </table:table-cell>
          <table:table-cell table:style-name="ce10" table:formula="of:=+(IF([.B144]&gt;[.C144];[.$D$3];(([.C144]-[.E144])*[.F144])+[.E144]))" office:value-type="float" office:value="1.00010132554654">
            <text:p>1.00010</text:p>
          </table:table-cell>
          <table:table-cell table:style-name="ce13" table:formula="of:=+[.D144]" office:value-type="float" office:value="0">
            <text:p>0</text:p>
          </table:table-cell>
          <table:table-cell table:style-name="ce16" table:formula="of:=IF([.C144]=100;([.$F$3])*([.E144]-[.$E$3])+[.$E$3];((1-[.E144])*[.$G$3])+[.E144])" office:value-type="float" office:value="1">
            <text:p>1.0000000</text:p>
          </table:table-cell>
          <table:table-cell table:style-name="ce20" table:formula="of:=IF([.C144]=100;([.$J$3])*([.F144]-[.$I$3])+[.$I$3];([.$H$3]-[.F144])*[.$K$3]+[.F14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40">
            <text:p>140</text:p>
          </table:table-cell>
          <table:table-cell table:style-name="ce5" table:formula="of:=+(IF([.B145]&gt;[.C145]; [.$C$3]; ([.B145]+([.D145]*[.$B$3]))*0.5))" office:value-type="float" office:value="-0.000011395663022995">
            <text:p>0.0</text:p>
          </table:table-cell>
          <table:table-cell table:style-name="ce10" table:formula="of:=+(IF([.B145]&gt;[.C145];[.$D$3];(([.C145]-[.E145])*[.F145])+[.E145]))" office:value-type="float" office:value="1.00006079532792">
            <text:p>1.00006</text:p>
          </table:table-cell>
          <table:table-cell table:style-name="ce13" table:formula="of:=+[.D145]" office:value-type="float" office:value="0">
            <text:p>0</text:p>
          </table:table-cell>
          <table:table-cell table:style-name="ce16" table:formula="of:=IF([.C145]=100;([.$F$3])*([.E145]-[.$E$3])+[.$E$3];((1-[.E145])*[.$G$3])+[.E145])" office:value-type="float" office:value="1">
            <text:p>1.0000000</text:p>
          </table:table-cell>
          <table:table-cell table:style-name="ce20" table:formula="of:=IF([.C145]=100;([.$J$3])*([.F145]-[.$I$3])+[.$I$3];([.$H$3]-[.F145])*[.$K$3]+[.F14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41">
            <text:p>141</text:p>
          </table:table-cell>
          <table:table-cell table:style-name="ce5" table:formula="of:=+(IF([.B146]&gt;[.C146]; [.$C$3]; ([.B146]+([.D146]*[.$B$3]))*0.5))" office:value-type="float" office:value="-0.0000056978315114975">
            <text:p>0.0</text:p>
          </table:table-cell>
          <table:table-cell table:style-name="ce10" table:formula="of:=+(IF([.B146]&gt;[.C146];[.$D$3];(([.C146]-[.E146])*[.F146])+[.E146]))" office:value-type="float" office:value="1.00003647719675">
            <text:p>1.00004</text:p>
          </table:table-cell>
          <table:table-cell table:style-name="ce13" table:formula="of:=+[.D146]" office:value-type="float" office:value="0">
            <text:p>0</text:p>
          </table:table-cell>
          <table:table-cell table:style-name="ce16" table:formula="of:=IF([.C146]=100;([.$F$3])*([.E146]-[.$E$3])+[.$E$3];((1-[.E146])*[.$G$3])+[.E146])" office:value-type="float" office:value="1">
            <text:p>1.0000000</text:p>
          </table:table-cell>
          <table:table-cell table:style-name="ce20" table:formula="of:=IF([.C146]=100;([.$J$3])*([.F146]-[.$I$3])+[.$I$3];([.$H$3]-[.F146])*[.$K$3]+[.F14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42">
            <text:p>142</text:p>
          </table:table-cell>
          <table:table-cell table:style-name="ce5" table:formula="of:=+(IF([.B147]&gt;[.C147]; [.$C$3]; ([.B147]+([.D147]*[.$B$3]))*0.5))" office:value-type="float" office:value="-0.00000284891575574875">
            <text:p>0.0</text:p>
          </table:table-cell>
          <table:table-cell table:style-name="ce10" table:formula="of:=+(IF([.B147]&gt;[.C147];[.$D$3];(([.C147]-[.E147])*[.F147])+[.E147]))" office:value-type="float" office:value="1.00002188631805">
            <text:p>1.00002</text:p>
          </table:table-cell>
          <table:table-cell table:style-name="ce13" table:formula="of:=+[.D147]" office:value-type="float" office:value="0">
            <text:p>0</text:p>
          </table:table-cell>
          <table:table-cell table:style-name="ce16" table:formula="of:=IF([.C147]=100;([.$F$3])*([.E147]-[.$E$3])+[.$E$3];((1-[.E147])*[.$G$3])+[.E147])" office:value-type="float" office:value="1">
            <text:p>1.0000000</text:p>
          </table:table-cell>
          <table:table-cell table:style-name="ce20" table:formula="of:=IF([.C147]=100;([.$J$3])*([.F147]-[.$I$3])+[.$I$3];([.$H$3]-[.F147])*[.$K$3]+[.F14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43">
            <text:p>143</text:p>
          </table:table-cell>
          <table:table-cell table:style-name="ce5" table:formula="of:=+(IF([.B148]&gt;[.C148]; [.$C$3]; ([.B148]+([.D148]*[.$B$3]))*0.5))" office:value-type="float" office:value="-0.00000142445787787437">
            <text:p>0.0</text:p>
          </table:table-cell>
          <table:table-cell table:style-name="ce10" table:formula="of:=+(IF([.B148]&gt;[.C148];[.$D$3];(([.C148]-[.E148])*[.F148])+[.E148]))" office:value-type="float" office:value="1.00001313179083">
            <text:p>1.00001</text:p>
          </table:table-cell>
          <table:table-cell table:style-name="ce13" table:formula="of:=+[.D148]" office:value-type="float" office:value="0">
            <text:p>0</text:p>
          </table:table-cell>
          <table:table-cell table:style-name="ce16" table:formula="of:=IF([.C148]=100;([.$F$3])*([.E148]-[.$E$3])+[.$E$3];((1-[.E148])*[.$G$3])+[.E148])" office:value-type="float" office:value="1">
            <text:p>1.0000000</text:p>
          </table:table-cell>
          <table:table-cell table:style-name="ce20" table:formula="of:=IF([.C148]=100;([.$J$3])*([.F148]-[.$I$3])+[.$I$3];([.$H$3]-[.F148])*[.$K$3]+[.F14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44">
            <text:p>144</text:p>
          </table:table-cell>
          <table:table-cell table:style-name="ce5" table:formula="of:=+(IF([.B149]&gt;[.C149]; [.$C$3]; ([.B149]+([.D149]*[.$B$3]))*0.5))" office:value-type="float" office:value="-0.000000712228938937187">
            <text:p>0.0</text:p>
          </table:table-cell>
          <table:table-cell table:style-name="ce10" table:formula="of:=+(IF([.B149]&gt;[.C149];[.$D$3];(([.C149]-[.E149])*[.F149])+[.E149]))" office:value-type="float" office:value="1.0000078790745">
            <text:p>1.00001</text:p>
          </table:table-cell>
          <table:table-cell table:style-name="ce13" table:formula="of:=+[.D149]" office:value-type="float" office:value="0">
            <text:p>0</text:p>
          </table:table-cell>
          <table:table-cell table:style-name="ce16" table:formula="of:=IF([.C149]=100;([.$F$3])*([.E149]-[.$E$3])+[.$E$3];((1-[.E149])*[.$G$3])+[.E149])" office:value-type="float" office:value="1">
            <text:p>1.0000000</text:p>
          </table:table-cell>
          <table:table-cell table:style-name="ce20" table:formula="of:=IF([.C149]=100;([.$J$3])*([.F149]-[.$I$3])+[.$I$3];([.$H$3]-[.F149])*[.$K$3]+[.F14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45">
            <text:p>145</text:p>
          </table:table-cell>
          <table:table-cell table:style-name="ce5" table:formula="of:=+(IF([.B150]&gt;[.C150]; [.$C$3]; ([.B150]+([.D150]*[.$B$3]))*0.5))" office:value-type="float" office:value="-0.000000356114469468594">
            <text:p>0.0</text:p>
          </table:table-cell>
          <table:table-cell table:style-name="ce10" table:formula="of:=+(IF([.B150]&gt;[.C150];[.$D$3];(([.C150]-[.E150])*[.F150])+[.E150]))" office:value-type="float" office:value="1.0000047274447">
            <text:p>1.00000</text:p>
          </table:table-cell>
          <table:table-cell table:style-name="ce13" table:formula="of:=+[.D150]" office:value-type="float" office:value="0">
            <text:p>0</text:p>
          </table:table-cell>
          <table:table-cell table:style-name="ce16" table:formula="of:=IF([.C150]=100;([.$F$3])*([.E150]-[.$E$3])+[.$E$3];((1-[.E150])*[.$G$3])+[.E150])" office:value-type="float" office:value="1">
            <text:p>1.0000000</text:p>
          </table:table-cell>
          <table:table-cell table:style-name="ce20" table:formula="of:=IF([.C150]=100;([.$J$3])*([.F150]-[.$I$3])+[.$I$3];([.$H$3]-[.F150])*[.$K$3]+[.F15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46">
            <text:p>146</text:p>
          </table:table-cell>
          <table:table-cell table:style-name="ce5" table:formula="of:=+(IF([.B151]&gt;[.C151]; [.$C$3]; ([.B151]+([.D151]*[.$B$3]))*0.5))" office:value-type="float" office:value="-0.000000178057234734297">
            <text:p>0.0</text:p>
          </table:table-cell>
          <table:table-cell table:style-name="ce10" table:formula="of:=+(IF([.B151]&gt;[.C151];[.$D$3];(([.C151]-[.E151])*[.F151])+[.E151]))" office:value-type="float" office:value="1.00000283646682">
            <text:p>1.00000</text:p>
          </table:table-cell>
          <table:table-cell table:style-name="ce13" table:formula="of:=+[.D151]" office:value-type="float" office:value="0">
            <text:p>0</text:p>
          </table:table-cell>
          <table:table-cell table:style-name="ce16" table:formula="of:=IF([.C151]=100;([.$F$3])*([.E151]-[.$E$3])+[.$E$3];((1-[.E151])*[.$G$3])+[.E151])" office:value-type="float" office:value="1">
            <text:p>1.0000000</text:p>
          </table:table-cell>
          <table:table-cell table:style-name="ce20" table:formula="of:=IF([.C151]=100;([.$J$3])*([.F151]-[.$I$3])+[.$I$3];([.$H$3]-[.F151])*[.$K$3]+[.F15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47">
            <text:p>147</text:p>
          </table:table-cell>
          <table:table-cell table:style-name="ce5" table:formula="of:=+(IF([.B152]&gt;[.C152]; [.$C$3]; ([.B152]+([.D152]*[.$B$3]))*0.5))" office:value-type="float" office:value="-0.0000000890286173671484">
            <text:p>0.0</text:p>
          </table:table-cell>
          <table:table-cell table:style-name="ce10" table:formula="of:=+(IF([.B152]&gt;[.C152];[.$D$3];(([.C152]-[.E152])*[.F152])+[.E152]))" office:value-type="float" office:value="1.00000170188009">
            <text:p>1.00000</text:p>
          </table:table-cell>
          <table:table-cell table:style-name="ce13" table:formula="of:=+[.D152]" office:value-type="float" office:value="0">
            <text:p>0</text:p>
          </table:table-cell>
          <table:table-cell table:style-name="ce16" table:formula="of:=IF([.C152]=100;([.$F$3])*([.E152]-[.$E$3])+[.$E$3];((1-[.E152])*[.$G$3])+[.E152])" office:value-type="float" office:value="1">
            <text:p>1.0000000</text:p>
          </table:table-cell>
          <table:table-cell table:style-name="ce20" table:formula="of:=IF([.C152]=100;([.$J$3])*([.F152]-[.$I$3])+[.$I$3];([.$H$3]-[.F152])*[.$K$3]+[.F15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48">
            <text:p>148</text:p>
          </table:table-cell>
          <table:table-cell table:style-name="ce5" table:formula="of:=+(IF([.B153]&gt;[.C153]; [.$C$3]; ([.B153]+([.D153]*[.$B$3]))*0.5))" office:value-type="float" office:value="-0.0000000445143086835742">
            <text:p>0.0</text:p>
          </table:table-cell>
          <table:table-cell table:style-name="ce10" table:formula="of:=+(IF([.B153]&gt;[.C153];[.$D$3];(([.C153]-[.E153])*[.F153])+[.E153]))" office:value-type="float" office:value="1.00000102112806">
            <text:p>1.00000</text:p>
          </table:table-cell>
          <table:table-cell table:style-name="ce13" table:formula="of:=+[.D153]" office:value-type="float" office:value="0">
            <text:p>0</text:p>
          </table:table-cell>
          <table:table-cell table:style-name="ce16" table:formula="of:=IF([.C153]=100;([.$F$3])*([.E153]-[.$E$3])+[.$E$3];((1-[.E153])*[.$G$3])+[.E153])" office:value-type="float" office:value="1">
            <text:p>1.0000000</text:p>
          </table:table-cell>
          <table:table-cell table:style-name="ce20" table:formula="of:=IF([.C153]=100;([.$J$3])*([.F153]-[.$I$3])+[.$I$3];([.$H$3]-[.F153])*[.$K$3]+[.F15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49">
            <text:p>149</text:p>
          </table:table-cell>
          <table:table-cell table:style-name="ce5" table:formula="of:=+(IF([.B154]&gt;[.C154]; [.$C$3]; ([.B154]+([.D154]*[.$B$3]))*0.5))" office:value-type="float" office:value="-0.0000000222571543417871">
            <text:p>0.0</text:p>
          </table:table-cell>
          <table:table-cell table:style-name="ce10" table:formula="of:=+(IF([.B154]&gt;[.C154];[.$D$3];(([.C154]-[.E154])*[.F154])+[.E154]))" office:value-type="float" office:value="1.00000061267683">
            <text:p>1.00000</text:p>
          </table:table-cell>
          <table:table-cell table:style-name="ce13" table:formula="of:=+[.D154]" office:value-type="float" office:value="0">
            <text:p>0</text:p>
          </table:table-cell>
          <table:table-cell table:style-name="ce16" table:formula="of:=IF([.C154]=100;([.$F$3])*([.E154]-[.$E$3])+[.$E$3];((1-[.E154])*[.$G$3])+[.E154])" office:value-type="float" office:value="1">
            <text:p>1.0000000</text:p>
          </table:table-cell>
          <table:table-cell table:style-name="ce20" table:formula="of:=IF([.C154]=100;([.$J$3])*([.F154]-[.$I$3])+[.$I$3];([.$H$3]-[.F154])*[.$K$3]+[.F15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50">
            <text:p>150</text:p>
          </table:table-cell>
          <table:table-cell table:style-name="ce5" table:formula="of:=+(IF([.B155]&gt;[.C155]; [.$C$3]; ([.B155]+([.D155]*[.$B$3]))*0.5))" office:value-type="float" office:value="-0.0000000111285771708936">
            <text:p>0.0</text:p>
          </table:table-cell>
          <table:table-cell table:style-name="ce10" table:formula="of:=+(IF([.B155]&gt;[.C155];[.$D$3];(([.C155]-[.E155])*[.F155])+[.E155]))" office:value-type="float" office:value="1.0000003676061">
            <text:p>1.00000</text:p>
          </table:table-cell>
          <table:table-cell table:style-name="ce13" table:formula="of:=+[.D155]" office:value-type="float" office:value="0">
            <text:p>0</text:p>
          </table:table-cell>
          <table:table-cell table:style-name="ce16" table:formula="of:=IF([.C155]=100;([.$F$3])*([.E155]-[.$E$3])+[.$E$3];((1-[.E155])*[.$G$3])+[.E155])" office:value-type="float" office:value="1">
            <text:p>1.0000000</text:p>
          </table:table-cell>
          <table:table-cell table:style-name="ce20" table:formula="of:=IF([.C155]=100;([.$J$3])*([.F155]-[.$I$3])+[.$I$3];([.$H$3]-[.F155])*[.$K$3]+[.F15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51">
            <text:p>151</text:p>
          </table:table-cell>
          <table:table-cell table:style-name="ce5" table:formula="of:=+(IF([.B156]&gt;[.C156]; [.$C$3]; ([.B156]+([.D156]*[.$B$3]))*0.5))" office:value-type="float" office:value="-0.00000000556428858544678">
            <text:p>0.0</text:p>
          </table:table-cell>
          <table:table-cell table:style-name="ce10" table:formula="of:=+(IF([.B156]&gt;[.C156];[.$D$3];(([.C156]-[.E156])*[.F156])+[.E156]))" office:value-type="float" office:value="1.00000022056366">
            <text:p>1.00000</text:p>
          </table:table-cell>
          <table:table-cell table:style-name="ce13" table:formula="of:=+[.D156]" office:value-type="float" office:value="0">
            <text:p>0</text:p>
          </table:table-cell>
          <table:table-cell table:style-name="ce16" table:formula="of:=IF([.C156]=100;([.$F$3])*([.E156]-[.$E$3])+[.$E$3];((1-[.E156])*[.$G$3])+[.E156])" office:value-type="float" office:value="1">
            <text:p>1.0000000</text:p>
          </table:table-cell>
          <table:table-cell table:style-name="ce20" table:formula="of:=IF([.C156]=100;([.$J$3])*([.F156]-[.$I$3])+[.$I$3];([.$H$3]-[.F156])*[.$K$3]+[.F15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52">
            <text:p>152</text:p>
          </table:table-cell>
          <table:table-cell table:style-name="ce5" table:formula="of:=+(IF([.B157]&gt;[.C157]; [.$C$3]; ([.B157]+([.D157]*[.$B$3]))*0.5))" office:value-type="float" office:value="-0.00000000278214429272339">
            <text:p>0.0</text:p>
          </table:table-cell>
          <table:table-cell table:style-name="ce10" table:formula="of:=+(IF([.B157]&gt;[.C157];[.$D$3];(([.C157]-[.E157])*[.F157])+[.E157]))" office:value-type="float" office:value="1.0000001323382">
            <text:p>1.00000</text:p>
          </table:table-cell>
          <table:table-cell table:style-name="ce13" table:formula="of:=+[.D157]" office:value-type="float" office:value="0">
            <text:p>0</text:p>
          </table:table-cell>
          <table:table-cell table:style-name="ce16" table:formula="of:=IF([.C157]=100;([.$F$3])*([.E157]-[.$E$3])+[.$E$3];((1-[.E157])*[.$G$3])+[.E157])" office:value-type="float" office:value="1">
            <text:p>1.0000000</text:p>
          </table:table-cell>
          <table:table-cell table:style-name="ce20" table:formula="of:=IF([.C157]=100;([.$J$3])*([.F157]-[.$I$3])+[.$I$3];([.$H$3]-[.F157])*[.$K$3]+[.F15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53">
            <text:p>153</text:p>
          </table:table-cell>
          <table:table-cell table:style-name="ce5" table:formula="of:=+(IF([.B158]&gt;[.C158]; [.$C$3]; ([.B158]+([.D158]*[.$B$3]))*0.5))" office:value-type="float" office:value="-0.00000000139107214636169">
            <text:p>0.0</text:p>
          </table:table-cell>
          <table:table-cell table:style-name="ce10" table:formula="of:=+(IF([.B158]&gt;[.C158];[.$D$3];(([.C158]-[.E158])*[.F158])+[.E158]))" office:value-type="float" office:value="1.00000007940292">
            <text:p>1.00000</text:p>
          </table:table-cell>
          <table:table-cell table:style-name="ce13" table:formula="of:=+[.D158]" office:value-type="float" office:value="0">
            <text:p>0</text:p>
          </table:table-cell>
          <table:table-cell table:style-name="ce16" table:formula="of:=IF([.C158]=100;([.$F$3])*([.E158]-[.$E$3])+[.$E$3];((1-[.E158])*[.$G$3])+[.E158])" office:value-type="float" office:value="1">
            <text:p>1.0000000</text:p>
          </table:table-cell>
          <table:table-cell table:style-name="ce20" table:formula="of:=IF([.C158]=100;([.$J$3])*([.F158]-[.$I$3])+[.$I$3];([.$H$3]-[.F158])*[.$K$3]+[.F15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54">
            <text:p>154</text:p>
          </table:table-cell>
          <table:table-cell table:style-name="ce5" table:formula="of:=+(IF([.B159]&gt;[.C159]; [.$C$3]; ([.B159]+([.D159]*[.$B$3]))*0.5))" office:value-type="float" office:value="-0.000000000695536073180847">
            <text:p>0.0</text:p>
          </table:table-cell>
          <table:table-cell table:style-name="ce10" table:formula="of:=+(IF([.B159]&gt;[.C159];[.$D$3];(([.C159]-[.E159])*[.F159])+[.E159]))" office:value-type="float" office:value="1.00000004764175">
            <text:p>1.00000</text:p>
          </table:table-cell>
          <table:table-cell table:style-name="ce13" table:formula="of:=+[.D159]" office:value-type="float" office:value="0">
            <text:p>0</text:p>
          </table:table-cell>
          <table:table-cell table:style-name="ce16" table:formula="of:=IF([.C159]=100;([.$F$3])*([.E159]-[.$E$3])+[.$E$3];((1-[.E159])*[.$G$3])+[.E159])" office:value-type="float" office:value="1">
            <text:p>1.0000000</text:p>
          </table:table-cell>
          <table:table-cell table:style-name="ce20" table:formula="of:=IF([.C159]=100;([.$J$3])*([.F159]-[.$I$3])+[.$I$3];([.$H$3]-[.F159])*[.$K$3]+[.F15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55">
            <text:p>155</text:p>
          </table:table-cell>
          <table:table-cell table:style-name="ce5" table:formula="of:=+(IF([.B160]&gt;[.C160]; [.$C$3]; ([.B160]+([.D160]*[.$B$3]))*0.5))" office:value-type="float" office:value="-0.000000000347768036590423">
            <text:p>0.0</text:p>
          </table:table-cell>
          <table:table-cell table:style-name="ce10" table:formula="of:=+(IF([.B160]&gt;[.C160];[.$D$3];(([.C160]-[.E160])*[.F160])+[.E160]))" office:value-type="float" office:value="1.00000002858505">
            <text:p>1.00000</text:p>
          </table:table-cell>
          <table:table-cell table:style-name="ce13" table:formula="of:=+[.D160]" office:value-type="float" office:value="0">
            <text:p>0</text:p>
          </table:table-cell>
          <table:table-cell table:style-name="ce16" table:formula="of:=IF([.C160]=100;([.$F$3])*([.E160]-[.$E$3])+[.$E$3];((1-[.E160])*[.$G$3])+[.E160])" office:value-type="float" office:value="1">
            <text:p>1.0000000</text:p>
          </table:table-cell>
          <table:table-cell table:style-name="ce20" table:formula="of:=IF([.C160]=100;([.$J$3])*([.F160]-[.$I$3])+[.$I$3];([.$H$3]-[.F160])*[.$K$3]+[.F16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56">
            <text:p>156</text:p>
          </table:table-cell>
          <table:table-cell table:style-name="ce5" table:formula="of:=+(IF([.B161]&gt;[.C161]; [.$C$3]; ([.B161]+([.D161]*[.$B$3]))*0.5))" office:value-type="float" office:value="-0.000000000173884018295212">
            <text:p>0.0</text:p>
          </table:table-cell>
          <table:table-cell table:style-name="ce10" table:formula="of:=+(IF([.B161]&gt;[.C161];[.$D$3];(([.C161]-[.E161])*[.F161])+[.E161]))" office:value-type="float" office:value="1.00000001715103">
            <text:p>1.00000</text:p>
          </table:table-cell>
          <table:table-cell table:style-name="ce13" table:formula="of:=+[.D161]" office:value-type="float" office:value="0">
            <text:p>0</text:p>
          </table:table-cell>
          <table:table-cell table:style-name="ce16" table:formula="of:=IF([.C161]=100;([.$F$3])*([.E161]-[.$E$3])+[.$E$3];((1-[.E161])*[.$G$3])+[.E161])" office:value-type="float" office:value="1">
            <text:p>1.0000000</text:p>
          </table:table-cell>
          <table:table-cell table:style-name="ce20" table:formula="of:=IF([.C161]=100;([.$J$3])*([.F161]-[.$I$3])+[.$I$3];([.$H$3]-[.F161])*[.$K$3]+[.F16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57">
            <text:p>157</text:p>
          </table:table-cell>
          <table:table-cell table:style-name="ce5" table:formula="of:=+(IF([.B162]&gt;[.C162]; [.$C$3]; ([.B162]+([.D162]*[.$B$3]))*0.5))" office:value-type="float" office:value="-0.0000000000869420091476059">
            <text:p>0.0</text:p>
          </table:table-cell>
          <table:table-cell table:style-name="ce10" table:formula="of:=+(IF([.B162]&gt;[.C162];[.$D$3];(([.C162]-[.E162])*[.F162])+[.E162]))" office:value-type="float" office:value="1.00000001029062">
            <text:p>1.00000</text:p>
          </table:table-cell>
          <table:table-cell table:style-name="ce13" table:formula="of:=+[.D162]" office:value-type="float" office:value="0">
            <text:p>0</text:p>
          </table:table-cell>
          <table:table-cell table:style-name="ce16" table:formula="of:=IF([.C162]=100;([.$F$3])*([.E162]-[.$E$3])+[.$E$3];((1-[.E162])*[.$G$3])+[.E162])" office:value-type="float" office:value="1">
            <text:p>1.0000000</text:p>
          </table:table-cell>
          <table:table-cell table:style-name="ce20" table:formula="of:=IF([.C162]=100;([.$J$3])*([.F162]-[.$I$3])+[.$I$3];([.$H$3]-[.F162])*[.$K$3]+[.F16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58">
            <text:p>158</text:p>
          </table:table-cell>
          <table:table-cell table:style-name="ce5" table:formula="of:=+(IF([.B163]&gt;[.C163]; [.$C$3]; ([.B163]+([.D163]*[.$B$3]))*0.5))" office:value-type="float" office:value="-0.0000000000434710045738029">
            <text:p>0.0</text:p>
          </table:table-cell>
          <table:table-cell table:style-name="ce10" table:formula="of:=+(IF([.B163]&gt;[.C163];[.$D$3];(([.C163]-[.E163])*[.F163])+[.E163]))" office:value-type="float" office:value="1.00000000617437">
            <text:p>1.00000</text:p>
          </table:table-cell>
          <table:table-cell table:style-name="ce13" table:formula="of:=+[.D163]" office:value-type="float" office:value="0">
            <text:p>0</text:p>
          </table:table-cell>
          <table:table-cell table:style-name="ce16" table:formula="of:=IF([.C163]=100;([.$F$3])*([.E163]-[.$E$3])+[.$E$3];((1-[.E163])*[.$G$3])+[.E163])" office:value-type="float" office:value="1">
            <text:p>1.0000000</text:p>
          </table:table-cell>
          <table:table-cell table:style-name="ce20" table:formula="of:=IF([.C163]=100;([.$J$3])*([.F163]-[.$I$3])+[.$I$3];([.$H$3]-[.F163])*[.$K$3]+[.F16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59">
            <text:p>159</text:p>
          </table:table-cell>
          <table:table-cell table:style-name="ce5" table:formula="of:=+(IF([.B164]&gt;[.C164]; [.$C$3]; ([.B164]+([.D164]*[.$B$3]))*0.5))" office:value-type="float" office:value="-0.0000000000217355022869015">
            <text:p>0.0</text:p>
          </table:table-cell>
          <table:table-cell table:style-name="ce10" table:formula="of:=+(IF([.B164]&gt;[.C164];[.$D$3];(([.C164]-[.E164])*[.F164])+[.E164]))" office:value-type="float" office:value="1.00000000370462">
            <text:p>1.00000</text:p>
          </table:table-cell>
          <table:table-cell table:style-name="ce13" table:formula="of:=+[.D164]" office:value-type="float" office:value="0">
            <text:p>0</text:p>
          </table:table-cell>
          <table:table-cell table:style-name="ce16" table:formula="of:=IF([.C164]=100;([.$F$3])*([.E164]-[.$E$3])+[.$E$3];((1-[.E164])*[.$G$3])+[.E164])" office:value-type="float" office:value="1">
            <text:p>1.0000000</text:p>
          </table:table-cell>
          <table:table-cell table:style-name="ce20" table:formula="of:=IF([.C164]=100;([.$J$3])*([.F164]-[.$I$3])+[.$I$3];([.$H$3]-[.F164])*[.$K$3]+[.F16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60">
            <text:p>160</text:p>
          </table:table-cell>
          <table:table-cell table:style-name="ce5" table:formula="of:=+(IF([.B165]&gt;[.C165]; [.$C$3]; ([.B165]+([.D165]*[.$B$3]))*0.5))" office:value-type="float" office:value="-0.0000000000108677511434507">
            <text:p>0.0</text:p>
          </table:table-cell>
          <table:table-cell table:style-name="ce10" table:formula="of:=+(IF([.B165]&gt;[.C165];[.$D$3];(([.C165]-[.E165])*[.F165])+[.E165]))" office:value-type="float" office:value="1.00000000222277">
            <text:p>1.00000</text:p>
          </table:table-cell>
          <table:table-cell table:style-name="ce13" table:formula="of:=+[.D165]" office:value-type="float" office:value="0">
            <text:p>0</text:p>
          </table:table-cell>
          <table:table-cell table:style-name="ce16" table:formula="of:=IF([.C165]=100;([.$F$3])*([.E165]-[.$E$3])+[.$E$3];((1-[.E165])*[.$G$3])+[.E165])" office:value-type="float" office:value="1">
            <text:p>1.0000000</text:p>
          </table:table-cell>
          <table:table-cell table:style-name="ce20" table:formula="of:=IF([.C165]=100;([.$J$3])*([.F165]-[.$I$3])+[.$I$3];([.$H$3]-[.F165])*[.$K$3]+[.F16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61">
            <text:p>161</text:p>
          </table:table-cell>
          <table:table-cell table:style-name="ce5" table:formula="of:=+(IF([.B166]&gt;[.C166]; [.$C$3]; ([.B166]+([.D166]*[.$B$3]))*0.5))" office:value-type="float" office:value="-0.00000000000543387557172537">
            <text:p>0.0</text:p>
          </table:table-cell>
          <table:table-cell table:style-name="ce10" table:formula="of:=+(IF([.B166]&gt;[.C166];[.$D$3];(([.C166]-[.E166])*[.F166])+[.E166]))" office:value-type="float" office:value="1.00000000133366">
            <text:p>1.00000</text:p>
          </table:table-cell>
          <table:table-cell table:style-name="ce13" table:formula="of:=+[.D166]" office:value-type="float" office:value="0">
            <text:p>0</text:p>
          </table:table-cell>
          <table:table-cell table:style-name="ce16" table:formula="of:=IF([.C166]=100;([.$F$3])*([.E166]-[.$E$3])+[.$E$3];((1-[.E166])*[.$G$3])+[.E166])" office:value-type="float" office:value="1">
            <text:p>1.0000000</text:p>
          </table:table-cell>
          <table:table-cell table:style-name="ce20" table:formula="of:=IF([.C166]=100;([.$J$3])*([.F166]-[.$I$3])+[.$I$3];([.$H$3]-[.F166])*[.$K$3]+[.F16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62">
            <text:p>162</text:p>
          </table:table-cell>
          <table:table-cell table:style-name="ce5" table:formula="of:=+(IF([.B167]&gt;[.C167]; [.$C$3]; ([.B167]+([.D167]*[.$B$3]))*0.5))" office:value-type="float" office:value="-0.00000000000271693778586268">
            <text:p>0.0</text:p>
          </table:table-cell>
          <table:table-cell table:style-name="ce10" table:formula="of:=+(IF([.B167]&gt;[.C167];[.$D$3];(([.C167]-[.E167])*[.F167])+[.E167]))" office:value-type="float" office:value="1.0000000008002">
            <text:p>1.00000</text:p>
          </table:table-cell>
          <table:table-cell table:style-name="ce13" table:formula="of:=+[.D167]" office:value-type="float" office:value="0">
            <text:p>0</text:p>
          </table:table-cell>
          <table:table-cell table:style-name="ce16" table:formula="of:=IF([.C167]=100;([.$F$3])*([.E167]-[.$E$3])+[.$E$3];((1-[.E167])*[.$G$3])+[.E167])" office:value-type="float" office:value="1">
            <text:p>1.0000000</text:p>
          </table:table-cell>
          <table:table-cell table:style-name="ce20" table:formula="of:=IF([.C167]=100;([.$J$3])*([.F167]-[.$I$3])+[.$I$3];([.$H$3]-[.F167])*[.$K$3]+[.F16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63">
            <text:p>163</text:p>
          </table:table-cell>
          <table:table-cell table:style-name="ce5" table:formula="of:=+(IF([.B168]&gt;[.C168]; [.$C$3]; ([.B168]+([.D168]*[.$B$3]))*0.5))" office:value-type="float" office:value="-0.00000000000135846889293134">
            <text:p>0.0</text:p>
          </table:table-cell>
          <table:table-cell table:style-name="ce10" table:formula="of:=+(IF([.B168]&gt;[.C168];[.$D$3];(([.C168]-[.E168])*[.F168])+[.E168]))" office:value-type="float" office:value="1.00000000048012">
            <text:p>1.00000</text:p>
          </table:table-cell>
          <table:table-cell table:style-name="ce13" table:formula="of:=+[.D168]" office:value-type="float" office:value="0">
            <text:p>0</text:p>
          </table:table-cell>
          <table:table-cell table:style-name="ce16" table:formula="of:=IF([.C168]=100;([.$F$3])*([.E168]-[.$E$3])+[.$E$3];((1-[.E168])*[.$G$3])+[.E168])" office:value-type="float" office:value="1">
            <text:p>1.0000000</text:p>
          </table:table-cell>
          <table:table-cell table:style-name="ce20" table:formula="of:=IF([.C168]=100;([.$J$3])*([.F168]-[.$I$3])+[.$I$3];([.$H$3]-[.F168])*[.$K$3]+[.F16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64">
            <text:p>164</text:p>
          </table:table-cell>
          <table:table-cell table:style-name="ce5" table:formula="of:=+(IF([.B169]&gt;[.C169]; [.$C$3]; ([.B169]+([.D169]*[.$B$3]))*0.5))" office:value-type="float" office:value="-0.000000000000679234446465671">
            <text:p>0.0</text:p>
          </table:table-cell>
          <table:table-cell table:style-name="ce10" table:formula="of:=+(IF([.B169]&gt;[.C169];[.$D$3];(([.C169]-[.E169])*[.F169])+[.E169]))" office:value-type="float" office:value="1.00000000028807">
            <text:p>1.00000</text:p>
          </table:table-cell>
          <table:table-cell table:style-name="ce13" table:formula="of:=+[.D169]" office:value-type="float" office:value="0">
            <text:p>0</text:p>
          </table:table-cell>
          <table:table-cell table:style-name="ce16" table:formula="of:=IF([.C169]=100;([.$F$3])*([.E169]-[.$E$3])+[.$E$3];((1-[.E169])*[.$G$3])+[.E169])" office:value-type="float" office:value="1">
            <text:p>1.0000000</text:p>
          </table:table-cell>
          <table:table-cell table:style-name="ce20" table:formula="of:=IF([.C169]=100;([.$J$3])*([.F169]-[.$I$3])+[.$I$3];([.$H$3]-[.F169])*[.$K$3]+[.F16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65">
            <text:p>165</text:p>
          </table:table-cell>
          <table:table-cell table:style-name="ce5" table:formula="of:=+(IF([.B170]&gt;[.C170]; [.$C$3]; ([.B170]+([.D170]*[.$B$3]))*0.5))" office:value-type="float" office:value="-0.000000000000339617223232835">
            <text:p>0.0</text:p>
          </table:table-cell>
          <table:table-cell table:style-name="ce10" table:formula="of:=+(IF([.B170]&gt;[.C170];[.$D$3];(([.C170]-[.E170])*[.F170])+[.E170]))" office:value-type="float" office:value="1.00000000017284">
            <text:p>1.00000</text:p>
          </table:table-cell>
          <table:table-cell table:style-name="ce13" table:formula="of:=+[.D170]" office:value-type="float" office:value="0">
            <text:p>0</text:p>
          </table:table-cell>
          <table:table-cell table:style-name="ce16" table:formula="of:=IF([.C170]=100;([.$F$3])*([.E170]-[.$E$3])+[.$E$3];((1-[.E170])*[.$G$3])+[.E170])" office:value-type="float" office:value="1">
            <text:p>1.0000000</text:p>
          </table:table-cell>
          <table:table-cell table:style-name="ce20" table:formula="of:=IF([.C170]=100;([.$J$3])*([.F170]-[.$I$3])+[.$I$3];([.$H$3]-[.F170])*[.$K$3]+[.F17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66">
            <text:p>166</text:p>
          </table:table-cell>
          <table:table-cell table:style-name="ce5" table:formula="of:=+(IF([.B171]&gt;[.C171]; [.$C$3]; ([.B171]+([.D171]*[.$B$3]))*0.5))" office:value-type="float" office:value="-0.000000000000169808611616418">
            <text:p>0.0</text:p>
          </table:table-cell>
          <table:table-cell table:style-name="ce10" table:formula="of:=+(IF([.B171]&gt;[.C171];[.$D$3];(([.C171]-[.E171])*[.F171])+[.E171]))" office:value-type="float" office:value="1.00000000010371">
            <text:p>1.00000</text:p>
          </table:table-cell>
          <table:table-cell table:style-name="ce13" table:formula="of:=+[.D171]" office:value-type="float" office:value="0">
            <text:p>0</text:p>
          </table:table-cell>
          <table:table-cell table:style-name="ce16" table:formula="of:=IF([.C171]=100;([.$F$3])*([.E171]-[.$E$3])+[.$E$3];((1-[.E171])*[.$G$3])+[.E171])" office:value-type="float" office:value="1">
            <text:p>1.0000000</text:p>
          </table:table-cell>
          <table:table-cell table:style-name="ce20" table:formula="of:=IF([.C171]=100;([.$J$3])*([.F171]-[.$I$3])+[.$I$3];([.$H$3]-[.F171])*[.$K$3]+[.F17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67">
            <text:p>167</text:p>
          </table:table-cell>
          <table:table-cell table:style-name="ce5" table:formula="of:=+(IF([.B172]&gt;[.C172]; [.$C$3]; ([.B172]+([.D172]*[.$B$3]))*0.5))" office:value-type="float" office:value="-0.0000000000000849043058082089">
            <text:p>0.0</text:p>
          </table:table-cell>
          <table:table-cell table:style-name="ce10" table:formula="of:=+(IF([.B172]&gt;[.C172];[.$D$3];(([.C172]-[.E172])*[.F172])+[.E172]))" office:value-type="float" office:value="1.00000000006222">
            <text:p>1.00000</text:p>
          </table:table-cell>
          <table:table-cell table:style-name="ce13" table:formula="of:=+[.D172]" office:value-type="float" office:value="0">
            <text:p>0</text:p>
          </table:table-cell>
          <table:table-cell table:style-name="ce16" table:formula="of:=IF([.C172]=100;([.$F$3])*([.E172]-[.$E$3])+[.$E$3];((1-[.E172])*[.$G$3])+[.E172])" office:value-type="float" office:value="1">
            <text:p>1.0000000</text:p>
          </table:table-cell>
          <table:table-cell table:style-name="ce20" table:formula="of:=IF([.C172]=100;([.$J$3])*([.F172]-[.$I$3])+[.$I$3];([.$H$3]-[.F172])*[.$K$3]+[.F17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68">
            <text:p>168</text:p>
          </table:table-cell>
          <table:table-cell table:style-name="ce5" table:formula="of:=+(IF([.B173]&gt;[.C173]; [.$C$3]; ([.B173]+([.D173]*[.$B$3]))*0.5))" office:value-type="float" office:value="-0.0000000000000424521529041044">
            <text:p>0.0</text:p>
          </table:table-cell>
          <table:table-cell table:style-name="ce10" table:formula="of:=+(IF([.B173]&gt;[.C173];[.$D$3];(([.C173]-[.E173])*[.F173])+[.E173]))" office:value-type="float" office:value="1.00000000003733">
            <text:p>1.00000</text:p>
          </table:table-cell>
          <table:table-cell table:style-name="ce13" table:formula="of:=+[.D173]" office:value-type="float" office:value="0">
            <text:p>0</text:p>
          </table:table-cell>
          <table:table-cell table:style-name="ce16" table:formula="of:=IF([.C173]=100;([.$F$3])*([.E173]-[.$E$3])+[.$E$3];((1-[.E173])*[.$G$3])+[.E173])" office:value-type="float" office:value="1">
            <text:p>1.0000000</text:p>
          </table:table-cell>
          <table:table-cell table:style-name="ce20" table:formula="of:=IF([.C173]=100;([.$J$3])*([.F173]-[.$I$3])+[.$I$3];([.$H$3]-[.F173])*[.$K$3]+[.F17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69">
            <text:p>169</text:p>
          </table:table-cell>
          <table:table-cell table:style-name="ce5" table:formula="of:=+(IF([.B174]&gt;[.C174]; [.$C$3]; ([.B174]+([.D174]*[.$B$3]))*0.5))" office:value-type="float" office:value="-0.0000000000000212260764520522">
            <text:p>0.0</text:p>
          </table:table-cell>
          <table:table-cell table:style-name="ce10" table:formula="of:=+(IF([.B174]&gt;[.C174];[.$D$3];(([.C174]-[.E174])*[.F174])+[.E174]))" office:value-type="float" office:value="1.0000000000224">
            <text:p>1.00000</text:p>
          </table:table-cell>
          <table:table-cell table:style-name="ce13" table:formula="of:=+[.D174]" office:value-type="float" office:value="0">
            <text:p>0</text:p>
          </table:table-cell>
          <table:table-cell table:style-name="ce16" table:formula="of:=IF([.C174]=100;([.$F$3])*([.E174]-[.$E$3])+[.$E$3];((1-[.E174])*[.$G$3])+[.E174])" office:value-type="float" office:value="1">
            <text:p>1.0000000</text:p>
          </table:table-cell>
          <table:table-cell table:style-name="ce20" table:formula="of:=IF([.C174]=100;([.$J$3])*([.F174]-[.$I$3])+[.$I$3];([.$H$3]-[.F174])*[.$K$3]+[.F17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70">
            <text:p>170</text:p>
          </table:table-cell>
          <table:table-cell table:style-name="ce5" table:formula="of:=+(IF([.B175]&gt;[.C175]; [.$C$3]; ([.B175]+([.D175]*[.$B$3]))*0.5))" office:value-type="float" office:value="-0.0000000000000106130382260261">
            <text:p>0.0</text:p>
          </table:table-cell>
          <table:table-cell table:style-name="ce10" table:formula="of:=+(IF([.B175]&gt;[.C175];[.$D$3];(([.C175]-[.E175])*[.F175])+[.E175]))" office:value-type="float" office:value="1.00000000001344">
            <text:p>1.00000</text:p>
          </table:table-cell>
          <table:table-cell table:style-name="ce13" table:formula="of:=+[.D175]" office:value-type="float" office:value="0">
            <text:p>0</text:p>
          </table:table-cell>
          <table:table-cell table:style-name="ce16" table:formula="of:=IF([.C175]=100;([.$F$3])*([.E175]-[.$E$3])+[.$E$3];((1-[.E175])*[.$G$3])+[.E175])" office:value-type="float" office:value="1">
            <text:p>1.0000000</text:p>
          </table:table-cell>
          <table:table-cell table:style-name="ce20" table:formula="of:=IF([.C175]=100;([.$J$3])*([.F175]-[.$I$3])+[.$I$3];([.$H$3]-[.F175])*[.$K$3]+[.F17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71">
            <text:p>171</text:p>
          </table:table-cell>
          <table:table-cell table:style-name="ce5" table:formula="of:=+(IF([.B176]&gt;[.C176]; [.$C$3]; ([.B176]+([.D176]*[.$B$3]))*0.5))" office:value-type="float" office:value="-5.30651911301305E-015">
            <text:p>0.0</text:p>
          </table:table-cell>
          <table:table-cell table:style-name="ce10" table:formula="of:=+(IF([.B176]&gt;[.C176];[.$D$3];(([.C176]-[.E176])*[.F176])+[.E176]))" office:value-type="float" office:value="1.00000000000806">
            <text:p>1.00000</text:p>
          </table:table-cell>
          <table:table-cell table:style-name="ce13" table:formula="of:=+[.D176]" office:value-type="float" office:value="0">
            <text:p>0</text:p>
          </table:table-cell>
          <table:table-cell table:style-name="ce16" table:formula="of:=IF([.C176]=100;([.$F$3])*([.E176]-[.$E$3])+[.$E$3];((1-[.E176])*[.$G$3])+[.E176])" office:value-type="float" office:value="1">
            <text:p>1.0000000</text:p>
          </table:table-cell>
          <table:table-cell table:style-name="ce20" table:formula="of:=IF([.C176]=100;([.$J$3])*([.F176]-[.$I$3])+[.$I$3];([.$H$3]-[.F176])*[.$K$3]+[.F17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72">
            <text:p>172</text:p>
          </table:table-cell>
          <table:table-cell table:style-name="ce5" table:formula="of:=+(IF([.B177]&gt;[.C177]; [.$C$3]; ([.B177]+([.D177]*[.$B$3]))*0.5))" office:value-type="float" office:value="-2.65325955650653E-015">
            <text:p>0.0</text:p>
          </table:table-cell>
          <table:table-cell table:style-name="ce10" table:formula="of:=+(IF([.B177]&gt;[.C177];[.$D$3];(([.C177]-[.E177])*[.F177])+[.E177]))" office:value-type="float" office:value="1.00000000000484">
            <text:p>1.00000</text:p>
          </table:table-cell>
          <table:table-cell table:style-name="ce13" table:formula="of:=+[.D177]" office:value-type="float" office:value="0">
            <text:p>0</text:p>
          </table:table-cell>
          <table:table-cell table:style-name="ce16" table:formula="of:=IF([.C177]=100;([.$F$3])*([.E177]-[.$E$3])+[.$E$3];((1-[.E177])*[.$G$3])+[.E177])" office:value-type="float" office:value="1">
            <text:p>1.0000000</text:p>
          </table:table-cell>
          <table:table-cell table:style-name="ce20" table:formula="of:=IF([.C177]=100;([.$J$3])*([.F177]-[.$I$3])+[.$I$3];([.$H$3]-[.F177])*[.$K$3]+[.F17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73">
            <text:p>173</text:p>
          </table:table-cell>
          <table:table-cell table:style-name="ce5" table:formula="of:=+(IF([.B178]&gt;[.C178]; [.$C$3]; ([.B178]+([.D178]*[.$B$3]))*0.5))" office:value-type="float" office:value="-1.32662977825326E-015">
            <text:p>0.0</text:p>
          </table:table-cell>
          <table:table-cell table:style-name="ce10" table:formula="of:=+(IF([.B178]&gt;[.C178];[.$D$3];(([.C178]-[.E178])*[.F178])+[.E178]))" office:value-type="float" office:value="1.0000000000029">
            <text:p>1.00000</text:p>
          </table:table-cell>
          <table:table-cell table:style-name="ce13" table:formula="of:=+[.D178]" office:value-type="float" office:value="0">
            <text:p>0</text:p>
          </table:table-cell>
          <table:table-cell table:style-name="ce16" table:formula="of:=IF([.C178]=100;([.$F$3])*([.E178]-[.$E$3])+[.$E$3];((1-[.E178])*[.$G$3])+[.E178])" office:value-type="float" office:value="1">
            <text:p>1.0000000</text:p>
          </table:table-cell>
          <table:table-cell table:style-name="ce20" table:formula="of:=IF([.C178]=100;([.$J$3])*([.F178]-[.$I$3])+[.$I$3];([.$H$3]-[.F178])*[.$K$3]+[.F17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74">
            <text:p>174</text:p>
          </table:table-cell>
          <table:table-cell table:style-name="ce5" table:formula="of:=+(IF([.B179]&gt;[.C179]; [.$C$3]; ([.B179]+([.D179]*[.$B$3]))*0.5))" office:value-type="float" office:value="-6.63314889126632E-016">
            <text:p>0.0</text:p>
          </table:table-cell>
          <table:table-cell table:style-name="ce10" table:formula="of:=+(IF([.B179]&gt;[.C179];[.$D$3];(([.C179]-[.E179])*[.F179])+[.E179]))" office:value-type="float" office:value="1.00000000000174">
            <text:p>1.00000</text:p>
          </table:table-cell>
          <table:table-cell table:style-name="ce13" table:formula="of:=+[.D179]" office:value-type="float" office:value="0">
            <text:p>0</text:p>
          </table:table-cell>
          <table:table-cell table:style-name="ce16" table:formula="of:=IF([.C179]=100;([.$F$3])*([.E179]-[.$E$3])+[.$E$3];((1-[.E179])*[.$G$3])+[.E179])" office:value-type="float" office:value="1">
            <text:p>1.0000000</text:p>
          </table:table-cell>
          <table:table-cell table:style-name="ce20" table:formula="of:=IF([.C179]=100;([.$J$3])*([.F179]-[.$I$3])+[.$I$3];([.$H$3]-[.F179])*[.$K$3]+[.F17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75">
            <text:p>175</text:p>
          </table:table-cell>
          <table:table-cell table:style-name="ce5" table:formula="of:=+(IF([.B180]&gt;[.C180]; [.$C$3]; ([.B180]+([.D180]*[.$B$3]))*0.5))" office:value-type="float" office:value="-3.31657444563316E-016">
            <text:p>0.0</text:p>
          </table:table-cell>
          <table:table-cell table:style-name="ce10" table:formula="of:=+(IF([.B180]&gt;[.C180];[.$D$3];(([.C180]-[.E180])*[.F180])+[.E180]))" office:value-type="float" office:value="1.00000000000105">
            <text:p>1.00000</text:p>
          </table:table-cell>
          <table:table-cell table:style-name="ce13" table:formula="of:=+[.D180]" office:value-type="float" office:value="0">
            <text:p>0</text:p>
          </table:table-cell>
          <table:table-cell table:style-name="ce16" table:formula="of:=IF([.C180]=100;([.$F$3])*([.E180]-[.$E$3])+[.$E$3];((1-[.E180])*[.$G$3])+[.E180])" office:value-type="float" office:value="1">
            <text:p>1.0000000</text:p>
          </table:table-cell>
          <table:table-cell table:style-name="ce20" table:formula="of:=IF([.C180]=100;([.$J$3])*([.F180]-[.$I$3])+[.$I$3];([.$H$3]-[.F180])*[.$K$3]+[.F18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76">
            <text:p>176</text:p>
          </table:table-cell>
          <table:table-cell table:style-name="ce5" table:formula="of:=+(IF([.B181]&gt;[.C181]; [.$C$3]; ([.B181]+([.D181]*[.$B$3]))*0.5))" office:value-type="float" office:value="-1.65828722281658E-016">
            <text:p>0.0</text:p>
          </table:table-cell>
          <table:table-cell table:style-name="ce10" table:formula="of:=+(IF([.B181]&gt;[.C181];[.$D$3];(([.C181]-[.E181])*[.F181])+[.E181]))" office:value-type="float" office:value="1.00000000000063">
            <text:p>1.00000</text:p>
          </table:table-cell>
          <table:table-cell table:style-name="ce13" table:formula="of:=+[.D181]" office:value-type="float" office:value="0">
            <text:p>0</text:p>
          </table:table-cell>
          <table:table-cell table:style-name="ce16" table:formula="of:=IF([.C181]=100;([.$F$3])*([.E181]-[.$E$3])+[.$E$3];((1-[.E181])*[.$G$3])+[.E181])" office:value-type="float" office:value="1">
            <text:p>1.0000000</text:p>
          </table:table-cell>
          <table:table-cell table:style-name="ce20" table:formula="of:=IF([.C181]=100;([.$J$3])*([.F181]-[.$I$3])+[.$I$3];([.$H$3]-[.F181])*[.$K$3]+[.F18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77">
            <text:p>177</text:p>
          </table:table-cell>
          <table:table-cell table:style-name="ce5" table:formula="of:=+(IF([.B182]&gt;[.C182]; [.$C$3]; ([.B182]+([.D182]*[.$B$3]))*0.5))" office:value-type="float" office:value="-8.2914361140829E-017">
            <text:p>0.0</text:p>
          </table:table-cell>
          <table:table-cell table:style-name="ce10" table:formula="of:=+(IF([.B182]&gt;[.C182];[.$D$3];(([.C182]-[.E182])*[.F182])+[.E182]))" office:value-type="float" office:value="1.00000000000038">
            <text:p>1.00000</text:p>
          </table:table-cell>
          <table:table-cell table:style-name="ce13" table:formula="of:=+[.D182]" office:value-type="float" office:value="0">
            <text:p>0</text:p>
          </table:table-cell>
          <table:table-cell table:style-name="ce16" table:formula="of:=IF([.C182]=100;([.$F$3])*([.E182]-[.$E$3])+[.$E$3];((1-[.E182])*[.$G$3])+[.E182])" office:value-type="float" office:value="1">
            <text:p>1.0000000</text:p>
          </table:table-cell>
          <table:table-cell table:style-name="ce20" table:formula="of:=IF([.C182]=100;([.$J$3])*([.F182]-[.$I$3])+[.$I$3];([.$H$3]-[.F182])*[.$K$3]+[.F18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78">
            <text:p>178</text:p>
          </table:table-cell>
          <table:table-cell table:style-name="ce5" table:formula="of:=+(IF([.B183]&gt;[.C183]; [.$C$3]; ([.B183]+([.D183]*[.$B$3]))*0.5))" office:value-type="float" office:value="-4.14571805704145E-017">
            <text:p>0.0</text:p>
          </table:table-cell>
          <table:table-cell table:style-name="ce10" table:formula="of:=+(IF([.B183]&gt;[.C183];[.$D$3];(([.C183]-[.E183])*[.F183])+[.E183]))" office:value-type="float" office:value="1.00000000000023">
            <text:p>1.00000</text:p>
          </table:table-cell>
          <table:table-cell table:style-name="ce13" table:formula="of:=+[.D183]" office:value-type="float" office:value="0">
            <text:p>0</text:p>
          </table:table-cell>
          <table:table-cell table:style-name="ce16" table:formula="of:=IF([.C183]=100;([.$F$3])*([.E183]-[.$E$3])+[.$E$3];((1-[.E183])*[.$G$3])+[.E183])" office:value-type="float" office:value="1">
            <text:p>1.0000000</text:p>
          </table:table-cell>
          <table:table-cell table:style-name="ce20" table:formula="of:=IF([.C183]=100;([.$J$3])*([.F183]-[.$I$3])+[.$I$3];([.$H$3]-[.F183])*[.$K$3]+[.F18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79">
            <text:p>179</text:p>
          </table:table-cell>
          <table:table-cell table:style-name="ce5" table:formula="of:=+(IF([.B184]&gt;[.C184]; [.$C$3]; ([.B184]+([.D184]*[.$B$3]))*0.5))" office:value-type="float" office:value="-2.07285902852072E-017">
            <text:p>0.0</text:p>
          </table:table-cell>
          <table:table-cell table:style-name="ce10" table:formula="of:=+(IF([.B184]&gt;[.C184];[.$D$3];(([.C184]-[.E184])*[.F184])+[.E184]))" office:value-type="float" office:value="1.00000000000014">
            <text:p>1.00000</text:p>
          </table:table-cell>
          <table:table-cell table:style-name="ce13" table:formula="of:=+[.D184]" office:value-type="float" office:value="0">
            <text:p>0</text:p>
          </table:table-cell>
          <table:table-cell table:style-name="ce16" table:formula="of:=IF([.C184]=100;([.$F$3])*([.E184]-[.$E$3])+[.$E$3];((1-[.E184])*[.$G$3])+[.E184])" office:value-type="float" office:value="1">
            <text:p>1.0000000</text:p>
          </table:table-cell>
          <table:table-cell table:style-name="ce20" table:formula="of:=IF([.C184]=100;([.$J$3])*([.F184]-[.$I$3])+[.$I$3];([.$H$3]-[.F184])*[.$K$3]+[.F18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80">
            <text:p>180</text:p>
          </table:table-cell>
          <table:table-cell table:style-name="ce5" table:formula="of:=+(IF([.B185]&gt;[.C185]; [.$C$3]; ([.B185]+([.D185]*[.$B$3]))*0.5))" office:value-type="float" office:value="-1.03642951426036E-017">
            <text:p>0.0</text:p>
          </table:table-cell>
          <table:table-cell table:style-name="ce10" table:formula="of:=+(IF([.B185]&gt;[.C185];[.$D$3];(([.C185]-[.E185])*[.F185])+[.E185]))" office:value-type="float" office:value="1.00000000000008">
            <text:p>1.00000</text:p>
          </table:table-cell>
          <table:table-cell table:style-name="ce13" table:formula="of:=+[.D185]" office:value-type="float" office:value="0">
            <text:p>0</text:p>
          </table:table-cell>
          <table:table-cell table:style-name="ce16" table:formula="of:=IF([.C185]=100;([.$F$3])*([.E185]-[.$E$3])+[.$E$3];((1-[.E185])*[.$G$3])+[.E185])" office:value-type="float" office:value="1">
            <text:p>1.0000000</text:p>
          </table:table-cell>
          <table:table-cell table:style-name="ce20" table:formula="of:=IF([.C185]=100;([.$J$3])*([.F185]-[.$I$3])+[.$I$3];([.$H$3]-[.F185])*[.$K$3]+[.F18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81">
            <text:p>181</text:p>
          </table:table-cell>
          <table:table-cell table:style-name="ce5" table:formula="of:=+(IF([.B186]&gt;[.C186]; [.$C$3]; ([.B186]+([.D186]*[.$B$3]))*0.5))" office:value-type="float" office:value="-5.18214757130181E-018">
            <text:p>0.0</text:p>
          </table:table-cell>
          <table:table-cell table:style-name="ce10" table:formula="of:=+(IF([.B186]&gt;[.C186];[.$D$3];(([.C186]-[.E186])*[.F186])+[.E186]))" office:value-type="float" office:value="1.00000000000005">
            <text:p>1.00000</text:p>
          </table:table-cell>
          <table:table-cell table:style-name="ce13" table:formula="of:=+[.D186]" office:value-type="float" office:value="0">
            <text:p>0</text:p>
          </table:table-cell>
          <table:table-cell table:style-name="ce16" table:formula="of:=IF([.C186]=100;([.$F$3])*([.E186]-[.$E$3])+[.$E$3];((1-[.E186])*[.$G$3])+[.E186])" office:value-type="float" office:value="1">
            <text:p>1.0000000</text:p>
          </table:table-cell>
          <table:table-cell table:style-name="ce20" table:formula="of:=IF([.C186]=100;([.$J$3])*([.F186]-[.$I$3])+[.$I$3];([.$H$3]-[.F186])*[.$K$3]+[.F18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82">
            <text:p>182</text:p>
          </table:table-cell>
          <table:table-cell table:style-name="ce5" table:formula="of:=+(IF([.B187]&gt;[.C187]; [.$C$3]; ([.B187]+([.D187]*[.$B$3]))*0.5))" office:value-type="float" office:value="-2.5910737856509E-018">
            <text:p>0.0</text:p>
          </table:table-cell>
          <table:table-cell table:style-name="ce10" table:formula="of:=+(IF([.B187]&gt;[.C187];[.$D$3];(([.C187]-[.E187])*[.F187])+[.E187]))" office:value-type="float" office:value="1.00000000000003">
            <text:p>1.00000</text:p>
          </table:table-cell>
          <table:table-cell table:style-name="ce13" table:formula="of:=+[.D187]" office:value-type="float" office:value="0">
            <text:p>0</text:p>
          </table:table-cell>
          <table:table-cell table:style-name="ce16" table:formula="of:=IF([.C187]=100;([.$F$3])*([.E187]-[.$E$3])+[.$E$3];((1-[.E187])*[.$G$3])+[.E187])" office:value-type="float" office:value="1">
            <text:p>1.0000000</text:p>
          </table:table-cell>
          <table:table-cell table:style-name="ce20" table:formula="of:=IF([.C187]=100;([.$J$3])*([.F187]-[.$I$3])+[.$I$3];([.$H$3]-[.F187])*[.$K$3]+[.F18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83">
            <text:p>183</text:p>
          </table:table-cell>
          <table:table-cell table:style-name="ce5" table:formula="of:=+(IF([.B188]&gt;[.C188]; [.$C$3]; ([.B188]+([.D188]*[.$B$3]))*0.5))" office:value-type="float" office:value="-1.29553689282545E-018">
            <text:p>0.0</text:p>
          </table:table-cell>
          <table:table-cell table:style-name="ce10" table:formula="of:=+(IF([.B188]&gt;[.C188];[.$D$3];(([.C188]-[.E188])*[.F188])+[.E188]))" office:value-type="float" office:value="1.00000000000002">
            <text:p>1.00000</text:p>
          </table:table-cell>
          <table:table-cell table:style-name="ce13" table:formula="of:=+[.D188]" office:value-type="float" office:value="0">
            <text:p>0</text:p>
          </table:table-cell>
          <table:table-cell table:style-name="ce16" table:formula="of:=IF([.C188]=100;([.$F$3])*([.E188]-[.$E$3])+[.$E$3];((1-[.E188])*[.$G$3])+[.E188])" office:value-type="float" office:value="1">
            <text:p>1.0000000</text:p>
          </table:table-cell>
          <table:table-cell table:style-name="ce20" table:formula="of:=IF([.C188]=100;([.$J$3])*([.F188]-[.$I$3])+[.$I$3];([.$H$3]-[.F188])*[.$K$3]+[.F18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84">
            <text:p>184</text:p>
          </table:table-cell>
          <table:table-cell table:style-name="ce5" table:formula="of:=+(IF([.B189]&gt;[.C189]; [.$C$3]; ([.B189]+([.D189]*[.$B$3]))*0.5))" office:value-type="float" office:value="-6.47768446412726E-019">
            <text:p>0.0</text:p>
          </table:table-cell>
          <table:table-cell table:style-name="ce10" table:formula="of:=+(IF([.B189]&gt;[.C189];[.$D$3];(([.C189]-[.E189])*[.F189])+[.E189]))" office:value-type="float" office:value="1.00000000000001">
            <text:p>1.00000</text:p>
          </table:table-cell>
          <table:table-cell table:style-name="ce13" table:formula="of:=+[.D189]" office:value-type="float" office:value="0">
            <text:p>0</text:p>
          </table:table-cell>
          <table:table-cell table:style-name="ce16" table:formula="of:=IF([.C189]=100;([.$F$3])*([.E189]-[.$E$3])+[.$E$3];((1-[.E189])*[.$G$3])+[.E189])" office:value-type="float" office:value="1">
            <text:p>1.0000000</text:p>
          </table:table-cell>
          <table:table-cell table:style-name="ce20" table:formula="of:=IF([.C189]=100;([.$J$3])*([.F189]-[.$I$3])+[.$I$3];([.$H$3]-[.F189])*[.$K$3]+[.F18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85">
            <text:p>185</text:p>
          </table:table-cell>
          <table:table-cell table:style-name="ce5" table:formula="of:=+(IF([.B190]&gt;[.C190]; [.$C$3]; ([.B190]+([.D190]*[.$B$3]))*0.5))" office:value-type="float" office:value="-3.23884223206363E-019">
            <text:p>0.0</text:p>
          </table:table-cell>
          <table:table-cell table:style-name="ce10" table:formula="of:=+(IF([.B190]&gt;[.C190];[.$D$3];(([.C190]-[.E190])*[.F190])+[.E190]))" office:value-type="float" office:value="1.00000000000001">
            <text:p>1.00000</text:p>
          </table:table-cell>
          <table:table-cell table:style-name="ce13" table:formula="of:=+[.D190]" office:value-type="float" office:value="0">
            <text:p>0</text:p>
          </table:table-cell>
          <table:table-cell table:style-name="ce16" table:formula="of:=IF([.C190]=100;([.$F$3])*([.E190]-[.$E$3])+[.$E$3];((1-[.E190])*[.$G$3])+[.E190])" office:value-type="float" office:value="1">
            <text:p>1.0000000</text:p>
          </table:table-cell>
          <table:table-cell table:style-name="ce20" table:formula="of:=IF([.C190]=100;([.$J$3])*([.F190]-[.$I$3])+[.$I$3];([.$H$3]-[.F190])*[.$K$3]+[.F19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86">
            <text:p>186</text:p>
          </table:table-cell>
          <table:table-cell table:style-name="ce5" table:formula="of:=+(IF([.B191]&gt;[.C191]; [.$C$3]; ([.B191]+([.D191]*[.$B$3]))*0.5))" office:value-type="float" office:value="-1.61942111603182E-019">
            <text:p>0.0</text:p>
          </table:table-cell>
          <table:table-cell table:style-name="ce10" table:formula="of:=+(IF([.B191]&gt;[.C191];[.$D$3];(([.C191]-[.E191])*[.F191])+[.E191]))" office:value-type="float" office:value="1">
            <text:p>1.00000</text:p>
          </table:table-cell>
          <table:table-cell table:style-name="ce13" table:formula="of:=+[.D191]" office:value-type="float" office:value="0">
            <text:p>0</text:p>
          </table:table-cell>
          <table:table-cell table:style-name="ce16" table:formula="of:=IF([.C191]=100;([.$F$3])*([.E191]-[.$E$3])+[.$E$3];((1-[.E191])*[.$G$3])+[.E191])" office:value-type="float" office:value="1">
            <text:p>1.0000000</text:p>
          </table:table-cell>
          <table:table-cell table:style-name="ce20" table:formula="of:=IF([.C191]=100;([.$J$3])*([.F191]-[.$I$3])+[.$I$3];([.$H$3]-[.F191])*[.$K$3]+[.F19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87">
            <text:p>187</text:p>
          </table:table-cell>
          <table:table-cell table:style-name="ce5" table:formula="of:=+(IF([.B192]&gt;[.C192]; [.$C$3]; ([.B192]+([.D192]*[.$B$3]))*0.5))" office:value-type="float" office:value="-8.09710558015908E-020">
            <text:p>0.0</text:p>
          </table:table-cell>
          <table:table-cell table:style-name="ce10" table:formula="of:=+(IF([.B192]&gt;[.C192];[.$D$3];(([.C192]-[.E192])*[.F192])+[.E192]))" office:value-type="float" office:value="1">
            <text:p>1.00000</text:p>
          </table:table-cell>
          <table:table-cell table:style-name="ce13" table:formula="of:=+[.D192]" office:value-type="float" office:value="0">
            <text:p>0</text:p>
          </table:table-cell>
          <table:table-cell table:style-name="ce16" table:formula="of:=IF([.C192]=100;([.$F$3])*([.E192]-[.$E$3])+[.$E$3];((1-[.E192])*[.$G$3])+[.E192])" office:value-type="float" office:value="1">
            <text:p>1.0000000</text:p>
          </table:table-cell>
          <table:table-cell table:style-name="ce20" table:formula="of:=IF([.C192]=100;([.$J$3])*([.F192]-[.$I$3])+[.$I$3];([.$H$3]-[.F192])*[.$K$3]+[.F19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88">
            <text:p>188</text:p>
          </table:table-cell>
          <table:table-cell table:style-name="ce5" table:formula="of:=+(IF([.B193]&gt;[.C193]; [.$C$3]; ([.B193]+([.D193]*[.$B$3]))*0.5))" office:value-type="float" office:value="-4.04855279007954E-020">
            <text:p>0.0</text:p>
          </table:table-cell>
          <table:table-cell table:style-name="ce10" table:formula="of:=+(IF([.B193]&gt;[.C193];[.$D$3];(([.C193]-[.E193])*[.F193])+[.E193]))" office:value-type="float" office:value="1">
            <text:p>1.00000</text:p>
          </table:table-cell>
          <table:table-cell table:style-name="ce13" table:formula="of:=+[.D193]" office:value-type="float" office:value="0">
            <text:p>0</text:p>
          </table:table-cell>
          <table:table-cell table:style-name="ce16" table:formula="of:=IF([.C193]=100;([.$F$3])*([.E193]-[.$E$3])+[.$E$3];((1-[.E193])*[.$G$3])+[.E193])" office:value-type="float" office:value="1">
            <text:p>1.0000000</text:p>
          </table:table-cell>
          <table:table-cell table:style-name="ce20" table:formula="of:=IF([.C193]=100;([.$J$3])*([.F193]-[.$I$3])+[.$I$3];([.$H$3]-[.F193])*[.$K$3]+[.F19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89">
            <text:p>189</text:p>
          </table:table-cell>
          <table:table-cell table:style-name="ce5" table:formula="of:=+(IF([.B194]&gt;[.C194]; [.$C$3]; ([.B194]+([.D194]*[.$B$3]))*0.5))" office:value-type="float" office:value="-2.02427639503977E-020">
            <text:p>0.0</text:p>
          </table:table-cell>
          <table:table-cell table:style-name="ce10" table:formula="of:=+(IF([.B194]&gt;[.C194];[.$D$3];(([.C194]-[.E194])*[.F194])+[.E194]))" office:value-type="float" office:value="1">
            <text:p>1.00000</text:p>
          </table:table-cell>
          <table:table-cell table:style-name="ce13" table:formula="of:=+[.D194]" office:value-type="float" office:value="0">
            <text:p>0</text:p>
          </table:table-cell>
          <table:table-cell table:style-name="ce16" table:formula="of:=IF([.C194]=100;([.$F$3])*([.E194]-[.$E$3])+[.$E$3];((1-[.E194])*[.$G$3])+[.E194])" office:value-type="float" office:value="1">
            <text:p>1.0000000</text:p>
          </table:table-cell>
          <table:table-cell table:style-name="ce20" table:formula="of:=IF([.C194]=100;([.$J$3])*([.F194]-[.$I$3])+[.$I$3];([.$H$3]-[.F194])*[.$K$3]+[.F19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90">
            <text:p>190</text:p>
          </table:table-cell>
          <table:table-cell table:style-name="ce5" table:formula="of:=+(IF([.B195]&gt;[.C195]; [.$C$3]; ([.B195]+([.D195]*[.$B$3]))*0.5))" office:value-type="float" office:value="-1.01213819751988E-020">
            <text:p>0.0</text:p>
          </table:table-cell>
          <table:table-cell table:style-name="ce10" table:formula="of:=+(IF([.B195]&gt;[.C195];[.$D$3];(([.C195]-[.E195])*[.F195])+[.E195]))" office:value-type="float" office:value="1">
            <text:p>1.00000</text:p>
          </table:table-cell>
          <table:table-cell table:style-name="ce13" table:formula="of:=+[.D195]" office:value-type="float" office:value="0">
            <text:p>0</text:p>
          </table:table-cell>
          <table:table-cell table:style-name="ce16" table:formula="of:=IF([.C195]=100;([.$F$3])*([.E195]-[.$E$3])+[.$E$3];((1-[.E195])*[.$G$3])+[.E195])" office:value-type="float" office:value="1">
            <text:p>1.0000000</text:p>
          </table:table-cell>
          <table:table-cell table:style-name="ce20" table:formula="of:=IF([.C195]=100;([.$J$3])*([.F195]-[.$I$3])+[.$I$3];([.$H$3]-[.F195])*[.$K$3]+[.F19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91">
            <text:p>191</text:p>
          </table:table-cell>
          <table:table-cell table:style-name="ce5" table:formula="of:=+(IF([.B196]&gt;[.C196]; [.$C$3]; ([.B196]+([.D196]*[.$B$3]))*0.5))" office:value-type="float" office:value="-5.06069098759942E-021">
            <text:p>0.0</text:p>
          </table:table-cell>
          <table:table-cell table:style-name="ce10" table:formula="of:=+(IF([.B196]&gt;[.C196];[.$D$3];(([.C196]-[.E196])*[.F196])+[.E196]))" office:value-type="float" office:value="1">
            <text:p>1.00000</text:p>
          </table:table-cell>
          <table:table-cell table:style-name="ce13" table:formula="of:=+[.D196]" office:value-type="float" office:value="0">
            <text:p>0</text:p>
          </table:table-cell>
          <table:table-cell table:style-name="ce16" table:formula="of:=IF([.C196]=100;([.$F$3])*([.E196]-[.$E$3])+[.$E$3];((1-[.E196])*[.$G$3])+[.E196])" office:value-type="float" office:value="1">
            <text:p>1.0000000</text:p>
          </table:table-cell>
          <table:table-cell table:style-name="ce20" table:formula="of:=IF([.C196]=100;([.$J$3])*([.F196]-[.$I$3])+[.$I$3];([.$H$3]-[.F196])*[.$K$3]+[.F19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92">
            <text:p>192</text:p>
          </table:table-cell>
          <table:table-cell table:style-name="ce5" table:formula="of:=+(IF([.B197]&gt;[.C197]; [.$C$3]; ([.B197]+([.D197]*[.$B$3]))*0.5))" office:value-type="float" office:value="-2.53034549379971E-021">
            <text:p>0.0</text:p>
          </table:table-cell>
          <table:table-cell table:style-name="ce10" table:formula="of:=+(IF([.B197]&gt;[.C197];[.$D$3];(([.C197]-[.E197])*[.F197])+[.E197]))" office:value-type="float" office:value="1">
            <text:p>1.00000</text:p>
          </table:table-cell>
          <table:table-cell table:style-name="ce13" table:formula="of:=+[.D197]" office:value-type="float" office:value="0">
            <text:p>0</text:p>
          </table:table-cell>
          <table:table-cell table:style-name="ce16" table:formula="of:=IF([.C197]=100;([.$F$3])*([.E197]-[.$E$3])+[.$E$3];((1-[.E197])*[.$G$3])+[.E197])" office:value-type="float" office:value="1">
            <text:p>1.0000000</text:p>
          </table:table-cell>
          <table:table-cell table:style-name="ce20" table:formula="of:=IF([.C197]=100;([.$J$3])*([.F197]-[.$I$3])+[.$I$3];([.$H$3]-[.F197])*[.$K$3]+[.F19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93">
            <text:p>193</text:p>
          </table:table-cell>
          <table:table-cell table:style-name="ce5" table:formula="of:=+(IF([.B198]&gt;[.C198]; [.$C$3]; ([.B198]+([.D198]*[.$B$3]))*0.5))" office:value-type="float" office:value="-1.26517274689986E-021">
            <text:p>0.0</text:p>
          </table:table-cell>
          <table:table-cell table:style-name="ce10" table:formula="of:=+(IF([.B198]&gt;[.C198];[.$D$3];(([.C198]-[.E198])*[.F198])+[.E198]))" office:value-type="float" office:value="1">
            <text:p>1.00000</text:p>
          </table:table-cell>
          <table:table-cell table:style-name="ce13" table:formula="of:=+[.D198]" office:value-type="float" office:value="0">
            <text:p>0</text:p>
          </table:table-cell>
          <table:table-cell table:style-name="ce16" table:formula="of:=IF([.C198]=100;([.$F$3])*([.E198]-[.$E$3])+[.$E$3];((1-[.E198])*[.$G$3])+[.E198])" office:value-type="float" office:value="1">
            <text:p>1.0000000</text:p>
          </table:table-cell>
          <table:table-cell table:style-name="ce20" table:formula="of:=IF([.C198]=100;([.$J$3])*([.F198]-[.$I$3])+[.$I$3];([.$H$3]-[.F198])*[.$K$3]+[.F19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94">
            <text:p>194</text:p>
          </table:table-cell>
          <table:table-cell table:style-name="ce5" table:formula="of:=+(IF([.B199]&gt;[.C199]; [.$C$3]; ([.B199]+([.D199]*[.$B$3]))*0.5))" office:value-type="float" office:value="-6.32586373449928E-022">
            <text:p>0.0</text:p>
          </table:table-cell>
          <table:table-cell table:style-name="ce10" table:formula="of:=+(IF([.B199]&gt;[.C199];[.$D$3];(([.C199]-[.E199])*[.F199])+[.E199]))" office:value-type="float" office:value="1">
            <text:p>1.00000</text:p>
          </table:table-cell>
          <table:table-cell table:style-name="ce13" table:formula="of:=+[.D199]" office:value-type="float" office:value="0">
            <text:p>0</text:p>
          </table:table-cell>
          <table:table-cell table:style-name="ce16" table:formula="of:=IF([.C199]=100;([.$F$3])*([.E199]-[.$E$3])+[.$E$3];((1-[.E199])*[.$G$3])+[.E199])" office:value-type="float" office:value="1">
            <text:p>1.0000000</text:p>
          </table:table-cell>
          <table:table-cell table:style-name="ce20" table:formula="of:=IF([.C199]=100;([.$J$3])*([.F199]-[.$I$3])+[.$I$3];([.$H$3]-[.F199])*[.$K$3]+[.F19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95">
            <text:p>195</text:p>
          </table:table-cell>
          <table:table-cell table:style-name="ce5" table:formula="of:=+(IF([.B200]&gt;[.C200]; [.$C$3]; ([.B200]+([.D200]*[.$B$3]))*0.5))" office:value-type="float" office:value="-3.16293186724964E-022">
            <text:p>0.0</text:p>
          </table:table-cell>
          <table:table-cell table:style-name="ce10" table:formula="of:=+(IF([.B200]&gt;[.C200];[.$D$3];(([.C200]-[.E200])*[.F200])+[.E200]))" office:value-type="float" office:value="1">
            <text:p>1.00000</text:p>
          </table:table-cell>
          <table:table-cell table:style-name="ce13" table:formula="of:=+[.D200]" office:value-type="float" office:value="0">
            <text:p>0</text:p>
          </table:table-cell>
          <table:table-cell table:style-name="ce16" table:formula="of:=IF([.C200]=100;([.$F$3])*([.E200]-[.$E$3])+[.$E$3];((1-[.E200])*[.$G$3])+[.E200])" office:value-type="float" office:value="1">
            <text:p>1.0000000</text:p>
          </table:table-cell>
          <table:table-cell table:style-name="ce20" table:formula="of:=IF([.C200]=100;([.$J$3])*([.F200]-[.$I$3])+[.$I$3];([.$H$3]-[.F200])*[.$K$3]+[.F20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96">
            <text:p>196</text:p>
          </table:table-cell>
          <table:table-cell table:style-name="ce5" table:formula="of:=+(IF([.B201]&gt;[.C201]; [.$C$3]; ([.B201]+([.D201]*[.$B$3]))*0.5))" office:value-type="float" office:value="-1.58146593362482E-022">
            <text:p>0.0</text:p>
          </table:table-cell>
          <table:table-cell table:style-name="ce10" table:formula="of:=+(IF([.B201]&gt;[.C201];[.$D$3];(([.C201]-[.E201])*[.F201])+[.E201]))" office:value-type="float" office:value="1">
            <text:p>1.00000</text:p>
          </table:table-cell>
          <table:table-cell table:style-name="ce13" table:formula="of:=+[.D201]" office:value-type="float" office:value="0">
            <text:p>0</text:p>
          </table:table-cell>
          <table:table-cell table:style-name="ce16" table:formula="of:=IF([.C201]=100;([.$F$3])*([.E201]-[.$E$3])+[.$E$3];((1-[.E201])*[.$G$3])+[.E201])" office:value-type="float" office:value="1">
            <text:p>1.0000000</text:p>
          </table:table-cell>
          <table:table-cell table:style-name="ce20" table:formula="of:=IF([.C201]=100;([.$J$3])*([.F201]-[.$I$3])+[.$I$3];([.$H$3]-[.F201])*[.$K$3]+[.F20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97">
            <text:p>197</text:p>
          </table:table-cell>
          <table:table-cell table:style-name="ce5" table:formula="of:=+(IF([.B202]&gt;[.C202]; [.$C$3]; ([.B202]+([.D202]*[.$B$3]))*0.5))" office:value-type="float" office:value="-7.9073296681241E-023">
            <text:p>0.0</text:p>
          </table:table-cell>
          <table:table-cell table:style-name="ce10" table:formula="of:=+(IF([.B202]&gt;[.C202];[.$D$3];(([.C202]-[.E202])*[.F202])+[.E202]))" office:value-type="float" office:value="1">
            <text:p>1.00000</text:p>
          </table:table-cell>
          <table:table-cell table:style-name="ce13" table:formula="of:=+[.D202]" office:value-type="float" office:value="0">
            <text:p>0</text:p>
          </table:table-cell>
          <table:table-cell table:style-name="ce16" table:formula="of:=IF([.C202]=100;([.$F$3])*([.E202]-[.$E$3])+[.$E$3];((1-[.E202])*[.$G$3])+[.E202])" office:value-type="float" office:value="1">
            <text:p>1.0000000</text:p>
          </table:table-cell>
          <table:table-cell table:style-name="ce20" table:formula="of:=IF([.C202]=100;([.$J$3])*([.F202]-[.$I$3])+[.$I$3];([.$H$3]-[.F202])*[.$K$3]+[.F20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98">
            <text:p>198</text:p>
          </table:table-cell>
          <table:table-cell table:style-name="ce5" table:formula="of:=+(IF([.B203]&gt;[.C203]; [.$C$3]; ([.B203]+([.D203]*[.$B$3]))*0.5))" office:value-type="float" office:value="-3.95366483406205E-023">
            <text:p>0.0</text:p>
          </table:table-cell>
          <table:table-cell table:style-name="ce10" table:formula="of:=+(IF([.B203]&gt;[.C203];[.$D$3];(([.C203]-[.E203])*[.F203])+[.E203]))" office:value-type="float" office:value="1">
            <text:p>1.00000</text:p>
          </table:table-cell>
          <table:table-cell table:style-name="ce13" table:formula="of:=+[.D203]" office:value-type="float" office:value="0">
            <text:p>0</text:p>
          </table:table-cell>
          <table:table-cell table:style-name="ce16" table:formula="of:=IF([.C203]=100;([.$F$3])*([.E203]-[.$E$3])+[.$E$3];((1-[.E203])*[.$G$3])+[.E203])" office:value-type="float" office:value="1">
            <text:p>1.0000000</text:p>
          </table:table-cell>
          <table:table-cell table:style-name="ce20" table:formula="of:=IF([.C203]=100;([.$J$3])*([.F203]-[.$I$3])+[.$I$3];([.$H$3]-[.F203])*[.$K$3]+[.F20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199">
            <text:p>199</text:p>
          </table:table-cell>
          <table:table-cell table:style-name="ce5" table:formula="of:=+(IF([.B204]&gt;[.C204]; [.$C$3]; ([.B204]+([.D204]*[.$B$3]))*0.5))" office:value-type="float" office:value="-1.97683241703103E-023">
            <text:p>0.0</text:p>
          </table:table-cell>
          <table:table-cell table:style-name="ce10" table:formula="of:=+(IF([.B204]&gt;[.C204];[.$D$3];(([.C204]-[.E204])*[.F204])+[.E204]))" office:value-type="float" office:value="1">
            <text:p>1.00000</text:p>
          </table:table-cell>
          <table:table-cell table:style-name="ce13" table:formula="of:=+[.D204]" office:value-type="float" office:value="0">
            <text:p>0</text:p>
          </table:table-cell>
          <table:table-cell table:style-name="ce16" table:formula="of:=IF([.C204]=100;([.$F$3])*([.E204]-[.$E$3])+[.$E$3];((1-[.E204])*[.$G$3])+[.E204])" office:value-type="float" office:value="1">
            <text:p>1.0000000</text:p>
          </table:table-cell>
          <table:table-cell table:style-name="ce20" table:formula="of:=IF([.C204]=100;([.$J$3])*([.F204]-[.$I$3])+[.$I$3];([.$H$3]-[.F204])*[.$K$3]+[.F20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00">
            <text:p>200</text:p>
          </table:table-cell>
          <table:table-cell table:style-name="ce5" table:formula="of:=+(IF([.B205]&gt;[.C205]; [.$C$3]; ([.B205]+([.D205]*[.$B$3]))*0.5))" office:value-type="float" office:value="-9.88416208515513E-024">
            <text:p>0.0</text:p>
          </table:table-cell>
          <table:table-cell table:style-name="ce10" table:formula="of:=+(IF([.B205]&gt;[.C205];[.$D$3];(([.C205]-[.E205])*[.F205])+[.E205]))" office:value-type="float" office:value="1">
            <text:p>1.00000</text:p>
          </table:table-cell>
          <table:table-cell table:style-name="ce13" table:formula="of:=+[.D205]" office:value-type="float" office:value="0">
            <text:p>0</text:p>
          </table:table-cell>
          <table:table-cell table:style-name="ce16" table:formula="of:=IF([.C205]=100;([.$F$3])*([.E205]-[.$E$3])+[.$E$3];((1-[.E205])*[.$G$3])+[.E205])" office:value-type="float" office:value="1">
            <text:p>1.0000000</text:p>
          </table:table-cell>
          <table:table-cell table:style-name="ce20" table:formula="of:=IF([.C205]=100;([.$J$3])*([.F205]-[.$I$3])+[.$I$3];([.$H$3]-[.F205])*[.$K$3]+[.F20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01">
            <text:p>201</text:p>
          </table:table-cell>
          <table:table-cell table:style-name="ce5" table:formula="of:=+(IF([.B206]&gt;[.C206]; [.$C$3]; ([.B206]+([.D206]*[.$B$3]))*0.5))" office:value-type="float" office:value="-4.94208104257756E-024">
            <text:p>0.0</text:p>
          </table:table-cell>
          <table:table-cell table:style-name="ce10" table:formula="of:=+(IF([.B206]&gt;[.C206];[.$D$3];(([.C206]-[.E206])*[.F206])+[.E206]))" office:value-type="float" office:value="1">
            <text:p>1.00000</text:p>
          </table:table-cell>
          <table:table-cell table:style-name="ce13" table:formula="of:=+[.D206]" office:value-type="float" office:value="0">
            <text:p>0</text:p>
          </table:table-cell>
          <table:table-cell table:style-name="ce16" table:formula="of:=IF([.C206]=100;([.$F$3])*([.E206]-[.$E$3])+[.$E$3];((1-[.E206])*[.$G$3])+[.E206])" office:value-type="float" office:value="1">
            <text:p>1.0000000</text:p>
          </table:table-cell>
          <table:table-cell table:style-name="ce20" table:formula="of:=IF([.C206]=100;([.$J$3])*([.F206]-[.$I$3])+[.$I$3];([.$H$3]-[.F206])*[.$K$3]+[.F20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02">
            <text:p>202</text:p>
          </table:table-cell>
          <table:table-cell table:style-name="ce5" table:formula="of:=+(IF([.B207]&gt;[.C207]; [.$C$3]; ([.B207]+([.D207]*[.$B$3]))*0.5))" office:value-type="float" office:value="-2.47104052128878E-024">
            <text:p>0.0</text:p>
          </table:table-cell>
          <table:table-cell table:style-name="ce10" table:formula="of:=+(IF([.B207]&gt;[.C207];[.$D$3];(([.C207]-[.E207])*[.F207])+[.E207]))" office:value-type="float" office:value="1">
            <text:p>1.00000</text:p>
          </table:table-cell>
          <table:table-cell table:style-name="ce13" table:formula="of:=+[.D207]" office:value-type="float" office:value="0">
            <text:p>0</text:p>
          </table:table-cell>
          <table:table-cell table:style-name="ce16" table:formula="of:=IF([.C207]=100;([.$F$3])*([.E207]-[.$E$3])+[.$E$3];((1-[.E207])*[.$G$3])+[.E207])" office:value-type="float" office:value="1">
            <text:p>1.0000000</text:p>
          </table:table-cell>
          <table:table-cell table:style-name="ce20" table:formula="of:=IF([.C207]=100;([.$J$3])*([.F207]-[.$I$3])+[.$I$3];([.$H$3]-[.F207])*[.$K$3]+[.F20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03">
            <text:p>203</text:p>
          </table:table-cell>
          <table:table-cell table:style-name="ce5" table:formula="of:=+(IF([.B208]&gt;[.C208]; [.$C$3]; ([.B208]+([.D208]*[.$B$3]))*0.5))" office:value-type="float" office:value="-1.23552026064439E-024">
            <text:p>0.0</text:p>
          </table:table-cell>
          <table:table-cell table:style-name="ce10" table:formula="of:=+(IF([.B208]&gt;[.C208];[.$D$3];(([.C208]-[.E208])*[.F208])+[.E208]))" office:value-type="float" office:value="1">
            <text:p>1.00000</text:p>
          </table:table-cell>
          <table:table-cell table:style-name="ce13" table:formula="of:=+[.D208]" office:value-type="float" office:value="0">
            <text:p>0</text:p>
          </table:table-cell>
          <table:table-cell table:style-name="ce16" table:formula="of:=IF([.C208]=100;([.$F$3])*([.E208]-[.$E$3])+[.$E$3];((1-[.E208])*[.$G$3])+[.E208])" office:value-type="float" office:value="1">
            <text:p>1.0000000</text:p>
          </table:table-cell>
          <table:table-cell table:style-name="ce20" table:formula="of:=IF([.C208]=100;([.$J$3])*([.F208]-[.$I$3])+[.$I$3];([.$H$3]-[.F208])*[.$K$3]+[.F20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04">
            <text:p>204</text:p>
          </table:table-cell>
          <table:table-cell table:style-name="ce5" table:formula="of:=+(IF([.B209]&gt;[.C209]; [.$C$3]; ([.B209]+([.D209]*[.$B$3]))*0.5))" office:value-type="float" office:value="-6.17760130322195E-025">
            <text:p>0.0</text:p>
          </table:table-cell>
          <table:table-cell table:style-name="ce10" table:formula="of:=+(IF([.B209]&gt;[.C209];[.$D$3];(([.C209]-[.E209])*[.F209])+[.E209]))" office:value-type="float" office:value="1">
            <text:p>1.00000</text:p>
          </table:table-cell>
          <table:table-cell table:style-name="ce13" table:formula="of:=+[.D209]" office:value-type="float" office:value="0">
            <text:p>0</text:p>
          </table:table-cell>
          <table:table-cell table:style-name="ce16" table:formula="of:=IF([.C209]=100;([.$F$3])*([.E209]-[.$E$3])+[.$E$3];((1-[.E209])*[.$G$3])+[.E209])" office:value-type="float" office:value="1">
            <text:p>1.0000000</text:p>
          </table:table-cell>
          <table:table-cell table:style-name="ce20" table:formula="of:=IF([.C209]=100;([.$J$3])*([.F209]-[.$I$3])+[.$I$3];([.$H$3]-[.F209])*[.$K$3]+[.F20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05">
            <text:p>205</text:p>
          </table:table-cell>
          <table:table-cell table:style-name="ce5" table:formula="of:=+(IF([.B210]&gt;[.C210]; [.$C$3]; ([.B210]+([.D210]*[.$B$3]))*0.5))" office:value-type="float" office:value="-3.08880065161098E-025">
            <text:p>0.0</text:p>
          </table:table-cell>
          <table:table-cell table:style-name="ce10" table:formula="of:=+(IF([.B210]&gt;[.C210];[.$D$3];(([.C210]-[.E210])*[.F210])+[.E210]))" office:value-type="float" office:value="1">
            <text:p>1.00000</text:p>
          </table:table-cell>
          <table:table-cell table:style-name="ce13" table:formula="of:=+[.D210]" office:value-type="float" office:value="0">
            <text:p>0</text:p>
          </table:table-cell>
          <table:table-cell table:style-name="ce16" table:formula="of:=IF([.C210]=100;([.$F$3])*([.E210]-[.$E$3])+[.$E$3];((1-[.E210])*[.$G$3])+[.E210])" office:value-type="float" office:value="1">
            <text:p>1.0000000</text:p>
          </table:table-cell>
          <table:table-cell table:style-name="ce20" table:formula="of:=IF([.C210]=100;([.$J$3])*([.F210]-[.$I$3])+[.$I$3];([.$H$3]-[.F210])*[.$K$3]+[.F21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06">
            <text:p>206</text:p>
          </table:table-cell>
          <table:table-cell table:style-name="ce5" table:formula="of:=+(IF([.B211]&gt;[.C211]; [.$C$3]; ([.B211]+([.D211]*[.$B$3]))*0.5))" office:value-type="float" office:value="-1.54440032580549E-025">
            <text:p>0.0</text:p>
          </table:table-cell>
          <table:table-cell table:style-name="ce10" table:formula="of:=+(IF([.B211]&gt;[.C211];[.$D$3];(([.C211]-[.E211])*[.F211])+[.E211]))" office:value-type="float" office:value="1">
            <text:p>1.00000</text:p>
          </table:table-cell>
          <table:table-cell table:style-name="ce13" table:formula="of:=+[.D211]" office:value-type="float" office:value="0">
            <text:p>0</text:p>
          </table:table-cell>
          <table:table-cell table:style-name="ce16" table:formula="of:=IF([.C211]=100;([.$F$3])*([.E211]-[.$E$3])+[.$E$3];((1-[.E211])*[.$G$3])+[.E211])" office:value-type="float" office:value="1">
            <text:p>1.0000000</text:p>
          </table:table-cell>
          <table:table-cell table:style-name="ce20" table:formula="of:=IF([.C211]=100;([.$J$3])*([.F211]-[.$I$3])+[.$I$3];([.$H$3]-[.F211])*[.$K$3]+[.F21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07">
            <text:p>207</text:p>
          </table:table-cell>
          <table:table-cell table:style-name="ce5" table:formula="of:=+(IF([.B212]&gt;[.C212]; [.$C$3]; ([.B212]+([.D212]*[.$B$3]))*0.5))" office:value-type="float" office:value="-7.72200162902744E-026">
            <text:p>0.0</text:p>
          </table:table-cell>
          <table:table-cell table:style-name="ce10" table:formula="of:=+(IF([.B212]&gt;[.C212];[.$D$3];(([.C212]-[.E212])*[.F212])+[.E212]))" office:value-type="float" office:value="1">
            <text:p>1.00000</text:p>
          </table:table-cell>
          <table:table-cell table:style-name="ce13" table:formula="of:=+[.D212]" office:value-type="float" office:value="0">
            <text:p>0</text:p>
          </table:table-cell>
          <table:table-cell table:style-name="ce16" table:formula="of:=IF([.C212]=100;([.$F$3])*([.E212]-[.$E$3])+[.$E$3];((1-[.E212])*[.$G$3])+[.E212])" office:value-type="float" office:value="1">
            <text:p>1.0000000</text:p>
          </table:table-cell>
          <table:table-cell table:style-name="ce20" table:formula="of:=IF([.C212]=100;([.$J$3])*([.F212]-[.$I$3])+[.$I$3];([.$H$3]-[.F212])*[.$K$3]+[.F21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08">
            <text:p>208</text:p>
          </table:table-cell>
          <table:table-cell table:style-name="ce5" table:formula="of:=+(IF([.B213]&gt;[.C213]; [.$C$3]; ([.B213]+([.D213]*[.$B$3]))*0.5))" office:value-type="float" office:value="-3.86100081451372E-026">
            <text:p>0.0</text:p>
          </table:table-cell>
          <table:table-cell table:style-name="ce10" table:formula="of:=+(IF([.B213]&gt;[.C213];[.$D$3];(([.C213]-[.E213])*[.F213])+[.E213]))" office:value-type="float" office:value="1">
            <text:p>1.00000</text:p>
          </table:table-cell>
          <table:table-cell table:style-name="ce13" table:formula="of:=+[.D213]" office:value-type="float" office:value="0">
            <text:p>0</text:p>
          </table:table-cell>
          <table:table-cell table:style-name="ce16" table:formula="of:=IF([.C213]=100;([.$F$3])*([.E213]-[.$E$3])+[.$E$3];((1-[.E213])*[.$G$3])+[.E213])" office:value-type="float" office:value="1">
            <text:p>1.0000000</text:p>
          </table:table-cell>
          <table:table-cell table:style-name="ce20" table:formula="of:=IF([.C213]=100;([.$J$3])*([.F213]-[.$I$3])+[.$I$3];([.$H$3]-[.F213])*[.$K$3]+[.F21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09">
            <text:p>209</text:p>
          </table:table-cell>
          <table:table-cell table:style-name="ce5" table:formula="of:=+(IF([.B214]&gt;[.C214]; [.$C$3]; ([.B214]+([.D214]*[.$B$3]))*0.5))" office:value-type="float" office:value="-1.93050040725686E-026">
            <text:p>0.0</text:p>
          </table:table-cell>
          <table:table-cell table:style-name="ce10" table:formula="of:=+(IF([.B214]&gt;[.C214];[.$D$3];(([.C214]-[.E214])*[.F214])+[.E214]))" office:value-type="float" office:value="1">
            <text:p>1.00000</text:p>
          </table:table-cell>
          <table:table-cell table:style-name="ce13" table:formula="of:=+[.D214]" office:value-type="float" office:value="0">
            <text:p>0</text:p>
          </table:table-cell>
          <table:table-cell table:style-name="ce16" table:formula="of:=IF([.C214]=100;([.$F$3])*([.E214]-[.$E$3])+[.$E$3];((1-[.E214])*[.$G$3])+[.E214])" office:value-type="float" office:value="1">
            <text:p>1.0000000</text:p>
          </table:table-cell>
          <table:table-cell table:style-name="ce20" table:formula="of:=IF([.C214]=100;([.$J$3])*([.F214]-[.$I$3])+[.$I$3];([.$H$3]-[.F214])*[.$K$3]+[.F21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10">
            <text:p>210</text:p>
          </table:table-cell>
          <table:table-cell table:style-name="ce5" table:formula="of:=+(IF([.B215]&gt;[.C215]; [.$C$3]; ([.B215]+([.D215]*[.$B$3]))*0.5))" office:value-type="float" office:value="-9.6525020362843E-027">
            <text:p>0.0</text:p>
          </table:table-cell>
          <table:table-cell table:style-name="ce10" table:formula="of:=+(IF([.B215]&gt;[.C215];[.$D$3];(([.C215]-[.E215])*[.F215])+[.E215]))" office:value-type="float" office:value="1">
            <text:p>1.00000</text:p>
          </table:table-cell>
          <table:table-cell table:style-name="ce13" table:formula="of:=+[.D215]" office:value-type="float" office:value="0">
            <text:p>0</text:p>
          </table:table-cell>
          <table:table-cell table:style-name="ce16" table:formula="of:=IF([.C215]=100;([.$F$3])*([.E215]-[.$E$3])+[.$E$3];((1-[.E215])*[.$G$3])+[.E215])" office:value-type="float" office:value="1">
            <text:p>1.0000000</text:p>
          </table:table-cell>
          <table:table-cell table:style-name="ce20" table:formula="of:=IF([.C215]=100;([.$J$3])*([.F215]-[.$I$3])+[.$I$3];([.$H$3]-[.F215])*[.$K$3]+[.F21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11">
            <text:p>211</text:p>
          </table:table-cell>
          <table:table-cell table:style-name="ce5" table:formula="of:=+(IF([.B216]&gt;[.C216]; [.$C$3]; ([.B216]+([.D216]*[.$B$3]))*0.5))" office:value-type="float" office:value="-4.82625101814215E-027">
            <text:p>0.0</text:p>
          </table:table-cell>
          <table:table-cell table:style-name="ce10" table:formula="of:=+(IF([.B216]&gt;[.C216];[.$D$3];(([.C216]-[.E216])*[.F216])+[.E216]))" office:value-type="float" office:value="1">
            <text:p>1.00000</text:p>
          </table:table-cell>
          <table:table-cell table:style-name="ce13" table:formula="of:=+[.D216]" office:value-type="float" office:value="0">
            <text:p>0</text:p>
          </table:table-cell>
          <table:table-cell table:style-name="ce16" table:formula="of:=IF([.C216]=100;([.$F$3])*([.E216]-[.$E$3])+[.$E$3];((1-[.E216])*[.$G$3])+[.E216])" office:value-type="float" office:value="1">
            <text:p>1.0000000</text:p>
          </table:table-cell>
          <table:table-cell table:style-name="ce20" table:formula="of:=IF([.C216]=100;([.$J$3])*([.F216]-[.$I$3])+[.$I$3];([.$H$3]-[.F216])*[.$K$3]+[.F21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12">
            <text:p>212</text:p>
          </table:table-cell>
          <table:table-cell table:style-name="ce5" table:formula="of:=+(IF([.B217]&gt;[.C217]; [.$C$3]; ([.B217]+([.D217]*[.$B$3]))*0.5))" office:value-type="float" office:value="-2.41312550907108E-027">
            <text:p>0.0</text:p>
          </table:table-cell>
          <table:table-cell table:style-name="ce10" table:formula="of:=+(IF([.B217]&gt;[.C217];[.$D$3];(([.C217]-[.E217])*[.F217])+[.E217]))" office:value-type="float" office:value="1">
            <text:p>1.00000</text:p>
          </table:table-cell>
          <table:table-cell table:style-name="ce13" table:formula="of:=+[.D217]" office:value-type="float" office:value="0">
            <text:p>0</text:p>
          </table:table-cell>
          <table:table-cell table:style-name="ce16" table:formula="of:=IF([.C217]=100;([.$F$3])*([.E217]-[.$E$3])+[.$E$3];((1-[.E217])*[.$G$3])+[.E217])" office:value-type="float" office:value="1">
            <text:p>1.0000000</text:p>
          </table:table-cell>
          <table:table-cell table:style-name="ce20" table:formula="of:=IF([.C217]=100;([.$J$3])*([.F217]-[.$I$3])+[.$I$3];([.$H$3]-[.F217])*[.$K$3]+[.F21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13">
            <text:p>213</text:p>
          </table:table-cell>
          <table:table-cell table:style-name="ce5" table:formula="of:=+(IF([.B218]&gt;[.C218]; [.$C$3]; ([.B218]+([.D218]*[.$B$3]))*0.5))" office:value-type="float" office:value="-1.20656275453554E-027">
            <text:p>0.0</text:p>
          </table:table-cell>
          <table:table-cell table:style-name="ce10" table:formula="of:=+(IF([.B218]&gt;[.C218];[.$D$3];(([.C218]-[.E218])*[.F218])+[.E218]))" office:value-type="float" office:value="1">
            <text:p>1.00000</text:p>
          </table:table-cell>
          <table:table-cell table:style-name="ce13" table:formula="of:=+[.D218]" office:value-type="float" office:value="0">
            <text:p>0</text:p>
          </table:table-cell>
          <table:table-cell table:style-name="ce16" table:formula="of:=IF([.C218]=100;([.$F$3])*([.E218]-[.$E$3])+[.$E$3];((1-[.E218])*[.$G$3])+[.E218])" office:value-type="float" office:value="1">
            <text:p>1.0000000</text:p>
          </table:table-cell>
          <table:table-cell table:style-name="ce20" table:formula="of:=IF([.C218]=100;([.$J$3])*([.F218]-[.$I$3])+[.$I$3];([.$H$3]-[.F218])*[.$K$3]+[.F21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14">
            <text:p>214</text:p>
          </table:table-cell>
          <table:table-cell table:style-name="ce5" table:formula="of:=+(IF([.B219]&gt;[.C219]; [.$C$3]; ([.B219]+([.D219]*[.$B$3]))*0.5))" office:value-type="float" office:value="-6.03281377267769E-028">
            <text:p>0.0</text:p>
          </table:table-cell>
          <table:table-cell table:style-name="ce10" table:formula="of:=+(IF([.B219]&gt;[.C219];[.$D$3];(([.C219]-[.E219])*[.F219])+[.E219]))" office:value-type="float" office:value="1">
            <text:p>1.00000</text:p>
          </table:table-cell>
          <table:table-cell table:style-name="ce13" table:formula="of:=+[.D219]" office:value-type="float" office:value="0">
            <text:p>0</text:p>
          </table:table-cell>
          <table:table-cell table:style-name="ce16" table:formula="of:=IF([.C219]=100;([.$F$3])*([.E219]-[.$E$3])+[.$E$3];((1-[.E219])*[.$G$3])+[.E219])" office:value-type="float" office:value="1">
            <text:p>1.0000000</text:p>
          </table:table-cell>
          <table:table-cell table:style-name="ce20" table:formula="of:=IF([.C219]=100;([.$J$3])*([.F219]-[.$I$3])+[.$I$3];([.$H$3]-[.F219])*[.$K$3]+[.F21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15">
            <text:p>215</text:p>
          </table:table-cell>
          <table:table-cell table:style-name="ce5" table:formula="of:=+(IF([.B220]&gt;[.C220]; [.$C$3]; ([.B220]+([.D220]*[.$B$3]))*0.5))" office:value-type="float" office:value="-3.01640688633884E-028">
            <text:p>0.0</text:p>
          </table:table-cell>
          <table:table-cell table:style-name="ce10" table:formula="of:=+(IF([.B220]&gt;[.C220];[.$D$3];(([.C220]-[.E220])*[.F220])+[.E220]))" office:value-type="float" office:value="1">
            <text:p>1.00000</text:p>
          </table:table-cell>
          <table:table-cell table:style-name="ce13" table:formula="of:=+[.D220]" office:value-type="float" office:value="0">
            <text:p>0</text:p>
          </table:table-cell>
          <table:table-cell table:style-name="ce16" table:formula="of:=IF([.C220]=100;([.$F$3])*([.E220]-[.$E$3])+[.$E$3];((1-[.E220])*[.$G$3])+[.E220])" office:value-type="float" office:value="1">
            <text:p>1.0000000</text:p>
          </table:table-cell>
          <table:table-cell table:style-name="ce20" table:formula="of:=IF([.C220]=100;([.$J$3])*([.F220]-[.$I$3])+[.$I$3];([.$H$3]-[.F220])*[.$K$3]+[.F22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16">
            <text:p>216</text:p>
          </table:table-cell>
          <table:table-cell table:style-name="ce5" table:formula="of:=+(IF([.B221]&gt;[.C221]; [.$C$3]; ([.B221]+([.D221]*[.$B$3]))*0.5))" office:value-type="float" office:value="-1.50820344316942E-028">
            <text:p>0.0</text:p>
          </table:table-cell>
          <table:table-cell table:style-name="ce10" table:formula="of:=+(IF([.B221]&gt;[.C221];[.$D$3];(([.C221]-[.E221])*[.F221])+[.E221]))" office:value-type="float" office:value="1">
            <text:p>1.00000</text:p>
          </table:table-cell>
          <table:table-cell table:style-name="ce13" table:formula="of:=+[.D221]" office:value-type="float" office:value="0">
            <text:p>0</text:p>
          </table:table-cell>
          <table:table-cell table:style-name="ce16" table:formula="of:=IF([.C221]=100;([.$F$3])*([.E221]-[.$E$3])+[.$E$3];((1-[.E221])*[.$G$3])+[.E221])" office:value-type="float" office:value="1">
            <text:p>1.0000000</text:p>
          </table:table-cell>
          <table:table-cell table:style-name="ce20" table:formula="of:=IF([.C221]=100;([.$J$3])*([.F221]-[.$I$3])+[.$I$3];([.$H$3]-[.F221])*[.$K$3]+[.F22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17">
            <text:p>217</text:p>
          </table:table-cell>
          <table:table-cell table:style-name="ce5" table:formula="of:=+(IF([.B222]&gt;[.C222]; [.$C$3]; ([.B222]+([.D222]*[.$B$3]))*0.5))" office:value-type="float" office:value="-7.54101721584711E-029">
            <text:p>0.0</text:p>
          </table:table-cell>
          <table:table-cell table:style-name="ce10" table:formula="of:=+(IF([.B222]&gt;[.C222];[.$D$3];(([.C222]-[.E222])*[.F222])+[.E222]))" office:value-type="float" office:value="1">
            <text:p>1.00000</text:p>
          </table:table-cell>
          <table:table-cell table:style-name="ce13" table:formula="of:=+[.D222]" office:value-type="float" office:value="0">
            <text:p>0</text:p>
          </table:table-cell>
          <table:table-cell table:style-name="ce16" table:formula="of:=IF([.C222]=100;([.$F$3])*([.E222]-[.$E$3])+[.$E$3];((1-[.E222])*[.$G$3])+[.E222])" office:value-type="float" office:value="1">
            <text:p>1.0000000</text:p>
          </table:table-cell>
          <table:table-cell table:style-name="ce20" table:formula="of:=IF([.C222]=100;([.$J$3])*([.F222]-[.$I$3])+[.$I$3];([.$H$3]-[.F222])*[.$K$3]+[.F22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18">
            <text:p>218</text:p>
          </table:table-cell>
          <table:table-cell table:style-name="ce5" table:formula="of:=+(IF([.B223]&gt;[.C223]; [.$C$3]; ([.B223]+([.D223]*[.$B$3]))*0.5))" office:value-type="float" office:value="-3.77050860792356E-029">
            <text:p>0.0</text:p>
          </table:table-cell>
          <table:table-cell table:style-name="ce10" table:formula="of:=+(IF([.B223]&gt;[.C223];[.$D$3];(([.C223]-[.E223])*[.F223])+[.E223]))" office:value-type="float" office:value="1">
            <text:p>1.00000</text:p>
          </table:table-cell>
          <table:table-cell table:style-name="ce13" table:formula="of:=+[.D223]" office:value-type="float" office:value="0">
            <text:p>0</text:p>
          </table:table-cell>
          <table:table-cell table:style-name="ce16" table:formula="of:=IF([.C223]=100;([.$F$3])*([.E223]-[.$E$3])+[.$E$3];((1-[.E223])*[.$G$3])+[.E223])" office:value-type="float" office:value="1">
            <text:p>1.0000000</text:p>
          </table:table-cell>
          <table:table-cell table:style-name="ce20" table:formula="of:=IF([.C223]=100;([.$J$3])*([.F223]-[.$I$3])+[.$I$3];([.$H$3]-[.F223])*[.$K$3]+[.F22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19">
            <text:p>219</text:p>
          </table:table-cell>
          <table:table-cell table:style-name="ce5" table:formula="of:=+(IF([.B224]&gt;[.C224]; [.$C$3]; ([.B224]+([.D224]*[.$B$3]))*0.5))" office:value-type="float" office:value="-1.88525430396178E-029">
            <text:p>0.0</text:p>
          </table:table-cell>
          <table:table-cell table:style-name="ce10" table:formula="of:=+(IF([.B224]&gt;[.C224];[.$D$3];(([.C224]-[.E224])*[.F224])+[.E224]))" office:value-type="float" office:value="1">
            <text:p>1.00000</text:p>
          </table:table-cell>
          <table:table-cell table:style-name="ce13" table:formula="of:=+[.D224]" office:value-type="float" office:value="0">
            <text:p>0</text:p>
          </table:table-cell>
          <table:table-cell table:style-name="ce16" table:formula="of:=IF([.C224]=100;([.$F$3])*([.E224]-[.$E$3])+[.$E$3];((1-[.E224])*[.$G$3])+[.E224])" office:value-type="float" office:value="1">
            <text:p>1.0000000</text:p>
          </table:table-cell>
          <table:table-cell table:style-name="ce20" table:formula="of:=IF([.C224]=100;([.$J$3])*([.F224]-[.$I$3])+[.$I$3];([.$H$3]-[.F224])*[.$K$3]+[.F22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20">
            <text:p>220</text:p>
          </table:table-cell>
          <table:table-cell table:style-name="ce5" table:formula="of:=+(IF([.B225]&gt;[.C225]; [.$C$3]; ([.B225]+([.D225]*[.$B$3]))*0.5))" office:value-type="float" office:value="-9.42627151980889E-030">
            <text:p>0.0</text:p>
          </table:table-cell>
          <table:table-cell table:style-name="ce10" table:formula="of:=+(IF([.B225]&gt;[.C225];[.$D$3];(([.C225]-[.E225])*[.F225])+[.E225]))" office:value-type="float" office:value="1">
            <text:p>1.00000</text:p>
          </table:table-cell>
          <table:table-cell table:style-name="ce13" table:formula="of:=+[.D225]" office:value-type="float" office:value="0">
            <text:p>0</text:p>
          </table:table-cell>
          <table:table-cell table:style-name="ce16" table:formula="of:=IF([.C225]=100;([.$F$3])*([.E225]-[.$E$3])+[.$E$3];((1-[.E225])*[.$G$3])+[.E225])" office:value-type="float" office:value="1">
            <text:p>1.0000000</text:p>
          </table:table-cell>
          <table:table-cell table:style-name="ce20" table:formula="of:=IF([.C225]=100;([.$J$3])*([.F225]-[.$I$3])+[.$I$3];([.$H$3]-[.F225])*[.$K$3]+[.F22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21">
            <text:p>221</text:p>
          </table:table-cell>
          <table:table-cell table:style-name="ce5" table:formula="of:=+(IF([.B226]&gt;[.C226]; [.$C$3]; ([.B226]+([.D226]*[.$B$3]))*0.5))" office:value-type="float" office:value="-4.71313575990444E-030">
            <text:p>0.0</text:p>
          </table:table-cell>
          <table:table-cell table:style-name="ce10" table:formula="of:=+(IF([.B226]&gt;[.C226];[.$D$3];(([.C226]-[.E226])*[.F226])+[.E226]))" office:value-type="float" office:value="1">
            <text:p>1.00000</text:p>
          </table:table-cell>
          <table:table-cell table:style-name="ce13" table:formula="of:=+[.D226]" office:value-type="float" office:value="0">
            <text:p>0</text:p>
          </table:table-cell>
          <table:table-cell table:style-name="ce16" table:formula="of:=IF([.C226]=100;([.$F$3])*([.E226]-[.$E$3])+[.$E$3];((1-[.E226])*[.$G$3])+[.E226])" office:value-type="float" office:value="1">
            <text:p>1.0000000</text:p>
          </table:table-cell>
          <table:table-cell table:style-name="ce20" table:formula="of:=IF([.C226]=100;([.$J$3])*([.F226]-[.$I$3])+[.$I$3];([.$H$3]-[.F226])*[.$K$3]+[.F22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22">
            <text:p>222</text:p>
          </table:table-cell>
          <table:table-cell table:style-name="ce5" table:formula="of:=+(IF([.B227]&gt;[.C227]; [.$C$3]; ([.B227]+([.D227]*[.$B$3]))*0.5))" office:value-type="float" office:value="-2.35656787995222E-030">
            <text:p>0.0</text:p>
          </table:table-cell>
          <table:table-cell table:style-name="ce10" table:formula="of:=+(IF([.B227]&gt;[.C227];[.$D$3];(([.C227]-[.E227])*[.F227])+[.E227]))" office:value-type="float" office:value="1">
            <text:p>1.00000</text:p>
          </table:table-cell>
          <table:table-cell table:style-name="ce13" table:formula="of:=+[.D227]" office:value-type="float" office:value="0">
            <text:p>0</text:p>
          </table:table-cell>
          <table:table-cell table:style-name="ce16" table:formula="of:=IF([.C227]=100;([.$F$3])*([.E227]-[.$E$3])+[.$E$3];((1-[.E227])*[.$G$3])+[.E227])" office:value-type="float" office:value="1">
            <text:p>1.0000000</text:p>
          </table:table-cell>
          <table:table-cell table:style-name="ce20" table:formula="of:=IF([.C227]=100;([.$J$3])*([.F227]-[.$I$3])+[.$I$3];([.$H$3]-[.F227])*[.$K$3]+[.F22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23">
            <text:p>223</text:p>
          </table:table-cell>
          <table:table-cell table:style-name="ce5" table:formula="of:=+(IF([.B228]&gt;[.C228]; [.$C$3]; ([.B228]+([.D228]*[.$B$3]))*0.5))" office:value-type="float" office:value="-1.17828393997611E-030">
            <text:p>0.0</text:p>
          </table:table-cell>
          <table:table-cell table:style-name="ce10" table:formula="of:=+(IF([.B228]&gt;[.C228];[.$D$3];(([.C228]-[.E228])*[.F228])+[.E228]))" office:value-type="float" office:value="1">
            <text:p>1.00000</text:p>
          </table:table-cell>
          <table:table-cell table:style-name="ce13" table:formula="of:=+[.D228]" office:value-type="float" office:value="0">
            <text:p>0</text:p>
          </table:table-cell>
          <table:table-cell table:style-name="ce16" table:formula="of:=IF([.C228]=100;([.$F$3])*([.E228]-[.$E$3])+[.$E$3];((1-[.E228])*[.$G$3])+[.E228])" office:value-type="float" office:value="1">
            <text:p>1.0000000</text:p>
          </table:table-cell>
          <table:table-cell table:style-name="ce20" table:formula="of:=IF([.C228]=100;([.$J$3])*([.F228]-[.$I$3])+[.$I$3];([.$H$3]-[.F228])*[.$K$3]+[.F22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24">
            <text:p>224</text:p>
          </table:table-cell>
          <table:table-cell table:style-name="ce5" table:formula="of:=+(IF([.B229]&gt;[.C229]; [.$C$3]; ([.B229]+([.D229]*[.$B$3]))*0.5))" office:value-type="float" office:value="-5.89141969988056E-031">
            <text:p>0.0</text:p>
          </table:table-cell>
          <table:table-cell table:style-name="ce10" table:formula="of:=+(IF([.B229]&gt;[.C229];[.$D$3];(([.C229]-[.E229])*[.F229])+[.E229]))" office:value-type="float" office:value="1">
            <text:p>1.00000</text:p>
          </table:table-cell>
          <table:table-cell table:style-name="ce13" table:formula="of:=+[.D229]" office:value-type="float" office:value="0">
            <text:p>0</text:p>
          </table:table-cell>
          <table:table-cell table:style-name="ce16" table:formula="of:=IF([.C229]=100;([.$F$3])*([.E229]-[.$E$3])+[.$E$3];((1-[.E229])*[.$G$3])+[.E229])" office:value-type="float" office:value="1">
            <text:p>1.0000000</text:p>
          </table:table-cell>
          <table:table-cell table:style-name="ce20" table:formula="of:=IF([.C229]=100;([.$J$3])*([.F229]-[.$I$3])+[.$I$3];([.$H$3]-[.F229])*[.$K$3]+[.F22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25">
            <text:p>225</text:p>
          </table:table-cell>
          <table:table-cell table:style-name="ce5" table:formula="of:=+(IF([.B230]&gt;[.C230]; [.$C$3]; ([.B230]+([.D230]*[.$B$3]))*0.5))" office:value-type="float" office:value="-2.94570984994028E-031">
            <text:p>0.0</text:p>
          </table:table-cell>
          <table:table-cell table:style-name="ce10" table:formula="of:=+(IF([.B230]&gt;[.C230];[.$D$3];(([.C230]-[.E230])*[.F230])+[.E230]))" office:value-type="float" office:value="1">
            <text:p>1.00000</text:p>
          </table:table-cell>
          <table:table-cell table:style-name="ce13" table:formula="of:=+[.D230]" office:value-type="float" office:value="0">
            <text:p>0</text:p>
          </table:table-cell>
          <table:table-cell table:style-name="ce16" table:formula="of:=IF([.C230]=100;([.$F$3])*([.E230]-[.$E$3])+[.$E$3];((1-[.E230])*[.$G$3])+[.E230])" office:value-type="float" office:value="1">
            <text:p>1.0000000</text:p>
          </table:table-cell>
          <table:table-cell table:style-name="ce20" table:formula="of:=IF([.C230]=100;([.$J$3])*([.F230]-[.$I$3])+[.$I$3];([.$H$3]-[.F230])*[.$K$3]+[.F23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26">
            <text:p>226</text:p>
          </table:table-cell>
          <table:table-cell table:style-name="ce5" table:formula="of:=+(IF([.B231]&gt;[.C231]; [.$C$3]; ([.B231]+([.D231]*[.$B$3]))*0.5))" office:value-type="float" office:value="-1.47285492497014E-031">
            <text:p>0.0</text:p>
          </table:table-cell>
          <table:table-cell table:style-name="ce10" table:formula="of:=+(IF([.B231]&gt;[.C231];[.$D$3];(([.C231]-[.E231])*[.F231])+[.E231]))" office:value-type="float" office:value="1">
            <text:p>1.00000</text:p>
          </table:table-cell>
          <table:table-cell table:style-name="ce13" table:formula="of:=+[.D231]" office:value-type="float" office:value="0">
            <text:p>0</text:p>
          </table:table-cell>
          <table:table-cell table:style-name="ce16" table:formula="of:=IF([.C231]=100;([.$F$3])*([.E231]-[.$E$3])+[.$E$3];((1-[.E231])*[.$G$3])+[.E231])" office:value-type="float" office:value="1">
            <text:p>1.0000000</text:p>
          </table:table-cell>
          <table:table-cell table:style-name="ce20" table:formula="of:=IF([.C231]=100;([.$J$3])*([.F231]-[.$I$3])+[.$I$3];([.$H$3]-[.F231])*[.$K$3]+[.F23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27">
            <text:p>227</text:p>
          </table:table-cell>
          <table:table-cell table:style-name="ce5" table:formula="of:=+(IF([.B232]&gt;[.C232]; [.$C$3]; ([.B232]+([.D232]*[.$B$3]))*0.5))" office:value-type="float" office:value="-7.36427462485069E-032">
            <text:p>0.0</text:p>
          </table:table-cell>
          <table:table-cell table:style-name="ce10" table:formula="of:=+(IF([.B232]&gt;[.C232];[.$D$3];(([.C232]-[.E232])*[.F232])+[.E232]))" office:value-type="float" office:value="1">
            <text:p>1.00000</text:p>
          </table:table-cell>
          <table:table-cell table:style-name="ce13" table:formula="of:=+[.D232]" office:value-type="float" office:value="0">
            <text:p>0</text:p>
          </table:table-cell>
          <table:table-cell table:style-name="ce16" table:formula="of:=IF([.C232]=100;([.$F$3])*([.E232]-[.$E$3])+[.$E$3];((1-[.E232])*[.$G$3])+[.E232])" office:value-type="float" office:value="1">
            <text:p>1.0000000</text:p>
          </table:table-cell>
          <table:table-cell table:style-name="ce20" table:formula="of:=IF([.C232]=100;([.$J$3])*([.F232]-[.$I$3])+[.$I$3];([.$H$3]-[.F232])*[.$K$3]+[.F23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28">
            <text:p>228</text:p>
          </table:table-cell>
          <table:table-cell table:style-name="ce5" table:formula="of:=+(IF([.B233]&gt;[.C233]; [.$C$3]; ([.B233]+([.D233]*[.$B$3]))*0.5))" office:value-type="float" office:value="-3.68213731242535E-032">
            <text:p>0.0</text:p>
          </table:table-cell>
          <table:table-cell table:style-name="ce10" table:formula="of:=+(IF([.B233]&gt;[.C233];[.$D$3];(([.C233]-[.E233])*[.F233])+[.E233]))" office:value-type="float" office:value="1">
            <text:p>1.00000</text:p>
          </table:table-cell>
          <table:table-cell table:style-name="ce13" table:formula="of:=+[.D233]" office:value-type="float" office:value="0">
            <text:p>0</text:p>
          </table:table-cell>
          <table:table-cell table:style-name="ce16" table:formula="of:=IF([.C233]=100;([.$F$3])*([.E233]-[.$E$3])+[.$E$3];((1-[.E233])*[.$G$3])+[.E233])" office:value-type="float" office:value="1">
            <text:p>1.0000000</text:p>
          </table:table-cell>
          <table:table-cell table:style-name="ce20" table:formula="of:=IF([.C233]=100;([.$J$3])*([.F233]-[.$I$3])+[.$I$3];([.$H$3]-[.F233])*[.$K$3]+[.F23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29">
            <text:p>229</text:p>
          </table:table-cell>
          <table:table-cell table:style-name="ce5" table:formula="of:=+(IF([.B234]&gt;[.C234]; [.$C$3]; ([.B234]+([.D234]*[.$B$3]))*0.5))" office:value-type="float" office:value="-1.84106865621267E-032">
            <text:p>0.0</text:p>
          </table:table-cell>
          <table:table-cell table:style-name="ce10" table:formula="of:=+(IF([.B234]&gt;[.C234];[.$D$3];(([.C234]-[.E234])*[.F234])+[.E234]))" office:value-type="float" office:value="1">
            <text:p>1.00000</text:p>
          </table:table-cell>
          <table:table-cell table:style-name="ce13" table:formula="of:=+[.D234]" office:value-type="float" office:value="0">
            <text:p>0</text:p>
          </table:table-cell>
          <table:table-cell table:style-name="ce16" table:formula="of:=IF([.C234]=100;([.$F$3])*([.E234]-[.$E$3])+[.$E$3];((1-[.E234])*[.$G$3])+[.E234])" office:value-type="float" office:value="1">
            <text:p>1.0000000</text:p>
          </table:table-cell>
          <table:table-cell table:style-name="ce20" table:formula="of:=IF([.C234]=100;([.$J$3])*([.F234]-[.$I$3])+[.$I$3];([.$H$3]-[.F234])*[.$K$3]+[.F23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30">
            <text:p>230</text:p>
          </table:table-cell>
          <table:table-cell table:style-name="ce5" table:formula="of:=+(IF([.B235]&gt;[.C235]; [.$C$3]; ([.B235]+([.D235]*[.$B$3]))*0.5))" office:value-type="float" office:value="-9.20534328106337E-033">
            <text:p>0.0</text:p>
          </table:table-cell>
          <table:table-cell table:style-name="ce10" table:formula="of:=+(IF([.B235]&gt;[.C235];[.$D$3];(([.C235]-[.E235])*[.F235])+[.E235]))" office:value-type="float" office:value="1">
            <text:p>1.00000</text:p>
          </table:table-cell>
          <table:table-cell table:style-name="ce13" table:formula="of:=+[.D235]" office:value-type="float" office:value="0">
            <text:p>0</text:p>
          </table:table-cell>
          <table:table-cell table:style-name="ce16" table:formula="of:=IF([.C235]=100;([.$F$3])*([.E235]-[.$E$3])+[.$E$3];((1-[.E235])*[.$G$3])+[.E235])" office:value-type="float" office:value="1">
            <text:p>1.0000000</text:p>
          </table:table-cell>
          <table:table-cell table:style-name="ce20" table:formula="of:=IF([.C235]=100;([.$J$3])*([.F235]-[.$I$3])+[.$I$3];([.$H$3]-[.F235])*[.$K$3]+[.F23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31">
            <text:p>231</text:p>
          </table:table-cell>
          <table:table-cell table:style-name="ce5" table:formula="of:=+(IF([.B236]&gt;[.C236]; [.$C$3]; ([.B236]+([.D236]*[.$B$3]))*0.5))" office:value-type="float" office:value="-4.60267164053168E-033">
            <text:p>0.0</text:p>
          </table:table-cell>
          <table:table-cell table:style-name="ce10" table:formula="of:=+(IF([.B236]&gt;[.C236];[.$D$3];(([.C236]-[.E236])*[.F236])+[.E236]))" office:value-type="float" office:value="1">
            <text:p>1.00000</text:p>
          </table:table-cell>
          <table:table-cell table:style-name="ce13" table:formula="of:=+[.D236]" office:value-type="float" office:value="0">
            <text:p>0</text:p>
          </table:table-cell>
          <table:table-cell table:style-name="ce16" table:formula="of:=IF([.C236]=100;([.$F$3])*([.E236]-[.$E$3])+[.$E$3];((1-[.E236])*[.$G$3])+[.E236])" office:value-type="float" office:value="1">
            <text:p>1.0000000</text:p>
          </table:table-cell>
          <table:table-cell table:style-name="ce20" table:formula="of:=IF([.C236]=100;([.$J$3])*([.F236]-[.$I$3])+[.$I$3];([.$H$3]-[.F236])*[.$K$3]+[.F23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32">
            <text:p>232</text:p>
          </table:table-cell>
          <table:table-cell table:style-name="ce5" table:formula="of:=+(IF([.B237]&gt;[.C237]; [.$C$3]; ([.B237]+([.D237]*[.$B$3]))*0.5))" office:value-type="float" office:value="-2.30133582026584E-033">
            <text:p>0.0</text:p>
          </table:table-cell>
          <table:table-cell table:style-name="ce10" table:formula="of:=+(IF([.B237]&gt;[.C237];[.$D$3];(([.C237]-[.E237])*[.F237])+[.E237]))" office:value-type="float" office:value="1">
            <text:p>1.00000</text:p>
          </table:table-cell>
          <table:table-cell table:style-name="ce13" table:formula="of:=+[.D237]" office:value-type="float" office:value="0">
            <text:p>0</text:p>
          </table:table-cell>
          <table:table-cell table:style-name="ce16" table:formula="of:=IF([.C237]=100;([.$F$3])*([.E237]-[.$E$3])+[.$E$3];((1-[.E237])*[.$G$3])+[.E237])" office:value-type="float" office:value="1">
            <text:p>1.0000000</text:p>
          </table:table-cell>
          <table:table-cell table:style-name="ce20" table:formula="of:=IF([.C237]=100;([.$J$3])*([.F237]-[.$I$3])+[.$I$3];([.$H$3]-[.F237])*[.$K$3]+[.F23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33">
            <text:p>233</text:p>
          </table:table-cell>
          <table:table-cell table:style-name="ce5" table:formula="of:=+(IF([.B238]&gt;[.C238]; [.$C$3]; ([.B238]+([.D238]*[.$B$3]))*0.5))" office:value-type="float" office:value="-1.15066791013292E-033">
            <text:p>0.0</text:p>
          </table:table-cell>
          <table:table-cell table:style-name="ce10" table:formula="of:=+(IF([.B238]&gt;[.C238];[.$D$3];(([.C238]-[.E238])*[.F238])+[.E238]))" office:value-type="float" office:value="1">
            <text:p>1.00000</text:p>
          </table:table-cell>
          <table:table-cell table:style-name="ce13" table:formula="of:=+[.D238]" office:value-type="float" office:value="0">
            <text:p>0</text:p>
          </table:table-cell>
          <table:table-cell table:style-name="ce16" table:formula="of:=IF([.C238]=100;([.$F$3])*([.E238]-[.$E$3])+[.$E$3];((1-[.E238])*[.$G$3])+[.E238])" office:value-type="float" office:value="1">
            <text:p>1.0000000</text:p>
          </table:table-cell>
          <table:table-cell table:style-name="ce20" table:formula="of:=IF([.C238]=100;([.$J$3])*([.F238]-[.$I$3])+[.$I$3];([.$H$3]-[.F238])*[.$K$3]+[.F23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34">
            <text:p>234</text:p>
          </table:table-cell>
          <table:table-cell table:style-name="ce5" table:formula="of:=+(IF([.B239]&gt;[.C239]; [.$C$3]; ([.B239]+([.D239]*[.$B$3]))*0.5))" office:value-type="float" office:value="-5.75333955066461E-034">
            <text:p>0.0</text:p>
          </table:table-cell>
          <table:table-cell table:style-name="ce10" table:formula="of:=+(IF([.B239]&gt;[.C239];[.$D$3];(([.C239]-[.E239])*[.F239])+[.E239]))" office:value-type="float" office:value="1">
            <text:p>1.00000</text:p>
          </table:table-cell>
          <table:table-cell table:style-name="ce13" table:formula="of:=+[.D239]" office:value-type="float" office:value="0">
            <text:p>0</text:p>
          </table:table-cell>
          <table:table-cell table:style-name="ce16" table:formula="of:=IF([.C239]=100;([.$F$3])*([.E239]-[.$E$3])+[.$E$3];((1-[.E239])*[.$G$3])+[.E239])" office:value-type="float" office:value="1">
            <text:p>1.0000000</text:p>
          </table:table-cell>
          <table:table-cell table:style-name="ce20" table:formula="of:=IF([.C239]=100;([.$J$3])*([.F239]-[.$I$3])+[.$I$3];([.$H$3]-[.F239])*[.$K$3]+[.F23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35">
            <text:p>235</text:p>
          </table:table-cell>
          <table:table-cell table:style-name="ce5" table:formula="of:=+(IF([.B240]&gt;[.C240]; [.$C$3]; ([.B240]+([.D240]*[.$B$3]))*0.5))" office:value-type="float" office:value="-2.8766697753323E-034">
            <text:p>0.0</text:p>
          </table:table-cell>
          <table:table-cell table:style-name="ce10" table:formula="of:=+(IF([.B240]&gt;[.C240];[.$D$3];(([.C240]-[.E240])*[.F240])+[.E240]))" office:value-type="float" office:value="1">
            <text:p>1.00000</text:p>
          </table:table-cell>
          <table:table-cell table:style-name="ce13" table:formula="of:=+[.D240]" office:value-type="float" office:value="0">
            <text:p>0</text:p>
          </table:table-cell>
          <table:table-cell table:style-name="ce16" table:formula="of:=IF([.C240]=100;([.$F$3])*([.E240]-[.$E$3])+[.$E$3];((1-[.E240])*[.$G$3])+[.E240])" office:value-type="float" office:value="1">
            <text:p>1.0000000</text:p>
          </table:table-cell>
          <table:table-cell table:style-name="ce20" table:formula="of:=IF([.C240]=100;([.$J$3])*([.F240]-[.$I$3])+[.$I$3];([.$H$3]-[.F240])*[.$K$3]+[.F24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36">
            <text:p>236</text:p>
          </table:table-cell>
          <table:table-cell table:style-name="ce5" table:formula="of:=+(IF([.B241]&gt;[.C241]; [.$C$3]; ([.B241]+([.D241]*[.$B$3]))*0.5))" office:value-type="float" office:value="-1.43833488766615E-034">
            <text:p>0.0</text:p>
          </table:table-cell>
          <table:table-cell table:style-name="ce10" table:formula="of:=+(IF([.B241]&gt;[.C241];[.$D$3];(([.C241]-[.E241])*[.F241])+[.E241]))" office:value-type="float" office:value="1">
            <text:p>1.00000</text:p>
          </table:table-cell>
          <table:table-cell table:style-name="ce13" table:formula="of:=+[.D241]" office:value-type="float" office:value="0">
            <text:p>0</text:p>
          </table:table-cell>
          <table:table-cell table:style-name="ce16" table:formula="of:=IF([.C241]=100;([.$F$3])*([.E241]-[.$E$3])+[.$E$3];((1-[.E241])*[.$G$3])+[.E241])" office:value-type="float" office:value="1">
            <text:p>1.0000000</text:p>
          </table:table-cell>
          <table:table-cell table:style-name="ce20" table:formula="of:=IF([.C241]=100;([.$J$3])*([.F241]-[.$I$3])+[.$I$3];([.$H$3]-[.F241])*[.$K$3]+[.F24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37">
            <text:p>237</text:p>
          </table:table-cell>
          <table:table-cell table:style-name="ce5" table:formula="of:=+(IF([.B242]&gt;[.C242]; [.$C$3]; ([.B242]+([.D242]*[.$B$3]))*0.5))" office:value-type="float" office:value="-7.19167443833076E-035">
            <text:p>0.0</text:p>
          </table:table-cell>
          <table:table-cell table:style-name="ce10" table:formula="of:=+(IF([.B242]&gt;[.C242];[.$D$3];(([.C242]-[.E242])*[.F242])+[.E242]))" office:value-type="float" office:value="1">
            <text:p>1.00000</text:p>
          </table:table-cell>
          <table:table-cell table:style-name="ce13" table:formula="of:=+[.D242]" office:value-type="float" office:value="0">
            <text:p>0</text:p>
          </table:table-cell>
          <table:table-cell table:style-name="ce16" table:formula="of:=IF([.C242]=100;([.$F$3])*([.E242]-[.$E$3])+[.$E$3];((1-[.E242])*[.$G$3])+[.E242])" office:value-type="float" office:value="1">
            <text:p>1.0000000</text:p>
          </table:table-cell>
          <table:table-cell table:style-name="ce20" table:formula="of:=IF([.C242]=100;([.$J$3])*([.F242]-[.$I$3])+[.$I$3];([.$H$3]-[.F242])*[.$K$3]+[.F24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38">
            <text:p>238</text:p>
          </table:table-cell>
          <table:table-cell table:style-name="ce5" table:formula="of:=+(IF([.B243]&gt;[.C243]; [.$C$3]; ([.B243]+([.D243]*[.$B$3]))*0.5))" office:value-type="float" office:value="-3.59583721916538E-035">
            <text:p>0.0</text:p>
          </table:table-cell>
          <table:table-cell table:style-name="ce10" table:formula="of:=+(IF([.B243]&gt;[.C243];[.$D$3];(([.C243]-[.E243])*[.F243])+[.E243]))" office:value-type="float" office:value="1">
            <text:p>1.00000</text:p>
          </table:table-cell>
          <table:table-cell table:style-name="ce13" table:formula="of:=+[.D243]" office:value-type="float" office:value="0">
            <text:p>0</text:p>
          </table:table-cell>
          <table:table-cell table:style-name="ce16" table:formula="of:=IF([.C243]=100;([.$F$3])*([.E243]-[.$E$3])+[.$E$3];((1-[.E243])*[.$G$3])+[.E243])" office:value-type="float" office:value="1">
            <text:p>1.0000000</text:p>
          </table:table-cell>
          <table:table-cell table:style-name="ce20" table:formula="of:=IF([.C243]=100;([.$J$3])*([.F243]-[.$I$3])+[.$I$3];([.$H$3]-[.F243])*[.$K$3]+[.F24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39">
            <text:p>239</text:p>
          </table:table-cell>
          <table:table-cell table:style-name="ce5" table:formula="of:=+(IF([.B244]&gt;[.C244]; [.$C$3]; ([.B244]+([.D244]*[.$B$3]))*0.5))" office:value-type="float" office:value="-1.79791860958269E-035">
            <text:p>0.0</text:p>
          </table:table-cell>
          <table:table-cell table:style-name="ce10" table:formula="of:=+(IF([.B244]&gt;[.C244];[.$D$3];(([.C244]-[.E244])*[.F244])+[.E244]))" office:value-type="float" office:value="1">
            <text:p>1.00000</text:p>
          </table:table-cell>
          <table:table-cell table:style-name="ce13" table:formula="of:=+[.D244]" office:value-type="float" office:value="0">
            <text:p>0</text:p>
          </table:table-cell>
          <table:table-cell table:style-name="ce16" table:formula="of:=IF([.C244]=100;([.$F$3])*([.E244]-[.$E$3])+[.$E$3];((1-[.E244])*[.$G$3])+[.E244])" office:value-type="float" office:value="1">
            <text:p>1.0000000</text:p>
          </table:table-cell>
          <table:table-cell table:style-name="ce20" table:formula="of:=IF([.C244]=100;([.$J$3])*([.F244]-[.$I$3])+[.$I$3];([.$H$3]-[.F244])*[.$K$3]+[.F24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40">
            <text:p>240</text:p>
          </table:table-cell>
          <table:table-cell table:style-name="ce5" table:formula="of:=+(IF([.B245]&gt;[.C245]; [.$C$3]; ([.B245]+([.D245]*[.$B$3]))*0.5))" office:value-type="float" office:value="-8.98959304791345E-036">
            <text:p>0.0</text:p>
          </table:table-cell>
          <table:table-cell table:style-name="ce10" table:formula="of:=+(IF([.B245]&gt;[.C245];[.$D$3];(([.C245]-[.E245])*[.F245])+[.E245]))" office:value-type="float" office:value="1">
            <text:p>1.00000</text:p>
          </table:table-cell>
          <table:table-cell table:style-name="ce13" table:formula="of:=+[.D245]" office:value-type="float" office:value="0">
            <text:p>0</text:p>
          </table:table-cell>
          <table:table-cell table:style-name="ce16" table:formula="of:=IF([.C245]=100;([.$F$3])*([.E245]-[.$E$3])+[.$E$3];((1-[.E245])*[.$G$3])+[.E245])" office:value-type="float" office:value="1">
            <text:p>1.0000000</text:p>
          </table:table-cell>
          <table:table-cell table:style-name="ce20" table:formula="of:=IF([.C245]=100;([.$J$3])*([.F245]-[.$I$3])+[.$I$3];([.$H$3]-[.F245])*[.$K$3]+[.F24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41">
            <text:p>241</text:p>
          </table:table-cell>
          <table:table-cell table:style-name="ce5" table:formula="of:=+(IF([.B246]&gt;[.C246]; [.$C$3]; ([.B246]+([.D246]*[.$B$3]))*0.5))" office:value-type="float" office:value="-4.49479652395672E-036">
            <text:p>0.0</text:p>
          </table:table-cell>
          <table:table-cell table:style-name="ce10" table:formula="of:=+(IF([.B246]&gt;[.C246];[.$D$3];(([.C246]-[.E246])*[.F246])+[.E246]))" office:value-type="float" office:value="1">
            <text:p>1.00000</text:p>
          </table:table-cell>
          <table:table-cell table:style-name="ce13" table:formula="of:=+[.D246]" office:value-type="float" office:value="0">
            <text:p>0</text:p>
          </table:table-cell>
          <table:table-cell table:style-name="ce16" table:formula="of:=IF([.C246]=100;([.$F$3])*([.E246]-[.$E$3])+[.$E$3];((1-[.E246])*[.$G$3])+[.E246])" office:value-type="float" office:value="1">
            <text:p>1.0000000</text:p>
          </table:table-cell>
          <table:table-cell table:style-name="ce20" table:formula="of:=IF([.C246]=100;([.$J$3])*([.F246]-[.$I$3])+[.$I$3];([.$H$3]-[.F246])*[.$K$3]+[.F24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42">
            <text:p>242</text:p>
          </table:table-cell>
          <table:table-cell table:style-name="ce5" table:formula="of:=+(IF([.B247]&gt;[.C247]; [.$C$3]; ([.B247]+([.D247]*[.$B$3]))*0.5))" office:value-type="float" office:value="-2.24739826197836E-036">
            <text:p>0.0</text:p>
          </table:table-cell>
          <table:table-cell table:style-name="ce10" table:formula="of:=+(IF([.B247]&gt;[.C247];[.$D$3];(([.C247]-[.E247])*[.F247])+[.E247]))" office:value-type="float" office:value="1">
            <text:p>1.00000</text:p>
          </table:table-cell>
          <table:table-cell table:style-name="ce13" table:formula="of:=+[.D247]" office:value-type="float" office:value="0">
            <text:p>0</text:p>
          </table:table-cell>
          <table:table-cell table:style-name="ce16" table:formula="of:=IF([.C247]=100;([.$F$3])*([.E247]-[.$E$3])+[.$E$3];((1-[.E247])*[.$G$3])+[.E247])" office:value-type="float" office:value="1">
            <text:p>1.0000000</text:p>
          </table:table-cell>
          <table:table-cell table:style-name="ce20" table:formula="of:=IF([.C247]=100;([.$J$3])*([.F247]-[.$I$3])+[.$I$3];([.$H$3]-[.F247])*[.$K$3]+[.F24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43">
            <text:p>243</text:p>
          </table:table-cell>
          <table:table-cell table:style-name="ce5" table:formula="of:=+(IF([.B248]&gt;[.C248]; [.$C$3]; ([.B248]+([.D248]*[.$B$3]))*0.5))" office:value-type="float" office:value="-1.12369913098918E-036">
            <text:p>0.0</text:p>
          </table:table-cell>
          <table:table-cell table:style-name="ce10" table:formula="of:=+(IF([.B248]&gt;[.C248];[.$D$3];(([.C248]-[.E248])*[.F248])+[.E248]))" office:value-type="float" office:value="1">
            <text:p>1.00000</text:p>
          </table:table-cell>
          <table:table-cell table:style-name="ce13" table:formula="of:=+[.D248]" office:value-type="float" office:value="0">
            <text:p>0</text:p>
          </table:table-cell>
          <table:table-cell table:style-name="ce16" table:formula="of:=IF([.C248]=100;([.$F$3])*([.E248]-[.$E$3])+[.$E$3];((1-[.E248])*[.$G$3])+[.E248])" office:value-type="float" office:value="1">
            <text:p>1.0000000</text:p>
          </table:table-cell>
          <table:table-cell table:style-name="ce20" table:formula="of:=IF([.C248]=100;([.$J$3])*([.F248]-[.$I$3])+[.$I$3];([.$H$3]-[.F248])*[.$K$3]+[.F24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44">
            <text:p>244</text:p>
          </table:table-cell>
          <table:table-cell table:style-name="ce5" table:formula="of:=+(IF([.B249]&gt;[.C249]; [.$C$3]; ([.B249]+([.D249]*[.$B$3]))*0.5))" office:value-type="float" office:value="-5.6184956549459E-037">
            <text:p>0.0</text:p>
          </table:table-cell>
          <table:table-cell table:style-name="ce10" table:formula="of:=+(IF([.B249]&gt;[.C249];[.$D$3];(([.C249]-[.E249])*[.F249])+[.E249]))" office:value-type="float" office:value="1">
            <text:p>1.00000</text:p>
          </table:table-cell>
          <table:table-cell table:style-name="ce13" table:formula="of:=+[.D249]" office:value-type="float" office:value="0">
            <text:p>0</text:p>
          </table:table-cell>
          <table:table-cell table:style-name="ce16" table:formula="of:=IF([.C249]=100;([.$F$3])*([.E249]-[.$E$3])+[.$E$3];((1-[.E249])*[.$G$3])+[.E249])" office:value-type="float" office:value="1">
            <text:p>1.0000000</text:p>
          </table:table-cell>
          <table:table-cell table:style-name="ce20" table:formula="of:=IF([.C249]=100;([.$J$3])*([.F249]-[.$I$3])+[.$I$3];([.$H$3]-[.F249])*[.$K$3]+[.F24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45">
            <text:p>245</text:p>
          </table:table-cell>
          <table:table-cell table:style-name="ce5" table:formula="of:=+(IF([.B250]&gt;[.C250]; [.$C$3]; ([.B250]+([.D250]*[.$B$3]))*0.5))" office:value-type="float" office:value="-2.80924782747295E-037">
            <text:p>0.0</text:p>
          </table:table-cell>
          <table:table-cell table:style-name="ce10" table:formula="of:=+(IF([.B250]&gt;[.C250];[.$D$3];(([.C250]-[.E250])*[.F250])+[.E250]))" office:value-type="float" office:value="1">
            <text:p>1.00000</text:p>
          </table:table-cell>
          <table:table-cell table:style-name="ce13" table:formula="of:=+[.D250]" office:value-type="float" office:value="0">
            <text:p>0</text:p>
          </table:table-cell>
          <table:table-cell table:style-name="ce16" table:formula="of:=IF([.C250]=100;([.$F$3])*([.E250]-[.$E$3])+[.$E$3];((1-[.E250])*[.$G$3])+[.E250])" office:value-type="float" office:value="1">
            <text:p>1.0000000</text:p>
          </table:table-cell>
          <table:table-cell table:style-name="ce20" table:formula="of:=IF([.C250]=100;([.$J$3])*([.F250]-[.$I$3])+[.$I$3];([.$H$3]-[.F250])*[.$K$3]+[.F25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46">
            <text:p>246</text:p>
          </table:table-cell>
          <table:table-cell table:style-name="ce5" table:formula="of:=+(IF([.B251]&gt;[.C251]; [.$C$3]; ([.B251]+([.D251]*[.$B$3]))*0.5))" office:value-type="float" office:value="-1.40462391373648E-037">
            <text:p>0.0</text:p>
          </table:table-cell>
          <table:table-cell table:style-name="ce10" table:formula="of:=+(IF([.B251]&gt;[.C251];[.$D$3];(([.C251]-[.E251])*[.F251])+[.E251]))" office:value-type="float" office:value="1">
            <text:p>1.00000</text:p>
          </table:table-cell>
          <table:table-cell table:style-name="ce13" table:formula="of:=+[.D251]" office:value-type="float" office:value="0">
            <text:p>0</text:p>
          </table:table-cell>
          <table:table-cell table:style-name="ce16" table:formula="of:=IF([.C251]=100;([.$F$3])*([.E251]-[.$E$3])+[.$E$3];((1-[.E251])*[.$G$3])+[.E251])" office:value-type="float" office:value="1">
            <text:p>1.0000000</text:p>
          </table:table-cell>
          <table:table-cell table:style-name="ce20" table:formula="of:=IF([.C251]=100;([.$J$3])*([.F251]-[.$I$3])+[.$I$3];([.$H$3]-[.F251])*[.$K$3]+[.F25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47">
            <text:p>247</text:p>
          </table:table-cell>
          <table:table-cell table:style-name="ce5" table:formula="of:=+(IF([.B252]&gt;[.C252]; [.$C$3]; ([.B252]+([.D252]*[.$B$3]))*0.5))" office:value-type="float" office:value="-7.02311956868238E-038">
            <text:p>0.0</text:p>
          </table:table-cell>
          <table:table-cell table:style-name="ce10" table:formula="of:=+(IF([.B252]&gt;[.C252];[.$D$3];(([.C252]-[.E252])*[.F252])+[.E252]))" office:value-type="float" office:value="1">
            <text:p>1.00000</text:p>
          </table:table-cell>
          <table:table-cell table:style-name="ce13" table:formula="of:=+[.D252]" office:value-type="float" office:value="0">
            <text:p>0</text:p>
          </table:table-cell>
          <table:table-cell table:style-name="ce16" table:formula="of:=IF([.C252]=100;([.$F$3])*([.E252]-[.$E$3])+[.$E$3];((1-[.E252])*[.$G$3])+[.E252])" office:value-type="float" office:value="1">
            <text:p>1.0000000</text:p>
          </table:table-cell>
          <table:table-cell table:style-name="ce20" table:formula="of:=IF([.C252]=100;([.$J$3])*([.F252]-[.$I$3])+[.$I$3];([.$H$3]-[.F252])*[.$K$3]+[.F25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48">
            <text:p>248</text:p>
          </table:table-cell>
          <table:table-cell table:style-name="ce5" table:formula="of:=+(IF([.B253]&gt;[.C253]; [.$C$3]; ([.B253]+([.D253]*[.$B$3]))*0.5))" office:value-type="float" office:value="-3.51155978434119E-038">
            <text:p>0.0</text:p>
          </table:table-cell>
          <table:table-cell table:style-name="ce10" table:formula="of:=+(IF([.B253]&gt;[.C253];[.$D$3];(([.C253]-[.E253])*[.F253])+[.E253]))" office:value-type="float" office:value="1">
            <text:p>1.00000</text:p>
          </table:table-cell>
          <table:table-cell table:style-name="ce13" table:formula="of:=+[.D253]" office:value-type="float" office:value="0">
            <text:p>0</text:p>
          </table:table-cell>
          <table:table-cell table:style-name="ce16" table:formula="of:=IF([.C253]=100;([.$F$3])*([.E253]-[.$E$3])+[.$E$3];((1-[.E253])*[.$G$3])+[.E253])" office:value-type="float" office:value="1">
            <text:p>1.0000000</text:p>
          </table:table-cell>
          <table:table-cell table:style-name="ce20" table:formula="of:=IF([.C253]=100;([.$J$3])*([.F253]-[.$I$3])+[.$I$3];([.$H$3]-[.F253])*[.$K$3]+[.F25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49">
            <text:p>249</text:p>
          </table:table-cell>
          <table:table-cell table:style-name="ce5" table:formula="of:=+(IF([.B254]&gt;[.C254]; [.$C$3]; ([.B254]+([.D254]*[.$B$3]))*0.5))" office:value-type="float" office:value="-1.75577989217059E-038">
            <text:p>0.0</text:p>
          </table:table-cell>
          <table:table-cell table:style-name="ce10" table:formula="of:=+(IF([.B254]&gt;[.C254];[.$D$3];(([.C254]-[.E254])*[.F254])+[.E254]))" office:value-type="float" office:value="1">
            <text:p>1.00000</text:p>
          </table:table-cell>
          <table:table-cell table:style-name="ce13" table:formula="of:=+[.D254]" office:value-type="float" office:value="0">
            <text:p>0</text:p>
          </table:table-cell>
          <table:table-cell table:style-name="ce16" table:formula="of:=IF([.C254]=100;([.$F$3])*([.E254]-[.$E$3])+[.$E$3];((1-[.E254])*[.$G$3])+[.E254])" office:value-type="float" office:value="1">
            <text:p>1.0000000</text:p>
          </table:table-cell>
          <table:table-cell table:style-name="ce20" table:formula="of:=IF([.C254]=100;([.$J$3])*([.F254]-[.$I$3])+[.$I$3];([.$H$3]-[.F254])*[.$K$3]+[.F25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50">
            <text:p>250</text:p>
          </table:table-cell>
          <table:table-cell table:style-name="ce5" table:formula="of:=+(IF([.B255]&gt;[.C255]; [.$C$3]; ([.B255]+([.D255]*[.$B$3]))*0.5))" office:value-type="float" office:value="-8.77889946085297E-039">
            <text:p>0.0</text:p>
          </table:table-cell>
          <table:table-cell table:style-name="ce10" table:formula="of:=+(IF([.B255]&gt;[.C255];[.$D$3];(([.C255]-[.E255])*[.F255])+[.E255]))" office:value-type="float" office:value="1">
            <text:p>1.00000</text:p>
          </table:table-cell>
          <table:table-cell table:style-name="ce13" table:formula="of:=+[.D255]" office:value-type="float" office:value="0">
            <text:p>0</text:p>
          </table:table-cell>
          <table:table-cell table:style-name="ce16" table:formula="of:=IF([.C255]=100;([.$F$3])*([.E255]-[.$E$3])+[.$E$3];((1-[.E255])*[.$G$3])+[.E255])" office:value-type="float" office:value="1">
            <text:p>1.0000000</text:p>
          </table:table-cell>
          <table:table-cell table:style-name="ce20" table:formula="of:=IF([.C255]=100;([.$J$3])*([.F255]-[.$I$3])+[.$I$3];([.$H$3]-[.F255])*[.$K$3]+[.F25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51">
            <text:p>251</text:p>
          </table:table-cell>
          <table:table-cell table:style-name="ce5" table:formula="of:=+(IF([.B256]&gt;[.C256]; [.$C$3]; ([.B256]+([.D256]*[.$B$3]))*0.5))" office:value-type="float" office:value="-4.38944973042649E-039">
            <text:p>0.0</text:p>
          </table:table-cell>
          <table:table-cell table:style-name="ce10" table:formula="of:=+(IF([.B256]&gt;[.C256];[.$D$3];(([.C256]-[.E256])*[.F256])+[.E256]))" office:value-type="float" office:value="1">
            <text:p>1.00000</text:p>
          </table:table-cell>
          <table:table-cell table:style-name="ce13" table:formula="of:=+[.D256]" office:value-type="float" office:value="0">
            <text:p>0</text:p>
          </table:table-cell>
          <table:table-cell table:style-name="ce16" table:formula="of:=IF([.C256]=100;([.$F$3])*([.E256]-[.$E$3])+[.$E$3];((1-[.E256])*[.$G$3])+[.E256])" office:value-type="float" office:value="1">
            <text:p>1.0000000</text:p>
          </table:table-cell>
          <table:table-cell table:style-name="ce20" table:formula="of:=IF([.C256]=100;([.$J$3])*([.F256]-[.$I$3])+[.$I$3];([.$H$3]-[.F256])*[.$K$3]+[.F25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52">
            <text:p>252</text:p>
          </table:table-cell>
          <table:table-cell table:style-name="ce5" table:formula="of:=+(IF([.B257]&gt;[.C257]; [.$C$3]; ([.B257]+([.D257]*[.$B$3]))*0.5))" office:value-type="float" office:value="-2.19472486521324E-039">
            <text:p>0.0</text:p>
          </table:table-cell>
          <table:table-cell table:style-name="ce10" table:formula="of:=+(IF([.B257]&gt;[.C257];[.$D$3];(([.C257]-[.E257])*[.F257])+[.E257]))" office:value-type="float" office:value="1">
            <text:p>1.00000</text:p>
          </table:table-cell>
          <table:table-cell table:style-name="ce13" table:formula="of:=+[.D257]" office:value-type="float" office:value="0">
            <text:p>0</text:p>
          </table:table-cell>
          <table:table-cell table:style-name="ce16" table:formula="of:=IF([.C257]=100;([.$F$3])*([.E257]-[.$E$3])+[.$E$3];((1-[.E257])*[.$G$3])+[.E257])" office:value-type="float" office:value="1">
            <text:p>1.0000000</text:p>
          </table:table-cell>
          <table:table-cell table:style-name="ce20" table:formula="of:=IF([.C257]=100;([.$J$3])*([.F257]-[.$I$3])+[.$I$3];([.$H$3]-[.F257])*[.$K$3]+[.F25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53">
            <text:p>253</text:p>
          </table:table-cell>
          <table:table-cell table:style-name="ce5" table:formula="of:=+(IF([.B258]&gt;[.C258]; [.$C$3]; ([.B258]+([.D258]*[.$B$3]))*0.5))" office:value-type="float" office:value="-1.09736243260662E-039">
            <text:p>0.0</text:p>
          </table:table-cell>
          <table:table-cell table:style-name="ce10" table:formula="of:=+(IF([.B258]&gt;[.C258];[.$D$3];(([.C258]-[.E258])*[.F258])+[.E258]))" office:value-type="float" office:value="1">
            <text:p>1.00000</text:p>
          </table:table-cell>
          <table:table-cell table:style-name="ce13" table:formula="of:=+[.D258]" office:value-type="float" office:value="0">
            <text:p>0</text:p>
          </table:table-cell>
          <table:table-cell table:style-name="ce16" table:formula="of:=IF([.C258]=100;([.$F$3])*([.E258]-[.$E$3])+[.$E$3];((1-[.E258])*[.$G$3])+[.E258])" office:value-type="float" office:value="1">
            <text:p>1.0000000</text:p>
          </table:table-cell>
          <table:table-cell table:style-name="ce20" table:formula="of:=IF([.C258]=100;([.$J$3])*([.F258]-[.$I$3])+[.$I$3];([.$H$3]-[.F258])*[.$K$3]+[.F25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54">
            <text:p>254</text:p>
          </table:table-cell>
          <table:table-cell table:style-name="ce5" table:formula="of:=+(IF([.B259]&gt;[.C259]; [.$C$3]; ([.B259]+([.D259]*[.$B$3]))*0.5))" office:value-type="float" office:value="-5.48681216303311E-040">
            <text:p>0.0</text:p>
          </table:table-cell>
          <table:table-cell table:style-name="ce10" table:formula="of:=+(IF([.B259]&gt;[.C259];[.$D$3];(([.C259]-[.E259])*[.F259])+[.E259]))" office:value-type="float" office:value="1">
            <text:p>1.00000</text:p>
          </table:table-cell>
          <table:table-cell table:style-name="ce13" table:formula="of:=+[.D259]" office:value-type="float" office:value="0">
            <text:p>0</text:p>
          </table:table-cell>
          <table:table-cell table:style-name="ce16" table:formula="of:=IF([.C259]=100;([.$F$3])*([.E259]-[.$E$3])+[.$E$3];((1-[.E259])*[.$G$3])+[.E259])" office:value-type="float" office:value="1">
            <text:p>1.0000000</text:p>
          </table:table-cell>
          <table:table-cell table:style-name="ce20" table:formula="of:=IF([.C259]=100;([.$J$3])*([.F259]-[.$I$3])+[.$I$3];([.$H$3]-[.F259])*[.$K$3]+[.F25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55">
            <text:p>255</text:p>
          </table:table-cell>
          <table:table-cell table:style-name="ce5" table:formula="of:=+(IF([.B260]&gt;[.C260]; [.$C$3]; ([.B260]+([.D260]*[.$B$3]))*0.5))" office:value-type="float" office:value="-2.74340608151655E-040">
            <text:p>0.0</text:p>
          </table:table-cell>
          <table:table-cell table:style-name="ce10" table:formula="of:=+(IF([.B260]&gt;[.C260];[.$D$3];(([.C260]-[.E260])*[.F260])+[.E260]))" office:value-type="float" office:value="1">
            <text:p>1.00000</text:p>
          </table:table-cell>
          <table:table-cell table:style-name="ce13" table:formula="of:=+[.D260]" office:value-type="float" office:value="0">
            <text:p>0</text:p>
          </table:table-cell>
          <table:table-cell table:style-name="ce16" table:formula="of:=IF([.C260]=100;([.$F$3])*([.E260]-[.$E$3])+[.$E$3];((1-[.E260])*[.$G$3])+[.E260])" office:value-type="float" office:value="1">
            <text:p>1.0000000</text:p>
          </table:table-cell>
          <table:table-cell table:style-name="ce20" table:formula="of:=IF([.C260]=100;([.$J$3])*([.F260]-[.$I$3])+[.$I$3];([.$H$3]-[.F260])*[.$K$3]+[.F26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56">
            <text:p>256</text:p>
          </table:table-cell>
          <table:table-cell table:style-name="ce5" table:formula="of:=+(IF([.B261]&gt;[.C261]; [.$C$3]; ([.B261]+([.D261]*[.$B$3]))*0.5))" office:value-type="float" office:value="-1.37170304075828E-040">
            <text:p>0.0</text:p>
          </table:table-cell>
          <table:table-cell table:style-name="ce10" table:formula="of:=+(IF([.B261]&gt;[.C261];[.$D$3];(([.C261]-[.E261])*[.F261])+[.E261]))" office:value-type="float" office:value="1">
            <text:p>1.00000</text:p>
          </table:table-cell>
          <table:table-cell table:style-name="ce13" table:formula="of:=+[.D261]" office:value-type="float" office:value="0">
            <text:p>0</text:p>
          </table:table-cell>
          <table:table-cell table:style-name="ce16" table:formula="of:=IF([.C261]=100;([.$F$3])*([.E261]-[.$E$3])+[.$E$3];((1-[.E261])*[.$G$3])+[.E261])" office:value-type="float" office:value="1">
            <text:p>1.0000000</text:p>
          </table:table-cell>
          <table:table-cell table:style-name="ce20" table:formula="of:=IF([.C261]=100;([.$J$3])*([.F261]-[.$I$3])+[.$I$3];([.$H$3]-[.F261])*[.$K$3]+[.F26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57">
            <text:p>257</text:p>
          </table:table-cell>
          <table:table-cell table:style-name="ce5" table:formula="of:=+(IF([.B262]&gt;[.C262]; [.$C$3]; ([.B262]+([.D262]*[.$B$3]))*0.5))" office:value-type="float" office:value="-6.85851520379139E-041">
            <text:p>0.0</text:p>
          </table:table-cell>
          <table:table-cell table:style-name="ce10" table:formula="of:=+(IF([.B262]&gt;[.C262];[.$D$3];(([.C262]-[.E262])*[.F262])+[.E262]))" office:value-type="float" office:value="1">
            <text:p>1.00000</text:p>
          </table:table-cell>
          <table:table-cell table:style-name="ce13" table:formula="of:=+[.D262]" office:value-type="float" office:value="0">
            <text:p>0</text:p>
          </table:table-cell>
          <table:table-cell table:style-name="ce16" table:formula="of:=IF([.C262]=100;([.$F$3])*([.E262]-[.$E$3])+[.$E$3];((1-[.E262])*[.$G$3])+[.E262])" office:value-type="float" office:value="1">
            <text:p>1.0000000</text:p>
          </table:table-cell>
          <table:table-cell table:style-name="ce20" table:formula="of:=IF([.C262]=100;([.$J$3])*([.F262]-[.$I$3])+[.$I$3];([.$H$3]-[.F262])*[.$K$3]+[.F26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58">
            <text:p>258</text:p>
          </table:table-cell>
          <table:table-cell table:style-name="ce5" table:formula="of:=+(IF([.B263]&gt;[.C263]; [.$C$3]; ([.B263]+([.D263]*[.$B$3]))*0.5))" office:value-type="float" office:value="-3.42925760189569E-041">
            <text:p>0.0</text:p>
          </table:table-cell>
          <table:table-cell table:style-name="ce10" table:formula="of:=+(IF([.B263]&gt;[.C263];[.$D$3];(([.C263]-[.E263])*[.F263])+[.E263]))" office:value-type="float" office:value="1">
            <text:p>1.00000</text:p>
          </table:table-cell>
          <table:table-cell table:style-name="ce13" table:formula="of:=+[.D263]" office:value-type="float" office:value="0">
            <text:p>0</text:p>
          </table:table-cell>
          <table:table-cell table:style-name="ce16" table:formula="of:=IF([.C263]=100;([.$F$3])*([.E263]-[.$E$3])+[.$E$3];((1-[.E263])*[.$G$3])+[.E263])" office:value-type="float" office:value="1">
            <text:p>1.0000000</text:p>
          </table:table-cell>
          <table:table-cell table:style-name="ce20" table:formula="of:=IF([.C263]=100;([.$J$3])*([.F263]-[.$I$3])+[.$I$3];([.$H$3]-[.F263])*[.$K$3]+[.F26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59">
            <text:p>259</text:p>
          </table:table-cell>
          <table:table-cell table:style-name="ce5" table:formula="of:=+(IF([.B264]&gt;[.C264]; [.$C$3]; ([.B264]+([.D264]*[.$B$3]))*0.5))" office:value-type="float" office:value="-1.71462880094785E-041">
            <text:p>0.0</text:p>
          </table:table-cell>
          <table:table-cell table:style-name="ce10" table:formula="of:=+(IF([.B264]&gt;[.C264];[.$D$3];(([.C264]-[.E264])*[.F264])+[.E264]))" office:value-type="float" office:value="1">
            <text:p>1.00000</text:p>
          </table:table-cell>
          <table:table-cell table:style-name="ce13" table:formula="of:=+[.D264]" office:value-type="float" office:value="0">
            <text:p>0</text:p>
          </table:table-cell>
          <table:table-cell table:style-name="ce16" table:formula="of:=IF([.C264]=100;([.$F$3])*([.E264]-[.$E$3])+[.$E$3];((1-[.E264])*[.$G$3])+[.E264])" office:value-type="float" office:value="1">
            <text:p>1.0000000</text:p>
          </table:table-cell>
          <table:table-cell table:style-name="ce20" table:formula="of:=IF([.C264]=100;([.$J$3])*([.F264]-[.$I$3])+[.$I$3];([.$H$3]-[.F264])*[.$K$3]+[.F26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60">
            <text:p>260</text:p>
          </table:table-cell>
          <table:table-cell table:style-name="ce5" table:formula="of:=+(IF([.B265]&gt;[.C265]; [.$C$3]; ([.B265]+([.D265]*[.$B$3]))*0.5))" office:value-type="float" office:value="-8.57314400473923E-042">
            <text:p>0.0</text:p>
          </table:table-cell>
          <table:table-cell table:style-name="ce10" table:formula="of:=+(IF([.B265]&gt;[.C265];[.$D$3];(([.C265]-[.E265])*[.F265])+[.E265]))" office:value-type="float" office:value="1">
            <text:p>1.00000</text:p>
          </table:table-cell>
          <table:table-cell table:style-name="ce13" table:formula="of:=+[.D265]" office:value-type="float" office:value="0">
            <text:p>0</text:p>
          </table:table-cell>
          <table:table-cell table:style-name="ce16" table:formula="of:=IF([.C265]=100;([.$F$3])*([.E265]-[.$E$3])+[.$E$3];((1-[.E265])*[.$G$3])+[.E265])" office:value-type="float" office:value="1">
            <text:p>1.0000000</text:p>
          </table:table-cell>
          <table:table-cell table:style-name="ce20" table:formula="of:=IF([.C265]=100;([.$J$3])*([.F265]-[.$I$3])+[.$I$3];([.$H$3]-[.F265])*[.$K$3]+[.F26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61">
            <text:p>261</text:p>
          </table:table-cell>
          <table:table-cell table:style-name="ce5" table:formula="of:=+(IF([.B266]&gt;[.C266]; [.$C$3]; ([.B266]+([.D266]*[.$B$3]))*0.5))" office:value-type="float" office:value="-4.28657200236962E-042">
            <text:p>0.0</text:p>
          </table:table-cell>
          <table:table-cell table:style-name="ce10" table:formula="of:=+(IF([.B266]&gt;[.C266];[.$D$3];(([.C266]-[.E266])*[.F266])+[.E266]))" office:value-type="float" office:value="1">
            <text:p>1.00000</text:p>
          </table:table-cell>
          <table:table-cell table:style-name="ce13" table:formula="of:=+[.D266]" office:value-type="float" office:value="0">
            <text:p>0</text:p>
          </table:table-cell>
          <table:table-cell table:style-name="ce16" table:formula="of:=IF([.C266]=100;([.$F$3])*([.E266]-[.$E$3])+[.$E$3];((1-[.E266])*[.$G$3])+[.E266])" office:value-type="float" office:value="1">
            <text:p>1.0000000</text:p>
          </table:table-cell>
          <table:table-cell table:style-name="ce20" table:formula="of:=IF([.C266]=100;([.$J$3])*([.F266]-[.$I$3])+[.$I$3];([.$H$3]-[.F266])*[.$K$3]+[.F26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62">
            <text:p>262</text:p>
          </table:table-cell>
          <table:table-cell table:style-name="ce5" table:formula="of:=+(IF([.B267]&gt;[.C267]; [.$C$3]; ([.B267]+([.D267]*[.$B$3]))*0.5))" office:value-type="float" office:value="-2.14328600118481E-042">
            <text:p>0.0</text:p>
          </table:table-cell>
          <table:table-cell table:style-name="ce10" table:formula="of:=+(IF([.B267]&gt;[.C267];[.$D$3];(([.C267]-[.E267])*[.F267])+[.E267]))" office:value-type="float" office:value="1">
            <text:p>1.00000</text:p>
          </table:table-cell>
          <table:table-cell table:style-name="ce13" table:formula="of:=+[.D267]" office:value-type="float" office:value="0">
            <text:p>0</text:p>
          </table:table-cell>
          <table:table-cell table:style-name="ce16" table:formula="of:=IF([.C267]=100;([.$F$3])*([.E267]-[.$E$3])+[.$E$3];((1-[.E267])*[.$G$3])+[.E267])" office:value-type="float" office:value="1">
            <text:p>1.0000000</text:p>
          </table:table-cell>
          <table:table-cell table:style-name="ce20" table:formula="of:=IF([.C267]=100;([.$J$3])*([.F267]-[.$I$3])+[.$I$3];([.$H$3]-[.F267])*[.$K$3]+[.F26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63">
            <text:p>263</text:p>
          </table:table-cell>
          <table:table-cell table:style-name="ce5" table:formula="of:=+(IF([.B268]&gt;[.C268]; [.$C$3]; ([.B268]+([.D268]*[.$B$3]))*0.5))" office:value-type="float" office:value="-1.0716430005924E-042">
            <text:p>0.0</text:p>
          </table:table-cell>
          <table:table-cell table:style-name="ce10" table:formula="of:=+(IF([.B268]&gt;[.C268];[.$D$3];(([.C268]-[.E268])*[.F268])+[.E268]))" office:value-type="float" office:value="1">
            <text:p>1.00000</text:p>
          </table:table-cell>
          <table:table-cell table:style-name="ce13" table:formula="of:=+[.D268]" office:value-type="float" office:value="0">
            <text:p>0</text:p>
          </table:table-cell>
          <table:table-cell table:style-name="ce16" table:formula="of:=IF([.C268]=100;([.$F$3])*([.E268]-[.$E$3])+[.$E$3];((1-[.E268])*[.$G$3])+[.E268])" office:value-type="float" office:value="1">
            <text:p>1.0000000</text:p>
          </table:table-cell>
          <table:table-cell table:style-name="ce20" table:formula="of:=IF([.C268]=100;([.$J$3])*([.F268]-[.$I$3])+[.$I$3];([.$H$3]-[.F268])*[.$K$3]+[.F26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64">
            <text:p>264</text:p>
          </table:table-cell>
          <table:table-cell table:style-name="ce5" table:formula="of:=+(IF([.B269]&gt;[.C269]; [.$C$3]; ([.B269]+([.D269]*[.$B$3]))*0.5))" office:value-type="float" office:value="-5.35821500296202E-043">
            <text:p>0.0</text:p>
          </table:table-cell>
          <table:table-cell table:style-name="ce10" table:formula="of:=+(IF([.B269]&gt;[.C269];[.$D$3];(([.C269]-[.E269])*[.F269])+[.E269]))" office:value-type="float" office:value="1">
            <text:p>1.00000</text:p>
          </table:table-cell>
          <table:table-cell table:style-name="ce13" table:formula="of:=+[.D269]" office:value-type="float" office:value="0">
            <text:p>0</text:p>
          </table:table-cell>
          <table:table-cell table:style-name="ce16" table:formula="of:=IF([.C269]=100;([.$F$3])*([.E269]-[.$E$3])+[.$E$3];((1-[.E269])*[.$G$3])+[.E269])" office:value-type="float" office:value="1">
            <text:p>1.0000000</text:p>
          </table:table-cell>
          <table:table-cell table:style-name="ce20" table:formula="of:=IF([.C269]=100;([.$J$3])*([.F269]-[.$I$3])+[.$I$3];([.$H$3]-[.F269])*[.$K$3]+[.F26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65">
            <text:p>265</text:p>
          </table:table-cell>
          <table:table-cell table:style-name="ce5" table:formula="of:=+(IF([.B270]&gt;[.C270]; [.$C$3]; ([.B270]+([.D270]*[.$B$3]))*0.5))" office:value-type="float" office:value="-2.67910750148101E-043">
            <text:p>0.0</text:p>
          </table:table-cell>
          <table:table-cell table:style-name="ce10" table:formula="of:=+(IF([.B270]&gt;[.C270];[.$D$3];(([.C270]-[.E270])*[.F270])+[.E270]))" office:value-type="float" office:value="1">
            <text:p>1.00000</text:p>
          </table:table-cell>
          <table:table-cell table:style-name="ce13" table:formula="of:=+[.D270]" office:value-type="float" office:value="0">
            <text:p>0</text:p>
          </table:table-cell>
          <table:table-cell table:style-name="ce16" table:formula="of:=IF([.C270]=100;([.$F$3])*([.E270]-[.$E$3])+[.$E$3];((1-[.E270])*[.$G$3])+[.E270])" office:value-type="float" office:value="1">
            <text:p>1.0000000</text:p>
          </table:table-cell>
          <table:table-cell table:style-name="ce20" table:formula="of:=IF([.C270]=100;([.$J$3])*([.F270]-[.$I$3])+[.$I$3];([.$H$3]-[.F270])*[.$K$3]+[.F27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66">
            <text:p>266</text:p>
          </table:table-cell>
          <table:table-cell table:style-name="ce5" table:formula="of:=+(IF([.B271]&gt;[.C271]; [.$C$3]; ([.B271]+([.D271]*[.$B$3]))*0.5))" office:value-type="float" office:value="-1.3395537507405E-043">
            <text:p>0.0</text:p>
          </table:table-cell>
          <table:table-cell table:style-name="ce10" table:formula="of:=+(IF([.B271]&gt;[.C271];[.$D$3];(([.C271]-[.E271])*[.F271])+[.E271]))" office:value-type="float" office:value="1">
            <text:p>1.00000</text:p>
          </table:table-cell>
          <table:table-cell table:style-name="ce13" table:formula="of:=+[.D271]" office:value-type="float" office:value="0">
            <text:p>0</text:p>
          </table:table-cell>
          <table:table-cell table:style-name="ce16" table:formula="of:=IF([.C271]=100;([.$F$3])*([.E271]-[.$E$3])+[.$E$3];((1-[.E271])*[.$G$3])+[.E271])" office:value-type="float" office:value="1">
            <text:p>1.0000000</text:p>
          </table:table-cell>
          <table:table-cell table:style-name="ce20" table:formula="of:=IF([.C271]=100;([.$J$3])*([.F271]-[.$I$3])+[.$I$3];([.$H$3]-[.F271])*[.$K$3]+[.F27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67">
            <text:p>267</text:p>
          </table:table-cell>
          <table:table-cell table:style-name="ce5" table:formula="of:=+(IF([.B272]&gt;[.C272]; [.$C$3]; ([.B272]+([.D272]*[.$B$3]))*0.5))" office:value-type="float" office:value="-6.69776875370253E-044">
            <text:p>0.0</text:p>
          </table:table-cell>
          <table:table-cell table:style-name="ce10" table:formula="of:=+(IF([.B272]&gt;[.C272];[.$D$3];(([.C272]-[.E272])*[.F272])+[.E272]))" office:value-type="float" office:value="1">
            <text:p>1.00000</text:p>
          </table:table-cell>
          <table:table-cell table:style-name="ce13" table:formula="of:=+[.D272]" office:value-type="float" office:value="0">
            <text:p>0</text:p>
          </table:table-cell>
          <table:table-cell table:style-name="ce16" table:formula="of:=IF([.C272]=100;([.$F$3])*([.E272]-[.$E$3])+[.$E$3];((1-[.E272])*[.$G$3])+[.E272])" office:value-type="float" office:value="1">
            <text:p>1.0000000</text:p>
          </table:table-cell>
          <table:table-cell table:style-name="ce20" table:formula="of:=IF([.C272]=100;([.$J$3])*([.F272]-[.$I$3])+[.$I$3];([.$H$3]-[.F272])*[.$K$3]+[.F27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68">
            <text:p>268</text:p>
          </table:table-cell>
          <table:table-cell table:style-name="ce5" table:formula="of:=+(IF([.B273]&gt;[.C273]; [.$C$3]; ([.B273]+([.D273]*[.$B$3]))*0.5))" office:value-type="float" office:value="-3.34888437685126E-044">
            <text:p>0.0</text:p>
          </table:table-cell>
          <table:table-cell table:style-name="ce10" table:formula="of:=+(IF([.B273]&gt;[.C273];[.$D$3];(([.C273]-[.E273])*[.F273])+[.E273]))" office:value-type="float" office:value="1">
            <text:p>1.00000</text:p>
          </table:table-cell>
          <table:table-cell table:style-name="ce13" table:formula="of:=+[.D273]" office:value-type="float" office:value="0">
            <text:p>0</text:p>
          </table:table-cell>
          <table:table-cell table:style-name="ce16" table:formula="of:=IF([.C273]=100;([.$F$3])*([.E273]-[.$E$3])+[.$E$3];((1-[.E273])*[.$G$3])+[.E273])" office:value-type="float" office:value="1">
            <text:p>1.0000000</text:p>
          </table:table-cell>
          <table:table-cell table:style-name="ce20" table:formula="of:=IF([.C273]=100;([.$J$3])*([.F273]-[.$I$3])+[.$I$3];([.$H$3]-[.F273])*[.$K$3]+[.F27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69">
            <text:p>269</text:p>
          </table:table-cell>
          <table:table-cell table:style-name="ce5" table:formula="of:=+(IF([.B274]&gt;[.C274]; [.$C$3]; ([.B274]+([.D274]*[.$B$3]))*0.5))" office:value-type="float" office:value="-1.67444218842563E-044">
            <text:p>0.0</text:p>
          </table:table-cell>
          <table:table-cell table:style-name="ce10" table:formula="of:=+(IF([.B274]&gt;[.C274];[.$D$3];(([.C274]-[.E274])*[.F274])+[.E274]))" office:value-type="float" office:value="1">
            <text:p>1.00000</text:p>
          </table:table-cell>
          <table:table-cell table:style-name="ce13" table:formula="of:=+[.D274]" office:value-type="float" office:value="0">
            <text:p>0</text:p>
          </table:table-cell>
          <table:table-cell table:style-name="ce16" table:formula="of:=IF([.C274]=100;([.$F$3])*([.E274]-[.$E$3])+[.$E$3];((1-[.E274])*[.$G$3])+[.E274])" office:value-type="float" office:value="1">
            <text:p>1.0000000</text:p>
          </table:table-cell>
          <table:table-cell table:style-name="ce20" table:formula="of:=IF([.C274]=100;([.$J$3])*([.F274]-[.$I$3])+[.$I$3];([.$H$3]-[.F274])*[.$K$3]+[.F27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70">
            <text:p>270</text:p>
          </table:table-cell>
          <table:table-cell table:style-name="ce5" table:formula="of:=+(IF([.B275]&gt;[.C275]; [.$C$3]; ([.B275]+([.D275]*[.$B$3]))*0.5))" office:value-type="float" office:value="-8.37221094212816E-045">
            <text:p>0.0</text:p>
          </table:table-cell>
          <table:table-cell table:style-name="ce10" table:formula="of:=+(IF([.B275]&gt;[.C275];[.$D$3];(([.C275]-[.E275])*[.F275])+[.E275]))" office:value-type="float" office:value="1">
            <text:p>1.00000</text:p>
          </table:table-cell>
          <table:table-cell table:style-name="ce13" table:formula="of:=+[.D275]" office:value-type="float" office:value="0">
            <text:p>0</text:p>
          </table:table-cell>
          <table:table-cell table:style-name="ce16" table:formula="of:=IF([.C275]=100;([.$F$3])*([.E275]-[.$E$3])+[.$E$3];((1-[.E275])*[.$G$3])+[.E275])" office:value-type="float" office:value="1">
            <text:p>1.0000000</text:p>
          </table:table-cell>
          <table:table-cell table:style-name="ce20" table:formula="of:=IF([.C275]=100;([.$J$3])*([.F275]-[.$I$3])+[.$I$3];([.$H$3]-[.F275])*[.$K$3]+[.F27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71">
            <text:p>271</text:p>
          </table:table-cell>
          <table:table-cell table:style-name="ce5" table:formula="of:=+(IF([.B276]&gt;[.C276]; [.$C$3]; ([.B276]+([.D276]*[.$B$3]))*0.5))" office:value-type="float" office:value="-4.18610547106408E-045">
            <text:p>0.0</text:p>
          </table:table-cell>
          <table:table-cell table:style-name="ce10" table:formula="of:=+(IF([.B276]&gt;[.C276];[.$D$3];(([.C276]-[.E276])*[.F276])+[.E276]))" office:value-type="float" office:value="1">
            <text:p>1.00000</text:p>
          </table:table-cell>
          <table:table-cell table:style-name="ce13" table:formula="of:=+[.D276]" office:value-type="float" office:value="0">
            <text:p>0</text:p>
          </table:table-cell>
          <table:table-cell table:style-name="ce16" table:formula="of:=IF([.C276]=100;([.$F$3])*([.E276]-[.$E$3])+[.$E$3];((1-[.E276])*[.$G$3])+[.E276])" office:value-type="float" office:value="1">
            <text:p>1.0000000</text:p>
          </table:table-cell>
          <table:table-cell table:style-name="ce20" table:formula="of:=IF([.C276]=100;([.$J$3])*([.F276]-[.$I$3])+[.$I$3];([.$H$3]-[.F276])*[.$K$3]+[.F27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72">
            <text:p>272</text:p>
          </table:table-cell>
          <table:table-cell table:style-name="ce5" table:formula="of:=+(IF([.B277]&gt;[.C277]; [.$C$3]; ([.B277]+([.D277]*[.$B$3]))*0.5))" office:value-type="float" office:value="-2.09305273553204E-045">
            <text:p>0.0</text:p>
          </table:table-cell>
          <table:table-cell table:style-name="ce10" table:formula="of:=+(IF([.B277]&gt;[.C277];[.$D$3];(([.C277]-[.E277])*[.F277])+[.E277]))" office:value-type="float" office:value="1">
            <text:p>1.00000</text:p>
          </table:table-cell>
          <table:table-cell table:style-name="ce13" table:formula="of:=+[.D277]" office:value-type="float" office:value="0">
            <text:p>0</text:p>
          </table:table-cell>
          <table:table-cell table:style-name="ce16" table:formula="of:=IF([.C277]=100;([.$F$3])*([.E277]-[.$E$3])+[.$E$3];((1-[.E277])*[.$G$3])+[.E277])" office:value-type="float" office:value="1">
            <text:p>1.0000000</text:p>
          </table:table-cell>
          <table:table-cell table:style-name="ce20" table:formula="of:=IF([.C277]=100;([.$J$3])*([.F277]-[.$I$3])+[.$I$3];([.$H$3]-[.F277])*[.$K$3]+[.F27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73">
            <text:p>273</text:p>
          </table:table-cell>
          <table:table-cell table:style-name="ce5" table:formula="of:=+(IF([.B278]&gt;[.C278]; [.$C$3]; ([.B278]+([.D278]*[.$B$3]))*0.5))" office:value-type="float" office:value="-1.04652636776602E-045">
            <text:p>0.0</text:p>
          </table:table-cell>
          <table:table-cell table:style-name="ce10" table:formula="of:=+(IF([.B278]&gt;[.C278];[.$D$3];(([.C278]-[.E278])*[.F278])+[.E278]))" office:value-type="float" office:value="1">
            <text:p>1.00000</text:p>
          </table:table-cell>
          <table:table-cell table:style-name="ce13" table:formula="of:=+[.D278]" office:value-type="float" office:value="0">
            <text:p>0</text:p>
          </table:table-cell>
          <table:table-cell table:style-name="ce16" table:formula="of:=IF([.C278]=100;([.$F$3])*([.E278]-[.$E$3])+[.$E$3];((1-[.E278])*[.$G$3])+[.E278])" office:value-type="float" office:value="1">
            <text:p>1.0000000</text:p>
          </table:table-cell>
          <table:table-cell table:style-name="ce20" table:formula="of:=IF([.C278]=100;([.$J$3])*([.F278]-[.$I$3])+[.$I$3];([.$H$3]-[.F278])*[.$K$3]+[.F27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74">
            <text:p>274</text:p>
          </table:table-cell>
          <table:table-cell table:style-name="ce5" table:formula="of:=+(IF([.B279]&gt;[.C279]; [.$C$3]; ([.B279]+([.D279]*[.$B$3]))*0.5))" office:value-type="float" office:value="-5.2326318388301E-046">
            <text:p>0.0</text:p>
          </table:table-cell>
          <table:table-cell table:style-name="ce10" table:formula="of:=+(IF([.B279]&gt;[.C279];[.$D$3];(([.C279]-[.E279])*[.F279])+[.E279]))" office:value-type="float" office:value="1">
            <text:p>1.00000</text:p>
          </table:table-cell>
          <table:table-cell table:style-name="ce13" table:formula="of:=+[.D279]" office:value-type="float" office:value="0">
            <text:p>0</text:p>
          </table:table-cell>
          <table:table-cell table:style-name="ce16" table:formula="of:=IF([.C279]=100;([.$F$3])*([.E279]-[.$E$3])+[.$E$3];((1-[.E279])*[.$G$3])+[.E279])" office:value-type="float" office:value="1">
            <text:p>1.0000000</text:p>
          </table:table-cell>
          <table:table-cell table:style-name="ce20" table:formula="of:=IF([.C279]=100;([.$J$3])*([.F279]-[.$I$3])+[.$I$3];([.$H$3]-[.F279])*[.$K$3]+[.F27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75">
            <text:p>275</text:p>
          </table:table-cell>
          <table:table-cell table:style-name="ce5" table:formula="of:=+(IF([.B280]&gt;[.C280]; [.$C$3]; ([.B280]+([.D280]*[.$B$3]))*0.5))" office:value-type="float" office:value="-2.61631591941505E-046">
            <text:p>0.0</text:p>
          </table:table-cell>
          <table:table-cell table:style-name="ce10" table:formula="of:=+(IF([.B280]&gt;[.C280];[.$D$3];(([.C280]-[.E280])*[.F280])+[.E280]))" office:value-type="float" office:value="1">
            <text:p>1.00000</text:p>
          </table:table-cell>
          <table:table-cell table:style-name="ce13" table:formula="of:=+[.D280]" office:value-type="float" office:value="0">
            <text:p>0</text:p>
          </table:table-cell>
          <table:table-cell table:style-name="ce16" table:formula="of:=IF([.C280]=100;([.$F$3])*([.E280]-[.$E$3])+[.$E$3];((1-[.E280])*[.$G$3])+[.E280])" office:value-type="float" office:value="1">
            <text:p>1.0000000</text:p>
          </table:table-cell>
          <table:table-cell table:style-name="ce20" table:formula="of:=IF([.C280]=100;([.$J$3])*([.F280]-[.$I$3])+[.$I$3];([.$H$3]-[.F280])*[.$K$3]+[.F28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76">
            <text:p>276</text:p>
          </table:table-cell>
          <table:table-cell table:style-name="ce5" table:formula="of:=+(IF([.B281]&gt;[.C281]; [.$C$3]; ([.B281]+([.D281]*[.$B$3]))*0.5))" office:value-type="float" office:value="-1.30815795970752E-046">
            <text:p>0.0</text:p>
          </table:table-cell>
          <table:table-cell table:style-name="ce10" table:formula="of:=+(IF([.B281]&gt;[.C281];[.$D$3];(([.C281]-[.E281])*[.F281])+[.E281]))" office:value-type="float" office:value="1">
            <text:p>1.00000</text:p>
          </table:table-cell>
          <table:table-cell table:style-name="ce13" table:formula="of:=+[.D281]" office:value-type="float" office:value="0">
            <text:p>0</text:p>
          </table:table-cell>
          <table:table-cell table:style-name="ce16" table:formula="of:=IF([.C281]=100;([.$F$3])*([.E281]-[.$E$3])+[.$E$3];((1-[.E281])*[.$G$3])+[.E281])" office:value-type="float" office:value="1">
            <text:p>1.0000000</text:p>
          </table:table-cell>
          <table:table-cell table:style-name="ce20" table:formula="of:=IF([.C281]=100;([.$J$3])*([.F281]-[.$I$3])+[.$I$3];([.$H$3]-[.F281])*[.$K$3]+[.F28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77">
            <text:p>277</text:p>
          </table:table-cell>
          <table:table-cell table:style-name="ce5" table:formula="of:=+(IF([.B282]&gt;[.C282]; [.$C$3]; ([.B282]+([.D282]*[.$B$3]))*0.5))" office:value-type="float" office:value="-6.54078979853762E-047">
            <text:p>0.0</text:p>
          </table:table-cell>
          <table:table-cell table:style-name="ce10" table:formula="of:=+(IF([.B282]&gt;[.C282];[.$D$3];(([.C282]-[.E282])*[.F282])+[.E282]))" office:value-type="float" office:value="1">
            <text:p>1.00000</text:p>
          </table:table-cell>
          <table:table-cell table:style-name="ce13" table:formula="of:=+[.D282]" office:value-type="float" office:value="0">
            <text:p>0</text:p>
          </table:table-cell>
          <table:table-cell table:style-name="ce16" table:formula="of:=IF([.C282]=100;([.$F$3])*([.E282]-[.$E$3])+[.$E$3];((1-[.E282])*[.$G$3])+[.E282])" office:value-type="float" office:value="1">
            <text:p>1.0000000</text:p>
          </table:table-cell>
          <table:table-cell table:style-name="ce20" table:formula="of:=IF([.C282]=100;([.$J$3])*([.F282]-[.$I$3])+[.$I$3];([.$H$3]-[.F282])*[.$K$3]+[.F28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78">
            <text:p>278</text:p>
          </table:table-cell>
          <table:table-cell table:style-name="ce5" table:formula="of:=+(IF([.B283]&gt;[.C283]; [.$C$3]; ([.B283]+([.D283]*[.$B$3]))*0.5))" office:value-type="float" office:value="-3.27039489926881E-047">
            <text:p>0.0</text:p>
          </table:table-cell>
          <table:table-cell table:style-name="ce10" table:formula="of:=+(IF([.B283]&gt;[.C283];[.$D$3];(([.C283]-[.E283])*[.F283])+[.E283]))" office:value-type="float" office:value="1">
            <text:p>1.00000</text:p>
          </table:table-cell>
          <table:table-cell table:style-name="ce13" table:formula="of:=+[.D283]" office:value-type="float" office:value="0">
            <text:p>0</text:p>
          </table:table-cell>
          <table:table-cell table:style-name="ce16" table:formula="of:=IF([.C283]=100;([.$F$3])*([.E283]-[.$E$3])+[.$E$3];((1-[.E283])*[.$G$3])+[.E283])" office:value-type="float" office:value="1">
            <text:p>1.0000000</text:p>
          </table:table-cell>
          <table:table-cell table:style-name="ce20" table:formula="of:=IF([.C283]=100;([.$J$3])*([.F283]-[.$I$3])+[.$I$3];([.$H$3]-[.F283])*[.$K$3]+[.F28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79">
            <text:p>279</text:p>
          </table:table-cell>
          <table:table-cell table:style-name="ce5" table:formula="of:=+(IF([.B284]&gt;[.C284]; [.$C$3]; ([.B284]+([.D284]*[.$B$3]))*0.5))" office:value-type="float" office:value="-1.63519744963441E-047">
            <text:p>0.0</text:p>
          </table:table-cell>
          <table:table-cell table:style-name="ce10" table:formula="of:=+(IF([.B284]&gt;[.C284];[.$D$3];(([.C284]-[.E284])*[.F284])+[.E284]))" office:value-type="float" office:value="1">
            <text:p>1.00000</text:p>
          </table:table-cell>
          <table:table-cell table:style-name="ce13" table:formula="of:=+[.D284]" office:value-type="float" office:value="0">
            <text:p>0</text:p>
          </table:table-cell>
          <table:table-cell table:style-name="ce16" table:formula="of:=IF([.C284]=100;([.$F$3])*([.E284]-[.$E$3])+[.$E$3];((1-[.E284])*[.$G$3])+[.E284])" office:value-type="float" office:value="1">
            <text:p>1.0000000</text:p>
          </table:table-cell>
          <table:table-cell table:style-name="ce20" table:formula="of:=IF([.C284]=100;([.$J$3])*([.F284]-[.$I$3])+[.$I$3];([.$H$3]-[.F284])*[.$K$3]+[.F28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80">
            <text:p>280</text:p>
          </table:table-cell>
          <table:table-cell table:style-name="ce5" table:formula="of:=+(IF([.B285]&gt;[.C285]; [.$C$3]; ([.B285]+([.D285]*[.$B$3]))*0.5))" office:value-type="float" office:value="-8.17598724817203E-048">
            <text:p>0.0</text:p>
          </table:table-cell>
          <table:table-cell table:style-name="ce10" table:formula="of:=+(IF([.B285]&gt;[.C285];[.$D$3];(([.C285]-[.E285])*[.F285])+[.E285]))" office:value-type="float" office:value="1">
            <text:p>1.00000</text:p>
          </table:table-cell>
          <table:table-cell table:style-name="ce13" table:formula="of:=+[.D285]" office:value-type="float" office:value="0">
            <text:p>0</text:p>
          </table:table-cell>
          <table:table-cell table:style-name="ce16" table:formula="of:=IF([.C285]=100;([.$F$3])*([.E285]-[.$E$3])+[.$E$3];((1-[.E285])*[.$G$3])+[.E285])" office:value-type="float" office:value="1">
            <text:p>1.0000000</text:p>
          </table:table-cell>
          <table:table-cell table:style-name="ce20" table:formula="of:=IF([.C285]=100;([.$J$3])*([.F285]-[.$I$3])+[.$I$3];([.$H$3]-[.F285])*[.$K$3]+[.F28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81">
            <text:p>281</text:p>
          </table:table-cell>
          <table:table-cell table:style-name="ce5" table:formula="of:=+(IF([.B286]&gt;[.C286]; [.$C$3]; ([.B286]+([.D286]*[.$B$3]))*0.5))" office:value-type="float" office:value="-4.08799362408601E-048">
            <text:p>0.0</text:p>
          </table:table-cell>
          <table:table-cell table:style-name="ce10" table:formula="of:=+(IF([.B286]&gt;[.C286];[.$D$3];(([.C286]-[.E286])*[.F286])+[.E286]))" office:value-type="float" office:value="1">
            <text:p>1.00000</text:p>
          </table:table-cell>
          <table:table-cell table:style-name="ce13" table:formula="of:=+[.D286]" office:value-type="float" office:value="0">
            <text:p>0</text:p>
          </table:table-cell>
          <table:table-cell table:style-name="ce16" table:formula="of:=IF([.C286]=100;([.$F$3])*([.E286]-[.$E$3])+[.$E$3];((1-[.E286])*[.$G$3])+[.E286])" office:value-type="float" office:value="1">
            <text:p>1.0000000</text:p>
          </table:table-cell>
          <table:table-cell table:style-name="ce20" table:formula="of:=IF([.C286]=100;([.$J$3])*([.F286]-[.$I$3])+[.$I$3];([.$H$3]-[.F286])*[.$K$3]+[.F28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82">
            <text:p>282</text:p>
          </table:table-cell>
          <table:table-cell table:style-name="ce5" table:formula="of:=+(IF([.B287]&gt;[.C287]; [.$C$3]; ([.B287]+([.D287]*[.$B$3]))*0.5))" office:value-type="float" office:value="-2.04399681204301E-048">
            <text:p>0.0</text:p>
          </table:table-cell>
          <table:table-cell table:style-name="ce10" table:formula="of:=+(IF([.B287]&gt;[.C287];[.$D$3];(([.C287]-[.E287])*[.F287])+[.E287]))" office:value-type="float" office:value="1">
            <text:p>1.00000</text:p>
          </table:table-cell>
          <table:table-cell table:style-name="ce13" table:formula="of:=+[.D287]" office:value-type="float" office:value="0">
            <text:p>0</text:p>
          </table:table-cell>
          <table:table-cell table:style-name="ce16" table:formula="of:=IF([.C287]=100;([.$F$3])*([.E287]-[.$E$3])+[.$E$3];((1-[.E287])*[.$G$3])+[.E287])" office:value-type="float" office:value="1">
            <text:p>1.0000000</text:p>
          </table:table-cell>
          <table:table-cell table:style-name="ce20" table:formula="of:=IF([.C287]=100;([.$J$3])*([.F287]-[.$I$3])+[.$I$3];([.$H$3]-[.F287])*[.$K$3]+[.F28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83">
            <text:p>283</text:p>
          </table:table-cell>
          <table:table-cell table:style-name="ce5" table:formula="of:=+(IF([.B288]&gt;[.C288]; [.$C$3]; ([.B288]+([.D288]*[.$B$3]))*0.5))" office:value-type="float" office:value="-1.0219984060215E-048">
            <text:p>0.0</text:p>
          </table:table-cell>
          <table:table-cell table:style-name="ce10" table:formula="of:=+(IF([.B288]&gt;[.C288];[.$D$3];(([.C288]-[.E288])*[.F288])+[.E288]))" office:value-type="float" office:value="1">
            <text:p>1.00000</text:p>
          </table:table-cell>
          <table:table-cell table:style-name="ce13" table:formula="of:=+[.D288]" office:value-type="float" office:value="0">
            <text:p>0</text:p>
          </table:table-cell>
          <table:table-cell table:style-name="ce16" table:formula="of:=IF([.C288]=100;([.$F$3])*([.E288]-[.$E$3])+[.$E$3];((1-[.E288])*[.$G$3])+[.E288])" office:value-type="float" office:value="1">
            <text:p>1.0000000</text:p>
          </table:table-cell>
          <table:table-cell table:style-name="ce20" table:formula="of:=IF([.C288]=100;([.$J$3])*([.F288]-[.$I$3])+[.$I$3];([.$H$3]-[.F288])*[.$K$3]+[.F28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84">
            <text:p>284</text:p>
          </table:table-cell>
          <table:table-cell table:style-name="ce5" table:formula="of:=+(IF([.B289]&gt;[.C289]; [.$C$3]; ([.B289]+([.D289]*[.$B$3]))*0.5))" office:value-type="float" office:value="-5.10999203010752E-049">
            <text:p>0.0</text:p>
          </table:table-cell>
          <table:table-cell table:style-name="ce10" table:formula="of:=+(IF([.B289]&gt;[.C289];[.$D$3];(([.C289]-[.E289])*[.F289])+[.E289]))" office:value-type="float" office:value="1">
            <text:p>1.00000</text:p>
          </table:table-cell>
          <table:table-cell table:style-name="ce13" table:formula="of:=+[.D289]" office:value-type="float" office:value="0">
            <text:p>0</text:p>
          </table:table-cell>
          <table:table-cell table:style-name="ce16" table:formula="of:=IF([.C289]=100;([.$F$3])*([.E289]-[.$E$3])+[.$E$3];((1-[.E289])*[.$G$3])+[.E289])" office:value-type="float" office:value="1">
            <text:p>1.0000000</text:p>
          </table:table-cell>
          <table:table-cell table:style-name="ce20" table:formula="of:=IF([.C289]=100;([.$J$3])*([.F289]-[.$I$3])+[.$I$3];([.$H$3]-[.F289])*[.$K$3]+[.F28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85">
            <text:p>285</text:p>
          </table:table-cell>
          <table:table-cell table:style-name="ce5" table:formula="of:=+(IF([.B290]&gt;[.C290]; [.$C$3]; ([.B290]+([.D290]*[.$B$3]))*0.5))" office:value-type="float" office:value="-2.55499601505376E-049">
            <text:p>0.0</text:p>
          </table:table-cell>
          <table:table-cell table:style-name="ce10" table:formula="of:=+(IF([.B290]&gt;[.C290];[.$D$3];(([.C290]-[.E290])*[.F290])+[.E290]))" office:value-type="float" office:value="1">
            <text:p>1.00000</text:p>
          </table:table-cell>
          <table:table-cell table:style-name="ce13" table:formula="of:=+[.D290]" office:value-type="float" office:value="0">
            <text:p>0</text:p>
          </table:table-cell>
          <table:table-cell table:style-name="ce16" table:formula="of:=IF([.C290]=100;([.$F$3])*([.E290]-[.$E$3])+[.$E$3];((1-[.E290])*[.$G$3])+[.E290])" office:value-type="float" office:value="1">
            <text:p>1.0000000</text:p>
          </table:table-cell>
          <table:table-cell table:style-name="ce20" table:formula="of:=IF([.C290]=100;([.$J$3])*([.F290]-[.$I$3])+[.$I$3];([.$H$3]-[.F290])*[.$K$3]+[.F29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86">
            <text:p>286</text:p>
          </table:table-cell>
          <table:table-cell table:style-name="ce5" table:formula="of:=+(IF([.B291]&gt;[.C291]; [.$C$3]; ([.B291]+([.D291]*[.$B$3]))*0.5))" office:value-type="float" office:value="-1.27749800752688E-049">
            <text:p>0.0</text:p>
          </table:table-cell>
          <table:table-cell table:style-name="ce10" table:formula="of:=+(IF([.B291]&gt;[.C291];[.$D$3];(([.C291]-[.E291])*[.F291])+[.E291]))" office:value-type="float" office:value="1">
            <text:p>1.00000</text:p>
          </table:table-cell>
          <table:table-cell table:style-name="ce13" table:formula="of:=+[.D291]" office:value-type="float" office:value="0">
            <text:p>0</text:p>
          </table:table-cell>
          <table:table-cell table:style-name="ce16" table:formula="of:=IF([.C291]=100;([.$F$3])*([.E291]-[.$E$3])+[.$E$3];((1-[.E291])*[.$G$3])+[.E291])" office:value-type="float" office:value="1">
            <text:p>1.0000000</text:p>
          </table:table-cell>
          <table:table-cell table:style-name="ce20" table:formula="of:=IF([.C291]=100;([.$J$3])*([.F291]-[.$I$3])+[.$I$3];([.$H$3]-[.F291])*[.$K$3]+[.F29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87">
            <text:p>287</text:p>
          </table:table-cell>
          <table:table-cell table:style-name="ce5" table:formula="of:=+(IF([.B292]&gt;[.C292]; [.$C$3]; ([.B292]+([.D292]*[.$B$3]))*0.5))" office:value-type="float" office:value="-6.3874900376344E-050">
            <text:p>0.0</text:p>
          </table:table-cell>
          <table:table-cell table:style-name="ce10" table:formula="of:=+(IF([.B292]&gt;[.C292];[.$D$3];(([.C292]-[.E292])*[.F292])+[.E292]))" office:value-type="float" office:value="1">
            <text:p>1.00000</text:p>
          </table:table-cell>
          <table:table-cell table:style-name="ce13" table:formula="of:=+[.D292]" office:value-type="float" office:value="0">
            <text:p>0</text:p>
          </table:table-cell>
          <table:table-cell table:style-name="ce16" table:formula="of:=IF([.C292]=100;([.$F$3])*([.E292]-[.$E$3])+[.$E$3];((1-[.E292])*[.$G$3])+[.E292])" office:value-type="float" office:value="1">
            <text:p>1.0000000</text:p>
          </table:table-cell>
          <table:table-cell table:style-name="ce20" table:formula="of:=IF([.C292]=100;([.$J$3])*([.F292]-[.$I$3])+[.$I$3];([.$H$3]-[.F292])*[.$K$3]+[.F29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88">
            <text:p>288</text:p>
          </table:table-cell>
          <table:table-cell table:style-name="ce5" table:formula="of:=+(IF([.B293]&gt;[.C293]; [.$C$3]; ([.B293]+([.D293]*[.$B$3]))*0.5))" office:value-type="float" office:value="-3.1937450188172E-050">
            <text:p>0.0</text:p>
          </table:table-cell>
          <table:table-cell table:style-name="ce10" table:formula="of:=+(IF([.B293]&gt;[.C293];[.$D$3];(([.C293]-[.E293])*[.F293])+[.E293]))" office:value-type="float" office:value="1">
            <text:p>1.00000</text:p>
          </table:table-cell>
          <table:table-cell table:style-name="ce13" table:formula="of:=+[.D293]" office:value-type="float" office:value="0">
            <text:p>0</text:p>
          </table:table-cell>
          <table:table-cell table:style-name="ce16" table:formula="of:=IF([.C293]=100;([.$F$3])*([.E293]-[.$E$3])+[.$E$3];((1-[.E293])*[.$G$3])+[.E293])" office:value-type="float" office:value="1">
            <text:p>1.0000000</text:p>
          </table:table-cell>
          <table:table-cell table:style-name="ce20" table:formula="of:=IF([.C293]=100;([.$J$3])*([.F293]-[.$I$3])+[.$I$3];([.$H$3]-[.F293])*[.$K$3]+[.F29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89">
            <text:p>289</text:p>
          </table:table-cell>
          <table:table-cell table:style-name="ce5" table:formula="of:=+(IF([.B294]&gt;[.C294]; [.$C$3]; ([.B294]+([.D294]*[.$B$3]))*0.5))" office:value-type="float" office:value="-1.5968725094086E-050">
            <text:p>0.0</text:p>
          </table:table-cell>
          <table:table-cell table:style-name="ce10" table:formula="of:=+(IF([.B294]&gt;[.C294];[.$D$3];(([.C294]-[.E294])*[.F294])+[.E294]))" office:value-type="float" office:value="1">
            <text:p>1.00000</text:p>
          </table:table-cell>
          <table:table-cell table:style-name="ce13" table:formula="of:=+[.D294]" office:value-type="float" office:value="0">
            <text:p>0</text:p>
          </table:table-cell>
          <table:table-cell table:style-name="ce16" table:formula="of:=IF([.C294]=100;([.$F$3])*([.E294]-[.$E$3])+[.$E$3];((1-[.E294])*[.$G$3])+[.E294])" office:value-type="float" office:value="1">
            <text:p>1.0000000</text:p>
          </table:table-cell>
          <table:table-cell table:style-name="ce20" table:formula="of:=IF([.C294]=100;([.$J$3])*([.F294]-[.$I$3])+[.$I$3];([.$H$3]-[.F294])*[.$K$3]+[.F29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90">
            <text:p>290</text:p>
          </table:table-cell>
          <table:table-cell table:style-name="ce5" table:formula="of:=+(IF([.B295]&gt;[.C295]; [.$C$3]; ([.B295]+([.D295]*[.$B$3]))*0.5))" office:value-type="float" office:value="-7.984362547043E-051">
            <text:p>0.0</text:p>
          </table:table-cell>
          <table:table-cell table:style-name="ce10" table:formula="of:=+(IF([.B295]&gt;[.C295];[.$D$3];(([.C295]-[.E295])*[.F295])+[.E295]))" office:value-type="float" office:value="1">
            <text:p>1.00000</text:p>
          </table:table-cell>
          <table:table-cell table:style-name="ce13" table:formula="of:=+[.D295]" office:value-type="float" office:value="0">
            <text:p>0</text:p>
          </table:table-cell>
          <table:table-cell table:style-name="ce16" table:formula="of:=IF([.C295]=100;([.$F$3])*([.E295]-[.$E$3])+[.$E$3];((1-[.E295])*[.$G$3])+[.E295])" office:value-type="float" office:value="1">
            <text:p>1.0000000</text:p>
          </table:table-cell>
          <table:table-cell table:style-name="ce20" table:formula="of:=IF([.C295]=100;([.$J$3])*([.F295]-[.$I$3])+[.$I$3];([.$H$3]-[.F295])*[.$K$3]+[.F29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91">
            <text:p>291</text:p>
          </table:table-cell>
          <table:table-cell table:style-name="ce5" table:formula="of:=+(IF([.B296]&gt;[.C296]; [.$C$3]; ([.B296]+([.D296]*[.$B$3]))*0.5))" office:value-type="float" office:value="-3.9921812735215E-051">
            <text:p>0.0</text:p>
          </table:table-cell>
          <table:table-cell table:style-name="ce10" table:formula="of:=+(IF([.B296]&gt;[.C296];[.$D$3];(([.C296]-[.E296])*[.F296])+[.E296]))" office:value-type="float" office:value="1">
            <text:p>1.00000</text:p>
          </table:table-cell>
          <table:table-cell table:style-name="ce13" table:formula="of:=+[.D296]" office:value-type="float" office:value="0">
            <text:p>0</text:p>
          </table:table-cell>
          <table:table-cell table:style-name="ce16" table:formula="of:=IF([.C296]=100;([.$F$3])*([.E296]-[.$E$3])+[.$E$3];((1-[.E296])*[.$G$3])+[.E296])" office:value-type="float" office:value="1">
            <text:p>1.0000000</text:p>
          </table:table-cell>
          <table:table-cell table:style-name="ce20" table:formula="of:=IF([.C296]=100;([.$J$3])*([.F296]-[.$I$3])+[.$I$3];([.$H$3]-[.F296])*[.$K$3]+[.F29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92">
            <text:p>292</text:p>
          </table:table-cell>
          <table:table-cell table:style-name="ce5" table:formula="of:=+(IF([.B297]&gt;[.C297]; [.$C$3]; ([.B297]+([.D297]*[.$B$3]))*0.5))" office:value-type="float" office:value="-1.99609063676075E-051">
            <text:p>0.0</text:p>
          </table:table-cell>
          <table:table-cell table:style-name="ce10" table:formula="of:=+(IF([.B297]&gt;[.C297];[.$D$3];(([.C297]-[.E297])*[.F297])+[.E297]))" office:value-type="float" office:value="1">
            <text:p>1.00000</text:p>
          </table:table-cell>
          <table:table-cell table:style-name="ce13" table:formula="of:=+[.D297]" office:value-type="float" office:value="0">
            <text:p>0</text:p>
          </table:table-cell>
          <table:table-cell table:style-name="ce16" table:formula="of:=IF([.C297]=100;([.$F$3])*([.E297]-[.$E$3])+[.$E$3];((1-[.E297])*[.$G$3])+[.E297])" office:value-type="float" office:value="1">
            <text:p>1.0000000</text:p>
          </table:table-cell>
          <table:table-cell table:style-name="ce20" table:formula="of:=IF([.C297]=100;([.$J$3])*([.F297]-[.$I$3])+[.$I$3];([.$H$3]-[.F297])*[.$K$3]+[.F29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93">
            <text:p>293</text:p>
          </table:table-cell>
          <table:table-cell table:style-name="ce5" table:formula="of:=+(IF([.B298]&gt;[.C298]; [.$C$3]; ([.B298]+([.D298]*[.$B$3]))*0.5))" office:value-type="float" office:value="-9.98045318380374E-052">
            <text:p>0.0</text:p>
          </table:table-cell>
          <table:table-cell table:style-name="ce10" table:formula="of:=+(IF([.B298]&gt;[.C298];[.$D$3];(([.C298]-[.E298])*[.F298])+[.E298]))" office:value-type="float" office:value="1">
            <text:p>1.00000</text:p>
          </table:table-cell>
          <table:table-cell table:style-name="ce13" table:formula="of:=+[.D298]" office:value-type="float" office:value="0">
            <text:p>0</text:p>
          </table:table-cell>
          <table:table-cell table:style-name="ce16" table:formula="of:=IF([.C298]=100;([.$F$3])*([.E298]-[.$E$3])+[.$E$3];((1-[.E298])*[.$G$3])+[.E298])" office:value-type="float" office:value="1">
            <text:p>1.0000000</text:p>
          </table:table-cell>
          <table:table-cell table:style-name="ce20" table:formula="of:=IF([.C298]=100;([.$J$3])*([.F298]-[.$I$3])+[.$I$3];([.$H$3]-[.F298])*[.$K$3]+[.F29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94">
            <text:p>294</text:p>
          </table:table-cell>
          <table:table-cell table:style-name="ce5" table:formula="of:=+(IF([.B299]&gt;[.C299]; [.$C$3]; ([.B299]+([.D299]*[.$B$3]))*0.5))" office:value-type="float" office:value="-4.99022659190187E-052">
            <text:p>0.0</text:p>
          </table:table-cell>
          <table:table-cell table:style-name="ce10" table:formula="of:=+(IF([.B299]&gt;[.C299];[.$D$3];(([.C299]-[.E299])*[.F299])+[.E299]))" office:value-type="float" office:value="1">
            <text:p>1.00000</text:p>
          </table:table-cell>
          <table:table-cell table:style-name="ce13" table:formula="of:=+[.D299]" office:value-type="float" office:value="0">
            <text:p>0</text:p>
          </table:table-cell>
          <table:table-cell table:style-name="ce16" table:formula="of:=IF([.C299]=100;([.$F$3])*([.E299]-[.$E$3])+[.$E$3];((1-[.E299])*[.$G$3])+[.E299])" office:value-type="float" office:value="1">
            <text:p>1.0000000</text:p>
          </table:table-cell>
          <table:table-cell table:style-name="ce20" table:formula="of:=IF([.C299]=100;([.$J$3])*([.F299]-[.$I$3])+[.$I$3];([.$H$3]-[.F299])*[.$K$3]+[.F29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95">
            <text:p>295</text:p>
          </table:table-cell>
          <table:table-cell table:style-name="ce5" table:formula="of:=+(IF([.B300]&gt;[.C300]; [.$C$3]; ([.B300]+([.D300]*[.$B$3]))*0.5))" office:value-type="float" office:value="-2.49511329595094E-052">
            <text:p>0.0</text:p>
          </table:table-cell>
          <table:table-cell table:style-name="ce10" table:formula="of:=+(IF([.B300]&gt;[.C300];[.$D$3];(([.C300]-[.E300])*[.F300])+[.E300]))" office:value-type="float" office:value="1">
            <text:p>1.00000</text:p>
          </table:table-cell>
          <table:table-cell table:style-name="ce13" table:formula="of:=+[.D300]" office:value-type="float" office:value="0">
            <text:p>0</text:p>
          </table:table-cell>
          <table:table-cell table:style-name="ce16" table:formula="of:=IF([.C300]=100;([.$F$3])*([.E300]-[.$E$3])+[.$E$3];((1-[.E300])*[.$G$3])+[.E300])" office:value-type="float" office:value="1">
            <text:p>1.0000000</text:p>
          </table:table-cell>
          <table:table-cell table:style-name="ce20" table:formula="of:=IF([.C300]=100;([.$J$3])*([.F300]-[.$I$3])+[.$I$3];([.$H$3]-[.F300])*[.$K$3]+[.F30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96">
            <text:p>296</text:p>
          </table:table-cell>
          <table:table-cell table:style-name="ce5" table:formula="of:=+(IF([.B301]&gt;[.C301]; [.$C$3]; ([.B301]+([.D301]*[.$B$3]))*0.5))" office:value-type="float" office:value="-1.24755664797547E-052">
            <text:p>0.0</text:p>
          </table:table-cell>
          <table:table-cell table:style-name="ce10" table:formula="of:=+(IF([.B301]&gt;[.C301];[.$D$3];(([.C301]-[.E301])*[.F301])+[.E301]))" office:value-type="float" office:value="1">
            <text:p>1.00000</text:p>
          </table:table-cell>
          <table:table-cell table:style-name="ce13" table:formula="of:=+[.D301]" office:value-type="float" office:value="0">
            <text:p>0</text:p>
          </table:table-cell>
          <table:table-cell table:style-name="ce16" table:formula="of:=IF([.C301]=100;([.$F$3])*([.E301]-[.$E$3])+[.$E$3];((1-[.E301])*[.$G$3])+[.E301])" office:value-type="float" office:value="1">
            <text:p>1.0000000</text:p>
          </table:table-cell>
          <table:table-cell table:style-name="ce20" table:formula="of:=IF([.C301]=100;([.$J$3])*([.F301]-[.$I$3])+[.$I$3];([.$H$3]-[.F301])*[.$K$3]+[.F30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97">
            <text:p>297</text:p>
          </table:table-cell>
          <table:table-cell table:style-name="ce5" table:formula="of:=+(IF([.B302]&gt;[.C302]; [.$C$3]; ([.B302]+([.D302]*[.$B$3]))*0.5))" office:value-type="float" office:value="-6.23778323987734E-053">
            <text:p>0.0</text:p>
          </table:table-cell>
          <table:table-cell table:style-name="ce10" table:formula="of:=+(IF([.B302]&gt;[.C302];[.$D$3];(([.C302]-[.E302])*[.F302])+[.E302]))" office:value-type="float" office:value="1">
            <text:p>1.00000</text:p>
          </table:table-cell>
          <table:table-cell table:style-name="ce13" table:formula="of:=+[.D302]" office:value-type="float" office:value="0">
            <text:p>0</text:p>
          </table:table-cell>
          <table:table-cell table:style-name="ce16" table:formula="of:=IF([.C302]=100;([.$F$3])*([.E302]-[.$E$3])+[.$E$3];((1-[.E302])*[.$G$3])+[.E302])" office:value-type="float" office:value="1">
            <text:p>1.0000000</text:p>
          </table:table-cell>
          <table:table-cell table:style-name="ce20" table:formula="of:=IF([.C302]=100;([.$J$3])*([.F302]-[.$I$3])+[.$I$3];([.$H$3]-[.F302])*[.$K$3]+[.F30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98">
            <text:p>298</text:p>
          </table:table-cell>
          <table:table-cell table:style-name="ce5" table:formula="of:=+(IF([.B303]&gt;[.C303]; [.$C$3]; ([.B303]+([.D303]*[.$B$3]))*0.5))" office:value-type="float" office:value="-3.11889161993867E-053">
            <text:p>0.0</text:p>
          </table:table-cell>
          <table:table-cell table:style-name="ce10" table:formula="of:=+(IF([.B303]&gt;[.C303];[.$D$3];(([.C303]-[.E303])*[.F303])+[.E303]))" office:value-type="float" office:value="1">
            <text:p>1.00000</text:p>
          </table:table-cell>
          <table:table-cell table:style-name="ce13" table:formula="of:=+[.D303]" office:value-type="float" office:value="0">
            <text:p>0</text:p>
          </table:table-cell>
          <table:table-cell table:style-name="ce16" table:formula="of:=IF([.C303]=100;([.$F$3])*([.E303]-[.$E$3])+[.$E$3];((1-[.E303])*[.$G$3])+[.E303])" office:value-type="float" office:value="1">
            <text:p>1.0000000</text:p>
          </table:table-cell>
          <table:table-cell table:style-name="ce20" table:formula="of:=IF([.C303]=100;([.$J$3])*([.F303]-[.$I$3])+[.$I$3];([.$H$3]-[.F303])*[.$K$3]+[.F30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299">
            <text:p>299</text:p>
          </table:table-cell>
          <table:table-cell table:style-name="ce5" table:formula="of:=+(IF([.B304]&gt;[.C304]; [.$C$3]; ([.B304]+([.D304]*[.$B$3]))*0.5))" office:value-type="float" office:value="-1.55944580996934E-053">
            <text:p>0.0</text:p>
          </table:table-cell>
          <table:table-cell table:style-name="ce10" table:formula="of:=+(IF([.B304]&gt;[.C304];[.$D$3];(([.C304]-[.E304])*[.F304])+[.E304]))" office:value-type="float" office:value="1">
            <text:p>1.00000</text:p>
          </table:table-cell>
          <table:table-cell table:style-name="ce13" table:formula="of:=+[.D304]" office:value-type="float" office:value="0">
            <text:p>0</text:p>
          </table:table-cell>
          <table:table-cell table:style-name="ce16" table:formula="of:=IF([.C304]=100;([.$F$3])*([.E304]-[.$E$3])+[.$E$3];((1-[.E304])*[.$G$3])+[.E304])" office:value-type="float" office:value="1">
            <text:p>1.0000000</text:p>
          </table:table-cell>
          <table:table-cell table:style-name="ce20" table:formula="of:=IF([.C304]=100;([.$J$3])*([.F304]-[.$I$3])+[.$I$3];([.$H$3]-[.F304])*[.$K$3]+[.F30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00">
            <text:p>300</text:p>
          </table:table-cell>
          <table:table-cell table:style-name="ce5" table:formula="of:=+(IF([.B305]&gt;[.C305]; [.$C$3]; ([.B305]+([.D305]*[.$B$3]))*0.5))" office:value-type="float" office:value="-7.79722904984668E-054">
            <text:p>0.0</text:p>
          </table:table-cell>
          <table:table-cell table:style-name="ce10" table:formula="of:=+(IF([.B305]&gt;[.C305];[.$D$3];(([.C305]-[.E305])*[.F305])+[.E305]))" office:value-type="float" office:value="1">
            <text:p>1.00000</text:p>
          </table:table-cell>
          <table:table-cell table:style-name="ce13" table:formula="of:=+[.D305]" office:value-type="float" office:value="0">
            <text:p>0</text:p>
          </table:table-cell>
          <table:table-cell table:style-name="ce16" table:formula="of:=IF([.C305]=100;([.$F$3])*([.E305]-[.$E$3])+[.$E$3];((1-[.E305])*[.$G$3])+[.E305])" office:value-type="float" office:value="1">
            <text:p>1.0000000</text:p>
          </table:table-cell>
          <table:table-cell table:style-name="ce20" table:formula="of:=IF([.C305]=100;([.$J$3])*([.F305]-[.$I$3])+[.$I$3];([.$H$3]-[.F305])*[.$K$3]+[.F30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01">
            <text:p>301</text:p>
          </table:table-cell>
          <table:table-cell table:style-name="ce5" table:formula="of:=+(IF([.B306]&gt;[.C306]; [.$C$3]; ([.B306]+([.D306]*[.$B$3]))*0.5))" office:value-type="float" office:value="-3.89861452492334E-054">
            <text:p>0.0</text:p>
          </table:table-cell>
          <table:table-cell table:style-name="ce10" table:formula="of:=+(IF([.B306]&gt;[.C306];[.$D$3];(([.C306]-[.E306])*[.F306])+[.E306]))" office:value-type="float" office:value="1">
            <text:p>1.00000</text:p>
          </table:table-cell>
          <table:table-cell table:style-name="ce13" table:formula="of:=+[.D306]" office:value-type="float" office:value="0">
            <text:p>0</text:p>
          </table:table-cell>
          <table:table-cell table:style-name="ce16" table:formula="of:=IF([.C306]=100;([.$F$3])*([.E306]-[.$E$3])+[.$E$3];((1-[.E306])*[.$G$3])+[.E306])" office:value-type="float" office:value="1">
            <text:p>1.0000000</text:p>
          </table:table-cell>
          <table:table-cell table:style-name="ce20" table:formula="of:=IF([.C306]=100;([.$J$3])*([.F306]-[.$I$3])+[.$I$3];([.$H$3]-[.F306])*[.$K$3]+[.F30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02">
            <text:p>302</text:p>
          </table:table-cell>
          <table:table-cell table:style-name="ce5" table:formula="of:=+(IF([.B307]&gt;[.C307]; [.$C$3]; ([.B307]+([.D307]*[.$B$3]))*0.5))" office:value-type="float" office:value="-1.94930726246167E-054">
            <text:p>0.0</text:p>
          </table:table-cell>
          <table:table-cell table:style-name="ce10" table:formula="of:=+(IF([.B307]&gt;[.C307];[.$D$3];(([.C307]-[.E307])*[.F307])+[.E307]))" office:value-type="float" office:value="1">
            <text:p>1.00000</text:p>
          </table:table-cell>
          <table:table-cell table:style-name="ce13" table:formula="of:=+[.D307]" office:value-type="float" office:value="0">
            <text:p>0</text:p>
          </table:table-cell>
          <table:table-cell table:style-name="ce16" table:formula="of:=IF([.C307]=100;([.$F$3])*([.E307]-[.$E$3])+[.$E$3];((1-[.E307])*[.$G$3])+[.E307])" office:value-type="float" office:value="1">
            <text:p>1.0000000</text:p>
          </table:table-cell>
          <table:table-cell table:style-name="ce20" table:formula="of:=IF([.C307]=100;([.$J$3])*([.F307]-[.$I$3])+[.$I$3];([.$H$3]-[.F307])*[.$K$3]+[.F30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03">
            <text:p>303</text:p>
          </table:table-cell>
          <table:table-cell table:style-name="ce5" table:formula="of:=+(IF([.B308]&gt;[.C308]; [.$C$3]; ([.B308]+([.D308]*[.$B$3]))*0.5))" office:value-type="float" office:value="-9.74653631230835E-055">
            <text:p>0.0</text:p>
          </table:table-cell>
          <table:table-cell table:style-name="ce10" table:formula="of:=+(IF([.B308]&gt;[.C308];[.$D$3];(([.C308]-[.E308])*[.F308])+[.E308]))" office:value-type="float" office:value="1">
            <text:p>1.00000</text:p>
          </table:table-cell>
          <table:table-cell table:style-name="ce13" table:formula="of:=+[.D308]" office:value-type="float" office:value="0">
            <text:p>0</text:p>
          </table:table-cell>
          <table:table-cell table:style-name="ce16" table:formula="of:=IF([.C308]=100;([.$F$3])*([.E308]-[.$E$3])+[.$E$3];((1-[.E308])*[.$G$3])+[.E308])" office:value-type="float" office:value="1">
            <text:p>1.0000000</text:p>
          </table:table-cell>
          <table:table-cell table:style-name="ce20" table:formula="of:=IF([.C308]=100;([.$J$3])*([.F308]-[.$I$3])+[.$I$3];([.$H$3]-[.F308])*[.$K$3]+[.F30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04">
            <text:p>304</text:p>
          </table:table-cell>
          <table:table-cell table:style-name="ce5" table:formula="of:=+(IF([.B309]&gt;[.C309]; [.$C$3]; ([.B309]+([.D309]*[.$B$3]))*0.5))" office:value-type="float" office:value="-4.87326815615417E-055">
            <text:p>0.0</text:p>
          </table:table-cell>
          <table:table-cell table:style-name="ce10" table:formula="of:=+(IF([.B309]&gt;[.C309];[.$D$3];(([.C309]-[.E309])*[.F309])+[.E309]))" office:value-type="float" office:value="1">
            <text:p>1.00000</text:p>
          </table:table-cell>
          <table:table-cell table:style-name="ce13" table:formula="of:=+[.D309]" office:value-type="float" office:value="0">
            <text:p>0</text:p>
          </table:table-cell>
          <table:table-cell table:style-name="ce16" table:formula="of:=IF([.C309]=100;([.$F$3])*([.E309]-[.$E$3])+[.$E$3];((1-[.E309])*[.$G$3])+[.E309])" office:value-type="float" office:value="1">
            <text:p>1.0000000</text:p>
          </table:table-cell>
          <table:table-cell table:style-name="ce20" table:formula="of:=IF([.C309]=100;([.$J$3])*([.F309]-[.$I$3])+[.$I$3];([.$H$3]-[.F309])*[.$K$3]+[.F30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05">
            <text:p>305</text:p>
          </table:table-cell>
          <table:table-cell table:style-name="ce5" table:formula="of:=+(IF([.B310]&gt;[.C310]; [.$C$3]; ([.B310]+([.D310]*[.$B$3]))*0.5))" office:value-type="float" office:value="-2.43663407807709E-055">
            <text:p>0.0</text:p>
          </table:table-cell>
          <table:table-cell table:style-name="ce10" table:formula="of:=+(IF([.B310]&gt;[.C310];[.$D$3];(([.C310]-[.E310])*[.F310])+[.E310]))" office:value-type="float" office:value="1">
            <text:p>1.00000</text:p>
          </table:table-cell>
          <table:table-cell table:style-name="ce13" table:formula="of:=+[.D310]" office:value-type="float" office:value="0">
            <text:p>0</text:p>
          </table:table-cell>
          <table:table-cell table:style-name="ce16" table:formula="of:=IF([.C310]=100;([.$F$3])*([.E310]-[.$E$3])+[.$E$3];((1-[.E310])*[.$G$3])+[.E310])" office:value-type="float" office:value="1">
            <text:p>1.0000000</text:p>
          </table:table-cell>
          <table:table-cell table:style-name="ce20" table:formula="of:=IF([.C310]=100;([.$J$3])*([.F310]-[.$I$3])+[.$I$3];([.$H$3]-[.F310])*[.$K$3]+[.F31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06">
            <text:p>306</text:p>
          </table:table-cell>
          <table:table-cell table:style-name="ce5" table:formula="of:=+(IF([.B311]&gt;[.C311]; [.$C$3]; ([.B311]+([.D311]*[.$B$3]))*0.5))" office:value-type="float" office:value="-1.21831703903854E-055">
            <text:p>0.0</text:p>
          </table:table-cell>
          <table:table-cell table:style-name="ce10" table:formula="of:=+(IF([.B311]&gt;[.C311];[.$D$3];(([.C311]-[.E311])*[.F311])+[.E311]))" office:value-type="float" office:value="1">
            <text:p>1.00000</text:p>
          </table:table-cell>
          <table:table-cell table:style-name="ce13" table:formula="of:=+[.D311]" office:value-type="float" office:value="0">
            <text:p>0</text:p>
          </table:table-cell>
          <table:table-cell table:style-name="ce16" table:formula="of:=IF([.C311]=100;([.$F$3])*([.E311]-[.$E$3])+[.$E$3];((1-[.E311])*[.$G$3])+[.E311])" office:value-type="float" office:value="1">
            <text:p>1.0000000</text:p>
          </table:table-cell>
          <table:table-cell table:style-name="ce20" table:formula="of:=IF([.C311]=100;([.$J$3])*([.F311]-[.$I$3])+[.$I$3];([.$H$3]-[.F311])*[.$K$3]+[.F31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07">
            <text:p>307</text:p>
          </table:table-cell>
          <table:table-cell table:style-name="ce5" table:formula="of:=+(IF([.B312]&gt;[.C312]; [.$C$3]; ([.B312]+([.D312]*[.$B$3]))*0.5))" office:value-type="float" office:value="-6.09158519519272E-056">
            <text:p>0.0</text:p>
          </table:table-cell>
          <table:table-cell table:style-name="ce10" table:formula="of:=+(IF([.B312]&gt;[.C312];[.$D$3];(([.C312]-[.E312])*[.F312])+[.E312]))" office:value-type="float" office:value="1">
            <text:p>1.00000</text:p>
          </table:table-cell>
          <table:table-cell table:style-name="ce13" table:formula="of:=+[.D312]" office:value-type="float" office:value="0">
            <text:p>0</text:p>
          </table:table-cell>
          <table:table-cell table:style-name="ce16" table:formula="of:=IF([.C312]=100;([.$F$3])*([.E312]-[.$E$3])+[.$E$3];((1-[.E312])*[.$G$3])+[.E312])" office:value-type="float" office:value="1">
            <text:p>1.0000000</text:p>
          </table:table-cell>
          <table:table-cell table:style-name="ce20" table:formula="of:=IF([.C312]=100;([.$J$3])*([.F312]-[.$I$3])+[.$I$3];([.$H$3]-[.F312])*[.$K$3]+[.F31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08">
            <text:p>308</text:p>
          </table:table-cell>
          <table:table-cell table:style-name="ce5" table:formula="of:=+(IF([.B313]&gt;[.C313]; [.$C$3]; ([.B313]+([.D313]*[.$B$3]))*0.5))" office:value-type="float" office:value="-3.04579259759636E-056">
            <text:p>0.0</text:p>
          </table:table-cell>
          <table:table-cell table:style-name="ce10" table:formula="of:=+(IF([.B313]&gt;[.C313];[.$D$3];(([.C313]-[.E313])*[.F313])+[.E313]))" office:value-type="float" office:value="1">
            <text:p>1.00000</text:p>
          </table:table-cell>
          <table:table-cell table:style-name="ce13" table:formula="of:=+[.D313]" office:value-type="float" office:value="0">
            <text:p>0</text:p>
          </table:table-cell>
          <table:table-cell table:style-name="ce16" table:formula="of:=IF([.C313]=100;([.$F$3])*([.E313]-[.$E$3])+[.$E$3];((1-[.E313])*[.$G$3])+[.E313])" office:value-type="float" office:value="1">
            <text:p>1.0000000</text:p>
          </table:table-cell>
          <table:table-cell table:style-name="ce20" table:formula="of:=IF([.C313]=100;([.$J$3])*([.F313]-[.$I$3])+[.$I$3];([.$H$3]-[.F313])*[.$K$3]+[.F31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09">
            <text:p>309</text:p>
          </table:table-cell>
          <table:table-cell table:style-name="ce5" table:formula="of:=+(IF([.B314]&gt;[.C314]; [.$C$3]; ([.B314]+([.D314]*[.$B$3]))*0.5))" office:value-type="float" office:value="-1.52289629879818E-056">
            <text:p>0.0</text:p>
          </table:table-cell>
          <table:table-cell table:style-name="ce10" table:formula="of:=+(IF([.B314]&gt;[.C314];[.$D$3];(([.C314]-[.E314])*[.F314])+[.E314]))" office:value-type="float" office:value="1">
            <text:p>1.00000</text:p>
          </table:table-cell>
          <table:table-cell table:style-name="ce13" table:formula="of:=+[.D314]" office:value-type="float" office:value="0">
            <text:p>0</text:p>
          </table:table-cell>
          <table:table-cell table:style-name="ce16" table:formula="of:=IF([.C314]=100;([.$F$3])*([.E314]-[.$E$3])+[.$E$3];((1-[.E314])*[.$G$3])+[.E314])" office:value-type="float" office:value="1">
            <text:p>1.0000000</text:p>
          </table:table-cell>
          <table:table-cell table:style-name="ce20" table:formula="of:=IF([.C314]=100;([.$J$3])*([.F314]-[.$I$3])+[.$I$3];([.$H$3]-[.F314])*[.$K$3]+[.F31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10">
            <text:p>310</text:p>
          </table:table-cell>
          <table:table-cell table:style-name="ce5" table:formula="of:=+(IF([.B315]&gt;[.C315]; [.$C$3]; ([.B315]+([.D315]*[.$B$3]))*0.5))" office:value-type="float" office:value="-7.6144814939909E-057">
            <text:p>0.0</text:p>
          </table:table-cell>
          <table:table-cell table:style-name="ce10" table:formula="of:=+(IF([.B315]&gt;[.C315];[.$D$3];(([.C315]-[.E315])*[.F315])+[.E315]))" office:value-type="float" office:value="1">
            <text:p>1.00000</text:p>
          </table:table-cell>
          <table:table-cell table:style-name="ce13" table:formula="of:=+[.D315]" office:value-type="float" office:value="0">
            <text:p>0</text:p>
          </table:table-cell>
          <table:table-cell table:style-name="ce16" table:formula="of:=IF([.C315]=100;([.$F$3])*([.E315]-[.$E$3])+[.$E$3];((1-[.E315])*[.$G$3])+[.E315])" office:value-type="float" office:value="1">
            <text:p>1.0000000</text:p>
          </table:table-cell>
          <table:table-cell table:style-name="ce20" table:formula="of:=IF([.C315]=100;([.$J$3])*([.F315]-[.$I$3])+[.$I$3];([.$H$3]-[.F315])*[.$K$3]+[.F31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11">
            <text:p>311</text:p>
          </table:table-cell>
          <table:table-cell table:style-name="ce5" table:formula="of:=+(IF([.B316]&gt;[.C316]; [.$C$3]; ([.B316]+([.D316]*[.$B$3]))*0.5))" office:value-type="float" office:value="-3.80724074699545E-057">
            <text:p>0.0</text:p>
          </table:table-cell>
          <table:table-cell table:style-name="ce10" table:formula="of:=+(IF([.B316]&gt;[.C316];[.$D$3];(([.C316]-[.E316])*[.F316])+[.E316]))" office:value-type="float" office:value="1">
            <text:p>1.00000</text:p>
          </table:table-cell>
          <table:table-cell table:style-name="ce13" table:formula="of:=+[.D316]" office:value-type="float" office:value="0">
            <text:p>0</text:p>
          </table:table-cell>
          <table:table-cell table:style-name="ce16" table:formula="of:=IF([.C316]=100;([.$F$3])*([.E316]-[.$E$3])+[.$E$3];((1-[.E316])*[.$G$3])+[.E316])" office:value-type="float" office:value="1">
            <text:p>1.0000000</text:p>
          </table:table-cell>
          <table:table-cell table:style-name="ce20" table:formula="of:=IF([.C316]=100;([.$J$3])*([.F316]-[.$I$3])+[.$I$3];([.$H$3]-[.F316])*[.$K$3]+[.F31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12">
            <text:p>312</text:p>
          </table:table-cell>
          <table:table-cell table:style-name="ce5" table:formula="of:=+(IF([.B317]&gt;[.C317]; [.$C$3]; ([.B317]+([.D317]*[.$B$3]))*0.5))" office:value-type="float" office:value="-1.90362037349772E-057">
            <text:p>0.0</text:p>
          </table:table-cell>
          <table:table-cell table:style-name="ce10" table:formula="of:=+(IF([.B317]&gt;[.C317];[.$D$3];(([.C317]-[.E317])*[.F317])+[.E317]))" office:value-type="float" office:value="1">
            <text:p>1.00000</text:p>
          </table:table-cell>
          <table:table-cell table:style-name="ce13" table:formula="of:=+[.D317]" office:value-type="float" office:value="0">
            <text:p>0</text:p>
          </table:table-cell>
          <table:table-cell table:style-name="ce16" table:formula="of:=IF([.C317]=100;([.$F$3])*([.E317]-[.$E$3])+[.$E$3];((1-[.E317])*[.$G$3])+[.E317])" office:value-type="float" office:value="1">
            <text:p>1.0000000</text:p>
          </table:table-cell>
          <table:table-cell table:style-name="ce20" table:formula="of:=IF([.C317]=100;([.$J$3])*([.F317]-[.$I$3])+[.$I$3];([.$H$3]-[.F317])*[.$K$3]+[.F31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13">
            <text:p>313</text:p>
          </table:table-cell>
          <table:table-cell table:style-name="ce5" table:formula="of:=+(IF([.B318]&gt;[.C318]; [.$C$3]; ([.B318]+([.D318]*[.$B$3]))*0.5))" office:value-type="float" office:value="-9.51810186748862E-058">
            <text:p>0.0</text:p>
          </table:table-cell>
          <table:table-cell table:style-name="ce10" table:formula="of:=+(IF([.B318]&gt;[.C318];[.$D$3];(([.C318]-[.E318])*[.F318])+[.E318]))" office:value-type="float" office:value="1">
            <text:p>1.00000</text:p>
          </table:table-cell>
          <table:table-cell table:style-name="ce13" table:formula="of:=+[.D318]" office:value-type="float" office:value="0">
            <text:p>0</text:p>
          </table:table-cell>
          <table:table-cell table:style-name="ce16" table:formula="of:=IF([.C318]=100;([.$F$3])*([.E318]-[.$E$3])+[.$E$3];((1-[.E318])*[.$G$3])+[.E318])" office:value-type="float" office:value="1">
            <text:p>1.0000000</text:p>
          </table:table-cell>
          <table:table-cell table:style-name="ce20" table:formula="of:=IF([.C318]=100;([.$J$3])*([.F318]-[.$I$3])+[.$I$3];([.$H$3]-[.F318])*[.$K$3]+[.F31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14">
            <text:p>314</text:p>
          </table:table-cell>
          <table:table-cell table:style-name="ce5" table:formula="of:=+(IF([.B319]&gt;[.C319]; [.$C$3]; ([.B319]+([.D319]*[.$B$3]))*0.5))" office:value-type="float" office:value="-4.75905093374431E-058">
            <text:p>0.0</text:p>
          </table:table-cell>
          <table:table-cell table:style-name="ce10" table:formula="of:=+(IF([.B319]&gt;[.C319];[.$D$3];(([.C319]-[.E319])*[.F319])+[.E319]))" office:value-type="float" office:value="1">
            <text:p>1.00000</text:p>
          </table:table-cell>
          <table:table-cell table:style-name="ce13" table:formula="of:=+[.D319]" office:value-type="float" office:value="0">
            <text:p>0</text:p>
          </table:table-cell>
          <table:table-cell table:style-name="ce16" table:formula="of:=IF([.C319]=100;([.$F$3])*([.E319]-[.$E$3])+[.$E$3];((1-[.E319])*[.$G$3])+[.E319])" office:value-type="float" office:value="1">
            <text:p>1.0000000</text:p>
          </table:table-cell>
          <table:table-cell table:style-name="ce20" table:formula="of:=IF([.C319]=100;([.$J$3])*([.F319]-[.$I$3])+[.$I$3];([.$H$3]-[.F319])*[.$K$3]+[.F31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15">
            <text:p>315</text:p>
          </table:table-cell>
          <table:table-cell table:style-name="ce5" table:formula="of:=+(IF([.B320]&gt;[.C320]; [.$C$3]; ([.B320]+([.D320]*[.$B$3]))*0.5))" office:value-type="float" office:value="-2.37952546687215E-058">
            <text:p>0.0</text:p>
          </table:table-cell>
          <table:table-cell table:style-name="ce10" table:formula="of:=+(IF([.B320]&gt;[.C320];[.$D$3];(([.C320]-[.E320])*[.F320])+[.E320]))" office:value-type="float" office:value="1">
            <text:p>1.00000</text:p>
          </table:table-cell>
          <table:table-cell table:style-name="ce13" table:formula="of:=+[.D320]" office:value-type="float" office:value="0">
            <text:p>0</text:p>
          </table:table-cell>
          <table:table-cell table:style-name="ce16" table:formula="of:=IF([.C320]=100;([.$F$3])*([.E320]-[.$E$3])+[.$E$3];((1-[.E320])*[.$G$3])+[.E320])" office:value-type="float" office:value="1">
            <text:p>1.0000000</text:p>
          </table:table-cell>
          <table:table-cell table:style-name="ce20" table:formula="of:=IF([.C320]=100;([.$J$3])*([.F320]-[.$I$3])+[.$I$3];([.$H$3]-[.F320])*[.$K$3]+[.F32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16">
            <text:p>316</text:p>
          </table:table-cell>
          <table:table-cell table:style-name="ce5" table:formula="of:=+(IF([.B321]&gt;[.C321]; [.$C$3]; ([.B321]+([.D321]*[.$B$3]))*0.5))" office:value-type="float" office:value="-1.18976273343608E-058">
            <text:p>0.0</text:p>
          </table:table-cell>
          <table:table-cell table:style-name="ce10" table:formula="of:=+(IF([.B321]&gt;[.C321];[.$D$3];(([.C321]-[.E321])*[.F321])+[.E321]))" office:value-type="float" office:value="1">
            <text:p>1.00000</text:p>
          </table:table-cell>
          <table:table-cell table:style-name="ce13" table:formula="of:=+[.D321]" office:value-type="float" office:value="0">
            <text:p>0</text:p>
          </table:table-cell>
          <table:table-cell table:style-name="ce16" table:formula="of:=IF([.C321]=100;([.$F$3])*([.E321]-[.$E$3])+[.$E$3];((1-[.E321])*[.$G$3])+[.E321])" office:value-type="float" office:value="1">
            <text:p>1.0000000</text:p>
          </table:table-cell>
          <table:table-cell table:style-name="ce20" table:formula="of:=IF([.C321]=100;([.$J$3])*([.F321]-[.$I$3])+[.$I$3];([.$H$3]-[.F321])*[.$K$3]+[.F32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17">
            <text:p>317</text:p>
          </table:table-cell>
          <table:table-cell table:style-name="ce5" table:formula="of:=+(IF([.B322]&gt;[.C322]; [.$C$3]; ([.B322]+([.D322]*[.$B$3]))*0.5))" office:value-type="float" office:value="-5.94881366718039E-059">
            <text:p>0.0</text:p>
          </table:table-cell>
          <table:table-cell table:style-name="ce10" table:formula="of:=+(IF([.B322]&gt;[.C322];[.$D$3];(([.C322]-[.E322])*[.F322])+[.E322]))" office:value-type="float" office:value="1">
            <text:p>1.00000</text:p>
          </table:table-cell>
          <table:table-cell table:style-name="ce13" table:formula="of:=+[.D322]" office:value-type="float" office:value="0">
            <text:p>0</text:p>
          </table:table-cell>
          <table:table-cell table:style-name="ce16" table:formula="of:=IF([.C322]=100;([.$F$3])*([.E322]-[.$E$3])+[.$E$3];((1-[.E322])*[.$G$3])+[.E322])" office:value-type="float" office:value="1">
            <text:p>1.0000000</text:p>
          </table:table-cell>
          <table:table-cell table:style-name="ce20" table:formula="of:=IF([.C322]=100;([.$J$3])*([.F322]-[.$I$3])+[.$I$3];([.$H$3]-[.F322])*[.$K$3]+[.F32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18">
            <text:p>318</text:p>
          </table:table-cell>
          <table:table-cell table:style-name="ce5" table:formula="of:=+(IF([.B323]&gt;[.C323]; [.$C$3]; ([.B323]+([.D323]*[.$B$3]))*0.5))" office:value-type="float" office:value="-2.97440683359019E-059">
            <text:p>0.0</text:p>
          </table:table-cell>
          <table:table-cell table:style-name="ce10" table:formula="of:=+(IF([.B323]&gt;[.C323];[.$D$3];(([.C323]-[.E323])*[.F323])+[.E323]))" office:value-type="float" office:value="1">
            <text:p>1.00000</text:p>
          </table:table-cell>
          <table:table-cell table:style-name="ce13" table:formula="of:=+[.D323]" office:value-type="float" office:value="0">
            <text:p>0</text:p>
          </table:table-cell>
          <table:table-cell table:style-name="ce16" table:formula="of:=IF([.C323]=100;([.$F$3])*([.E323]-[.$E$3])+[.$E$3];((1-[.E323])*[.$G$3])+[.E323])" office:value-type="float" office:value="1">
            <text:p>1.0000000</text:p>
          </table:table-cell>
          <table:table-cell table:style-name="ce20" table:formula="of:=IF([.C323]=100;([.$J$3])*([.F323]-[.$I$3])+[.$I$3];([.$H$3]-[.F323])*[.$K$3]+[.F32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19">
            <text:p>319</text:p>
          </table:table-cell>
          <table:table-cell table:style-name="ce5" table:formula="of:=+(IF([.B324]&gt;[.C324]; [.$C$3]; ([.B324]+([.D324]*[.$B$3]))*0.5))" office:value-type="float" office:value="-1.4872034167951E-059">
            <text:p>0.0</text:p>
          </table:table-cell>
          <table:table-cell table:style-name="ce10" table:formula="of:=+(IF([.B324]&gt;[.C324];[.$D$3];(([.C324]-[.E324])*[.F324])+[.E324]))" office:value-type="float" office:value="1">
            <text:p>1.00000</text:p>
          </table:table-cell>
          <table:table-cell table:style-name="ce13" table:formula="of:=+[.D324]" office:value-type="float" office:value="0">
            <text:p>0</text:p>
          </table:table-cell>
          <table:table-cell table:style-name="ce16" table:formula="of:=IF([.C324]=100;([.$F$3])*([.E324]-[.$E$3])+[.$E$3];((1-[.E324])*[.$G$3])+[.E324])" office:value-type="float" office:value="1">
            <text:p>1.0000000</text:p>
          </table:table-cell>
          <table:table-cell table:style-name="ce20" table:formula="of:=IF([.C324]=100;([.$J$3])*([.F324]-[.$I$3])+[.$I$3];([.$H$3]-[.F324])*[.$K$3]+[.F32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20">
            <text:p>320</text:p>
          </table:table-cell>
          <table:table-cell table:style-name="ce5" table:formula="of:=+(IF([.B325]&gt;[.C325]; [.$C$3]; ([.B325]+([.D325]*[.$B$3]))*0.5))" office:value-type="float" office:value="-7.43601708397548E-060">
            <text:p>0.0</text:p>
          </table:table-cell>
          <table:table-cell table:style-name="ce10" table:formula="of:=+(IF([.B325]&gt;[.C325];[.$D$3];(([.C325]-[.E325])*[.F325])+[.E325]))" office:value-type="float" office:value="1">
            <text:p>1.00000</text:p>
          </table:table-cell>
          <table:table-cell table:style-name="ce13" table:formula="of:=+[.D325]" office:value-type="float" office:value="0">
            <text:p>0</text:p>
          </table:table-cell>
          <table:table-cell table:style-name="ce16" table:formula="of:=IF([.C325]=100;([.$F$3])*([.E325]-[.$E$3])+[.$E$3];((1-[.E325])*[.$G$3])+[.E325])" office:value-type="float" office:value="1">
            <text:p>1.0000000</text:p>
          </table:table-cell>
          <table:table-cell table:style-name="ce20" table:formula="of:=IF([.C325]=100;([.$J$3])*([.F325]-[.$I$3])+[.$I$3];([.$H$3]-[.F325])*[.$K$3]+[.F32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21">
            <text:p>321</text:p>
          </table:table-cell>
          <table:table-cell table:style-name="ce5" table:formula="of:=+(IF([.B326]&gt;[.C326]; [.$C$3]; ([.B326]+([.D326]*[.$B$3]))*0.5))" office:value-type="float" office:value="-3.71800854198774E-060">
            <text:p>0.0</text:p>
          </table:table-cell>
          <table:table-cell table:style-name="ce10" table:formula="of:=+(IF([.B326]&gt;[.C326];[.$D$3];(([.C326]-[.E326])*[.F326])+[.E326]))" office:value-type="float" office:value="1">
            <text:p>1.00000</text:p>
          </table:table-cell>
          <table:table-cell table:style-name="ce13" table:formula="of:=+[.D326]" office:value-type="float" office:value="0">
            <text:p>0</text:p>
          </table:table-cell>
          <table:table-cell table:style-name="ce16" table:formula="of:=IF([.C326]=100;([.$F$3])*([.E326]-[.$E$3])+[.$E$3];((1-[.E326])*[.$G$3])+[.E326])" office:value-type="float" office:value="1">
            <text:p>1.0000000</text:p>
          </table:table-cell>
          <table:table-cell table:style-name="ce20" table:formula="of:=IF([.C326]=100;([.$J$3])*([.F326]-[.$I$3])+[.$I$3];([.$H$3]-[.F326])*[.$K$3]+[.F32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22">
            <text:p>322</text:p>
          </table:table-cell>
          <table:table-cell table:style-name="ce5" table:formula="of:=+(IF([.B327]&gt;[.C327]; [.$C$3]; ([.B327]+([.D327]*[.$B$3]))*0.5))" office:value-type="float" office:value="-1.85900427099387E-060">
            <text:p>0.0</text:p>
          </table:table-cell>
          <table:table-cell table:style-name="ce10" table:formula="of:=+(IF([.B327]&gt;[.C327];[.$D$3];(([.C327]-[.E327])*[.F327])+[.E327]))" office:value-type="float" office:value="1">
            <text:p>1.00000</text:p>
          </table:table-cell>
          <table:table-cell table:style-name="ce13" table:formula="of:=+[.D327]" office:value-type="float" office:value="0">
            <text:p>0</text:p>
          </table:table-cell>
          <table:table-cell table:style-name="ce16" table:formula="of:=IF([.C327]=100;([.$F$3])*([.E327]-[.$E$3])+[.$E$3];((1-[.E327])*[.$G$3])+[.E327])" office:value-type="float" office:value="1">
            <text:p>1.0000000</text:p>
          </table:table-cell>
          <table:table-cell table:style-name="ce20" table:formula="of:=IF([.C327]=100;([.$J$3])*([.F327]-[.$I$3])+[.$I$3];([.$H$3]-[.F327])*[.$K$3]+[.F32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23">
            <text:p>323</text:p>
          </table:table-cell>
          <table:table-cell table:style-name="ce5" table:formula="of:=+(IF([.B328]&gt;[.C328]; [.$C$3]; ([.B328]+([.D328]*[.$B$3]))*0.5))" office:value-type="float" office:value="-9.29502135496935E-061">
            <text:p>0.0</text:p>
          </table:table-cell>
          <table:table-cell table:style-name="ce10" table:formula="of:=+(IF([.B328]&gt;[.C328];[.$D$3];(([.C328]-[.E328])*[.F328])+[.E328]))" office:value-type="float" office:value="1">
            <text:p>1.00000</text:p>
          </table:table-cell>
          <table:table-cell table:style-name="ce13" table:formula="of:=+[.D328]" office:value-type="float" office:value="0">
            <text:p>0</text:p>
          </table:table-cell>
          <table:table-cell table:style-name="ce16" table:formula="of:=IF([.C328]=100;([.$F$3])*([.E328]-[.$E$3])+[.$E$3];((1-[.E328])*[.$G$3])+[.E328])" office:value-type="float" office:value="1">
            <text:p>1.0000000</text:p>
          </table:table-cell>
          <table:table-cell table:style-name="ce20" table:formula="of:=IF([.C328]=100;([.$J$3])*([.F328]-[.$I$3])+[.$I$3];([.$H$3]-[.F328])*[.$K$3]+[.F32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24">
            <text:p>324</text:p>
          </table:table-cell>
          <table:table-cell table:style-name="ce5" table:formula="of:=+(IF([.B329]&gt;[.C329]; [.$C$3]; ([.B329]+([.D329]*[.$B$3]))*0.5))" office:value-type="float" office:value="-4.64751067748468E-061">
            <text:p>0.0</text:p>
          </table:table-cell>
          <table:table-cell table:style-name="ce10" table:formula="of:=+(IF([.B329]&gt;[.C329];[.$D$3];(([.C329]-[.E329])*[.F329])+[.E329]))" office:value-type="float" office:value="1">
            <text:p>1.00000</text:p>
          </table:table-cell>
          <table:table-cell table:style-name="ce13" table:formula="of:=+[.D329]" office:value-type="float" office:value="0">
            <text:p>0</text:p>
          </table:table-cell>
          <table:table-cell table:style-name="ce16" table:formula="of:=IF([.C329]=100;([.$F$3])*([.E329]-[.$E$3])+[.$E$3];((1-[.E329])*[.$G$3])+[.E329])" office:value-type="float" office:value="1">
            <text:p>1.0000000</text:p>
          </table:table-cell>
          <table:table-cell table:style-name="ce20" table:formula="of:=IF([.C329]=100;([.$J$3])*([.F329]-[.$I$3])+[.$I$3];([.$H$3]-[.F329])*[.$K$3]+[.F32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25">
            <text:p>325</text:p>
          </table:table-cell>
          <table:table-cell table:style-name="ce5" table:formula="of:=+(IF([.B330]&gt;[.C330]; [.$C$3]; ([.B330]+([.D330]*[.$B$3]))*0.5))" office:value-type="float" office:value="-2.32375533874234E-061">
            <text:p>0.0</text:p>
          </table:table-cell>
          <table:table-cell table:style-name="ce10" table:formula="of:=+(IF([.B330]&gt;[.C330];[.$D$3];(([.C330]-[.E330])*[.F330])+[.E330]))" office:value-type="float" office:value="1">
            <text:p>1.00000</text:p>
          </table:table-cell>
          <table:table-cell table:style-name="ce13" table:formula="of:=+[.D330]" office:value-type="float" office:value="0">
            <text:p>0</text:p>
          </table:table-cell>
          <table:table-cell table:style-name="ce16" table:formula="of:=IF([.C330]=100;([.$F$3])*([.E330]-[.$E$3])+[.$E$3];((1-[.E330])*[.$G$3])+[.E330])" office:value-type="float" office:value="1">
            <text:p>1.0000000</text:p>
          </table:table-cell>
          <table:table-cell table:style-name="ce20" table:formula="of:=IF([.C330]=100;([.$J$3])*([.F330]-[.$I$3])+[.$I$3];([.$H$3]-[.F330])*[.$K$3]+[.F33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26">
            <text:p>326</text:p>
          </table:table-cell>
          <table:table-cell table:style-name="ce5" table:formula="of:=+(IF([.B331]&gt;[.C331]; [.$C$3]; ([.B331]+([.D331]*[.$B$3]))*0.5))" office:value-type="float" office:value="-1.16187766937117E-061">
            <text:p>0.0</text:p>
          </table:table-cell>
          <table:table-cell table:style-name="ce10" table:formula="of:=+(IF([.B331]&gt;[.C331];[.$D$3];(([.C331]-[.E331])*[.F331])+[.E331]))" office:value-type="float" office:value="1">
            <text:p>1.00000</text:p>
          </table:table-cell>
          <table:table-cell table:style-name="ce13" table:formula="of:=+[.D331]" office:value-type="float" office:value="0">
            <text:p>0</text:p>
          </table:table-cell>
          <table:table-cell table:style-name="ce16" table:formula="of:=IF([.C331]=100;([.$F$3])*([.E331]-[.$E$3])+[.$E$3];((1-[.E331])*[.$G$3])+[.E331])" office:value-type="float" office:value="1">
            <text:p>1.0000000</text:p>
          </table:table-cell>
          <table:table-cell table:style-name="ce20" table:formula="of:=IF([.C331]=100;([.$J$3])*([.F331]-[.$I$3])+[.$I$3];([.$H$3]-[.F331])*[.$K$3]+[.F33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27">
            <text:p>327</text:p>
          </table:table-cell>
          <table:table-cell table:style-name="ce5" table:formula="of:=+(IF([.B332]&gt;[.C332]; [.$C$3]; ([.B332]+([.D332]*[.$B$3]))*0.5))" office:value-type="float" office:value="-5.80938834685585E-062">
            <text:p>0.0</text:p>
          </table:table-cell>
          <table:table-cell table:style-name="ce10" table:formula="of:=+(IF([.B332]&gt;[.C332];[.$D$3];(([.C332]-[.E332])*[.F332])+[.E332]))" office:value-type="float" office:value="1">
            <text:p>1.00000</text:p>
          </table:table-cell>
          <table:table-cell table:style-name="ce13" table:formula="of:=+[.D332]" office:value-type="float" office:value="0">
            <text:p>0</text:p>
          </table:table-cell>
          <table:table-cell table:style-name="ce16" table:formula="of:=IF([.C332]=100;([.$F$3])*([.E332]-[.$E$3])+[.$E$3];((1-[.E332])*[.$G$3])+[.E332])" office:value-type="float" office:value="1">
            <text:p>1.0000000</text:p>
          </table:table-cell>
          <table:table-cell table:style-name="ce20" table:formula="of:=IF([.C332]=100;([.$J$3])*([.F332]-[.$I$3])+[.$I$3];([.$H$3]-[.F332])*[.$K$3]+[.F33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28">
            <text:p>328</text:p>
          </table:table-cell>
          <table:table-cell table:style-name="ce5" table:formula="of:=+(IF([.B333]&gt;[.C333]; [.$C$3]; ([.B333]+([.D333]*[.$B$3]))*0.5))" office:value-type="float" office:value="-2.90469417342792E-062">
            <text:p>0.0</text:p>
          </table:table-cell>
          <table:table-cell table:style-name="ce10" table:formula="of:=+(IF([.B333]&gt;[.C333];[.$D$3];(([.C333]-[.E333])*[.F333])+[.E333]))" office:value-type="float" office:value="1">
            <text:p>1.00000</text:p>
          </table:table-cell>
          <table:table-cell table:style-name="ce13" table:formula="of:=+[.D333]" office:value-type="float" office:value="0">
            <text:p>0</text:p>
          </table:table-cell>
          <table:table-cell table:style-name="ce16" table:formula="of:=IF([.C333]=100;([.$F$3])*([.E333]-[.$E$3])+[.$E$3];((1-[.E333])*[.$G$3])+[.E333])" office:value-type="float" office:value="1">
            <text:p>1.0000000</text:p>
          </table:table-cell>
          <table:table-cell table:style-name="ce20" table:formula="of:=IF([.C333]=100;([.$J$3])*([.F333]-[.$I$3])+[.$I$3];([.$H$3]-[.F333])*[.$K$3]+[.F33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29">
            <text:p>329</text:p>
          </table:table-cell>
          <table:table-cell table:style-name="ce5" table:formula="of:=+(IF([.B334]&gt;[.C334]; [.$C$3]; ([.B334]+([.D334]*[.$B$3]))*0.5))" office:value-type="float" office:value="-1.45234708671396E-062">
            <text:p>0.0</text:p>
          </table:table-cell>
          <table:table-cell table:style-name="ce10" table:formula="of:=+(IF([.B334]&gt;[.C334];[.$D$3];(([.C334]-[.E334])*[.F334])+[.E334]))" office:value-type="float" office:value="1">
            <text:p>1.00000</text:p>
          </table:table-cell>
          <table:table-cell table:style-name="ce13" table:formula="of:=+[.D334]" office:value-type="float" office:value="0">
            <text:p>0</text:p>
          </table:table-cell>
          <table:table-cell table:style-name="ce16" table:formula="of:=IF([.C334]=100;([.$F$3])*([.E334]-[.$E$3])+[.$E$3];((1-[.E334])*[.$G$3])+[.E334])" office:value-type="float" office:value="1">
            <text:p>1.0000000</text:p>
          </table:table-cell>
          <table:table-cell table:style-name="ce20" table:formula="of:=IF([.C334]=100;([.$J$3])*([.F334]-[.$I$3])+[.$I$3];([.$H$3]-[.F334])*[.$K$3]+[.F33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30">
            <text:p>330</text:p>
          </table:table-cell>
          <table:table-cell table:style-name="ce5" table:formula="of:=+(IF([.B335]&gt;[.C335]; [.$C$3]; ([.B335]+([.D335]*[.$B$3]))*0.5))" office:value-type="float" office:value="-7.26173543356981E-063">
            <text:p>0.0</text:p>
          </table:table-cell>
          <table:table-cell table:style-name="ce10" table:formula="of:=+(IF([.B335]&gt;[.C335];[.$D$3];(([.C335]-[.E335])*[.F335])+[.E335]))" office:value-type="float" office:value="1">
            <text:p>1.00000</text:p>
          </table:table-cell>
          <table:table-cell table:style-name="ce13" table:formula="of:=+[.D335]" office:value-type="float" office:value="0">
            <text:p>0</text:p>
          </table:table-cell>
          <table:table-cell table:style-name="ce16" table:formula="of:=IF([.C335]=100;([.$F$3])*([.E335]-[.$E$3])+[.$E$3];((1-[.E335])*[.$G$3])+[.E335])" office:value-type="float" office:value="1">
            <text:p>1.0000000</text:p>
          </table:table-cell>
          <table:table-cell table:style-name="ce20" table:formula="of:=IF([.C335]=100;([.$J$3])*([.F335]-[.$I$3])+[.$I$3];([.$H$3]-[.F335])*[.$K$3]+[.F33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31">
            <text:p>331</text:p>
          </table:table-cell>
          <table:table-cell table:style-name="ce5" table:formula="of:=+(IF([.B336]&gt;[.C336]; [.$C$3]; ([.B336]+([.D336]*[.$B$3]))*0.5))" office:value-type="float" office:value="-3.6308677167849E-063">
            <text:p>0.0</text:p>
          </table:table-cell>
          <table:table-cell table:style-name="ce10" table:formula="of:=+(IF([.B336]&gt;[.C336];[.$D$3];(([.C336]-[.E336])*[.F336])+[.E336]))" office:value-type="float" office:value="1">
            <text:p>1.00000</text:p>
          </table:table-cell>
          <table:table-cell table:style-name="ce13" table:formula="of:=+[.D336]" office:value-type="float" office:value="0">
            <text:p>0</text:p>
          </table:table-cell>
          <table:table-cell table:style-name="ce16" table:formula="of:=IF([.C336]=100;([.$F$3])*([.E336]-[.$E$3])+[.$E$3];((1-[.E336])*[.$G$3])+[.E336])" office:value-type="float" office:value="1">
            <text:p>1.0000000</text:p>
          </table:table-cell>
          <table:table-cell table:style-name="ce20" table:formula="of:=IF([.C336]=100;([.$J$3])*([.F336]-[.$I$3])+[.$I$3];([.$H$3]-[.F336])*[.$K$3]+[.F33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32">
            <text:p>332</text:p>
          </table:table-cell>
          <table:table-cell table:style-name="ce5" table:formula="of:=+(IF([.B337]&gt;[.C337]; [.$C$3]; ([.B337]+([.D337]*[.$B$3]))*0.5))" office:value-type="float" office:value="-1.81543385839245E-063">
            <text:p>0.0</text:p>
          </table:table-cell>
          <table:table-cell table:style-name="ce10" table:formula="of:=+(IF([.B337]&gt;[.C337];[.$D$3];(([.C337]-[.E337])*[.F337])+[.E337]))" office:value-type="float" office:value="1">
            <text:p>1.00000</text:p>
          </table:table-cell>
          <table:table-cell table:style-name="ce13" table:formula="of:=+[.D337]" office:value-type="float" office:value="0">
            <text:p>0</text:p>
          </table:table-cell>
          <table:table-cell table:style-name="ce16" table:formula="of:=IF([.C337]=100;([.$F$3])*([.E337]-[.$E$3])+[.$E$3];((1-[.E337])*[.$G$3])+[.E337])" office:value-type="float" office:value="1">
            <text:p>1.0000000</text:p>
          </table:table-cell>
          <table:table-cell table:style-name="ce20" table:formula="of:=IF([.C337]=100;([.$J$3])*([.F337]-[.$I$3])+[.$I$3];([.$H$3]-[.F337])*[.$K$3]+[.F33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33">
            <text:p>333</text:p>
          </table:table-cell>
          <table:table-cell table:style-name="ce5" table:formula="of:=+(IF([.B338]&gt;[.C338]; [.$C$3]; ([.B338]+([.D338]*[.$B$3]))*0.5))" office:value-type="float" office:value="-9.07716929196226E-064">
            <text:p>0.0</text:p>
          </table:table-cell>
          <table:table-cell table:style-name="ce10" table:formula="of:=+(IF([.B338]&gt;[.C338];[.$D$3];(([.C338]-[.E338])*[.F338])+[.E338]))" office:value-type="float" office:value="1">
            <text:p>1.00000</text:p>
          </table:table-cell>
          <table:table-cell table:style-name="ce13" table:formula="of:=+[.D338]" office:value-type="float" office:value="0">
            <text:p>0</text:p>
          </table:table-cell>
          <table:table-cell table:style-name="ce16" table:formula="of:=IF([.C338]=100;([.$F$3])*([.E338]-[.$E$3])+[.$E$3];((1-[.E338])*[.$G$3])+[.E338])" office:value-type="float" office:value="1">
            <text:p>1.0000000</text:p>
          </table:table-cell>
          <table:table-cell table:style-name="ce20" table:formula="of:=IF([.C338]=100;([.$J$3])*([.F338]-[.$I$3])+[.$I$3];([.$H$3]-[.F338])*[.$K$3]+[.F33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34">
            <text:p>334</text:p>
          </table:table-cell>
          <table:table-cell table:style-name="ce5" table:formula="of:=+(IF([.B339]&gt;[.C339]; [.$C$3]; ([.B339]+([.D339]*[.$B$3]))*0.5))" office:value-type="float" office:value="-4.53858464598113E-064">
            <text:p>0.0</text:p>
          </table:table-cell>
          <table:table-cell table:style-name="ce10" table:formula="of:=+(IF([.B339]&gt;[.C339];[.$D$3];(([.C339]-[.E339])*[.F339])+[.E339]))" office:value-type="float" office:value="1">
            <text:p>1.00000</text:p>
          </table:table-cell>
          <table:table-cell table:style-name="ce13" table:formula="of:=+[.D339]" office:value-type="float" office:value="0">
            <text:p>0</text:p>
          </table:table-cell>
          <table:table-cell table:style-name="ce16" table:formula="of:=IF([.C339]=100;([.$F$3])*([.E339]-[.$E$3])+[.$E$3];((1-[.E339])*[.$G$3])+[.E339])" office:value-type="float" office:value="1">
            <text:p>1.0000000</text:p>
          </table:table-cell>
          <table:table-cell table:style-name="ce20" table:formula="of:=IF([.C339]=100;([.$J$3])*([.F339]-[.$I$3])+[.$I$3];([.$H$3]-[.F339])*[.$K$3]+[.F33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35">
            <text:p>335</text:p>
          </table:table-cell>
          <table:table-cell table:style-name="ce5" table:formula="of:=+(IF([.B340]&gt;[.C340]; [.$C$3]; ([.B340]+([.D340]*[.$B$3]))*0.5))" office:value-type="float" office:value="-2.26929232299056E-064">
            <text:p>0.0</text:p>
          </table:table-cell>
          <table:table-cell table:style-name="ce10" table:formula="of:=+(IF([.B340]&gt;[.C340];[.$D$3];(([.C340]-[.E340])*[.F340])+[.E340]))" office:value-type="float" office:value="1">
            <text:p>1.00000</text:p>
          </table:table-cell>
          <table:table-cell table:style-name="ce13" table:formula="of:=+[.D340]" office:value-type="float" office:value="0">
            <text:p>0</text:p>
          </table:table-cell>
          <table:table-cell table:style-name="ce16" table:formula="of:=IF([.C340]=100;([.$F$3])*([.E340]-[.$E$3])+[.$E$3];((1-[.E340])*[.$G$3])+[.E340])" office:value-type="float" office:value="1">
            <text:p>1.0000000</text:p>
          </table:table-cell>
          <table:table-cell table:style-name="ce20" table:formula="of:=IF([.C340]=100;([.$J$3])*([.F340]-[.$I$3])+[.$I$3];([.$H$3]-[.F340])*[.$K$3]+[.F34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36">
            <text:p>336</text:p>
          </table:table-cell>
          <table:table-cell table:style-name="ce5" table:formula="of:=+(IF([.B341]&gt;[.C341]; [.$C$3]; ([.B341]+([.D341]*[.$B$3]))*0.5))" office:value-type="float" office:value="-1.13464616149528E-064">
            <text:p>0.0</text:p>
          </table:table-cell>
          <table:table-cell table:style-name="ce10" table:formula="of:=+(IF([.B341]&gt;[.C341];[.$D$3];(([.C341]-[.E341])*[.F341])+[.E341]))" office:value-type="float" office:value="1">
            <text:p>1.00000</text:p>
          </table:table-cell>
          <table:table-cell table:style-name="ce13" table:formula="of:=+[.D341]" office:value-type="float" office:value="0">
            <text:p>0</text:p>
          </table:table-cell>
          <table:table-cell table:style-name="ce16" table:formula="of:=IF([.C341]=100;([.$F$3])*([.E341]-[.$E$3])+[.$E$3];((1-[.E341])*[.$G$3])+[.E341])" office:value-type="float" office:value="1">
            <text:p>1.0000000</text:p>
          </table:table-cell>
          <table:table-cell table:style-name="ce20" table:formula="of:=IF([.C341]=100;([.$J$3])*([.F341]-[.$I$3])+[.$I$3];([.$H$3]-[.F341])*[.$K$3]+[.F34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37">
            <text:p>337</text:p>
          </table:table-cell>
          <table:table-cell table:style-name="ce5" table:formula="of:=+(IF([.B342]&gt;[.C342]; [.$C$3]; ([.B342]+([.D342]*[.$B$3]))*0.5))" office:value-type="float" office:value="-5.67323080747641E-065">
            <text:p>0.0</text:p>
          </table:table-cell>
          <table:table-cell table:style-name="ce10" table:formula="of:=+(IF([.B342]&gt;[.C342];[.$D$3];(([.C342]-[.E342])*[.F342])+[.E342]))" office:value-type="float" office:value="1">
            <text:p>1.00000</text:p>
          </table:table-cell>
          <table:table-cell table:style-name="ce13" table:formula="of:=+[.D342]" office:value-type="float" office:value="0">
            <text:p>0</text:p>
          </table:table-cell>
          <table:table-cell table:style-name="ce16" table:formula="of:=IF([.C342]=100;([.$F$3])*([.E342]-[.$E$3])+[.$E$3];((1-[.E342])*[.$G$3])+[.E342])" office:value-type="float" office:value="1">
            <text:p>1.0000000</text:p>
          </table:table-cell>
          <table:table-cell table:style-name="ce20" table:formula="of:=IF([.C342]=100;([.$J$3])*([.F342]-[.$I$3])+[.$I$3];([.$H$3]-[.F342])*[.$K$3]+[.F34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38">
            <text:p>338</text:p>
          </table:table-cell>
          <table:table-cell table:style-name="ce5" table:formula="of:=+(IF([.B343]&gt;[.C343]; [.$C$3]; ([.B343]+([.D343]*[.$B$3]))*0.5))" office:value-type="float" office:value="-2.83661540373821E-065">
            <text:p>0.0</text:p>
          </table:table-cell>
          <table:table-cell table:style-name="ce10" table:formula="of:=+(IF([.B343]&gt;[.C343];[.$D$3];(([.C343]-[.E343])*[.F343])+[.E343]))" office:value-type="float" office:value="1">
            <text:p>1.00000</text:p>
          </table:table-cell>
          <table:table-cell table:style-name="ce13" table:formula="of:=+[.D343]" office:value-type="float" office:value="0">
            <text:p>0</text:p>
          </table:table-cell>
          <table:table-cell table:style-name="ce16" table:formula="of:=IF([.C343]=100;([.$F$3])*([.E343]-[.$E$3])+[.$E$3];((1-[.E343])*[.$G$3])+[.E343])" office:value-type="float" office:value="1">
            <text:p>1.0000000</text:p>
          </table:table-cell>
          <table:table-cell table:style-name="ce20" table:formula="of:=IF([.C343]=100;([.$J$3])*([.F343]-[.$I$3])+[.$I$3];([.$H$3]-[.F343])*[.$K$3]+[.F34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39">
            <text:p>339</text:p>
          </table:table-cell>
          <table:table-cell table:style-name="ce5" table:formula="of:=+(IF([.B344]&gt;[.C344]; [.$C$3]; ([.B344]+([.D344]*[.$B$3]))*0.5))" office:value-type="float" office:value="-1.4183077018691E-065">
            <text:p>0.0</text:p>
          </table:table-cell>
          <table:table-cell table:style-name="ce10" table:formula="of:=+(IF([.B344]&gt;[.C344];[.$D$3];(([.C344]-[.E344])*[.F344])+[.E344]))" office:value-type="float" office:value="1">
            <text:p>1.00000</text:p>
          </table:table-cell>
          <table:table-cell table:style-name="ce13" table:formula="of:=+[.D344]" office:value-type="float" office:value="0">
            <text:p>0</text:p>
          </table:table-cell>
          <table:table-cell table:style-name="ce16" table:formula="of:=IF([.C344]=100;([.$F$3])*([.E344]-[.$E$3])+[.$E$3];((1-[.E344])*[.$G$3])+[.E344])" office:value-type="float" office:value="1">
            <text:p>1.0000000</text:p>
          </table:table-cell>
          <table:table-cell table:style-name="ce20" table:formula="of:=IF([.C344]=100;([.$J$3])*([.F344]-[.$I$3])+[.$I$3];([.$H$3]-[.F344])*[.$K$3]+[.F34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40">
            <text:p>340</text:p>
          </table:table-cell>
          <table:table-cell table:style-name="ce5" table:formula="of:=+(IF([.B345]&gt;[.C345]; [.$C$3]; ([.B345]+([.D345]*[.$B$3]))*0.5))" office:value-type="float" office:value="-7.09153850934552E-066">
            <text:p>0.0</text:p>
          </table:table-cell>
          <table:table-cell table:style-name="ce10" table:formula="of:=+(IF([.B345]&gt;[.C345];[.$D$3];(([.C345]-[.E345])*[.F345])+[.E345]))" office:value-type="float" office:value="1">
            <text:p>1.00000</text:p>
          </table:table-cell>
          <table:table-cell table:style-name="ce13" table:formula="of:=+[.D345]" office:value-type="float" office:value="0">
            <text:p>0</text:p>
          </table:table-cell>
          <table:table-cell table:style-name="ce16" table:formula="of:=IF([.C345]=100;([.$F$3])*([.E345]-[.$E$3])+[.$E$3];((1-[.E345])*[.$G$3])+[.E345])" office:value-type="float" office:value="1">
            <text:p>1.0000000</text:p>
          </table:table-cell>
          <table:table-cell table:style-name="ce20" table:formula="of:=IF([.C345]=100;([.$J$3])*([.F345]-[.$I$3])+[.$I$3];([.$H$3]-[.F345])*[.$K$3]+[.F34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41">
            <text:p>341</text:p>
          </table:table-cell>
          <table:table-cell table:style-name="ce5" table:formula="of:=+(IF([.B346]&gt;[.C346]; [.$C$3]; ([.B346]+([.D346]*[.$B$3]))*0.5))" office:value-type="float" office:value="-3.54576925467276E-066">
            <text:p>0.0</text:p>
          </table:table-cell>
          <table:table-cell table:style-name="ce10" table:formula="of:=+(IF([.B346]&gt;[.C346];[.$D$3];(([.C346]-[.E346])*[.F346])+[.E346]))" office:value-type="float" office:value="1">
            <text:p>1.00000</text:p>
          </table:table-cell>
          <table:table-cell table:style-name="ce13" table:formula="of:=+[.D346]" office:value-type="float" office:value="0">
            <text:p>0</text:p>
          </table:table-cell>
          <table:table-cell table:style-name="ce16" table:formula="of:=IF([.C346]=100;([.$F$3])*([.E346]-[.$E$3])+[.$E$3];((1-[.E346])*[.$G$3])+[.E346])" office:value-type="float" office:value="1">
            <text:p>1.0000000</text:p>
          </table:table-cell>
          <table:table-cell table:style-name="ce20" table:formula="of:=IF([.C346]=100;([.$J$3])*([.F346]-[.$I$3])+[.$I$3];([.$H$3]-[.F346])*[.$K$3]+[.F34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42">
            <text:p>342</text:p>
          </table:table-cell>
          <table:table-cell table:style-name="ce5" table:formula="of:=+(IF([.B347]&gt;[.C347]; [.$C$3]; ([.B347]+([.D347]*[.$B$3]))*0.5))" office:value-type="float" office:value="-1.77288462733638E-066">
            <text:p>0.0</text:p>
          </table:table-cell>
          <table:table-cell table:style-name="ce10" table:formula="of:=+(IF([.B347]&gt;[.C347];[.$D$3];(([.C347]-[.E347])*[.F347])+[.E347]))" office:value-type="float" office:value="1">
            <text:p>1.00000</text:p>
          </table:table-cell>
          <table:table-cell table:style-name="ce13" table:formula="of:=+[.D347]" office:value-type="float" office:value="0">
            <text:p>0</text:p>
          </table:table-cell>
          <table:table-cell table:style-name="ce16" table:formula="of:=IF([.C347]=100;([.$F$3])*([.E347]-[.$E$3])+[.$E$3];((1-[.E347])*[.$G$3])+[.E347])" office:value-type="float" office:value="1">
            <text:p>1.0000000</text:p>
          </table:table-cell>
          <table:table-cell table:style-name="ce20" table:formula="of:=IF([.C347]=100;([.$J$3])*([.F347]-[.$I$3])+[.$I$3];([.$H$3]-[.F347])*[.$K$3]+[.F34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table:style-name="ce5" table:formula="of:=+(IF([.B348]&gt;[.C348]; [.$C$3]; ([.B348]+([.D348]*[.$B$3]))*0.5))" office:value-type="float" office:value="-8.86442313668189E-067">
            <text:p>0.0</text:p>
          </table:table-cell>
          <table:table-cell table:style-name="ce10" table:formula="of:=+(IF([.B348]&gt;[.C348];[.$D$3];(([.C348]-[.E348])*[.F348])+[.E348]))" office:value-type="float" office:value="1">
            <text:p>1.00000</text:p>
          </table:table-cell>
          <table:table-cell table:style-name="ce13" table:formula="of:=+[.D348]" office:value-type="float" office:value="0">
            <text:p>0</text:p>
          </table:table-cell>
          <table:table-cell table:style-name="ce16" table:formula="of:=IF([.C348]=100;([.$F$3])*([.E348]-[.$E$3])+[.$E$3];((1-[.E348])*[.$G$3])+[.E348])" office:value-type="float" office:value="1">
            <text:p>1.0000000</text:p>
          </table:table-cell>
          <table:table-cell table:style-name="ce20" table:formula="of:=IF([.C348]=100;([.$J$3])*([.F348]-[.$I$3])+[.$I$3];([.$H$3]-[.F348])*[.$K$3]+[.F34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44">
            <text:p>344</text:p>
          </table:table-cell>
          <table:table-cell table:style-name="ce5" table:formula="of:=+(IF([.B349]&gt;[.C349]; [.$C$3]; ([.B349]+([.D349]*[.$B$3]))*0.5))" office:value-type="float" office:value="-4.43221156834095E-067">
            <text:p>0.0</text:p>
          </table:table-cell>
          <table:table-cell table:style-name="ce10" table:formula="of:=+(IF([.B349]&gt;[.C349];[.$D$3];(([.C349]-[.E349])*[.F349])+[.E349]))" office:value-type="float" office:value="1">
            <text:p>1.00000</text:p>
          </table:table-cell>
          <table:table-cell table:style-name="ce13" table:formula="of:=+[.D349]" office:value-type="float" office:value="0">
            <text:p>0</text:p>
          </table:table-cell>
          <table:table-cell table:style-name="ce16" table:formula="of:=IF([.C349]=100;([.$F$3])*([.E349]-[.$E$3])+[.$E$3];((1-[.E349])*[.$G$3])+[.E349])" office:value-type="float" office:value="1">
            <text:p>1.0000000</text:p>
          </table:table-cell>
          <table:table-cell table:style-name="ce20" table:formula="of:=IF([.C349]=100;([.$J$3])*([.F349]-[.$I$3])+[.$I$3];([.$H$3]-[.F349])*[.$K$3]+[.F34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45">
            <text:p>345</text:p>
          </table:table-cell>
          <table:table-cell table:style-name="ce5" table:formula="of:=+(IF([.B350]&gt;[.C350]; [.$C$3]; ([.B350]+([.D350]*[.$B$3]))*0.5))" office:value-type="float" office:value="-2.21610578417047E-067">
            <text:p>0.0</text:p>
          </table:table-cell>
          <table:table-cell table:style-name="ce10" table:formula="of:=+(IF([.B350]&gt;[.C350];[.$D$3];(([.C350]-[.E350])*[.F350])+[.E350]))" office:value-type="float" office:value="1">
            <text:p>1.00000</text:p>
          </table:table-cell>
          <table:table-cell table:style-name="ce13" table:formula="of:=+[.D350]" office:value-type="float" office:value="0">
            <text:p>0</text:p>
          </table:table-cell>
          <table:table-cell table:style-name="ce16" table:formula="of:=IF([.C350]=100;([.$F$3])*([.E350]-[.$E$3])+[.$E$3];((1-[.E350])*[.$G$3])+[.E350])" office:value-type="float" office:value="1">
            <text:p>1.0000000</text:p>
          </table:table-cell>
          <table:table-cell table:style-name="ce20" table:formula="of:=IF([.C350]=100;([.$J$3])*([.F350]-[.$I$3])+[.$I$3];([.$H$3]-[.F350])*[.$K$3]+[.F35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46">
            <text:p>346</text:p>
          </table:table-cell>
          <table:table-cell table:style-name="ce5" table:formula="of:=+(IF([.B351]&gt;[.C351]; [.$C$3]; ([.B351]+([.D351]*[.$B$3]))*0.5))" office:value-type="float" office:value="-1.10805289208524E-067">
            <text:p>0.0</text:p>
          </table:table-cell>
          <table:table-cell table:style-name="ce10" table:formula="of:=+(IF([.B351]&gt;[.C351];[.$D$3];(([.C351]-[.E351])*[.F351])+[.E351]))" office:value-type="float" office:value="1">
            <text:p>1.00000</text:p>
          </table:table-cell>
          <table:table-cell table:style-name="ce13" table:formula="of:=+[.D351]" office:value-type="float" office:value="0">
            <text:p>0</text:p>
          </table:table-cell>
          <table:table-cell table:style-name="ce16" table:formula="of:=IF([.C351]=100;([.$F$3])*([.E351]-[.$E$3])+[.$E$3];((1-[.E351])*[.$G$3])+[.E351])" office:value-type="float" office:value="1">
            <text:p>1.0000000</text:p>
          </table:table-cell>
          <table:table-cell table:style-name="ce20" table:formula="of:=IF([.C351]=100;([.$J$3])*([.F351]-[.$I$3])+[.$I$3];([.$H$3]-[.F351])*[.$K$3]+[.F35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47">
            <text:p>347</text:p>
          </table:table-cell>
          <table:table-cell table:style-name="ce5" table:formula="of:=+(IF([.B352]&gt;[.C352]; [.$C$3]; ([.B352]+([.D352]*[.$B$3]))*0.5))" office:value-type="float" office:value="-5.54026446042618E-068">
            <text:p>0.0</text:p>
          </table:table-cell>
          <table:table-cell table:style-name="ce10" table:formula="of:=+(IF([.B352]&gt;[.C352];[.$D$3];(([.C352]-[.E352])*[.F352])+[.E352]))" office:value-type="float" office:value="1">
            <text:p>1.00000</text:p>
          </table:table-cell>
          <table:table-cell table:style-name="ce13" table:formula="of:=+[.D352]" office:value-type="float" office:value="0">
            <text:p>0</text:p>
          </table:table-cell>
          <table:table-cell table:style-name="ce16" table:formula="of:=IF([.C352]=100;([.$F$3])*([.E352]-[.$E$3])+[.$E$3];((1-[.E352])*[.$G$3])+[.E352])" office:value-type="float" office:value="1">
            <text:p>1.0000000</text:p>
          </table:table-cell>
          <table:table-cell table:style-name="ce20" table:formula="of:=IF([.C352]=100;([.$J$3])*([.F352]-[.$I$3])+[.$I$3];([.$H$3]-[.F352])*[.$K$3]+[.F35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48">
            <text:p>348</text:p>
          </table:table-cell>
          <table:table-cell table:style-name="ce5" table:formula="of:=+(IF([.B353]&gt;[.C353]; [.$C$3]; ([.B353]+([.D353]*[.$B$3]))*0.5))" office:value-type="float" office:value="-2.77013223021309E-068">
            <text:p>0.0</text:p>
          </table:table-cell>
          <table:table-cell table:style-name="ce10" table:formula="of:=+(IF([.B353]&gt;[.C353];[.$D$3];(([.C353]-[.E353])*[.F353])+[.E353]))" office:value-type="float" office:value="1">
            <text:p>1.00000</text:p>
          </table:table-cell>
          <table:table-cell table:style-name="ce13" table:formula="of:=+[.D353]" office:value-type="float" office:value="0">
            <text:p>0</text:p>
          </table:table-cell>
          <table:table-cell table:style-name="ce16" table:formula="of:=IF([.C353]=100;([.$F$3])*([.E353]-[.$E$3])+[.$E$3];((1-[.E353])*[.$G$3])+[.E353])" office:value-type="float" office:value="1">
            <text:p>1.0000000</text:p>
          </table:table-cell>
          <table:table-cell table:style-name="ce20" table:formula="of:=IF([.C353]=100;([.$J$3])*([.F353]-[.$I$3])+[.$I$3];([.$H$3]-[.F353])*[.$K$3]+[.F35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49">
            <text:p>349</text:p>
          </table:table-cell>
          <table:table-cell table:style-name="ce5" table:formula="of:=+(IF([.B354]&gt;[.C354]; [.$C$3]; ([.B354]+([.D354]*[.$B$3]))*0.5))" office:value-type="float" office:value="-1.38506611510655E-068">
            <text:p>0.0</text:p>
          </table:table-cell>
          <table:table-cell table:style-name="ce10" table:formula="of:=+(IF([.B354]&gt;[.C354];[.$D$3];(([.C354]-[.E354])*[.F354])+[.E354]))" office:value-type="float" office:value="1">
            <text:p>1.00000</text:p>
          </table:table-cell>
          <table:table-cell table:style-name="ce13" table:formula="of:=+[.D354]" office:value-type="float" office:value="0">
            <text:p>0</text:p>
          </table:table-cell>
          <table:table-cell table:style-name="ce16" table:formula="of:=IF([.C354]=100;([.$F$3])*([.E354]-[.$E$3])+[.$E$3];((1-[.E354])*[.$G$3])+[.E354])" office:value-type="float" office:value="1">
            <text:p>1.0000000</text:p>
          </table:table-cell>
          <table:table-cell table:style-name="ce20" table:formula="of:=IF([.C354]=100;([.$J$3])*([.F354]-[.$I$3])+[.$I$3];([.$H$3]-[.F354])*[.$K$3]+[.F35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50">
            <text:p>350</text:p>
          </table:table-cell>
          <table:table-cell table:style-name="ce5" table:formula="of:=+(IF([.B355]&gt;[.C355]; [.$C$3]; ([.B355]+([.D355]*[.$B$3]))*0.5))" office:value-type="float" office:value="-6.92533057553273E-069">
            <text:p>0.0</text:p>
          </table:table-cell>
          <table:table-cell table:style-name="ce10" table:formula="of:=+(IF([.B355]&gt;[.C355];[.$D$3];(([.C355]-[.E355])*[.F355])+[.E355]))" office:value-type="float" office:value="1">
            <text:p>1.00000</text:p>
          </table:table-cell>
          <table:table-cell table:style-name="ce13" table:formula="of:=+[.D355]" office:value-type="float" office:value="0">
            <text:p>0</text:p>
          </table:table-cell>
          <table:table-cell table:style-name="ce16" table:formula="of:=IF([.C355]=100;([.$F$3])*([.E355]-[.$E$3])+[.$E$3];((1-[.E355])*[.$G$3])+[.E355])" office:value-type="float" office:value="1">
            <text:p>1.0000000</text:p>
          </table:table-cell>
          <table:table-cell table:style-name="ce20" table:formula="of:=IF([.C355]=100;([.$J$3])*([.F355]-[.$I$3])+[.$I$3];([.$H$3]-[.F355])*[.$K$3]+[.F35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51">
            <text:p>351</text:p>
          </table:table-cell>
          <table:table-cell table:style-name="ce5" table:formula="of:=+(IF([.B356]&gt;[.C356]; [.$C$3]; ([.B356]+([.D356]*[.$B$3]))*0.5))" office:value-type="float" office:value="-3.46266528776636E-069">
            <text:p>0.0</text:p>
          </table:table-cell>
          <table:table-cell table:style-name="ce10" table:formula="of:=+(IF([.B356]&gt;[.C356];[.$D$3];(([.C356]-[.E356])*[.F356])+[.E356]))" office:value-type="float" office:value="1">
            <text:p>1.00000</text:p>
          </table:table-cell>
          <table:table-cell table:style-name="ce13" table:formula="of:=+[.D356]" office:value-type="float" office:value="0">
            <text:p>0</text:p>
          </table:table-cell>
          <table:table-cell table:style-name="ce16" table:formula="of:=IF([.C356]=100;([.$F$3])*([.E356]-[.$E$3])+[.$E$3];((1-[.E356])*[.$G$3])+[.E356])" office:value-type="float" office:value="1">
            <text:p>1.0000000</text:p>
          </table:table-cell>
          <table:table-cell table:style-name="ce20" table:formula="of:=IF([.C356]=100;([.$J$3])*([.F356]-[.$I$3])+[.$I$3];([.$H$3]-[.F356])*[.$K$3]+[.F35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52">
            <text:p>352</text:p>
          </table:table-cell>
          <table:table-cell table:style-name="ce5" table:formula="of:=+(IF([.B357]&gt;[.C357]; [.$C$3]; ([.B357]+([.D357]*[.$B$3]))*0.5))" office:value-type="float" office:value="-1.73133264388318E-069">
            <text:p>0.0</text:p>
          </table:table-cell>
          <table:table-cell table:style-name="ce10" table:formula="of:=+(IF([.B357]&gt;[.C357];[.$D$3];(([.C357]-[.E357])*[.F357])+[.E357]))" office:value-type="float" office:value="1">
            <text:p>1.00000</text:p>
          </table:table-cell>
          <table:table-cell table:style-name="ce13" table:formula="of:=+[.D357]" office:value-type="float" office:value="0">
            <text:p>0</text:p>
          </table:table-cell>
          <table:table-cell table:style-name="ce16" table:formula="of:=IF([.C357]=100;([.$F$3])*([.E357]-[.$E$3])+[.$E$3];((1-[.E357])*[.$G$3])+[.E357])" office:value-type="float" office:value="1">
            <text:p>1.0000000</text:p>
          </table:table-cell>
          <table:table-cell table:style-name="ce20" table:formula="of:=IF([.C357]=100;([.$J$3])*([.F357]-[.$I$3])+[.$I$3];([.$H$3]-[.F357])*[.$K$3]+[.F35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53">
            <text:p>353</text:p>
          </table:table-cell>
          <table:table-cell table:style-name="ce5" table:formula="of:=+(IF([.B358]&gt;[.C358]; [.$C$3]; ([.B358]+([.D358]*[.$B$3]))*0.5))" office:value-type="float" office:value="-8.65666321941591E-070">
            <text:p>0.0</text:p>
          </table:table-cell>
          <table:table-cell table:style-name="ce10" table:formula="of:=+(IF([.B358]&gt;[.C358];[.$D$3];(([.C358]-[.E358])*[.F358])+[.E358]))" office:value-type="float" office:value="1">
            <text:p>1.00000</text:p>
          </table:table-cell>
          <table:table-cell table:style-name="ce13" table:formula="of:=+[.D358]" office:value-type="float" office:value="0">
            <text:p>0</text:p>
          </table:table-cell>
          <table:table-cell table:style-name="ce16" table:formula="of:=IF([.C358]=100;([.$F$3])*([.E358]-[.$E$3])+[.$E$3];((1-[.E358])*[.$G$3])+[.E358])" office:value-type="float" office:value="1">
            <text:p>1.0000000</text:p>
          </table:table-cell>
          <table:table-cell table:style-name="ce20" table:formula="of:=IF([.C358]=100;([.$J$3])*([.F358]-[.$I$3])+[.$I$3];([.$H$3]-[.F358])*[.$K$3]+[.F35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54">
            <text:p>354</text:p>
          </table:table-cell>
          <table:table-cell table:style-name="ce5" table:formula="of:=+(IF([.B359]&gt;[.C359]; [.$C$3]; ([.B359]+([.D359]*[.$B$3]))*0.5))" office:value-type="float" office:value="-4.32833160970796E-070">
            <text:p>0.0</text:p>
          </table:table-cell>
          <table:table-cell table:style-name="ce10" table:formula="of:=+(IF([.B359]&gt;[.C359];[.$D$3];(([.C359]-[.E359])*[.F359])+[.E359]))" office:value-type="float" office:value="1">
            <text:p>1.00000</text:p>
          </table:table-cell>
          <table:table-cell table:style-name="ce13" table:formula="of:=+[.D359]" office:value-type="float" office:value="0">
            <text:p>0</text:p>
          </table:table-cell>
          <table:table-cell table:style-name="ce16" table:formula="of:=IF([.C359]=100;([.$F$3])*([.E359]-[.$E$3])+[.$E$3];((1-[.E359])*[.$G$3])+[.E359])" office:value-type="float" office:value="1">
            <text:p>1.0000000</text:p>
          </table:table-cell>
          <table:table-cell table:style-name="ce20" table:formula="of:=IF([.C359]=100;([.$J$3])*([.F359]-[.$I$3])+[.$I$3];([.$H$3]-[.F359])*[.$K$3]+[.F35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55">
            <text:p>355</text:p>
          </table:table-cell>
          <table:table-cell table:style-name="ce5" table:formula="of:=+(IF([.B360]&gt;[.C360]; [.$C$3]; ([.B360]+([.D360]*[.$B$3]))*0.5))" office:value-type="float" office:value="-2.16416580485398E-070">
            <text:p>0.0</text:p>
          </table:table-cell>
          <table:table-cell table:style-name="ce10" table:formula="of:=+(IF([.B360]&gt;[.C360];[.$D$3];(([.C360]-[.E360])*[.F360])+[.E360]))" office:value-type="float" office:value="1">
            <text:p>1.00000</text:p>
          </table:table-cell>
          <table:table-cell table:style-name="ce13" table:formula="of:=+[.D360]" office:value-type="float" office:value="0">
            <text:p>0</text:p>
          </table:table-cell>
          <table:table-cell table:style-name="ce16" table:formula="of:=IF([.C360]=100;([.$F$3])*([.E360]-[.$E$3])+[.$E$3];((1-[.E360])*[.$G$3])+[.E360])" office:value-type="float" office:value="1">
            <text:p>1.0000000</text:p>
          </table:table-cell>
          <table:table-cell table:style-name="ce20" table:formula="of:=IF([.C360]=100;([.$J$3])*([.F360]-[.$I$3])+[.$I$3];([.$H$3]-[.F360])*[.$K$3]+[.F36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56">
            <text:p>356</text:p>
          </table:table-cell>
          <table:table-cell table:style-name="ce5" table:formula="of:=+(IF([.B361]&gt;[.C361]; [.$C$3]; ([.B361]+([.D361]*[.$B$3]))*0.5))" office:value-type="float" office:value="-1.08208290242699E-070">
            <text:p>0.0</text:p>
          </table:table-cell>
          <table:table-cell table:style-name="ce10" table:formula="of:=+(IF([.B361]&gt;[.C361];[.$D$3];(([.C361]-[.E361])*[.F361])+[.E361]))" office:value-type="float" office:value="1">
            <text:p>1.00000</text:p>
          </table:table-cell>
          <table:table-cell table:style-name="ce13" table:formula="of:=+[.D361]" office:value-type="float" office:value="0">
            <text:p>0</text:p>
          </table:table-cell>
          <table:table-cell table:style-name="ce16" table:formula="of:=IF([.C361]=100;([.$F$3])*([.E361]-[.$E$3])+[.$E$3];((1-[.E361])*[.$G$3])+[.E361])" office:value-type="float" office:value="1">
            <text:p>1.0000000</text:p>
          </table:table-cell>
          <table:table-cell table:style-name="ce20" table:formula="of:=IF([.C361]=100;([.$J$3])*([.F361]-[.$I$3])+[.$I$3];([.$H$3]-[.F361])*[.$K$3]+[.F36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57">
            <text:p>357</text:p>
          </table:table-cell>
          <table:table-cell table:style-name="ce5" table:formula="of:=+(IF([.B362]&gt;[.C362]; [.$C$3]; ([.B362]+([.D362]*[.$B$3]))*0.5))" office:value-type="float" office:value="-5.41041451213495E-071">
            <text:p>0.0</text:p>
          </table:table-cell>
          <table:table-cell table:style-name="ce10" table:formula="of:=+(IF([.B362]&gt;[.C362];[.$D$3];(([.C362]-[.E362])*[.F362])+[.E362]))" office:value-type="float" office:value="1">
            <text:p>1.00000</text:p>
          </table:table-cell>
          <table:table-cell table:style-name="ce13" table:formula="of:=+[.D362]" office:value-type="float" office:value="0">
            <text:p>0</text:p>
          </table:table-cell>
          <table:table-cell table:style-name="ce16" table:formula="of:=IF([.C362]=100;([.$F$3])*([.E362]-[.$E$3])+[.$E$3];((1-[.E362])*[.$G$3])+[.E362])" office:value-type="float" office:value="1">
            <text:p>1.0000000</text:p>
          </table:table-cell>
          <table:table-cell table:style-name="ce20" table:formula="of:=IF([.C362]=100;([.$J$3])*([.F362]-[.$I$3])+[.$I$3];([.$H$3]-[.F362])*[.$K$3]+[.F36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58">
            <text:p>358</text:p>
          </table:table-cell>
          <table:table-cell table:style-name="ce5" table:formula="of:=+(IF([.B363]&gt;[.C363]; [.$C$3]; ([.B363]+([.D363]*[.$B$3]))*0.5))" office:value-type="float" office:value="-2.70520725606747E-071">
            <text:p>0.0</text:p>
          </table:table-cell>
          <table:table-cell table:style-name="ce10" table:formula="of:=+(IF([.B363]&gt;[.C363];[.$D$3];(([.C363]-[.E363])*[.F363])+[.E363]))" office:value-type="float" office:value="1">
            <text:p>1.00000</text:p>
          </table:table-cell>
          <table:table-cell table:style-name="ce13" table:formula="of:=+[.D363]" office:value-type="float" office:value="0">
            <text:p>0</text:p>
          </table:table-cell>
          <table:table-cell table:style-name="ce16" table:formula="of:=IF([.C363]=100;([.$F$3])*([.E363]-[.$E$3])+[.$E$3];((1-[.E363])*[.$G$3])+[.E363])" office:value-type="float" office:value="1">
            <text:p>1.0000000</text:p>
          </table:table-cell>
          <table:table-cell table:style-name="ce20" table:formula="of:=IF([.C363]=100;([.$J$3])*([.F363]-[.$I$3])+[.$I$3];([.$H$3]-[.F363])*[.$K$3]+[.F36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59">
            <text:p>359</text:p>
          </table:table-cell>
          <table:table-cell table:style-name="ce5" table:formula="of:=+(IF([.B364]&gt;[.C364]; [.$C$3]; ([.B364]+([.D364]*[.$B$3]))*0.5))" office:value-type="float" office:value="-1.35260362803374E-071">
            <text:p>0.0</text:p>
          </table:table-cell>
          <table:table-cell table:style-name="ce10" table:formula="of:=+(IF([.B364]&gt;[.C364];[.$D$3];(([.C364]-[.E364])*[.F364])+[.E364]))" office:value-type="float" office:value="1">
            <text:p>1.00000</text:p>
          </table:table-cell>
          <table:table-cell table:style-name="ce13" table:formula="of:=+[.D364]" office:value-type="float" office:value="0">
            <text:p>0</text:p>
          </table:table-cell>
          <table:table-cell table:style-name="ce16" table:formula="of:=IF([.C364]=100;([.$F$3])*([.E364]-[.$E$3])+[.$E$3];((1-[.E364])*[.$G$3])+[.E364])" office:value-type="float" office:value="1">
            <text:p>1.0000000</text:p>
          </table:table-cell>
          <table:table-cell table:style-name="ce20" table:formula="of:=IF([.C364]=100;([.$J$3])*([.F364]-[.$I$3])+[.$I$3];([.$H$3]-[.F364])*[.$K$3]+[.F36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60">
            <text:p>360</text:p>
          </table:table-cell>
          <table:table-cell table:style-name="ce5" table:formula="of:=+(IF([.B365]&gt;[.C365]; [.$C$3]; ([.B365]+([.D365]*[.$B$3]))*0.5))" office:value-type="float" office:value="-6.76301814016868E-072">
            <text:p>0.0</text:p>
          </table:table-cell>
          <table:table-cell table:style-name="ce10" table:formula="of:=+(IF([.B365]&gt;[.C365];[.$D$3];(([.C365]-[.E365])*[.F365])+[.E365]))" office:value-type="float" office:value="1">
            <text:p>1.00000</text:p>
          </table:table-cell>
          <table:table-cell table:style-name="ce13" table:formula="of:=+[.D365]" office:value-type="float" office:value="0">
            <text:p>0</text:p>
          </table:table-cell>
          <table:table-cell table:style-name="ce16" table:formula="of:=IF([.C365]=100;([.$F$3])*([.E365]-[.$E$3])+[.$E$3];((1-[.E365])*[.$G$3])+[.E365])" office:value-type="float" office:value="1">
            <text:p>1.0000000</text:p>
          </table:table-cell>
          <table:table-cell table:style-name="ce20" table:formula="of:=IF([.C365]=100;([.$J$3])*([.F365]-[.$I$3])+[.$I$3];([.$H$3]-[.F365])*[.$K$3]+[.F36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61">
            <text:p>361</text:p>
          </table:table-cell>
          <table:table-cell table:style-name="ce5" table:formula="of:=+(IF([.B366]&gt;[.C366]; [.$C$3]; ([.B366]+([.D366]*[.$B$3]))*0.5))" office:value-type="float" office:value="-3.38150907008434E-072">
            <text:p>0.0</text:p>
          </table:table-cell>
          <table:table-cell table:style-name="ce10" table:formula="of:=+(IF([.B366]&gt;[.C366];[.$D$3];(([.C366]-[.E366])*[.F366])+[.E366]))" office:value-type="float" office:value="1">
            <text:p>1.00000</text:p>
          </table:table-cell>
          <table:table-cell table:style-name="ce13" table:formula="of:=+[.D366]" office:value-type="float" office:value="0">
            <text:p>0</text:p>
          </table:table-cell>
          <table:table-cell table:style-name="ce16" table:formula="of:=IF([.C366]=100;([.$F$3])*([.E366]-[.$E$3])+[.$E$3];((1-[.E366])*[.$G$3])+[.E366])" office:value-type="float" office:value="1">
            <text:p>1.0000000</text:p>
          </table:table-cell>
          <table:table-cell table:style-name="ce20" table:formula="of:=IF([.C366]=100;([.$J$3])*([.F366]-[.$I$3])+[.$I$3];([.$H$3]-[.F366])*[.$K$3]+[.F36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62">
            <text:p>362</text:p>
          </table:table-cell>
          <table:table-cell table:style-name="ce5" table:formula="of:=+(IF([.B367]&gt;[.C367]; [.$C$3]; ([.B367]+([.D367]*[.$B$3]))*0.5))" office:value-type="float" office:value="-1.69075453504217E-072">
            <text:p>0.0</text:p>
          </table:table-cell>
          <table:table-cell table:style-name="ce10" table:formula="of:=+(IF([.B367]&gt;[.C367];[.$D$3];(([.C367]-[.E367])*[.F367])+[.E367]))" office:value-type="float" office:value="1">
            <text:p>1.00000</text:p>
          </table:table-cell>
          <table:table-cell table:style-name="ce13" table:formula="of:=+[.D367]" office:value-type="float" office:value="0">
            <text:p>0</text:p>
          </table:table-cell>
          <table:table-cell table:style-name="ce16" table:formula="of:=IF([.C367]=100;([.$F$3])*([.E367]-[.$E$3])+[.$E$3];((1-[.E367])*[.$G$3])+[.E367])" office:value-type="float" office:value="1">
            <text:p>1.0000000</text:p>
          </table:table-cell>
          <table:table-cell table:style-name="ce20" table:formula="of:=IF([.C367]=100;([.$J$3])*([.F367]-[.$I$3])+[.$I$3];([.$H$3]-[.F367])*[.$K$3]+[.F36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63">
            <text:p>363</text:p>
          </table:table-cell>
          <table:table-cell table:style-name="ce5" table:formula="of:=+(IF([.B368]&gt;[.C368]; [.$C$3]; ([.B368]+([.D368]*[.$B$3]))*0.5))" office:value-type="float" office:value="-8.45377267521085E-073">
            <text:p>0.0</text:p>
          </table:table-cell>
          <table:table-cell table:style-name="ce10" table:formula="of:=+(IF([.B368]&gt;[.C368];[.$D$3];(([.C368]-[.E368])*[.F368])+[.E368]))" office:value-type="float" office:value="1">
            <text:p>1.00000</text:p>
          </table:table-cell>
          <table:table-cell table:style-name="ce13" table:formula="of:=+[.D368]" office:value-type="float" office:value="0">
            <text:p>0</text:p>
          </table:table-cell>
          <table:table-cell table:style-name="ce16" table:formula="of:=IF([.C368]=100;([.$F$3])*([.E368]-[.$E$3])+[.$E$3];((1-[.E368])*[.$G$3])+[.E368])" office:value-type="float" office:value="1">
            <text:p>1.0000000</text:p>
          </table:table-cell>
          <table:table-cell table:style-name="ce20" table:formula="of:=IF([.C368]=100;([.$J$3])*([.F368]-[.$I$3])+[.$I$3];([.$H$3]-[.F368])*[.$K$3]+[.F36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64">
            <text:p>364</text:p>
          </table:table-cell>
          <table:table-cell table:style-name="ce5" table:formula="of:=+(IF([.B369]&gt;[.C369]; [.$C$3]; ([.B369]+([.D369]*[.$B$3]))*0.5))" office:value-type="float" office:value="-4.22688633760543E-073">
            <text:p>0.0</text:p>
          </table:table-cell>
          <table:table-cell table:style-name="ce10" table:formula="of:=+(IF([.B369]&gt;[.C369];[.$D$3];(([.C369]-[.E369])*[.F369])+[.E369]))" office:value-type="float" office:value="1">
            <text:p>1.00000</text:p>
          </table:table-cell>
          <table:table-cell table:style-name="ce13" table:formula="of:=+[.D369]" office:value-type="float" office:value="0">
            <text:p>0</text:p>
          </table:table-cell>
          <table:table-cell table:style-name="ce16" table:formula="of:=IF([.C369]=100;([.$F$3])*([.E369]-[.$E$3])+[.$E$3];((1-[.E369])*[.$G$3])+[.E369])" office:value-type="float" office:value="1">
            <text:p>1.0000000</text:p>
          </table:table-cell>
          <table:table-cell table:style-name="ce20" table:formula="of:=IF([.C369]=100;([.$J$3])*([.F369]-[.$I$3])+[.$I$3];([.$H$3]-[.F369])*[.$K$3]+[.F36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65">
            <text:p>365</text:p>
          </table:table-cell>
          <table:table-cell table:style-name="ce5" table:formula="of:=+(IF([.B370]&gt;[.C370]; [.$C$3]; ([.B370]+([.D370]*[.$B$3]))*0.5))" office:value-type="float" office:value="-2.11344316880271E-073">
            <text:p>0.0</text:p>
          </table:table-cell>
          <table:table-cell table:style-name="ce10" table:formula="of:=+(IF([.B370]&gt;[.C370];[.$D$3];(([.C370]-[.E370])*[.F370])+[.E370]))" office:value-type="float" office:value="1">
            <text:p>1.00000</text:p>
          </table:table-cell>
          <table:table-cell table:style-name="ce13" table:formula="of:=+[.D370]" office:value-type="float" office:value="0">
            <text:p>0</text:p>
          </table:table-cell>
          <table:table-cell table:style-name="ce16" table:formula="of:=IF([.C370]=100;([.$F$3])*([.E370]-[.$E$3])+[.$E$3];((1-[.E370])*[.$G$3])+[.E370])" office:value-type="float" office:value="1">
            <text:p>1.0000000</text:p>
          </table:table-cell>
          <table:table-cell table:style-name="ce20" table:formula="of:=IF([.C370]=100;([.$J$3])*([.F370]-[.$I$3])+[.$I$3];([.$H$3]-[.F370])*[.$K$3]+[.F37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66">
            <text:p>366</text:p>
          </table:table-cell>
          <table:table-cell table:style-name="ce5" table:formula="of:=+(IF([.B371]&gt;[.C371]; [.$C$3]; ([.B371]+([.D371]*[.$B$3]))*0.5))" office:value-type="float" office:value="-1.05672158440136E-073">
            <text:p>0.0</text:p>
          </table:table-cell>
          <table:table-cell table:style-name="ce10" table:formula="of:=+(IF([.B371]&gt;[.C371];[.$D$3];(([.C371]-[.E371])*[.F371])+[.E371]))" office:value-type="float" office:value="1">
            <text:p>1.00000</text:p>
          </table:table-cell>
          <table:table-cell table:style-name="ce13" table:formula="of:=+[.D371]" office:value-type="float" office:value="0">
            <text:p>0</text:p>
          </table:table-cell>
          <table:table-cell table:style-name="ce16" table:formula="of:=IF([.C371]=100;([.$F$3])*([.E371]-[.$E$3])+[.$E$3];((1-[.E371])*[.$G$3])+[.E371])" office:value-type="float" office:value="1">
            <text:p>1.0000000</text:p>
          </table:table-cell>
          <table:table-cell table:style-name="ce20" table:formula="of:=IF([.C371]=100;([.$J$3])*([.F371]-[.$I$3])+[.$I$3];([.$H$3]-[.F371])*[.$K$3]+[.F37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67">
            <text:p>367</text:p>
          </table:table-cell>
          <table:table-cell table:style-name="ce5" table:formula="of:=+(IF([.B372]&gt;[.C372]; [.$C$3]; ([.B372]+([.D372]*[.$B$3]))*0.5))" office:value-type="float" office:value="-5.28360792200678E-074">
            <text:p>0.0</text:p>
          </table:table-cell>
          <table:table-cell table:style-name="ce10" table:formula="of:=+(IF([.B372]&gt;[.C372];[.$D$3];(([.C372]-[.E372])*[.F372])+[.E372]))" office:value-type="float" office:value="1">
            <text:p>1.00000</text:p>
          </table:table-cell>
          <table:table-cell table:style-name="ce13" table:formula="of:=+[.D372]" office:value-type="float" office:value="0">
            <text:p>0</text:p>
          </table:table-cell>
          <table:table-cell table:style-name="ce16" table:formula="of:=IF([.C372]=100;([.$F$3])*([.E372]-[.$E$3])+[.$E$3];((1-[.E372])*[.$G$3])+[.E372])" office:value-type="float" office:value="1">
            <text:p>1.0000000</text:p>
          </table:table-cell>
          <table:table-cell table:style-name="ce20" table:formula="of:=IF([.C372]=100;([.$J$3])*([.F372]-[.$I$3])+[.$I$3];([.$H$3]-[.F372])*[.$K$3]+[.F37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68">
            <text:p>368</text:p>
          </table:table-cell>
          <table:table-cell table:style-name="ce5" table:formula="of:=+(IF([.B373]&gt;[.C373]; [.$C$3]; ([.B373]+([.D373]*[.$B$3]))*0.5))" office:value-type="float" office:value="-2.64180396100339E-074">
            <text:p>0.0</text:p>
          </table:table-cell>
          <table:table-cell table:style-name="ce10" table:formula="of:=+(IF([.B373]&gt;[.C373];[.$D$3];(([.C373]-[.E373])*[.F373])+[.E373]))" office:value-type="float" office:value="1">
            <text:p>1.00000</text:p>
          </table:table-cell>
          <table:table-cell table:style-name="ce13" table:formula="of:=+[.D373]" office:value-type="float" office:value="0">
            <text:p>0</text:p>
          </table:table-cell>
          <table:table-cell table:style-name="ce16" table:formula="of:=IF([.C373]=100;([.$F$3])*([.E373]-[.$E$3])+[.$E$3];((1-[.E373])*[.$G$3])+[.E373])" office:value-type="float" office:value="1">
            <text:p>1.0000000</text:p>
          </table:table-cell>
          <table:table-cell table:style-name="ce20" table:formula="of:=IF([.C373]=100;([.$J$3])*([.F373]-[.$I$3])+[.$I$3];([.$H$3]-[.F373])*[.$K$3]+[.F37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69">
            <text:p>369</text:p>
          </table:table-cell>
          <table:table-cell table:style-name="ce5" table:formula="of:=+(IF([.B374]&gt;[.C374]; [.$C$3]; ([.B374]+([.D374]*[.$B$3]))*0.5))" office:value-type="float" office:value="-1.3209019805017E-074">
            <text:p>0.0</text:p>
          </table:table-cell>
          <table:table-cell table:style-name="ce10" table:formula="of:=+(IF([.B374]&gt;[.C374];[.$D$3];(([.C374]-[.E374])*[.F374])+[.E374]))" office:value-type="float" office:value="1">
            <text:p>1.00000</text:p>
          </table:table-cell>
          <table:table-cell table:style-name="ce13" table:formula="of:=+[.D374]" office:value-type="float" office:value="0">
            <text:p>0</text:p>
          </table:table-cell>
          <table:table-cell table:style-name="ce16" table:formula="of:=IF([.C374]=100;([.$F$3])*([.E374]-[.$E$3])+[.$E$3];((1-[.E374])*[.$G$3])+[.E374])" office:value-type="float" office:value="1">
            <text:p>1.0000000</text:p>
          </table:table-cell>
          <table:table-cell table:style-name="ce20" table:formula="of:=IF([.C374]=100;([.$J$3])*([.F374]-[.$I$3])+[.$I$3];([.$H$3]-[.F374])*[.$K$3]+[.F37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70">
            <text:p>370</text:p>
          </table:table-cell>
          <table:table-cell table:style-name="ce5" table:formula="of:=+(IF([.B375]&gt;[.C375]; [.$C$3]; ([.B375]+([.D375]*[.$B$3]))*0.5))" office:value-type="float" office:value="-6.60450990250848E-075">
            <text:p>0.0</text:p>
          </table:table-cell>
          <table:table-cell table:style-name="ce10" table:formula="of:=+(IF([.B375]&gt;[.C375];[.$D$3];(([.C375]-[.E375])*[.F375])+[.E375]))" office:value-type="float" office:value="1">
            <text:p>1.00000</text:p>
          </table:table-cell>
          <table:table-cell table:style-name="ce13" table:formula="of:=+[.D375]" office:value-type="float" office:value="0">
            <text:p>0</text:p>
          </table:table-cell>
          <table:table-cell table:style-name="ce16" table:formula="of:=IF([.C375]=100;([.$F$3])*([.E375]-[.$E$3])+[.$E$3];((1-[.E375])*[.$G$3])+[.E375])" office:value-type="float" office:value="1">
            <text:p>1.0000000</text:p>
          </table:table-cell>
          <table:table-cell table:style-name="ce20" table:formula="of:=IF([.C375]=100;([.$J$3])*([.F375]-[.$I$3])+[.$I$3];([.$H$3]-[.F375])*[.$K$3]+[.F37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71">
            <text:p>371</text:p>
          </table:table-cell>
          <table:table-cell table:style-name="ce5" table:formula="of:=+(IF([.B376]&gt;[.C376]; [.$C$3]; ([.B376]+([.D376]*[.$B$3]))*0.5))" office:value-type="float" office:value="-3.30225495125424E-075">
            <text:p>0.0</text:p>
          </table:table-cell>
          <table:table-cell table:style-name="ce10" table:formula="of:=+(IF([.B376]&gt;[.C376];[.$D$3];(([.C376]-[.E376])*[.F376])+[.E376]))" office:value-type="float" office:value="1">
            <text:p>1.00000</text:p>
          </table:table-cell>
          <table:table-cell table:style-name="ce13" table:formula="of:=+[.D376]" office:value-type="float" office:value="0">
            <text:p>0</text:p>
          </table:table-cell>
          <table:table-cell table:style-name="ce16" table:formula="of:=IF([.C376]=100;([.$F$3])*([.E376]-[.$E$3])+[.$E$3];((1-[.E376])*[.$G$3])+[.E376])" office:value-type="float" office:value="1">
            <text:p>1.0000000</text:p>
          </table:table-cell>
          <table:table-cell table:style-name="ce20" table:formula="of:=IF([.C376]=100;([.$J$3])*([.F376]-[.$I$3])+[.$I$3];([.$H$3]-[.F376])*[.$K$3]+[.F37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72">
            <text:p>372</text:p>
          </table:table-cell>
          <table:table-cell table:style-name="ce5" table:formula="of:=+(IF([.B377]&gt;[.C377]; [.$C$3]; ([.B377]+([.D377]*[.$B$3]))*0.5))" office:value-type="float" office:value="-1.65112747562712E-075">
            <text:p>0.0</text:p>
          </table:table-cell>
          <table:table-cell table:style-name="ce10" table:formula="of:=+(IF([.B377]&gt;[.C377];[.$D$3];(([.C377]-[.E377])*[.F377])+[.E377]))" office:value-type="float" office:value="1">
            <text:p>1.00000</text:p>
          </table:table-cell>
          <table:table-cell table:style-name="ce13" table:formula="of:=+[.D377]" office:value-type="float" office:value="0">
            <text:p>0</text:p>
          </table:table-cell>
          <table:table-cell table:style-name="ce16" table:formula="of:=IF([.C377]=100;([.$F$3])*([.E377]-[.$E$3])+[.$E$3];((1-[.E377])*[.$G$3])+[.E377])" office:value-type="float" office:value="1">
            <text:p>1.0000000</text:p>
          </table:table-cell>
          <table:table-cell table:style-name="ce20" table:formula="of:=IF([.C377]=100;([.$J$3])*([.F377]-[.$I$3])+[.$I$3];([.$H$3]-[.F377])*[.$K$3]+[.F37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73">
            <text:p>373</text:p>
          </table:table-cell>
          <table:table-cell table:style-name="ce5" table:formula="of:=+(IF([.B378]&gt;[.C378]; [.$C$3]; ([.B378]+([.D378]*[.$B$3]))*0.5))" office:value-type="float" office:value="-8.2556373781356E-076">
            <text:p>0.0</text:p>
          </table:table-cell>
          <table:table-cell table:style-name="ce10" table:formula="of:=+(IF([.B378]&gt;[.C378];[.$D$3];(([.C378]-[.E378])*[.F378])+[.E378]))" office:value-type="float" office:value="1">
            <text:p>1.00000</text:p>
          </table:table-cell>
          <table:table-cell table:style-name="ce13" table:formula="of:=+[.D378]" office:value-type="float" office:value="0">
            <text:p>0</text:p>
          </table:table-cell>
          <table:table-cell table:style-name="ce16" table:formula="of:=IF([.C378]=100;([.$F$3])*([.E378]-[.$E$3])+[.$E$3];((1-[.E378])*[.$G$3])+[.E378])" office:value-type="float" office:value="1">
            <text:p>1.0000000</text:p>
          </table:table-cell>
          <table:table-cell table:style-name="ce20" table:formula="of:=IF([.C378]=100;([.$J$3])*([.F378]-[.$I$3])+[.$I$3];([.$H$3]-[.F378])*[.$K$3]+[.F37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74">
            <text:p>374</text:p>
          </table:table-cell>
          <table:table-cell table:style-name="ce5" table:formula="of:=+(IF([.B379]&gt;[.C379]; [.$C$3]; ([.B379]+([.D379]*[.$B$3]))*0.5))" office:value-type="float" office:value="-4.1278186890678E-076">
            <text:p>0.0</text:p>
          </table:table-cell>
          <table:table-cell table:style-name="ce10" table:formula="of:=+(IF([.B379]&gt;[.C379];[.$D$3];(([.C379]-[.E379])*[.F379])+[.E379]))" office:value-type="float" office:value="1">
            <text:p>1.00000</text:p>
          </table:table-cell>
          <table:table-cell table:style-name="ce13" table:formula="of:=+[.D379]" office:value-type="float" office:value="0">
            <text:p>0</text:p>
          </table:table-cell>
          <table:table-cell table:style-name="ce16" table:formula="of:=IF([.C379]=100;([.$F$3])*([.E379]-[.$E$3])+[.$E$3];((1-[.E379])*[.$G$3])+[.E379])" office:value-type="float" office:value="1">
            <text:p>1.0000000</text:p>
          </table:table-cell>
          <table:table-cell table:style-name="ce20" table:formula="of:=IF([.C379]=100;([.$J$3])*([.F379]-[.$I$3])+[.$I$3];([.$H$3]-[.F379])*[.$K$3]+[.F37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75">
            <text:p>375</text:p>
          </table:table-cell>
          <table:table-cell table:style-name="ce5" table:formula="of:=+(IF([.B380]&gt;[.C380]; [.$C$3]; ([.B380]+([.D380]*[.$B$3]))*0.5))" office:value-type="float" office:value="-2.0639093445339E-076">
            <text:p>0.0</text:p>
          </table:table-cell>
          <table:table-cell table:style-name="ce10" table:formula="of:=+(IF([.B380]&gt;[.C380];[.$D$3];(([.C380]-[.E380])*[.F380])+[.E380]))" office:value-type="float" office:value="1">
            <text:p>1.00000</text:p>
          </table:table-cell>
          <table:table-cell table:style-name="ce13" table:formula="of:=+[.D380]" office:value-type="float" office:value="0">
            <text:p>0</text:p>
          </table:table-cell>
          <table:table-cell table:style-name="ce16" table:formula="of:=IF([.C380]=100;([.$F$3])*([.E380]-[.$E$3])+[.$E$3];((1-[.E380])*[.$G$3])+[.E380])" office:value-type="float" office:value="1">
            <text:p>1.0000000</text:p>
          </table:table-cell>
          <table:table-cell table:style-name="ce20" table:formula="of:=IF([.C380]=100;([.$J$3])*([.F380]-[.$I$3])+[.$I$3];([.$H$3]-[.F380])*[.$K$3]+[.F38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76">
            <text:p>376</text:p>
          </table:table-cell>
          <table:table-cell table:style-name="ce5" table:formula="of:=+(IF([.B381]&gt;[.C381]; [.$C$3]; ([.B381]+([.D381]*[.$B$3]))*0.5))" office:value-type="float" office:value="-1.03195467226695E-076">
            <text:p>0.0</text:p>
          </table:table-cell>
          <table:table-cell table:style-name="ce10" table:formula="of:=+(IF([.B381]&gt;[.C381];[.$D$3];(([.C381]-[.E381])*[.F381])+[.E381]))" office:value-type="float" office:value="1">
            <text:p>1.00000</text:p>
          </table:table-cell>
          <table:table-cell table:style-name="ce13" table:formula="of:=+[.D381]" office:value-type="float" office:value="0">
            <text:p>0</text:p>
          </table:table-cell>
          <table:table-cell table:style-name="ce16" table:formula="of:=IF([.C381]=100;([.$F$3])*([.E381]-[.$E$3])+[.$E$3];((1-[.E381])*[.$G$3])+[.E381])" office:value-type="float" office:value="1">
            <text:p>1.0000000</text:p>
          </table:table-cell>
          <table:table-cell table:style-name="ce20" table:formula="of:=IF([.C381]=100;([.$J$3])*([.F381]-[.$I$3])+[.$I$3];([.$H$3]-[.F381])*[.$K$3]+[.F38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77">
            <text:p>377</text:p>
          </table:table-cell>
          <table:table-cell table:style-name="ce5" table:formula="of:=+(IF([.B382]&gt;[.C382]; [.$C$3]; ([.B382]+([.D382]*[.$B$3]))*0.5))" office:value-type="float" office:value="-5.15977336133475E-077">
            <text:p>0.0</text:p>
          </table:table-cell>
          <table:table-cell table:style-name="ce10" table:formula="of:=+(IF([.B382]&gt;[.C382];[.$D$3];(([.C382]-[.E382])*[.F382])+[.E382]))" office:value-type="float" office:value="1">
            <text:p>1.00000</text:p>
          </table:table-cell>
          <table:table-cell table:style-name="ce13" table:formula="of:=+[.D382]" office:value-type="float" office:value="0">
            <text:p>0</text:p>
          </table:table-cell>
          <table:table-cell table:style-name="ce16" table:formula="of:=IF([.C382]=100;([.$F$3])*([.E382]-[.$E$3])+[.$E$3];((1-[.E382])*[.$G$3])+[.E382])" office:value-type="float" office:value="1">
            <text:p>1.0000000</text:p>
          </table:table-cell>
          <table:table-cell table:style-name="ce20" table:formula="of:=IF([.C382]=100;([.$J$3])*([.F382]-[.$I$3])+[.$I$3];([.$H$3]-[.F382])*[.$K$3]+[.F38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78">
            <text:p>378</text:p>
          </table:table-cell>
          <table:table-cell table:style-name="ce5" table:formula="of:=+(IF([.B383]&gt;[.C383]; [.$C$3]; ([.B383]+([.D383]*[.$B$3]))*0.5))" office:value-type="float" office:value="-2.57988668066737E-077">
            <text:p>0.0</text:p>
          </table:table-cell>
          <table:table-cell table:style-name="ce10" table:formula="of:=+(IF([.B383]&gt;[.C383];[.$D$3];(([.C383]-[.E383])*[.F383])+[.E383]))" office:value-type="float" office:value="1">
            <text:p>1.00000</text:p>
          </table:table-cell>
          <table:table-cell table:style-name="ce13" table:formula="of:=+[.D383]" office:value-type="float" office:value="0">
            <text:p>0</text:p>
          </table:table-cell>
          <table:table-cell table:style-name="ce16" table:formula="of:=IF([.C383]=100;([.$F$3])*([.E383]-[.$E$3])+[.$E$3];((1-[.E383])*[.$G$3])+[.E383])" office:value-type="float" office:value="1">
            <text:p>1.0000000</text:p>
          </table:table-cell>
          <table:table-cell table:style-name="ce20" table:formula="of:=IF([.C383]=100;([.$J$3])*([.F383]-[.$I$3])+[.$I$3];([.$H$3]-[.F383])*[.$K$3]+[.F38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79">
            <text:p>379</text:p>
          </table:table-cell>
          <table:table-cell table:style-name="ce5" table:formula="of:=+(IF([.B384]&gt;[.C384]; [.$C$3]; ([.B384]+([.D384]*[.$B$3]))*0.5))" office:value-type="float" office:value="-1.28994334033369E-077">
            <text:p>0.0</text:p>
          </table:table-cell>
          <table:table-cell table:style-name="ce10" table:formula="of:=+(IF([.B384]&gt;[.C384];[.$D$3];(([.C384]-[.E384])*[.F384])+[.E384]))" office:value-type="float" office:value="1">
            <text:p>1.00000</text:p>
          </table:table-cell>
          <table:table-cell table:style-name="ce13" table:formula="of:=+[.D384]" office:value-type="float" office:value="0">
            <text:p>0</text:p>
          </table:table-cell>
          <table:table-cell table:style-name="ce16" table:formula="of:=IF([.C384]=100;([.$F$3])*([.E384]-[.$E$3])+[.$E$3];((1-[.E384])*[.$G$3])+[.E384])" office:value-type="float" office:value="1">
            <text:p>1.0000000</text:p>
          </table:table-cell>
          <table:table-cell table:style-name="ce20" table:formula="of:=IF([.C384]=100;([.$J$3])*([.F384]-[.$I$3])+[.$I$3];([.$H$3]-[.F384])*[.$K$3]+[.F38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80">
            <text:p>380</text:p>
          </table:table-cell>
          <table:table-cell table:style-name="ce5" table:formula="of:=+(IF([.B385]&gt;[.C385]; [.$C$3]; ([.B385]+([.D385]*[.$B$3]))*0.5))" office:value-type="float" office:value="-6.44971670166844E-078">
            <text:p>0.0</text:p>
          </table:table-cell>
          <table:table-cell table:style-name="ce10" table:formula="of:=+(IF([.B385]&gt;[.C385];[.$D$3];(([.C385]-[.E385])*[.F385])+[.E385]))" office:value-type="float" office:value="1">
            <text:p>1.00000</text:p>
          </table:table-cell>
          <table:table-cell table:style-name="ce13" table:formula="of:=+[.D385]" office:value-type="float" office:value="0">
            <text:p>0</text:p>
          </table:table-cell>
          <table:table-cell table:style-name="ce16" table:formula="of:=IF([.C385]=100;([.$F$3])*([.E385]-[.$E$3])+[.$E$3];((1-[.E385])*[.$G$3])+[.E385])" office:value-type="float" office:value="1">
            <text:p>1.0000000</text:p>
          </table:table-cell>
          <table:table-cell table:style-name="ce20" table:formula="of:=IF([.C385]=100;([.$J$3])*([.F385]-[.$I$3])+[.$I$3];([.$H$3]-[.F385])*[.$K$3]+[.F38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81">
            <text:p>381</text:p>
          </table:table-cell>
          <table:table-cell table:style-name="ce5" table:formula="of:=+(IF([.B386]&gt;[.C386]; [.$C$3]; ([.B386]+([.D386]*[.$B$3]))*0.5))" office:value-type="float" office:value="-3.22485835083422E-078">
            <text:p>0.0</text:p>
          </table:table-cell>
          <table:table-cell table:style-name="ce10" table:formula="of:=+(IF([.B386]&gt;[.C386];[.$D$3];(([.C386]-[.E386])*[.F386])+[.E386]))" office:value-type="float" office:value="1">
            <text:p>1.00000</text:p>
          </table:table-cell>
          <table:table-cell table:style-name="ce13" table:formula="of:=+[.D386]" office:value-type="float" office:value="0">
            <text:p>0</text:p>
          </table:table-cell>
          <table:table-cell table:style-name="ce16" table:formula="of:=IF([.C386]=100;([.$F$3])*([.E386]-[.$E$3])+[.$E$3];((1-[.E386])*[.$G$3])+[.E386])" office:value-type="float" office:value="1">
            <text:p>1.0000000</text:p>
          </table:table-cell>
          <table:table-cell table:style-name="ce20" table:formula="of:=IF([.C386]=100;([.$J$3])*([.F386]-[.$I$3])+[.$I$3];([.$H$3]-[.F386])*[.$K$3]+[.F38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82">
            <text:p>382</text:p>
          </table:table-cell>
          <table:table-cell table:style-name="ce5" table:formula="of:=+(IF([.B387]&gt;[.C387]; [.$C$3]; ([.B387]+([.D387]*[.$B$3]))*0.5))" office:value-type="float" office:value="-1.61242917541711E-078">
            <text:p>0.0</text:p>
          </table:table-cell>
          <table:table-cell table:style-name="ce10" table:formula="of:=+(IF([.B387]&gt;[.C387];[.$D$3];(([.C387]-[.E387])*[.F387])+[.E387]))" office:value-type="float" office:value="1">
            <text:p>1.00000</text:p>
          </table:table-cell>
          <table:table-cell table:style-name="ce13" table:formula="of:=+[.D387]" office:value-type="float" office:value="0">
            <text:p>0</text:p>
          </table:table-cell>
          <table:table-cell table:style-name="ce16" table:formula="of:=IF([.C387]=100;([.$F$3])*([.E387]-[.$E$3])+[.$E$3];((1-[.E387])*[.$G$3])+[.E387])" office:value-type="float" office:value="1">
            <text:p>1.0000000</text:p>
          </table:table-cell>
          <table:table-cell table:style-name="ce20" table:formula="of:=IF([.C387]=100;([.$J$3])*([.F387]-[.$I$3])+[.$I$3];([.$H$3]-[.F387])*[.$K$3]+[.F38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83">
            <text:p>383</text:p>
          </table:table-cell>
          <table:table-cell table:style-name="ce5" table:formula="of:=+(IF([.B388]&gt;[.C388]; [.$C$3]; ([.B388]+([.D388]*[.$B$3]))*0.5))" office:value-type="float" office:value="-8.06214587708554E-079">
            <text:p>0.0</text:p>
          </table:table-cell>
          <table:table-cell table:style-name="ce10" table:formula="of:=+(IF([.B388]&gt;[.C388];[.$D$3];(([.C388]-[.E388])*[.F388])+[.E388]))" office:value-type="float" office:value="1">
            <text:p>1.00000</text:p>
          </table:table-cell>
          <table:table-cell table:style-name="ce13" table:formula="of:=+[.D388]" office:value-type="float" office:value="0">
            <text:p>0</text:p>
          </table:table-cell>
          <table:table-cell table:style-name="ce16" table:formula="of:=IF([.C388]=100;([.$F$3])*([.E388]-[.$E$3])+[.$E$3];((1-[.E388])*[.$G$3])+[.E388])" office:value-type="float" office:value="1">
            <text:p>1.0000000</text:p>
          </table:table-cell>
          <table:table-cell table:style-name="ce20" table:formula="of:=IF([.C388]=100;([.$J$3])*([.F388]-[.$I$3])+[.$I$3];([.$H$3]-[.F388])*[.$K$3]+[.F38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84">
            <text:p>384</text:p>
          </table:table-cell>
          <table:table-cell table:style-name="ce5" table:formula="of:=+(IF([.B389]&gt;[.C389]; [.$C$3]; ([.B389]+([.D389]*[.$B$3]))*0.5))" office:value-type="float" office:value="-4.03107293854277E-079">
            <text:p>0.0</text:p>
          </table:table-cell>
          <table:table-cell table:style-name="ce10" table:formula="of:=+(IF([.B389]&gt;[.C389];[.$D$3];(([.C389]-[.E389])*[.F389])+[.E389]))" office:value-type="float" office:value="1">
            <text:p>1.00000</text:p>
          </table:table-cell>
          <table:table-cell table:style-name="ce13" table:formula="of:=+[.D389]" office:value-type="float" office:value="0">
            <text:p>0</text:p>
          </table:table-cell>
          <table:table-cell table:style-name="ce16" table:formula="of:=IF([.C389]=100;([.$F$3])*([.E389]-[.$E$3])+[.$E$3];((1-[.E389])*[.$G$3])+[.E389])" office:value-type="float" office:value="1">
            <text:p>1.0000000</text:p>
          </table:table-cell>
          <table:table-cell table:style-name="ce20" table:formula="of:=IF([.C389]=100;([.$J$3])*([.F389]-[.$I$3])+[.$I$3];([.$H$3]-[.F389])*[.$K$3]+[.F38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85">
            <text:p>385</text:p>
          </table:table-cell>
          <table:table-cell table:style-name="ce5" table:formula="of:=+(IF([.B390]&gt;[.C390]; [.$C$3]; ([.B390]+([.D390]*[.$B$3]))*0.5))" office:value-type="float" office:value="-2.01553646927139E-079">
            <text:p>0.0</text:p>
          </table:table-cell>
          <table:table-cell table:style-name="ce10" table:formula="of:=+(IF([.B390]&gt;[.C390];[.$D$3];(([.C390]-[.E390])*[.F390])+[.E390]))" office:value-type="float" office:value="1">
            <text:p>1.00000</text:p>
          </table:table-cell>
          <table:table-cell table:style-name="ce13" table:formula="of:=+[.D390]" office:value-type="float" office:value="0">
            <text:p>0</text:p>
          </table:table-cell>
          <table:table-cell table:style-name="ce16" table:formula="of:=IF([.C390]=100;([.$F$3])*([.E390]-[.$E$3])+[.$E$3];((1-[.E390])*[.$G$3])+[.E390])" office:value-type="float" office:value="1">
            <text:p>1.0000000</text:p>
          </table:table-cell>
          <table:table-cell table:style-name="ce20" table:formula="of:=IF([.C390]=100;([.$J$3])*([.F390]-[.$I$3])+[.$I$3];([.$H$3]-[.F390])*[.$K$3]+[.F39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86">
            <text:p>386</text:p>
          </table:table-cell>
          <table:table-cell table:style-name="ce5" table:formula="of:=+(IF([.B391]&gt;[.C391]; [.$C$3]; ([.B391]+([.D391]*[.$B$3]))*0.5))" office:value-type="float" office:value="-1.00776823463569E-079">
            <text:p>0.0</text:p>
          </table:table-cell>
          <table:table-cell table:style-name="ce10" table:formula="of:=+(IF([.B391]&gt;[.C391];[.$D$3];(([.C391]-[.E391])*[.F391])+[.E391]))" office:value-type="float" office:value="1">
            <text:p>1.00000</text:p>
          </table:table-cell>
          <table:table-cell table:style-name="ce13" table:formula="of:=+[.D391]" office:value-type="float" office:value="0">
            <text:p>0</text:p>
          </table:table-cell>
          <table:table-cell table:style-name="ce16" table:formula="of:=IF([.C391]=100;([.$F$3])*([.E391]-[.$E$3])+[.$E$3];((1-[.E391])*[.$G$3])+[.E391])" office:value-type="float" office:value="1">
            <text:p>1.0000000</text:p>
          </table:table-cell>
          <table:table-cell table:style-name="ce20" table:formula="of:=IF([.C391]=100;([.$J$3])*([.F391]-[.$I$3])+[.$I$3];([.$H$3]-[.F391])*[.$K$3]+[.F39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87">
            <text:p>387</text:p>
          </table:table-cell>
          <table:table-cell table:style-name="ce5" table:formula="of:=+(IF([.B392]&gt;[.C392]; [.$C$3]; ([.B392]+([.D392]*[.$B$3]))*0.5))" office:value-type="float" office:value="-5.03884117317847E-080">
            <text:p>0.0</text:p>
          </table:table-cell>
          <table:table-cell table:style-name="ce10" table:formula="of:=+(IF([.B392]&gt;[.C392];[.$D$3];(([.C392]-[.E392])*[.F392])+[.E392]))" office:value-type="float" office:value="1">
            <text:p>1.00000</text:p>
          </table:table-cell>
          <table:table-cell table:style-name="ce13" table:formula="of:=+[.D392]" office:value-type="float" office:value="0">
            <text:p>0</text:p>
          </table:table-cell>
          <table:table-cell table:style-name="ce16" table:formula="of:=IF([.C392]=100;([.$F$3])*([.E392]-[.$E$3])+[.$E$3];((1-[.E392])*[.$G$3])+[.E392])" office:value-type="float" office:value="1">
            <text:p>1.0000000</text:p>
          </table:table-cell>
          <table:table-cell table:style-name="ce20" table:formula="of:=IF([.C392]=100;([.$J$3])*([.F392]-[.$I$3])+[.$I$3];([.$H$3]-[.F392])*[.$K$3]+[.F39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88">
            <text:p>388</text:p>
          </table:table-cell>
          <table:table-cell table:style-name="ce5" table:formula="of:=+(IF([.B393]&gt;[.C393]; [.$C$3]; ([.B393]+([.D393]*[.$B$3]))*0.5))" office:value-type="float" office:value="-2.51942058658923E-080">
            <text:p>0.0</text:p>
          </table:table-cell>
          <table:table-cell table:style-name="ce10" table:formula="of:=+(IF([.B393]&gt;[.C393];[.$D$3];(([.C393]-[.E393])*[.F393])+[.E393]))" office:value-type="float" office:value="1">
            <text:p>1.00000</text:p>
          </table:table-cell>
          <table:table-cell table:style-name="ce13" table:formula="of:=+[.D393]" office:value-type="float" office:value="0">
            <text:p>0</text:p>
          </table:table-cell>
          <table:table-cell table:style-name="ce16" table:formula="of:=IF([.C393]=100;([.$F$3])*([.E393]-[.$E$3])+[.$E$3];((1-[.E393])*[.$G$3])+[.E393])" office:value-type="float" office:value="1">
            <text:p>1.0000000</text:p>
          </table:table-cell>
          <table:table-cell table:style-name="ce20" table:formula="of:=IF([.C393]=100;([.$J$3])*([.F393]-[.$I$3])+[.$I$3];([.$H$3]-[.F393])*[.$K$3]+[.F39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89">
            <text:p>389</text:p>
          </table:table-cell>
          <table:table-cell table:style-name="ce5" table:formula="of:=+(IF([.B394]&gt;[.C394]; [.$C$3]; ([.B394]+([.D394]*[.$B$3]))*0.5))" office:value-type="float" office:value="-1.25971029329462E-080">
            <text:p>0.0</text:p>
          </table:table-cell>
          <table:table-cell table:style-name="ce10" table:formula="of:=+(IF([.B394]&gt;[.C394];[.$D$3];(([.C394]-[.E394])*[.F394])+[.E394]))" office:value-type="float" office:value="1">
            <text:p>1.00000</text:p>
          </table:table-cell>
          <table:table-cell table:style-name="ce13" table:formula="of:=+[.D394]" office:value-type="float" office:value="0">
            <text:p>0</text:p>
          </table:table-cell>
          <table:table-cell table:style-name="ce16" table:formula="of:=IF([.C394]=100;([.$F$3])*([.E394]-[.$E$3])+[.$E$3];((1-[.E394])*[.$G$3])+[.E394])" office:value-type="float" office:value="1">
            <text:p>1.0000000</text:p>
          </table:table-cell>
          <table:table-cell table:style-name="ce20" table:formula="of:=IF([.C394]=100;([.$J$3])*([.F394]-[.$I$3])+[.$I$3];([.$H$3]-[.F394])*[.$K$3]+[.F39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90">
            <text:p>390</text:p>
          </table:table-cell>
          <table:table-cell table:style-name="ce5" table:formula="of:=+(IF([.B395]&gt;[.C395]; [.$C$3]; ([.B395]+([.D395]*[.$B$3]))*0.5))" office:value-type="float" office:value="-6.29855146647308E-081">
            <text:p>0.0</text:p>
          </table:table-cell>
          <table:table-cell table:style-name="ce10" table:formula="of:=+(IF([.B395]&gt;[.C395];[.$D$3];(([.C395]-[.E395])*[.F395])+[.E395]))" office:value-type="float" office:value="1">
            <text:p>1.00000</text:p>
          </table:table-cell>
          <table:table-cell table:style-name="ce13" table:formula="of:=+[.D395]" office:value-type="float" office:value="0">
            <text:p>0</text:p>
          </table:table-cell>
          <table:table-cell table:style-name="ce16" table:formula="of:=IF([.C395]=100;([.$F$3])*([.E395]-[.$E$3])+[.$E$3];((1-[.E395])*[.$G$3])+[.E395])" office:value-type="float" office:value="1">
            <text:p>1.0000000</text:p>
          </table:table-cell>
          <table:table-cell table:style-name="ce20" table:formula="of:=IF([.C395]=100;([.$J$3])*([.F395]-[.$I$3])+[.$I$3];([.$H$3]-[.F395])*[.$K$3]+[.F39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91">
            <text:p>391</text:p>
          </table:table-cell>
          <table:table-cell table:style-name="ce5" table:formula="of:=+(IF([.B396]&gt;[.C396]; [.$C$3]; ([.B396]+([.D396]*[.$B$3]))*0.5))" office:value-type="float" office:value="-3.14927573323654E-081">
            <text:p>0.0</text:p>
          </table:table-cell>
          <table:table-cell table:style-name="ce10" table:formula="of:=+(IF([.B396]&gt;[.C396];[.$D$3];(([.C396]-[.E396])*[.F396])+[.E396]))" office:value-type="float" office:value="1">
            <text:p>1.00000</text:p>
          </table:table-cell>
          <table:table-cell table:style-name="ce13" table:formula="of:=+[.D396]" office:value-type="float" office:value="0">
            <text:p>0</text:p>
          </table:table-cell>
          <table:table-cell table:style-name="ce16" table:formula="of:=IF([.C396]=100;([.$F$3])*([.E396]-[.$E$3])+[.$E$3];((1-[.E396])*[.$G$3])+[.E396])" office:value-type="float" office:value="1">
            <text:p>1.0000000</text:p>
          </table:table-cell>
          <table:table-cell table:style-name="ce20" table:formula="of:=IF([.C396]=100;([.$J$3])*([.F396]-[.$I$3])+[.$I$3];([.$H$3]-[.F396])*[.$K$3]+[.F39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92">
            <text:p>392</text:p>
          </table:table-cell>
          <table:table-cell table:style-name="ce5" table:formula="of:=+(IF([.B397]&gt;[.C397]; [.$C$3]; ([.B397]+([.D397]*[.$B$3]))*0.5))" office:value-type="float" office:value="-1.57463786661827E-081">
            <text:p>0.0</text:p>
          </table:table-cell>
          <table:table-cell table:style-name="ce10" table:formula="of:=+(IF([.B397]&gt;[.C397];[.$D$3];(([.C397]-[.E397])*[.F397])+[.E397]))" office:value-type="float" office:value="1">
            <text:p>1.00000</text:p>
          </table:table-cell>
          <table:table-cell table:style-name="ce13" table:formula="of:=+[.D397]" office:value-type="float" office:value="0">
            <text:p>0</text:p>
          </table:table-cell>
          <table:table-cell table:style-name="ce16" table:formula="of:=IF([.C397]=100;([.$F$3])*([.E397]-[.$E$3])+[.$E$3];((1-[.E397])*[.$G$3])+[.E397])" office:value-type="float" office:value="1">
            <text:p>1.0000000</text:p>
          </table:table-cell>
          <table:table-cell table:style-name="ce20" table:formula="of:=IF([.C397]=100;([.$J$3])*([.F397]-[.$I$3])+[.$I$3];([.$H$3]-[.F397])*[.$K$3]+[.F39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93">
            <text:p>393</text:p>
          </table:table-cell>
          <table:table-cell table:style-name="ce5" table:formula="of:=+(IF([.B398]&gt;[.C398]; [.$C$3]; ([.B398]+([.D398]*[.$B$3]))*0.5))" office:value-type="float" office:value="-7.87318933309135E-082">
            <text:p>0.0</text:p>
          </table:table-cell>
          <table:table-cell table:style-name="ce10" table:formula="of:=+(IF([.B398]&gt;[.C398];[.$D$3];(([.C398]-[.E398])*[.F398])+[.E398]))" office:value-type="float" office:value="1">
            <text:p>1.00000</text:p>
          </table:table-cell>
          <table:table-cell table:style-name="ce13" table:formula="of:=+[.D398]" office:value-type="float" office:value="0">
            <text:p>0</text:p>
          </table:table-cell>
          <table:table-cell table:style-name="ce16" table:formula="of:=IF([.C398]=100;([.$F$3])*([.E398]-[.$E$3])+[.$E$3];((1-[.E398])*[.$G$3])+[.E398])" office:value-type="float" office:value="1">
            <text:p>1.0000000</text:p>
          </table:table-cell>
          <table:table-cell table:style-name="ce20" table:formula="of:=IF([.C398]=100;([.$J$3])*([.F398]-[.$I$3])+[.$I$3];([.$H$3]-[.F398])*[.$K$3]+[.F39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94">
            <text:p>394</text:p>
          </table:table-cell>
          <table:table-cell table:style-name="ce5" table:formula="of:=+(IF([.B399]&gt;[.C399]; [.$C$3]; ([.B399]+([.D399]*[.$B$3]))*0.5))" office:value-type="float" office:value="-3.93659466654568E-082">
            <text:p>0.0</text:p>
          </table:table-cell>
          <table:table-cell table:style-name="ce10" table:formula="of:=+(IF([.B399]&gt;[.C399];[.$D$3];(([.C399]-[.E399])*[.F399])+[.E399]))" office:value-type="float" office:value="1">
            <text:p>1.00000</text:p>
          </table:table-cell>
          <table:table-cell table:style-name="ce13" table:formula="of:=+[.D399]" office:value-type="float" office:value="0">
            <text:p>0</text:p>
          </table:table-cell>
          <table:table-cell table:style-name="ce16" table:formula="of:=IF([.C399]=100;([.$F$3])*([.E399]-[.$E$3])+[.$E$3];((1-[.E399])*[.$G$3])+[.E399])" office:value-type="float" office:value="1">
            <text:p>1.0000000</text:p>
          </table:table-cell>
          <table:table-cell table:style-name="ce20" table:formula="of:=IF([.C399]=100;([.$J$3])*([.F399]-[.$I$3])+[.$I$3];([.$H$3]-[.F399])*[.$K$3]+[.F39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95">
            <text:p>395</text:p>
          </table:table-cell>
          <table:table-cell table:style-name="ce5" table:formula="of:=+(IF([.B400]&gt;[.C400]; [.$C$3]; ([.B400]+([.D400]*[.$B$3]))*0.5))" office:value-type="float" office:value="-1.96829733327284E-082">
            <text:p>0.0</text:p>
          </table:table-cell>
          <table:table-cell table:style-name="ce10" table:formula="of:=+(IF([.B400]&gt;[.C400];[.$D$3];(([.C400]-[.E400])*[.F400])+[.E400]))" office:value-type="float" office:value="1">
            <text:p>1.00000</text:p>
          </table:table-cell>
          <table:table-cell table:style-name="ce13" table:formula="of:=+[.D400]" office:value-type="float" office:value="0">
            <text:p>0</text:p>
          </table:table-cell>
          <table:table-cell table:style-name="ce16" table:formula="of:=IF([.C400]=100;([.$F$3])*([.E400]-[.$E$3])+[.$E$3];((1-[.E400])*[.$G$3])+[.E400])" office:value-type="float" office:value="1">
            <text:p>1.0000000</text:p>
          </table:table-cell>
          <table:table-cell table:style-name="ce20" table:formula="of:=IF([.C400]=100;([.$J$3])*([.F400]-[.$I$3])+[.$I$3];([.$H$3]-[.F400])*[.$K$3]+[.F40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96">
            <text:p>396</text:p>
          </table:table-cell>
          <table:table-cell table:style-name="ce5" table:formula="of:=+(IF([.B401]&gt;[.C401]; [.$C$3]; ([.B401]+([.D401]*[.$B$3]))*0.5))" office:value-type="float" office:value="-9.84148666636419E-083">
            <text:p>0.0</text:p>
          </table:table-cell>
          <table:table-cell table:style-name="ce10" table:formula="of:=+(IF([.B401]&gt;[.C401];[.$D$3];(([.C401]-[.E401])*[.F401])+[.E401]))" office:value-type="float" office:value="1">
            <text:p>1.00000</text:p>
          </table:table-cell>
          <table:table-cell table:style-name="ce13" table:formula="of:=+[.D401]" office:value-type="float" office:value="0">
            <text:p>0</text:p>
          </table:table-cell>
          <table:table-cell table:style-name="ce16" table:formula="of:=IF([.C401]=100;([.$F$3])*([.E401]-[.$E$3])+[.$E$3];((1-[.E401])*[.$G$3])+[.E401])" office:value-type="float" office:value="1">
            <text:p>1.0000000</text:p>
          </table:table-cell>
          <table:table-cell table:style-name="ce20" table:formula="of:=IF([.C401]=100;([.$J$3])*([.F401]-[.$I$3])+[.$I$3];([.$H$3]-[.F401])*[.$K$3]+[.F40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97">
            <text:p>397</text:p>
          </table:table-cell>
          <table:table-cell table:style-name="ce5" table:formula="of:=+(IF([.B402]&gt;[.C402]; [.$C$3]; ([.B402]+([.D402]*[.$B$3]))*0.5))" office:value-type="float" office:value="-4.92074333318209E-083">
            <text:p>0.0</text:p>
          </table:table-cell>
          <table:table-cell table:style-name="ce10" table:formula="of:=+(IF([.B402]&gt;[.C402];[.$D$3];(([.C402]-[.E402])*[.F402])+[.E402]))" office:value-type="float" office:value="1">
            <text:p>1.00000</text:p>
          </table:table-cell>
          <table:table-cell table:style-name="ce13" table:formula="of:=+[.D402]" office:value-type="float" office:value="0">
            <text:p>0</text:p>
          </table:table-cell>
          <table:table-cell table:style-name="ce16" table:formula="of:=IF([.C402]=100;([.$F$3])*([.E402]-[.$E$3])+[.$E$3];((1-[.E402])*[.$G$3])+[.E402])" office:value-type="float" office:value="1">
            <text:p>1.0000000</text:p>
          </table:table-cell>
          <table:table-cell table:style-name="ce20" table:formula="of:=IF([.C402]=100;([.$J$3])*([.F402]-[.$I$3])+[.$I$3];([.$H$3]-[.F402])*[.$K$3]+[.F40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98">
            <text:p>398</text:p>
          </table:table-cell>
          <table:table-cell table:style-name="ce5" table:formula="of:=+(IF([.B403]&gt;[.C403]; [.$C$3]; ([.B403]+([.D403]*[.$B$3]))*0.5))" office:value-type="float" office:value="-2.46037166659105E-083">
            <text:p>0.0</text:p>
          </table:table-cell>
          <table:table-cell table:style-name="ce10" table:formula="of:=+(IF([.B403]&gt;[.C403];[.$D$3];(([.C403]-[.E403])*[.F403])+[.E403]))" office:value-type="float" office:value="1">
            <text:p>1.00000</text:p>
          </table:table-cell>
          <table:table-cell table:style-name="ce13" table:formula="of:=+[.D403]" office:value-type="float" office:value="0">
            <text:p>0</text:p>
          </table:table-cell>
          <table:table-cell table:style-name="ce16" table:formula="of:=IF([.C403]=100;([.$F$3])*([.E403]-[.$E$3])+[.$E$3];((1-[.E403])*[.$G$3])+[.E403])" office:value-type="float" office:value="1">
            <text:p>1.0000000</text:p>
          </table:table-cell>
          <table:table-cell table:style-name="ce20" table:formula="of:=IF([.C403]=100;([.$J$3])*([.F403]-[.$I$3])+[.$I$3];([.$H$3]-[.F403])*[.$K$3]+[.F40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399">
            <text:p>399</text:p>
          </table:table-cell>
          <table:table-cell table:style-name="ce5" table:formula="of:=+(IF([.B404]&gt;[.C404]; [.$C$3]; ([.B404]+([.D404]*[.$B$3]))*0.5))" office:value-type="float" office:value="-1.23018583329552E-083">
            <text:p>0.0</text:p>
          </table:table-cell>
          <table:table-cell table:style-name="ce10" table:formula="of:=+(IF([.B404]&gt;[.C404];[.$D$3];(([.C404]-[.E404])*[.F404])+[.E404]))" office:value-type="float" office:value="1">
            <text:p>1.00000</text:p>
          </table:table-cell>
          <table:table-cell table:style-name="ce13" table:formula="of:=+[.D404]" office:value-type="float" office:value="0">
            <text:p>0</text:p>
          </table:table-cell>
          <table:table-cell table:style-name="ce16" table:formula="of:=IF([.C404]=100;([.$F$3])*([.E404]-[.$E$3])+[.$E$3];((1-[.E404])*[.$G$3])+[.E404])" office:value-type="float" office:value="1">
            <text:p>1.0000000</text:p>
          </table:table-cell>
          <table:table-cell table:style-name="ce20" table:formula="of:=IF([.C404]=100;([.$J$3])*([.F404]-[.$I$3])+[.$I$3];([.$H$3]-[.F404])*[.$K$3]+[.F40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00">
            <text:p>400</text:p>
          </table:table-cell>
          <table:table-cell table:style-name="ce5" table:formula="of:=+(IF([.B405]&gt;[.C405]; [.$C$3]; ([.B405]+([.D405]*[.$B$3]))*0.5))" office:value-type="float" office:value="-6.15092916647762E-084">
            <text:p>0.0</text:p>
          </table:table-cell>
          <table:table-cell table:style-name="ce10" table:formula="of:=+(IF([.B405]&gt;[.C405];[.$D$3];(([.C405]-[.E405])*[.F405])+[.E405]))" office:value-type="float" office:value="1">
            <text:p>1.00000</text:p>
          </table:table-cell>
          <table:table-cell table:style-name="ce13" table:formula="of:=+[.D405]" office:value-type="float" office:value="0">
            <text:p>0</text:p>
          </table:table-cell>
          <table:table-cell table:style-name="ce16" table:formula="of:=IF([.C405]=100;([.$F$3])*([.E405]-[.$E$3])+[.$E$3];((1-[.E405])*[.$G$3])+[.E405])" office:value-type="float" office:value="1">
            <text:p>1.0000000</text:p>
          </table:table-cell>
          <table:table-cell table:style-name="ce20" table:formula="of:=IF([.C405]=100;([.$J$3])*([.F405]-[.$I$3])+[.$I$3];([.$H$3]-[.F405])*[.$K$3]+[.F40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01">
            <text:p>401</text:p>
          </table:table-cell>
          <table:table-cell table:style-name="ce5" table:formula="of:=+(IF([.B406]&gt;[.C406]; [.$C$3]; ([.B406]+([.D406]*[.$B$3]))*0.5))" office:value-type="float" office:value="-3.07546458323881E-084">
            <text:p>0.0</text:p>
          </table:table-cell>
          <table:table-cell table:style-name="ce10" table:formula="of:=+(IF([.B406]&gt;[.C406];[.$D$3];(([.C406]-[.E406])*[.F406])+[.E406]))" office:value-type="float" office:value="1">
            <text:p>1.00000</text:p>
          </table:table-cell>
          <table:table-cell table:style-name="ce13" table:formula="of:=+[.D406]" office:value-type="float" office:value="0">
            <text:p>0</text:p>
          </table:table-cell>
          <table:table-cell table:style-name="ce16" table:formula="of:=IF([.C406]=100;([.$F$3])*([.E406]-[.$E$3])+[.$E$3];((1-[.E406])*[.$G$3])+[.E406])" office:value-type="float" office:value="1">
            <text:p>1.0000000</text:p>
          </table:table-cell>
          <table:table-cell table:style-name="ce20" table:formula="of:=IF([.C406]=100;([.$J$3])*([.F406]-[.$I$3])+[.$I$3];([.$H$3]-[.F406])*[.$K$3]+[.F40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02">
            <text:p>402</text:p>
          </table:table-cell>
          <table:table-cell table:style-name="ce5" table:formula="of:=+(IF([.B407]&gt;[.C407]; [.$C$3]; ([.B407]+([.D407]*[.$B$3]))*0.5))" office:value-type="float" office:value="-1.5377322916194E-084">
            <text:p>0.0</text:p>
          </table:table-cell>
          <table:table-cell table:style-name="ce10" table:formula="of:=+(IF([.B407]&gt;[.C407];[.$D$3];(([.C407]-[.E407])*[.F407])+[.E407]))" office:value-type="float" office:value="1">
            <text:p>1.00000</text:p>
          </table:table-cell>
          <table:table-cell table:style-name="ce13" table:formula="of:=+[.D407]" office:value-type="float" office:value="0">
            <text:p>0</text:p>
          </table:table-cell>
          <table:table-cell table:style-name="ce16" table:formula="of:=IF([.C407]=100;([.$F$3])*([.E407]-[.$E$3])+[.$E$3];((1-[.E407])*[.$G$3])+[.E407])" office:value-type="float" office:value="1">
            <text:p>1.0000000</text:p>
          </table:table-cell>
          <table:table-cell table:style-name="ce20" table:formula="of:=IF([.C407]=100;([.$J$3])*([.F407]-[.$I$3])+[.$I$3];([.$H$3]-[.F407])*[.$K$3]+[.F40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03">
            <text:p>403</text:p>
          </table:table-cell>
          <table:table-cell table:style-name="ce5" table:formula="of:=+(IF([.B408]&gt;[.C408]; [.$C$3]; ([.B408]+([.D408]*[.$B$3]))*0.5))" office:value-type="float" office:value="-7.68866145809702E-085">
            <text:p>0.0</text:p>
          </table:table-cell>
          <table:table-cell table:style-name="ce10" table:formula="of:=+(IF([.B408]&gt;[.C408];[.$D$3];(([.C408]-[.E408])*[.F408])+[.E408]))" office:value-type="float" office:value="1">
            <text:p>1.00000</text:p>
          </table:table-cell>
          <table:table-cell table:style-name="ce13" table:formula="of:=+[.D408]" office:value-type="float" office:value="0">
            <text:p>0</text:p>
          </table:table-cell>
          <table:table-cell table:style-name="ce16" table:formula="of:=IF([.C408]=100;([.$F$3])*([.E408]-[.$E$3])+[.$E$3];((1-[.E408])*[.$G$3])+[.E408])" office:value-type="float" office:value="1">
            <text:p>1.0000000</text:p>
          </table:table-cell>
          <table:table-cell table:style-name="ce20" table:formula="of:=IF([.C408]=100;([.$J$3])*([.F408]-[.$I$3])+[.$I$3];([.$H$3]-[.F408])*[.$K$3]+[.F40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04">
            <text:p>404</text:p>
          </table:table-cell>
          <table:table-cell table:style-name="ce5" table:formula="of:=+(IF([.B409]&gt;[.C409]; [.$C$3]; ([.B409]+([.D409]*[.$B$3]))*0.5))" office:value-type="float" office:value="-3.84433072904851E-085">
            <text:p>0.0</text:p>
          </table:table-cell>
          <table:table-cell table:style-name="ce10" table:formula="of:=+(IF([.B409]&gt;[.C409];[.$D$3];(([.C409]-[.E409])*[.F409])+[.E409]))" office:value-type="float" office:value="1">
            <text:p>1.00000</text:p>
          </table:table-cell>
          <table:table-cell table:style-name="ce13" table:formula="of:=+[.D409]" office:value-type="float" office:value="0">
            <text:p>0</text:p>
          </table:table-cell>
          <table:table-cell table:style-name="ce16" table:formula="of:=IF([.C409]=100;([.$F$3])*([.E409]-[.$E$3])+[.$E$3];((1-[.E409])*[.$G$3])+[.E409])" office:value-type="float" office:value="1">
            <text:p>1.0000000</text:p>
          </table:table-cell>
          <table:table-cell table:style-name="ce20" table:formula="of:=IF([.C409]=100;([.$J$3])*([.F409]-[.$I$3])+[.$I$3];([.$H$3]-[.F409])*[.$K$3]+[.F40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05">
            <text:p>405</text:p>
          </table:table-cell>
          <table:table-cell table:style-name="ce5" table:formula="of:=+(IF([.B410]&gt;[.C410]; [.$C$3]; ([.B410]+([.D410]*[.$B$3]))*0.5))" office:value-type="float" office:value="-1.92216536452426E-085">
            <text:p>0.0</text:p>
          </table:table-cell>
          <table:table-cell table:style-name="ce10" table:formula="of:=+(IF([.B410]&gt;[.C410];[.$D$3];(([.C410]-[.E410])*[.F410])+[.E410]))" office:value-type="float" office:value="1">
            <text:p>1.00000</text:p>
          </table:table-cell>
          <table:table-cell table:style-name="ce13" table:formula="of:=+[.D410]" office:value-type="float" office:value="0">
            <text:p>0</text:p>
          </table:table-cell>
          <table:table-cell table:style-name="ce16" table:formula="of:=IF([.C410]=100;([.$F$3])*([.E410]-[.$E$3])+[.$E$3];((1-[.E410])*[.$G$3])+[.E410])" office:value-type="float" office:value="1">
            <text:p>1.0000000</text:p>
          </table:table-cell>
          <table:table-cell table:style-name="ce20" table:formula="of:=IF([.C410]=100;([.$J$3])*([.F410]-[.$I$3])+[.$I$3];([.$H$3]-[.F410])*[.$K$3]+[.F41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06">
            <text:p>406</text:p>
          </table:table-cell>
          <table:table-cell table:style-name="ce5" table:formula="of:=+(IF([.B411]&gt;[.C411]; [.$C$3]; ([.B411]+([.D411]*[.$B$3]))*0.5))" office:value-type="float" office:value="-9.61082682262128E-086">
            <text:p>0.0</text:p>
          </table:table-cell>
          <table:table-cell table:style-name="ce10" table:formula="of:=+(IF([.B411]&gt;[.C411];[.$D$3];(([.C411]-[.E411])*[.F411])+[.E411]))" office:value-type="float" office:value="1">
            <text:p>1.00000</text:p>
          </table:table-cell>
          <table:table-cell table:style-name="ce13" table:formula="of:=+[.D411]" office:value-type="float" office:value="0">
            <text:p>0</text:p>
          </table:table-cell>
          <table:table-cell table:style-name="ce16" table:formula="of:=IF([.C411]=100;([.$F$3])*([.E411]-[.$E$3])+[.$E$3];((1-[.E411])*[.$G$3])+[.E411])" office:value-type="float" office:value="1">
            <text:p>1.0000000</text:p>
          </table:table-cell>
          <table:table-cell table:style-name="ce20" table:formula="of:=IF([.C411]=100;([.$J$3])*([.F411]-[.$I$3])+[.$I$3];([.$H$3]-[.F411])*[.$K$3]+[.F41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07">
            <text:p>407</text:p>
          </table:table-cell>
          <table:table-cell table:style-name="ce5" table:formula="of:=+(IF([.B412]&gt;[.C412]; [.$C$3]; ([.B412]+([.D412]*[.$B$3]))*0.5))" office:value-type="float" office:value="-4.80541341131064E-086">
            <text:p>0.0</text:p>
          </table:table-cell>
          <table:table-cell table:style-name="ce10" table:formula="of:=+(IF([.B412]&gt;[.C412];[.$D$3];(([.C412]-[.E412])*[.F412])+[.E412]))" office:value-type="float" office:value="1">
            <text:p>1.00000</text:p>
          </table:table-cell>
          <table:table-cell table:style-name="ce13" table:formula="of:=+[.D412]" office:value-type="float" office:value="0">
            <text:p>0</text:p>
          </table:table-cell>
          <table:table-cell table:style-name="ce16" table:formula="of:=IF([.C412]=100;([.$F$3])*([.E412]-[.$E$3])+[.$E$3];((1-[.E412])*[.$G$3])+[.E412])" office:value-type="float" office:value="1">
            <text:p>1.0000000</text:p>
          </table:table-cell>
          <table:table-cell table:style-name="ce20" table:formula="of:=IF([.C412]=100;([.$J$3])*([.F412]-[.$I$3])+[.$I$3];([.$H$3]-[.F412])*[.$K$3]+[.F41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08">
            <text:p>408</text:p>
          </table:table-cell>
          <table:table-cell table:style-name="ce5" table:formula="of:=+(IF([.B413]&gt;[.C413]; [.$C$3]; ([.B413]+([.D413]*[.$B$3]))*0.5))" office:value-type="float" office:value="-2.40270670565532E-086">
            <text:p>0.0</text:p>
          </table:table-cell>
          <table:table-cell table:style-name="ce10" table:formula="of:=+(IF([.B413]&gt;[.C413];[.$D$3];(([.C413]-[.E413])*[.F413])+[.E413]))" office:value-type="float" office:value="1">
            <text:p>1.00000</text:p>
          </table:table-cell>
          <table:table-cell table:style-name="ce13" table:formula="of:=+[.D413]" office:value-type="float" office:value="0">
            <text:p>0</text:p>
          </table:table-cell>
          <table:table-cell table:style-name="ce16" table:formula="of:=IF([.C413]=100;([.$F$3])*([.E413]-[.$E$3])+[.$E$3];((1-[.E413])*[.$G$3])+[.E413])" office:value-type="float" office:value="1">
            <text:p>1.0000000</text:p>
          </table:table-cell>
          <table:table-cell table:style-name="ce20" table:formula="of:=IF([.C413]=100;([.$J$3])*([.F413]-[.$I$3])+[.$I$3];([.$H$3]-[.F413])*[.$K$3]+[.F41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09">
            <text:p>409</text:p>
          </table:table-cell>
          <table:table-cell table:style-name="ce5" table:formula="of:=+(IF([.B414]&gt;[.C414]; [.$C$3]; ([.B414]+([.D414]*[.$B$3]))*0.5))" office:value-type="float" office:value="-1.20135335282766E-086">
            <text:p>0.0</text:p>
          </table:table-cell>
          <table:table-cell table:style-name="ce10" table:formula="of:=+(IF([.B414]&gt;[.C414];[.$D$3];(([.C414]-[.E414])*[.F414])+[.E414]))" office:value-type="float" office:value="1">
            <text:p>1.00000</text:p>
          </table:table-cell>
          <table:table-cell table:style-name="ce13" table:formula="of:=+[.D414]" office:value-type="float" office:value="0">
            <text:p>0</text:p>
          </table:table-cell>
          <table:table-cell table:style-name="ce16" table:formula="of:=IF([.C414]=100;([.$F$3])*([.E414]-[.$E$3])+[.$E$3];((1-[.E414])*[.$G$3])+[.E414])" office:value-type="float" office:value="1">
            <text:p>1.0000000</text:p>
          </table:table-cell>
          <table:table-cell table:style-name="ce20" table:formula="of:=IF([.C414]=100;([.$J$3])*([.F414]-[.$I$3])+[.$I$3];([.$H$3]-[.F414])*[.$K$3]+[.F41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10">
            <text:p>410</text:p>
          </table:table-cell>
          <table:table-cell table:style-name="ce5" table:formula="of:=+(IF([.B415]&gt;[.C415]; [.$C$3]; ([.B415]+([.D415]*[.$B$3]))*0.5))" office:value-type="float" office:value="-6.0067667641383E-087">
            <text:p>0.0</text:p>
          </table:table-cell>
          <table:table-cell table:style-name="ce10" table:formula="of:=+(IF([.B415]&gt;[.C415];[.$D$3];(([.C415]-[.E415])*[.F415])+[.E415]))" office:value-type="float" office:value="1">
            <text:p>1.00000</text:p>
          </table:table-cell>
          <table:table-cell table:style-name="ce13" table:formula="of:=+[.D415]" office:value-type="float" office:value="0">
            <text:p>0</text:p>
          </table:table-cell>
          <table:table-cell table:style-name="ce16" table:formula="of:=IF([.C415]=100;([.$F$3])*([.E415]-[.$E$3])+[.$E$3];((1-[.E415])*[.$G$3])+[.E415])" office:value-type="float" office:value="1">
            <text:p>1.0000000</text:p>
          </table:table-cell>
          <table:table-cell table:style-name="ce20" table:formula="of:=IF([.C415]=100;([.$J$3])*([.F415]-[.$I$3])+[.$I$3];([.$H$3]-[.F415])*[.$K$3]+[.F41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11">
            <text:p>411</text:p>
          </table:table-cell>
          <table:table-cell table:style-name="ce5" table:formula="of:=+(IF([.B416]&gt;[.C416]; [.$C$3]; ([.B416]+([.D416]*[.$B$3]))*0.5))" office:value-type="float" office:value="-3.00338338206915E-087">
            <text:p>0.0</text:p>
          </table:table-cell>
          <table:table-cell table:style-name="ce10" table:formula="of:=+(IF([.B416]&gt;[.C416];[.$D$3];(([.C416]-[.E416])*[.F416])+[.E416]))" office:value-type="float" office:value="1">
            <text:p>1.00000</text:p>
          </table:table-cell>
          <table:table-cell table:style-name="ce13" table:formula="of:=+[.D416]" office:value-type="float" office:value="0">
            <text:p>0</text:p>
          </table:table-cell>
          <table:table-cell table:style-name="ce16" table:formula="of:=IF([.C416]=100;([.$F$3])*([.E416]-[.$E$3])+[.$E$3];((1-[.E416])*[.$G$3])+[.E416])" office:value-type="float" office:value="1">
            <text:p>1.0000000</text:p>
          </table:table-cell>
          <table:table-cell table:style-name="ce20" table:formula="of:=IF([.C416]=100;([.$J$3])*([.F416]-[.$I$3])+[.$I$3];([.$H$3]-[.F416])*[.$K$3]+[.F41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12">
            <text:p>412</text:p>
          </table:table-cell>
          <table:table-cell table:style-name="ce5" table:formula="of:=+(IF([.B417]&gt;[.C417]; [.$C$3]; ([.B417]+([.D417]*[.$B$3]))*0.5))" office:value-type="float" office:value="-1.50169169103457E-087">
            <text:p>0.0</text:p>
          </table:table-cell>
          <table:table-cell table:style-name="ce10" table:formula="of:=+(IF([.B417]&gt;[.C417];[.$D$3];(([.C417]-[.E417])*[.F417])+[.E417]))" office:value-type="float" office:value="1">
            <text:p>1.00000</text:p>
          </table:table-cell>
          <table:table-cell table:style-name="ce13" table:formula="of:=+[.D417]" office:value-type="float" office:value="0">
            <text:p>0</text:p>
          </table:table-cell>
          <table:table-cell table:style-name="ce16" table:formula="of:=IF([.C417]=100;([.$F$3])*([.E417]-[.$E$3])+[.$E$3];((1-[.E417])*[.$G$3])+[.E417])" office:value-type="float" office:value="1">
            <text:p>1.0000000</text:p>
          </table:table-cell>
          <table:table-cell table:style-name="ce20" table:formula="of:=IF([.C417]=100;([.$J$3])*([.F417]-[.$I$3])+[.$I$3];([.$H$3]-[.F417])*[.$K$3]+[.F41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13">
            <text:p>413</text:p>
          </table:table-cell>
          <table:table-cell table:style-name="ce5" table:formula="of:=+(IF([.B418]&gt;[.C418]; [.$C$3]; ([.B418]+([.D418]*[.$B$3]))*0.5))" office:value-type="float" office:value="-7.50845845517287E-088">
            <text:p>0.0</text:p>
          </table:table-cell>
          <table:table-cell table:style-name="ce10" table:formula="of:=+(IF([.B418]&gt;[.C418];[.$D$3];(([.C418]-[.E418])*[.F418])+[.E418]))" office:value-type="float" office:value="1">
            <text:p>1.00000</text:p>
          </table:table-cell>
          <table:table-cell table:style-name="ce13" table:formula="of:=+[.D418]" office:value-type="float" office:value="0">
            <text:p>0</text:p>
          </table:table-cell>
          <table:table-cell table:style-name="ce16" table:formula="of:=IF([.C418]=100;([.$F$3])*([.E418]-[.$E$3])+[.$E$3];((1-[.E418])*[.$G$3])+[.E418])" office:value-type="float" office:value="1">
            <text:p>1.0000000</text:p>
          </table:table-cell>
          <table:table-cell table:style-name="ce20" table:formula="of:=IF([.C418]=100;([.$J$3])*([.F418]-[.$I$3])+[.$I$3];([.$H$3]-[.F418])*[.$K$3]+[.F41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14">
            <text:p>414</text:p>
          </table:table-cell>
          <table:table-cell table:style-name="ce5" table:formula="of:=+(IF([.B419]&gt;[.C419]; [.$C$3]; ([.B419]+([.D419]*[.$B$3]))*0.5))" office:value-type="float" office:value="-3.75422922758644E-088">
            <text:p>0.0</text:p>
          </table:table-cell>
          <table:table-cell table:style-name="ce10" table:formula="of:=+(IF([.B419]&gt;[.C419];[.$D$3];(([.C419]-[.E419])*[.F419])+[.E419]))" office:value-type="float" office:value="1">
            <text:p>1.00000</text:p>
          </table:table-cell>
          <table:table-cell table:style-name="ce13" table:formula="of:=+[.D419]" office:value-type="float" office:value="0">
            <text:p>0</text:p>
          </table:table-cell>
          <table:table-cell table:style-name="ce16" table:formula="of:=IF([.C419]=100;([.$F$3])*([.E419]-[.$E$3])+[.$E$3];((1-[.E419])*[.$G$3])+[.E419])" office:value-type="float" office:value="1">
            <text:p>1.0000000</text:p>
          </table:table-cell>
          <table:table-cell table:style-name="ce20" table:formula="of:=IF([.C419]=100;([.$J$3])*([.F419]-[.$I$3])+[.$I$3];([.$H$3]-[.F419])*[.$K$3]+[.F41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15">
            <text:p>415</text:p>
          </table:table-cell>
          <table:table-cell table:style-name="ce5" table:formula="of:=+(IF([.B420]&gt;[.C420]; [.$C$3]; ([.B420]+([.D420]*[.$B$3]))*0.5))" office:value-type="float" office:value="-1.87711461379322E-088">
            <text:p>0.0</text:p>
          </table:table-cell>
          <table:table-cell table:style-name="ce10" table:formula="of:=+(IF([.B420]&gt;[.C420];[.$D$3];(([.C420]-[.E420])*[.F420])+[.E420]))" office:value-type="float" office:value="1">
            <text:p>1.00000</text:p>
          </table:table-cell>
          <table:table-cell table:style-name="ce13" table:formula="of:=+[.D420]" office:value-type="float" office:value="0">
            <text:p>0</text:p>
          </table:table-cell>
          <table:table-cell table:style-name="ce16" table:formula="of:=IF([.C420]=100;([.$F$3])*([.E420]-[.$E$3])+[.$E$3];((1-[.E420])*[.$G$3])+[.E420])" office:value-type="float" office:value="1">
            <text:p>1.0000000</text:p>
          </table:table-cell>
          <table:table-cell table:style-name="ce20" table:formula="of:=IF([.C420]=100;([.$J$3])*([.F420]-[.$I$3])+[.$I$3];([.$H$3]-[.F420])*[.$K$3]+[.F42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16">
            <text:p>416</text:p>
          </table:table-cell>
          <table:table-cell table:style-name="ce5" table:formula="of:=+(IF([.B421]&gt;[.C421]; [.$C$3]; ([.B421]+([.D421]*[.$B$3]))*0.5))" office:value-type="float" office:value="-9.38557306896609E-089">
            <text:p>0.0</text:p>
          </table:table-cell>
          <table:table-cell table:style-name="ce10" table:formula="of:=+(IF([.B421]&gt;[.C421];[.$D$3];(([.C421]-[.E421])*[.F421])+[.E421]))" office:value-type="float" office:value="1">
            <text:p>1.00000</text:p>
          </table:table-cell>
          <table:table-cell table:style-name="ce13" table:formula="of:=+[.D421]" office:value-type="float" office:value="0">
            <text:p>0</text:p>
          </table:table-cell>
          <table:table-cell table:style-name="ce16" table:formula="of:=IF([.C421]=100;([.$F$3])*([.E421]-[.$E$3])+[.$E$3];((1-[.E421])*[.$G$3])+[.E421])" office:value-type="float" office:value="1">
            <text:p>1.0000000</text:p>
          </table:table-cell>
          <table:table-cell table:style-name="ce20" table:formula="of:=IF([.C421]=100;([.$J$3])*([.F421]-[.$I$3])+[.$I$3];([.$H$3]-[.F421])*[.$K$3]+[.F42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17">
            <text:p>417</text:p>
          </table:table-cell>
          <table:table-cell table:style-name="ce5" table:formula="of:=+(IF([.B422]&gt;[.C422]; [.$C$3]; ([.B422]+([.D422]*[.$B$3]))*0.5))" office:value-type="float" office:value="-4.69278653448305E-089">
            <text:p>0.0</text:p>
          </table:table-cell>
          <table:table-cell table:style-name="ce10" table:formula="of:=+(IF([.B422]&gt;[.C422];[.$D$3];(([.C422]-[.E422])*[.F422])+[.E422]))" office:value-type="float" office:value="1">
            <text:p>1.00000</text:p>
          </table:table-cell>
          <table:table-cell table:style-name="ce13" table:formula="of:=+[.D422]" office:value-type="float" office:value="0">
            <text:p>0</text:p>
          </table:table-cell>
          <table:table-cell table:style-name="ce16" table:formula="of:=IF([.C422]=100;([.$F$3])*([.E422]-[.$E$3])+[.$E$3];((1-[.E422])*[.$G$3])+[.E422])" office:value-type="float" office:value="1">
            <text:p>1.0000000</text:p>
          </table:table-cell>
          <table:table-cell table:style-name="ce20" table:formula="of:=IF([.C422]=100;([.$J$3])*([.F422]-[.$I$3])+[.$I$3];([.$H$3]-[.F422])*[.$K$3]+[.F42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18">
            <text:p>418</text:p>
          </table:table-cell>
          <table:table-cell table:style-name="ce5" table:formula="of:=+(IF([.B423]&gt;[.C423]; [.$C$3]; ([.B423]+([.D423]*[.$B$3]))*0.5))" office:value-type="float" office:value="-2.34639326724152E-089">
            <text:p>0.0</text:p>
          </table:table-cell>
          <table:table-cell table:style-name="ce10" table:formula="of:=+(IF([.B423]&gt;[.C423];[.$D$3];(([.C423]-[.E423])*[.F423])+[.E423]))" office:value-type="float" office:value="1">
            <text:p>1.00000</text:p>
          </table:table-cell>
          <table:table-cell table:style-name="ce13" table:formula="of:=+[.D423]" office:value-type="float" office:value="0">
            <text:p>0</text:p>
          </table:table-cell>
          <table:table-cell table:style-name="ce16" table:formula="of:=IF([.C423]=100;([.$F$3])*([.E423]-[.$E$3])+[.$E$3];((1-[.E423])*[.$G$3])+[.E423])" office:value-type="float" office:value="1">
            <text:p>1.0000000</text:p>
          </table:table-cell>
          <table:table-cell table:style-name="ce20" table:formula="of:=IF([.C423]=100;([.$J$3])*([.F423]-[.$I$3])+[.$I$3];([.$H$3]-[.F423])*[.$K$3]+[.F42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19">
            <text:p>419</text:p>
          </table:table-cell>
          <table:table-cell table:style-name="ce5" table:formula="of:=+(IF([.B424]&gt;[.C424]; [.$C$3]; ([.B424]+([.D424]*[.$B$3]))*0.5))" office:value-type="float" office:value="-1.17319663362076E-089">
            <text:p>0.0</text:p>
          </table:table-cell>
          <table:table-cell table:style-name="ce10" table:formula="of:=+(IF([.B424]&gt;[.C424];[.$D$3];(([.C424]-[.E424])*[.F424])+[.E424]))" office:value-type="float" office:value="1">
            <text:p>1.00000</text:p>
          </table:table-cell>
          <table:table-cell table:style-name="ce13" table:formula="of:=+[.D424]" office:value-type="float" office:value="0">
            <text:p>0</text:p>
          </table:table-cell>
          <table:table-cell table:style-name="ce16" table:formula="of:=IF([.C424]=100;([.$F$3])*([.E424]-[.$E$3])+[.$E$3];((1-[.E424])*[.$G$3])+[.E424])" office:value-type="float" office:value="1">
            <text:p>1.0000000</text:p>
          </table:table-cell>
          <table:table-cell table:style-name="ce20" table:formula="of:=IF([.C424]=100;([.$J$3])*([.F424]-[.$I$3])+[.$I$3];([.$H$3]-[.F424])*[.$K$3]+[.F42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20">
            <text:p>420</text:p>
          </table:table-cell>
          <table:table-cell table:style-name="ce5" table:formula="of:=+(IF([.B425]&gt;[.C425]; [.$C$3]; ([.B425]+([.D425]*[.$B$3]))*0.5))" office:value-type="float" office:value="-5.86598316810381E-090">
            <text:p>0.0</text:p>
          </table:table-cell>
          <table:table-cell table:style-name="ce10" table:formula="of:=+(IF([.B425]&gt;[.C425];[.$D$3];(([.C425]-[.E425])*[.F425])+[.E425]))" office:value-type="float" office:value="1">
            <text:p>1.00000</text:p>
          </table:table-cell>
          <table:table-cell table:style-name="ce13" table:formula="of:=+[.D425]" office:value-type="float" office:value="0">
            <text:p>0</text:p>
          </table:table-cell>
          <table:table-cell table:style-name="ce16" table:formula="of:=IF([.C425]=100;([.$F$3])*([.E425]-[.$E$3])+[.$E$3];((1-[.E425])*[.$G$3])+[.E425])" office:value-type="float" office:value="1">
            <text:p>1.0000000</text:p>
          </table:table-cell>
          <table:table-cell table:style-name="ce20" table:formula="of:=IF([.C425]=100;([.$J$3])*([.F425]-[.$I$3])+[.$I$3];([.$H$3]-[.F425])*[.$K$3]+[.F42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21">
            <text:p>421</text:p>
          </table:table-cell>
          <table:table-cell table:style-name="ce5" table:formula="of:=+(IF([.B426]&gt;[.C426]; [.$C$3]; ([.B426]+([.D426]*[.$B$3]))*0.5))" office:value-type="float" office:value="-2.9329915840519E-090">
            <text:p>0.0</text:p>
          </table:table-cell>
          <table:table-cell table:style-name="ce10" table:formula="of:=+(IF([.B426]&gt;[.C426];[.$D$3];(([.C426]-[.E426])*[.F426])+[.E426]))" office:value-type="float" office:value="1">
            <text:p>1.00000</text:p>
          </table:table-cell>
          <table:table-cell table:style-name="ce13" table:formula="of:=+[.D426]" office:value-type="float" office:value="0">
            <text:p>0</text:p>
          </table:table-cell>
          <table:table-cell table:style-name="ce16" table:formula="of:=IF([.C426]=100;([.$F$3])*([.E426]-[.$E$3])+[.$E$3];((1-[.E426])*[.$G$3])+[.E426])" office:value-type="float" office:value="1">
            <text:p>1.0000000</text:p>
          </table:table-cell>
          <table:table-cell table:style-name="ce20" table:formula="of:=IF([.C426]=100;([.$J$3])*([.F426]-[.$I$3])+[.$I$3];([.$H$3]-[.F426])*[.$K$3]+[.F42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22">
            <text:p>422</text:p>
          </table:table-cell>
          <table:table-cell table:style-name="ce5" table:formula="of:=+(IF([.B427]&gt;[.C427]; [.$C$3]; ([.B427]+([.D427]*[.$B$3]))*0.5))" office:value-type="float" office:value="-1.46649579202595E-090">
            <text:p>0.0</text:p>
          </table:table-cell>
          <table:table-cell table:style-name="ce10" table:formula="of:=+(IF([.B427]&gt;[.C427];[.$D$3];(([.C427]-[.E427])*[.F427])+[.E427]))" office:value-type="float" office:value="1">
            <text:p>1.00000</text:p>
          </table:table-cell>
          <table:table-cell table:style-name="ce13" table:formula="of:=+[.D427]" office:value-type="float" office:value="0">
            <text:p>0</text:p>
          </table:table-cell>
          <table:table-cell table:style-name="ce16" table:formula="of:=IF([.C427]=100;([.$F$3])*([.E427]-[.$E$3])+[.$E$3];((1-[.E427])*[.$G$3])+[.E427])" office:value-type="float" office:value="1">
            <text:p>1.0000000</text:p>
          </table:table-cell>
          <table:table-cell table:style-name="ce20" table:formula="of:=IF([.C427]=100;([.$J$3])*([.F427]-[.$I$3])+[.$I$3];([.$H$3]-[.F427])*[.$K$3]+[.F42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23">
            <text:p>423</text:p>
          </table:table-cell>
          <table:table-cell table:style-name="ce5" table:formula="of:=+(IF([.B428]&gt;[.C428]; [.$C$3]; ([.B428]+([.D428]*[.$B$3]))*0.5))" office:value-type="float" office:value="-7.33247896012976E-091">
            <text:p>0.0</text:p>
          </table:table-cell>
          <table:table-cell table:style-name="ce10" table:formula="of:=+(IF([.B428]&gt;[.C428];[.$D$3];(([.C428]-[.E428])*[.F428])+[.E428]))" office:value-type="float" office:value="1">
            <text:p>1.00000</text:p>
          </table:table-cell>
          <table:table-cell table:style-name="ce13" table:formula="of:=+[.D428]" office:value-type="float" office:value="0">
            <text:p>0</text:p>
          </table:table-cell>
          <table:table-cell table:style-name="ce16" table:formula="of:=IF([.C428]=100;([.$F$3])*([.E428]-[.$E$3])+[.$E$3];((1-[.E428])*[.$G$3])+[.E428])" office:value-type="float" office:value="1">
            <text:p>1.0000000</text:p>
          </table:table-cell>
          <table:table-cell table:style-name="ce20" table:formula="of:=IF([.C428]=100;([.$J$3])*([.F428]-[.$I$3])+[.$I$3];([.$H$3]-[.F428])*[.$K$3]+[.F42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24">
            <text:p>424</text:p>
          </table:table-cell>
          <table:table-cell table:style-name="ce5" table:formula="of:=+(IF([.B429]&gt;[.C429]; [.$C$3]; ([.B429]+([.D429]*[.$B$3]))*0.5))" office:value-type="float" office:value="-3.66623948006488E-091">
            <text:p>0.0</text:p>
          </table:table-cell>
          <table:table-cell table:style-name="ce10" table:formula="of:=+(IF([.B429]&gt;[.C429];[.$D$3];(([.C429]-[.E429])*[.F429])+[.E429]))" office:value-type="float" office:value="1">
            <text:p>1.00000</text:p>
          </table:table-cell>
          <table:table-cell table:style-name="ce13" table:formula="of:=+[.D429]" office:value-type="float" office:value="0">
            <text:p>0</text:p>
          </table:table-cell>
          <table:table-cell table:style-name="ce16" table:formula="of:=IF([.C429]=100;([.$F$3])*([.E429]-[.$E$3])+[.$E$3];((1-[.E429])*[.$G$3])+[.E429])" office:value-type="float" office:value="1">
            <text:p>1.0000000</text:p>
          </table:table-cell>
          <table:table-cell table:style-name="ce20" table:formula="of:=IF([.C429]=100;([.$J$3])*([.F429]-[.$I$3])+[.$I$3];([.$H$3]-[.F429])*[.$K$3]+[.F42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25">
            <text:p>425</text:p>
          </table:table-cell>
          <table:table-cell table:style-name="ce5" table:formula="of:=+(IF([.B430]&gt;[.C430]; [.$C$3]; ([.B430]+([.D430]*[.$B$3]))*0.5))" office:value-type="float" office:value="-1.83311974003244E-091">
            <text:p>0.0</text:p>
          </table:table-cell>
          <table:table-cell table:style-name="ce10" table:formula="of:=+(IF([.B430]&gt;[.C430];[.$D$3];(([.C430]-[.E430])*[.F430])+[.E430]))" office:value-type="float" office:value="1">
            <text:p>1.00000</text:p>
          </table:table-cell>
          <table:table-cell table:style-name="ce13" table:formula="of:=+[.D430]" office:value-type="float" office:value="0">
            <text:p>0</text:p>
          </table:table-cell>
          <table:table-cell table:style-name="ce16" table:formula="of:=IF([.C430]=100;([.$F$3])*([.E430]-[.$E$3])+[.$E$3];((1-[.E430])*[.$G$3])+[.E430])" office:value-type="float" office:value="1">
            <text:p>1.0000000</text:p>
          </table:table-cell>
          <table:table-cell table:style-name="ce20" table:formula="of:=IF([.C430]=100;([.$J$3])*([.F430]-[.$I$3])+[.$I$3];([.$H$3]-[.F430])*[.$K$3]+[.F43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26">
            <text:p>426</text:p>
          </table:table-cell>
          <table:table-cell table:style-name="ce5" table:formula="of:=+(IF([.B431]&gt;[.C431]; [.$C$3]; ([.B431]+([.D431]*[.$B$3]))*0.5))" office:value-type="float" office:value="-9.1655987001622E-092">
            <text:p>0.0</text:p>
          </table:table-cell>
          <table:table-cell table:style-name="ce10" table:formula="of:=+(IF([.B431]&gt;[.C431];[.$D$3];(([.C431]-[.E431])*[.F431])+[.E431]))" office:value-type="float" office:value="1">
            <text:p>1.00000</text:p>
          </table:table-cell>
          <table:table-cell table:style-name="ce13" table:formula="of:=+[.D431]" office:value-type="float" office:value="0">
            <text:p>0</text:p>
          </table:table-cell>
          <table:table-cell table:style-name="ce16" table:formula="of:=IF([.C431]=100;([.$F$3])*([.E431]-[.$E$3])+[.$E$3];((1-[.E431])*[.$G$3])+[.E431])" office:value-type="float" office:value="1">
            <text:p>1.0000000</text:p>
          </table:table-cell>
          <table:table-cell table:style-name="ce20" table:formula="of:=IF([.C431]=100;([.$J$3])*([.F431]-[.$I$3])+[.$I$3];([.$H$3]-[.F431])*[.$K$3]+[.F43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27">
            <text:p>427</text:p>
          </table:table-cell>
          <table:table-cell table:style-name="ce5" table:formula="of:=+(IF([.B432]&gt;[.C432]; [.$C$3]; ([.B432]+([.D432]*[.$B$3]))*0.5))" office:value-type="float" office:value="-4.5827993500811E-092">
            <text:p>0.0</text:p>
          </table:table-cell>
          <table:table-cell table:style-name="ce10" table:formula="of:=+(IF([.B432]&gt;[.C432];[.$D$3];(([.C432]-[.E432])*[.F432])+[.E432]))" office:value-type="float" office:value="1">
            <text:p>1.00000</text:p>
          </table:table-cell>
          <table:table-cell table:style-name="ce13" table:formula="of:=+[.D432]" office:value-type="float" office:value="0">
            <text:p>0</text:p>
          </table:table-cell>
          <table:table-cell table:style-name="ce16" table:formula="of:=IF([.C432]=100;([.$F$3])*([.E432]-[.$E$3])+[.$E$3];((1-[.E432])*[.$G$3])+[.E432])" office:value-type="float" office:value="1">
            <text:p>1.0000000</text:p>
          </table:table-cell>
          <table:table-cell table:style-name="ce20" table:formula="of:=IF([.C432]=100;([.$J$3])*([.F432]-[.$I$3])+[.$I$3];([.$H$3]-[.F432])*[.$K$3]+[.F43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28">
            <text:p>428</text:p>
          </table:table-cell>
          <table:table-cell table:style-name="ce5" table:formula="of:=+(IF([.B433]&gt;[.C433]; [.$C$3]; ([.B433]+([.D433]*[.$B$3]))*0.5))" office:value-type="float" office:value="-2.29139967504055E-092">
            <text:p>0.0</text:p>
          </table:table-cell>
          <table:table-cell table:style-name="ce10" table:formula="of:=+(IF([.B433]&gt;[.C433];[.$D$3];(([.C433]-[.E433])*[.F433])+[.E433]))" office:value-type="float" office:value="1">
            <text:p>1.00000</text:p>
          </table:table-cell>
          <table:table-cell table:style-name="ce13" table:formula="of:=+[.D433]" office:value-type="float" office:value="0">
            <text:p>0</text:p>
          </table:table-cell>
          <table:table-cell table:style-name="ce16" table:formula="of:=IF([.C433]=100;([.$F$3])*([.E433]-[.$E$3])+[.$E$3];((1-[.E433])*[.$G$3])+[.E433])" office:value-type="float" office:value="1">
            <text:p>1.0000000</text:p>
          </table:table-cell>
          <table:table-cell table:style-name="ce20" table:formula="of:=IF([.C433]=100;([.$J$3])*([.F433]-[.$I$3])+[.$I$3];([.$H$3]-[.F433])*[.$K$3]+[.F43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29">
            <text:p>429</text:p>
          </table:table-cell>
          <table:table-cell table:style-name="ce5" table:formula="of:=+(IF([.B434]&gt;[.C434]; [.$C$3]; ([.B434]+([.D434]*[.$B$3]))*0.5))" office:value-type="float" office:value="-1.14569983752028E-092">
            <text:p>0.0</text:p>
          </table:table-cell>
          <table:table-cell table:style-name="ce10" table:formula="of:=+(IF([.B434]&gt;[.C434];[.$D$3];(([.C434]-[.E434])*[.F434])+[.E434]))" office:value-type="float" office:value="1">
            <text:p>1.00000</text:p>
          </table:table-cell>
          <table:table-cell table:style-name="ce13" table:formula="of:=+[.D434]" office:value-type="float" office:value="0">
            <text:p>0</text:p>
          </table:table-cell>
          <table:table-cell table:style-name="ce16" table:formula="of:=IF([.C434]=100;([.$F$3])*([.E434]-[.$E$3])+[.$E$3];((1-[.E434])*[.$G$3])+[.E434])" office:value-type="float" office:value="1">
            <text:p>1.0000000</text:p>
          </table:table-cell>
          <table:table-cell table:style-name="ce20" table:formula="of:=IF([.C434]=100;([.$J$3])*([.F434]-[.$I$3])+[.$I$3];([.$H$3]-[.F434])*[.$K$3]+[.F43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30">
            <text:p>430</text:p>
          </table:table-cell>
          <table:table-cell table:style-name="ce5" table:formula="of:=+(IF([.B435]&gt;[.C435]; [.$C$3]; ([.B435]+([.D435]*[.$B$3]))*0.5))" office:value-type="float" office:value="-5.72849918760138E-093">
            <text:p>0.0</text:p>
          </table:table-cell>
          <table:table-cell table:style-name="ce10" table:formula="of:=+(IF([.B435]&gt;[.C435];[.$D$3];(([.C435]-[.E435])*[.F435])+[.E435]))" office:value-type="float" office:value="1">
            <text:p>1.00000</text:p>
          </table:table-cell>
          <table:table-cell table:style-name="ce13" table:formula="of:=+[.D435]" office:value-type="float" office:value="0">
            <text:p>0</text:p>
          </table:table-cell>
          <table:table-cell table:style-name="ce16" table:formula="of:=IF([.C435]=100;([.$F$3])*([.E435]-[.$E$3])+[.$E$3];((1-[.E435])*[.$G$3])+[.E435])" office:value-type="float" office:value="1">
            <text:p>1.0000000</text:p>
          </table:table-cell>
          <table:table-cell table:style-name="ce20" table:formula="of:=IF([.C435]=100;([.$J$3])*([.F435]-[.$I$3])+[.$I$3];([.$H$3]-[.F435])*[.$K$3]+[.F43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31">
            <text:p>431</text:p>
          </table:table-cell>
          <table:table-cell table:style-name="ce5" table:formula="of:=+(IF([.B436]&gt;[.C436]; [.$C$3]; ([.B436]+([.D436]*[.$B$3]))*0.5))" office:value-type="float" office:value="-2.86424959380069E-093">
            <text:p>0.0</text:p>
          </table:table-cell>
          <table:table-cell table:style-name="ce10" table:formula="of:=+(IF([.B436]&gt;[.C436];[.$D$3];(([.C436]-[.E436])*[.F436])+[.E436]))" office:value-type="float" office:value="1">
            <text:p>1.00000</text:p>
          </table:table-cell>
          <table:table-cell table:style-name="ce13" office:value-type="float" office:value="0">
            <text:p>0</text:p>
          </table:table-cell>
          <table:table-cell table:style-name="ce16" table:formula="of:=IF([.C436]=100;([.$F$3])*([.E436]-[.$E$3])+[.$E$3];((1-[.E436])*[.$G$3])+[.E436])" office:value-type="float" office:value="1">
            <text:p>1.0000000</text:p>
          </table:table-cell>
          <table:table-cell table:style-name="ce20" table:formula="of:=IF([.C436]=100;([.$J$3])*([.F436]-[.$I$3])+[.$I$3];([.$H$3]-[.F436])*[.$K$3]+[.F43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32">
            <text:p>432</text:p>
          </table:table-cell>
          <table:table-cell table:style-name="ce5" table:formula="of:=+(IF([.B437]&gt;[.C437]; [.$C$3]; ([.B437]+([.D437]*[.$B$3]))*0.5))" office:value-type="float" office:value="-1.43212479690034E-093">
            <text:p>0.0</text:p>
          </table:table-cell>
          <table:table-cell table:style-name="ce10" table:formula="of:=+(IF([.B437]&gt;[.C437];[.$D$3];(([.C437]-[.E437])*[.F437])+[.E437]))" office:value-type="float" office:value="1">
            <text:p>1.00000</text:p>
          </table:table-cell>
          <table:table-cell table:style-name="ce13" table:formula="of:=+[.D437]" office:value-type="float" office:value="0">
            <text:p>0</text:p>
          </table:table-cell>
          <table:table-cell table:style-name="ce16" table:formula="of:=IF([.C437]=100;([.$F$3])*([.E437]-[.$E$3])+[.$E$3];((1-[.E437])*[.$G$3])+[.E437])" office:value-type="float" office:value="1">
            <text:p>1.0000000</text:p>
          </table:table-cell>
          <table:table-cell table:style-name="ce20" table:formula="of:=IF([.C437]=100;([.$J$3])*([.F437]-[.$I$3])+[.$I$3];([.$H$3]-[.F437])*[.$K$3]+[.F43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33">
            <text:p>433</text:p>
          </table:table-cell>
          <table:table-cell table:style-name="ce5" table:formula="of:=+(IF([.B438]&gt;[.C438]; [.$C$3]; ([.B438]+([.D438]*[.$B$3]))*0.5))" office:value-type="float" office:value="-7.16062398450172E-094">
            <text:p>0.0</text:p>
          </table:table-cell>
          <table:table-cell table:style-name="ce10" table:formula="of:=+(IF([.B438]&gt;[.C438];[.$D$3];(([.C438]-[.E438])*[.F438])+[.E438]))" office:value-type="float" office:value="1">
            <text:p>1.00000</text:p>
          </table:table-cell>
          <table:table-cell table:style-name="ce13" table:formula="of:=+[.D438]" office:value-type="float" office:value="0">
            <text:p>0</text:p>
          </table:table-cell>
          <table:table-cell table:style-name="ce16" table:formula="of:=IF([.C438]=100;([.$F$3])*([.E438]-[.$E$3])+[.$E$3];((1-[.E438])*[.$G$3])+[.E438])" office:value-type="float" office:value="1">
            <text:p>1.0000000</text:p>
          </table:table-cell>
          <table:table-cell table:style-name="ce20" table:formula="of:=IF([.C438]=100;([.$J$3])*([.F438]-[.$I$3])+[.$I$3];([.$H$3]-[.F438])*[.$K$3]+[.F43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34">
            <text:p>434</text:p>
          </table:table-cell>
          <table:table-cell table:style-name="ce5" table:formula="of:=+(IF([.B439]&gt;[.C439]; [.$C$3]; ([.B439]+([.D439]*[.$B$3]))*0.5))" office:value-type="float" office:value="-3.58031199225086E-094">
            <text:p>0.0</text:p>
          </table:table-cell>
          <table:table-cell table:style-name="ce10" table:formula="of:=+(IF([.B439]&gt;[.C439];[.$D$3];(([.C439]-[.E439])*[.F439])+[.E439]))" office:value-type="float" office:value="1">
            <text:p>1.00000</text:p>
          </table:table-cell>
          <table:table-cell table:style-name="ce13" table:formula="of:=+[.D439]" office:value-type="float" office:value="0">
            <text:p>0</text:p>
          </table:table-cell>
          <table:table-cell table:style-name="ce16" table:formula="of:=IF([.C439]=100;([.$F$3])*([.E439]-[.$E$3])+[.$E$3];((1-[.E439])*[.$G$3])+[.E439])" office:value-type="float" office:value="1">
            <text:p>1.0000000</text:p>
          </table:table-cell>
          <table:table-cell table:style-name="ce20" table:formula="of:=IF([.C439]=100;([.$J$3])*([.F439]-[.$I$3])+[.$I$3];([.$H$3]-[.F439])*[.$K$3]+[.F43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35">
            <text:p>435</text:p>
          </table:table-cell>
          <table:table-cell table:style-name="ce5" table:formula="of:=+(IF([.B440]&gt;[.C440]; [.$C$3]; ([.B440]+([.D440]*[.$B$3]))*0.5))" office:value-type="float" office:value="-1.79015599612543E-094">
            <text:p>0.0</text:p>
          </table:table-cell>
          <table:table-cell table:style-name="ce10" table:formula="of:=+(IF([.B440]&gt;[.C440];[.$D$3];(([.C440]-[.E440])*[.F440])+[.E440]))" office:value-type="float" office:value="1">
            <text:p>1.00000</text:p>
          </table:table-cell>
          <table:table-cell table:style-name="ce13" table:formula="of:=+[.D440]" office:value-type="float" office:value="0">
            <text:p>0</text:p>
          </table:table-cell>
          <table:table-cell table:style-name="ce16" table:formula="of:=IF([.C440]=100;([.$F$3])*([.E440]-[.$E$3])+[.$E$3];((1-[.E440])*[.$G$3])+[.E440])" office:value-type="float" office:value="1">
            <text:p>1.0000000</text:p>
          </table:table-cell>
          <table:table-cell table:style-name="ce20" table:formula="of:=IF([.C440]=100;([.$J$3])*([.F440]-[.$I$3])+[.$I$3];([.$H$3]-[.F440])*[.$K$3]+[.F44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36">
            <text:p>436</text:p>
          </table:table-cell>
          <table:table-cell table:style-name="ce5" table:formula="of:=+(IF([.B441]&gt;[.C441]; [.$C$3]; ([.B441]+([.D441]*[.$B$3]))*0.5))" office:value-type="float" office:value="-8.95077998062715E-095">
            <text:p>0.0</text:p>
          </table:table-cell>
          <table:table-cell table:style-name="ce10" table:formula="of:=+(IF([.B441]&gt;[.C441];[.$D$3];(([.C441]-[.E441])*[.F441])+[.E441]))" office:value-type="float" office:value="1">
            <text:p>1.00000</text:p>
          </table:table-cell>
          <table:table-cell table:style-name="ce13" table:formula="of:=+[.D441]" office:value-type="float" office:value="0">
            <text:p>0</text:p>
          </table:table-cell>
          <table:table-cell table:style-name="ce16" table:formula="of:=IF([.C441]=100;([.$F$3])*([.E441]-[.$E$3])+[.$E$3];((1-[.E441])*[.$G$3])+[.E441])" office:value-type="float" office:value="1">
            <text:p>1.0000000</text:p>
          </table:table-cell>
          <table:table-cell table:style-name="ce20" table:formula="of:=IF([.C441]=100;([.$J$3])*([.F441]-[.$I$3])+[.$I$3];([.$H$3]-[.F441])*[.$K$3]+[.F44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37">
            <text:p>437</text:p>
          </table:table-cell>
          <table:table-cell table:style-name="ce5" table:formula="of:=+(IF([.B442]&gt;[.C442]; [.$C$3]; ([.B442]+([.D442]*[.$B$3]))*0.5))" office:value-type="float" office:value="-4.47538999031357E-095">
            <text:p>0.0</text:p>
          </table:table-cell>
          <table:table-cell table:style-name="ce10" table:formula="of:=+(IF([.B442]&gt;[.C442];[.$D$3];(([.C442]-[.E442])*[.F442])+[.E442]))" office:value-type="float" office:value="1">
            <text:p>1.00000</text:p>
          </table:table-cell>
          <table:table-cell table:style-name="ce13" table:formula="of:=+[.D442]" office:value-type="float" office:value="0">
            <text:p>0</text:p>
          </table:table-cell>
          <table:table-cell table:style-name="ce16" table:formula="of:=IF([.C442]=100;([.$F$3])*([.E442]-[.$E$3])+[.$E$3];((1-[.E442])*[.$G$3])+[.E442])" office:value-type="float" office:value="1">
            <text:p>1.0000000</text:p>
          </table:table-cell>
          <table:table-cell table:style-name="ce20" table:formula="of:=IF([.C442]=100;([.$J$3])*([.F442]-[.$I$3])+[.$I$3];([.$H$3]-[.F442])*[.$K$3]+[.F44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38">
            <text:p>438</text:p>
          </table:table-cell>
          <table:table-cell table:style-name="ce5" table:formula="of:=+(IF([.B443]&gt;[.C443]; [.$C$3]; ([.B443]+([.D443]*[.$B$3]))*0.5))" office:value-type="float" office:value="-2.23769499515679E-095">
            <text:p>0.0</text:p>
          </table:table-cell>
          <table:table-cell table:style-name="ce10" table:formula="of:=+(IF([.B443]&gt;[.C443];[.$D$3];(([.C443]-[.E443])*[.F443])+[.E443]))" office:value-type="float" office:value="1">
            <text:p>1.00000</text:p>
          </table:table-cell>
          <table:table-cell table:style-name="ce13" table:formula="of:=+[.D443]" office:value-type="float" office:value="0">
            <text:p>0</text:p>
          </table:table-cell>
          <table:table-cell table:style-name="ce16" table:formula="of:=IF([.C443]=100;([.$F$3])*([.E443]-[.$E$3])+[.$E$3];((1-[.E443])*[.$G$3])+[.E443])" office:value-type="float" office:value="1">
            <text:p>1.0000000</text:p>
          </table:table-cell>
          <table:table-cell table:style-name="ce20" table:formula="of:=IF([.C443]=100;([.$J$3])*([.F443]-[.$I$3])+[.$I$3];([.$H$3]-[.F443])*[.$K$3]+[.F44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39">
            <text:p>439</text:p>
          </table:table-cell>
          <table:table-cell table:style-name="ce5" table:formula="of:=+(IF([.B444]&gt;[.C444]; [.$C$3]; ([.B444]+([.D444]*[.$B$3]))*0.5))" office:value-type="float" office:value="-1.11884749757839E-095">
            <text:p>0.0</text:p>
          </table:table-cell>
          <table:table-cell table:style-name="ce10" table:formula="of:=+(IF([.B444]&gt;[.C444];[.$D$3];(([.C444]-[.E444])*[.F444])+[.E444]))" office:value-type="float" office:value="1">
            <text:p>1.00000</text:p>
          </table:table-cell>
          <table:table-cell table:style-name="ce13" table:formula="of:=+[.D444]" office:value-type="float" office:value="0">
            <text:p>0</text:p>
          </table:table-cell>
          <table:table-cell table:style-name="ce16" table:formula="of:=IF([.C444]=100;([.$F$3])*([.E444]-[.$E$3])+[.$E$3];((1-[.E444])*[.$G$3])+[.E444])" office:value-type="float" office:value="1">
            <text:p>1.0000000</text:p>
          </table:table-cell>
          <table:table-cell table:style-name="ce20" table:formula="of:=IF([.C444]=100;([.$J$3])*([.F444]-[.$I$3])+[.$I$3];([.$H$3]-[.F444])*[.$K$3]+[.F44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40">
            <text:p>440</text:p>
          </table:table-cell>
          <table:table-cell table:style-name="ce5" table:formula="of:=+(IF([.B445]&gt;[.C445]; [.$C$3]; ([.B445]+([.D445]*[.$B$3]))*0.5))" office:value-type="float" office:value="-5.59423748789197E-096">
            <text:p>0.0</text:p>
          </table:table-cell>
          <table:table-cell table:style-name="ce10" table:formula="of:=+(IF([.B445]&gt;[.C445];[.$D$3];(([.C445]-[.E445])*[.F445])+[.E445]))" office:value-type="float" office:value="1">
            <text:p>1.00000</text:p>
          </table:table-cell>
          <table:table-cell table:style-name="ce13" table:formula="of:=+[.D445]" office:value-type="float" office:value="0">
            <text:p>0</text:p>
          </table:table-cell>
          <table:table-cell table:style-name="ce16" table:formula="of:=IF([.C445]=100;([.$F$3])*([.E445]-[.$E$3])+[.$E$3];((1-[.E445])*[.$G$3])+[.E445])" office:value-type="float" office:value="1">
            <text:p>1.0000000</text:p>
          </table:table-cell>
          <table:table-cell table:style-name="ce20" table:formula="of:=IF([.C445]=100;([.$J$3])*([.F445]-[.$I$3])+[.$I$3];([.$H$3]-[.F445])*[.$K$3]+[.F44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41">
            <text:p>441</text:p>
          </table:table-cell>
          <table:table-cell table:style-name="ce5" table:formula="of:=+(IF([.B446]&gt;[.C446]; [.$C$3]; ([.B446]+([.D446]*[.$B$3]))*0.5))" office:value-type="float" office:value="-2.79711874394598E-096">
            <text:p>0.0</text:p>
          </table:table-cell>
          <table:table-cell table:style-name="ce10" table:formula="of:=+(IF([.B446]&gt;[.C446];[.$D$3];(([.C446]-[.E446])*[.F446])+[.E446]))" office:value-type="float" office:value="1">
            <text:p>1.00000</text:p>
          </table:table-cell>
          <table:table-cell table:style-name="ce13" table:formula="of:=+[.D446]" office:value-type="float" office:value="0">
            <text:p>0</text:p>
          </table:table-cell>
          <table:table-cell table:style-name="ce16" table:formula="of:=IF([.C446]=100;([.$F$3])*([.E446]-[.$E$3])+[.$E$3];((1-[.E446])*[.$G$3])+[.E446])" office:value-type="float" office:value="1">
            <text:p>1.0000000</text:p>
          </table:table-cell>
          <table:table-cell table:style-name="ce20" table:formula="of:=IF([.C446]=100;([.$J$3])*([.F446]-[.$I$3])+[.$I$3];([.$H$3]-[.F446])*[.$K$3]+[.F44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42">
            <text:p>442</text:p>
          </table:table-cell>
          <table:table-cell table:style-name="ce5" table:formula="of:=+(IF([.B447]&gt;[.C447]; [.$C$3]; ([.B447]+([.D447]*[.$B$3]))*0.5))" office:value-type="float" office:value="-1.39855937197299E-096">
            <text:p>0.0</text:p>
          </table:table-cell>
          <table:table-cell table:style-name="ce10" table:formula="of:=+(IF([.B447]&gt;[.C447];[.$D$3];(([.C447]-[.E447])*[.F447])+[.E447]))" office:value-type="float" office:value="1">
            <text:p>1.00000</text:p>
          </table:table-cell>
          <table:table-cell table:style-name="ce13" table:formula="of:=+[.D447]" office:value-type="float" office:value="0">
            <text:p>0</text:p>
          </table:table-cell>
          <table:table-cell table:style-name="ce16" table:formula="of:=IF([.C447]=100;([.$F$3])*([.E447]-[.$E$3])+[.$E$3];((1-[.E447])*[.$G$3])+[.E447])" office:value-type="float" office:value="1">
            <text:p>1.0000000</text:p>
          </table:table-cell>
          <table:table-cell table:style-name="ce20" table:formula="of:=IF([.C447]=100;([.$J$3])*([.F447]-[.$I$3])+[.$I$3];([.$H$3]-[.F447])*[.$K$3]+[.F44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43">
            <text:p>443</text:p>
          </table:table-cell>
          <table:table-cell table:style-name="ce5" table:formula="of:=+(IF([.B448]&gt;[.C448]; [.$C$3]; ([.B448]+([.D448]*[.$B$3]))*0.5))" office:value-type="float" office:value="-6.99279685986496E-097">
            <text:p>0.0</text:p>
          </table:table-cell>
          <table:table-cell table:style-name="ce10" table:formula="of:=+(IF([.B448]&gt;[.C448];[.$D$3];(([.C448]-[.E448])*[.F448])+[.E448]))" office:value-type="float" office:value="1">
            <text:p>1.00000</text:p>
          </table:table-cell>
          <table:table-cell table:style-name="ce13" table:formula="of:=+[.D448]" office:value-type="float" office:value="0">
            <text:p>0</text:p>
          </table:table-cell>
          <table:table-cell table:style-name="ce16" table:formula="of:=IF([.C448]=100;([.$F$3])*([.E448]-[.$E$3])+[.$E$3];((1-[.E448])*[.$G$3])+[.E448])" office:value-type="float" office:value="1">
            <text:p>1.0000000</text:p>
          </table:table-cell>
          <table:table-cell table:style-name="ce20" table:formula="of:=IF([.C448]=100;([.$J$3])*([.F448]-[.$I$3])+[.$I$3];([.$H$3]-[.F448])*[.$K$3]+[.F44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44">
            <text:p>444</text:p>
          </table:table-cell>
          <table:table-cell table:style-name="ce5" table:formula="of:=+(IF([.B449]&gt;[.C449]; [.$C$3]; ([.B449]+([.D449]*[.$B$3]))*0.5))" office:value-type="float" office:value="-3.49639842993248E-097">
            <text:p>0.0</text:p>
          </table:table-cell>
          <table:table-cell table:style-name="ce10" table:formula="of:=+(IF([.B449]&gt;[.C449];[.$D$3];(([.C449]-[.E449])*[.F449])+[.E449]))" office:value-type="float" office:value="1">
            <text:p>1.00000</text:p>
          </table:table-cell>
          <table:table-cell table:style-name="ce13" table:formula="of:=+[.D449]" office:value-type="float" office:value="0">
            <text:p>0</text:p>
          </table:table-cell>
          <table:table-cell table:style-name="ce16" table:formula="of:=IF([.C449]=100;([.$F$3])*([.E449]-[.$E$3])+[.$E$3];((1-[.E449])*[.$G$3])+[.E449])" office:value-type="float" office:value="1">
            <text:p>1.0000000</text:p>
          </table:table-cell>
          <table:table-cell table:style-name="ce20" table:formula="of:=IF([.C449]=100;([.$J$3])*([.F449]-[.$I$3])+[.$I$3];([.$H$3]-[.F449])*[.$K$3]+[.F44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45">
            <text:p>445</text:p>
          </table:table-cell>
          <table:table-cell table:style-name="ce5" table:formula="of:=+(IF([.B450]&gt;[.C450]; [.$C$3]; ([.B450]+([.D450]*[.$B$3]))*0.5))" office:value-type="float" office:value="-1.74819921496624E-097">
            <text:p>0.0</text:p>
          </table:table-cell>
          <table:table-cell table:style-name="ce10" table:formula="of:=+(IF([.B450]&gt;[.C450];[.$D$3];(([.C450]-[.E450])*[.F450])+[.E450]))" office:value-type="float" office:value="1">
            <text:p>1.00000</text:p>
          </table:table-cell>
          <table:table-cell table:style-name="ce13" table:formula="of:=+[.D450]" office:value-type="float" office:value="0">
            <text:p>0</text:p>
          </table:table-cell>
          <table:table-cell table:style-name="ce16" table:formula="of:=IF([.C450]=100;([.$F$3])*([.E450]-[.$E$3])+[.$E$3];((1-[.E450])*[.$G$3])+[.E450])" office:value-type="float" office:value="1">
            <text:p>1.0000000</text:p>
          </table:table-cell>
          <table:table-cell table:style-name="ce20" table:formula="of:=IF([.C450]=100;([.$J$3])*([.F450]-[.$I$3])+[.$I$3];([.$H$3]-[.F450])*[.$K$3]+[.F45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46">
            <text:p>446</text:p>
          </table:table-cell>
          <table:table-cell table:style-name="ce5" table:formula="of:=+(IF([.B451]&gt;[.C451]; [.$C$3]; ([.B451]+([.D451]*[.$B$3]))*0.5))" office:value-type="float" office:value="-8.7409960748312E-098">
            <text:p>0.0</text:p>
          </table:table-cell>
          <table:table-cell table:style-name="ce10" table:formula="of:=+(IF([.B451]&gt;[.C451];[.$D$3];(([.C451]-[.E451])*[.F451])+[.E451]))" office:value-type="float" office:value="1">
            <text:p>1.00000</text:p>
          </table:table-cell>
          <table:table-cell table:style-name="ce13" table:formula="of:=+[.D451]" office:value-type="float" office:value="0">
            <text:p>0</text:p>
          </table:table-cell>
          <table:table-cell table:style-name="ce16" table:formula="of:=IF([.C451]=100;([.$F$3])*([.E451]-[.$E$3])+[.$E$3];((1-[.E451])*[.$G$3])+[.E451])" office:value-type="float" office:value="1">
            <text:p>1.0000000</text:p>
          </table:table-cell>
          <table:table-cell table:style-name="ce20" table:formula="of:=IF([.C451]=100;([.$J$3])*([.F451]-[.$I$3])+[.$I$3];([.$H$3]-[.F451])*[.$K$3]+[.F45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47">
            <text:p>447</text:p>
          </table:table-cell>
          <table:table-cell table:style-name="ce5" table:formula="of:=+(IF([.B452]&gt;[.C452]; [.$C$3]; ([.B452]+([.D452]*[.$B$3]))*0.5))" office:value-type="float" office:value="-4.3704980374156E-098">
            <text:p>0.0</text:p>
          </table:table-cell>
          <table:table-cell table:style-name="ce10" table:formula="of:=+(IF([.B452]&gt;[.C452];[.$D$3];(([.C452]-[.E452])*[.F452])+[.E452]))" office:value-type="float" office:value="1">
            <text:p>1.00000</text:p>
          </table:table-cell>
          <table:table-cell table:style-name="ce13" table:formula="of:=+[.D452]" office:value-type="float" office:value="0">
            <text:p>0</text:p>
          </table:table-cell>
          <table:table-cell table:style-name="ce16" table:formula="of:=IF([.C452]=100;([.$F$3])*([.E452]-[.$E$3])+[.$E$3];((1-[.E452])*[.$G$3])+[.E452])" office:value-type="float" office:value="1">
            <text:p>1.0000000</text:p>
          </table:table-cell>
          <table:table-cell table:style-name="ce20" table:formula="of:=IF([.C452]=100;([.$J$3])*([.F452]-[.$I$3])+[.$I$3];([.$H$3]-[.F452])*[.$K$3]+[.F45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48">
            <text:p>448</text:p>
          </table:table-cell>
          <table:table-cell table:style-name="ce5" table:formula="of:=+(IF([.B453]&gt;[.C453]; [.$C$3]; ([.B453]+([.D453]*[.$B$3]))*0.5))" office:value-type="float" office:value="-2.1852490187078E-098">
            <text:p>0.0</text:p>
          </table:table-cell>
          <table:table-cell table:style-name="ce10" table:formula="of:=+(IF([.B453]&gt;[.C453];[.$D$3];(([.C453]-[.E453])*[.F453])+[.E453]))" office:value-type="float" office:value="1">
            <text:p>1.00000</text:p>
          </table:table-cell>
          <table:table-cell table:style-name="ce13" table:formula="of:=+[.D453]" office:value-type="float" office:value="0">
            <text:p>0</text:p>
          </table:table-cell>
          <table:table-cell table:style-name="ce16" table:formula="of:=IF([.C453]=100;([.$F$3])*([.E453]-[.$E$3])+[.$E$3];((1-[.E453])*[.$G$3])+[.E453])" office:value-type="float" office:value="1">
            <text:p>1.0000000</text:p>
          </table:table-cell>
          <table:table-cell table:style-name="ce20" table:formula="of:=IF([.C453]=100;([.$J$3])*([.F453]-[.$I$3])+[.$I$3];([.$H$3]-[.F453])*[.$K$3]+[.F45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49">
            <text:p>449</text:p>
          </table:table-cell>
          <table:table-cell table:style-name="ce5" table:formula="of:=+(IF([.B454]&gt;[.C454]; [.$C$3]; ([.B454]+([.D454]*[.$B$3]))*0.5))" office:value-type="float" office:value="-1.0926245093539E-098">
            <text:p>0.0</text:p>
          </table:table-cell>
          <table:table-cell table:style-name="ce10" table:formula="of:=+(IF([.B454]&gt;[.C454];[.$D$3];(([.C454]-[.E454])*[.F454])+[.E454]))" office:value-type="float" office:value="1">
            <text:p>1.00000</text:p>
          </table:table-cell>
          <table:table-cell table:style-name="ce13" table:formula="of:=+[.D454]" office:value-type="float" office:value="0">
            <text:p>0</text:p>
          </table:table-cell>
          <table:table-cell table:style-name="ce16" table:formula="of:=IF([.C454]=100;([.$F$3])*([.E454]-[.$E$3])+[.$E$3];((1-[.E454])*[.$G$3])+[.E454])" office:value-type="float" office:value="1">
            <text:p>1.0000000</text:p>
          </table:table-cell>
          <table:table-cell table:style-name="ce20" table:formula="of:=IF([.C454]=100;([.$J$3])*([.F454]-[.$I$3])+[.$I$3];([.$H$3]-[.F454])*[.$K$3]+[.F45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50">
            <text:p>450</text:p>
          </table:table-cell>
          <table:table-cell table:style-name="ce5" table:formula="of:=+(IF([.B455]&gt;[.C455]; [.$C$3]; ([.B455]+([.D455]*[.$B$3]))*0.5))" office:value-type="float" office:value="-5.4631225467695E-099">
            <text:p>0.0</text:p>
          </table:table-cell>
          <table:table-cell table:style-name="ce10" table:formula="of:=+(IF([.B455]&gt;[.C455];[.$D$3];(([.C455]-[.E455])*[.F455])+[.E455]))" office:value-type="float" office:value="1">
            <text:p>1.00000</text:p>
          </table:table-cell>
          <table:table-cell table:style-name="ce13" table:formula="of:=+[.D455]" office:value-type="float" office:value="0">
            <text:p>0</text:p>
          </table:table-cell>
          <table:table-cell table:style-name="ce16" table:formula="of:=IF([.C455]=100;([.$F$3])*([.E455]-[.$E$3])+[.$E$3];((1-[.E455])*[.$G$3])+[.E455])" office:value-type="float" office:value="1">
            <text:p>1.0000000</text:p>
          </table:table-cell>
          <table:table-cell table:style-name="ce20" table:formula="of:=IF([.C455]=100;([.$J$3])*([.F455]-[.$I$3])+[.$I$3];([.$H$3]-[.F455])*[.$K$3]+[.F45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51">
            <text:p>451</text:p>
          </table:table-cell>
          <table:table-cell table:style-name="ce5" table:formula="of:=+(IF([.B456]&gt;[.C456]; [.$C$3]; ([.B456]+([.D456]*[.$B$3]))*0.5))" office:value-type="float" office:value="-2.73156127338475E-099">
            <text:p>0.0</text:p>
          </table:table-cell>
          <table:table-cell table:style-name="ce10" table:formula="of:=+(IF([.B456]&gt;[.C456];[.$D$3];(([.C456]-[.E456])*[.F456])+[.E456]))" office:value-type="float" office:value="1">
            <text:p>1.00000</text:p>
          </table:table-cell>
          <table:table-cell table:style-name="ce13" table:formula="of:=+[.D456]" office:value-type="float" office:value="0">
            <text:p>0</text:p>
          </table:table-cell>
          <table:table-cell table:style-name="ce16" table:formula="of:=IF([.C456]=100;([.$F$3])*([.E456]-[.$E$3])+[.$E$3];((1-[.E456])*[.$G$3])+[.E456])" office:value-type="float" office:value="1">
            <text:p>1.0000000</text:p>
          </table:table-cell>
          <table:table-cell table:style-name="ce20" table:formula="of:=IF([.C456]=100;([.$J$3])*([.F456]-[.$I$3])+[.$I$3];([.$H$3]-[.F456])*[.$K$3]+[.F45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52">
            <text:p>452</text:p>
          </table:table-cell>
          <table:table-cell table:style-name="ce5" table:formula="of:=+(IF([.B457]&gt;[.C457]; [.$C$3]; ([.B457]+([.D457]*[.$B$3]))*0.5))" office:value-type="float" office:value="-1.36578063669237E-099">
            <text:p>0.0</text:p>
          </table:table-cell>
          <table:table-cell table:style-name="ce10" table:formula="of:=+(IF([.B457]&gt;[.C457];[.$D$3];(([.C457]-[.E457])*[.F457])+[.E457]))" office:value-type="float" office:value="1">
            <text:p>1.00000</text:p>
          </table:table-cell>
          <table:table-cell table:style-name="ce13" table:formula="of:=+[.D457]" office:value-type="float" office:value="0">
            <text:p>0</text:p>
          </table:table-cell>
          <table:table-cell table:style-name="ce16" table:formula="of:=IF([.C457]=100;([.$F$3])*([.E457]-[.$E$3])+[.$E$3];((1-[.E457])*[.$G$3])+[.E457])" office:value-type="float" office:value="1">
            <text:p>1.0000000</text:p>
          </table:table-cell>
          <table:table-cell table:style-name="ce20" table:formula="of:=IF([.C457]=100;([.$J$3])*([.F457]-[.$I$3])+[.$I$3];([.$H$3]-[.F457])*[.$K$3]+[.F45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53">
            <text:p>453</text:p>
          </table:table-cell>
          <table:table-cell table:style-name="ce5" table:formula="of:=+(IF([.B458]&gt;[.C458]; [.$C$3]; ([.B458]+([.D458]*[.$B$3]))*0.5))" office:value-type="float" office:value="-6.82890318346187E-100">
            <text:p>0.0</text:p>
          </table:table-cell>
          <table:table-cell table:style-name="ce10" table:formula="of:=+(IF([.B458]&gt;[.C458];[.$D$3];(([.C458]-[.E458])*[.F458])+[.E458]))" office:value-type="float" office:value="1">
            <text:p>1.00000</text:p>
          </table:table-cell>
          <table:table-cell table:style-name="ce13" table:formula="of:=+[.D458]" office:value-type="float" office:value="0">
            <text:p>0</text:p>
          </table:table-cell>
          <table:table-cell table:style-name="ce16" table:formula="of:=IF([.C458]=100;([.$F$3])*([.E458]-[.$E$3])+[.$E$3];((1-[.E458])*[.$G$3])+[.E458])" office:value-type="float" office:value="1">
            <text:p>1.0000000</text:p>
          </table:table-cell>
          <table:table-cell table:style-name="ce20" table:formula="of:=IF([.C458]=100;([.$J$3])*([.F458]-[.$I$3])+[.$I$3];([.$H$3]-[.F458])*[.$K$3]+[.F45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54">
            <text:p>454</text:p>
          </table:table-cell>
          <table:table-cell table:style-name="ce5" table:formula="of:=+(IF([.B459]&gt;[.C459]; [.$C$3]; ([.B459]+([.D459]*[.$B$3]))*0.5))" office:value-type="float" office:value="-3.41445159173094E-100">
            <text:p>0.0</text:p>
          </table:table-cell>
          <table:table-cell table:style-name="ce10" table:formula="of:=+(IF([.B459]&gt;[.C459];[.$D$3];(([.C459]-[.E459])*[.F459])+[.E459]))" office:value-type="float" office:value="1">
            <text:p>1.00000</text:p>
          </table:table-cell>
          <table:table-cell table:style-name="ce13" table:formula="of:=+[.D459]" office:value-type="float" office:value="0">
            <text:p>0</text:p>
          </table:table-cell>
          <table:table-cell table:style-name="ce16" table:formula="of:=IF([.C459]=100;([.$F$3])*([.E459]-[.$E$3])+[.$E$3];((1-[.E459])*[.$G$3])+[.E459])" office:value-type="float" office:value="1">
            <text:p>1.0000000</text:p>
          </table:table-cell>
          <table:table-cell table:style-name="ce20" table:formula="of:=IF([.C459]=100;([.$J$3])*([.F459]-[.$I$3])+[.$I$3];([.$H$3]-[.F459])*[.$K$3]+[.F45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55">
            <text:p>455</text:p>
          </table:table-cell>
          <table:table-cell table:style-name="ce5" table:formula="of:=+(IF([.B460]&gt;[.C460]; [.$C$3]; ([.B460]+([.D460]*[.$B$3]))*0.5))" office:value-type="float" office:value="-1.70722579586547E-100">
            <text:p>0.0</text:p>
          </table:table-cell>
          <table:table-cell table:style-name="ce10" table:formula="of:=+(IF([.B460]&gt;[.C460];[.$D$3];(([.C460]-[.E460])*[.F460])+[.E460]))" office:value-type="float" office:value="1">
            <text:p>1.00000</text:p>
          </table:table-cell>
          <table:table-cell table:style-name="ce13" table:formula="of:=+[.D460]" office:value-type="float" office:value="0">
            <text:p>0</text:p>
          </table:table-cell>
          <table:table-cell table:style-name="ce16" table:formula="of:=IF([.C460]=100;([.$F$3])*([.E460]-[.$E$3])+[.$E$3];((1-[.E460])*[.$G$3])+[.E460])" office:value-type="float" office:value="1">
            <text:p>1.0000000</text:p>
          </table:table-cell>
          <table:table-cell table:style-name="ce20" table:formula="of:=IF([.C460]=100;([.$J$3])*([.F460]-[.$I$3])+[.$I$3];([.$H$3]-[.F460])*[.$K$3]+[.F46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56">
            <text:p>456</text:p>
          </table:table-cell>
          <table:table-cell table:style-name="ce5" table:formula="of:=+(IF([.B461]&gt;[.C461]; [.$C$3]; ([.B461]+([.D461]*[.$B$3]))*0.5))" office:value-type="float" office:value="-8.53612897932734E-101">
            <text:p>0.0</text:p>
          </table:table-cell>
          <table:table-cell table:style-name="ce10" table:formula="of:=+(IF([.B461]&gt;[.C461];[.$D$3];(([.C461]-[.E461])*[.F461])+[.E461]))" office:value-type="float" office:value="1">
            <text:p>1.00000</text:p>
          </table:table-cell>
          <table:table-cell table:style-name="ce13" table:formula="of:=+[.D461]" office:value-type="float" office:value="0">
            <text:p>0</text:p>
          </table:table-cell>
          <table:table-cell table:style-name="ce16" table:formula="of:=IF([.C461]=100;([.$F$3])*([.E461]-[.$E$3])+[.$E$3];((1-[.E461])*[.$G$3])+[.E461])" office:value-type="float" office:value="1">
            <text:p>1.0000000</text:p>
          </table:table-cell>
          <table:table-cell table:style-name="ce20" table:formula="of:=IF([.C461]=100;([.$J$3])*([.F461]-[.$I$3])+[.$I$3];([.$H$3]-[.F461])*[.$K$3]+[.F46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57">
            <text:p>457</text:p>
          </table:table-cell>
          <table:table-cell table:style-name="ce5" table:formula="of:=+(IF([.B462]&gt;[.C462]; [.$C$3]; ([.B462]+([.D462]*[.$B$3]))*0.5))" office:value-type="float" office:value="-4.26806448966367E-101">
            <text:p>0.0</text:p>
          </table:table-cell>
          <table:table-cell table:style-name="ce10" table:formula="of:=+(IF([.B462]&gt;[.C462];[.$D$3];(([.C462]-[.E462])*[.F462])+[.E462]))" office:value-type="float" office:value="1">
            <text:p>1.00000</text:p>
          </table:table-cell>
          <table:table-cell table:style-name="ce13" table:formula="of:=+[.D462]" office:value-type="float" office:value="0">
            <text:p>0</text:p>
          </table:table-cell>
          <table:table-cell table:style-name="ce16" table:formula="of:=IF([.C462]=100;([.$F$3])*([.E462]-[.$E$3])+[.$E$3];((1-[.E462])*[.$G$3])+[.E462])" office:value-type="float" office:value="1">
            <text:p>1.0000000</text:p>
          </table:table-cell>
          <table:table-cell table:style-name="ce20" table:formula="of:=IF([.C462]=100;([.$J$3])*([.F462]-[.$I$3])+[.$I$3];([.$H$3]-[.F462])*[.$K$3]+[.F46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58">
            <text:p>458</text:p>
          </table:table-cell>
          <table:table-cell table:style-name="ce5" table:formula="of:=+(IF([.B463]&gt;[.C463]; [.$C$3]; ([.B463]+([.D463]*[.$B$3]))*0.5))" office:value-type="float" office:value="-2.13403224483184E-101">
            <text:p>0.0</text:p>
          </table:table-cell>
          <table:table-cell table:style-name="ce10" table:formula="of:=+(IF([.B463]&gt;[.C463];[.$D$3];(([.C463]-[.E463])*[.F463])+[.E463]))" office:value-type="float" office:value="1">
            <text:p>1.00000</text:p>
          </table:table-cell>
          <table:table-cell table:style-name="ce13" table:formula="of:=+[.D463]" office:value-type="float" office:value="0">
            <text:p>0</text:p>
          </table:table-cell>
          <table:table-cell table:style-name="ce16" table:formula="of:=IF([.C463]=100;([.$F$3])*([.E463]-[.$E$3])+[.$E$3];((1-[.E463])*[.$G$3])+[.E463])" office:value-type="float" office:value="1">
            <text:p>1.0000000</text:p>
          </table:table-cell>
          <table:table-cell table:style-name="ce20" table:formula="of:=IF([.C463]=100;([.$J$3])*([.F463]-[.$I$3])+[.$I$3];([.$H$3]-[.F463])*[.$K$3]+[.F46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59">
            <text:p>459</text:p>
          </table:table-cell>
          <table:table-cell table:style-name="ce5" table:formula="of:=+(IF([.B464]&gt;[.C464]; [.$C$3]; ([.B464]+([.D464]*[.$B$3]))*0.5))" office:value-type="float" office:value="-1.06701612241592E-101">
            <text:p>0.0</text:p>
          </table:table-cell>
          <table:table-cell table:style-name="ce10" table:formula="of:=+(IF([.B464]&gt;[.C464];[.$D$3];(([.C464]-[.E464])*[.F464])+[.E464]))" office:value-type="float" office:value="1">
            <text:p>1.00000</text:p>
          </table:table-cell>
          <table:table-cell table:style-name="ce13" table:formula="of:=+[.D464]" office:value-type="float" office:value="0">
            <text:p>0</text:p>
          </table:table-cell>
          <table:table-cell table:style-name="ce16" table:formula="of:=IF([.C464]=100;([.$F$3])*([.E464]-[.$E$3])+[.$E$3];((1-[.E464])*[.$G$3])+[.E464])" office:value-type="float" office:value="1">
            <text:p>1.0000000</text:p>
          </table:table-cell>
          <table:table-cell table:style-name="ce20" table:formula="of:=IF([.C464]=100;([.$J$3])*([.F464]-[.$I$3])+[.$I$3];([.$H$3]-[.F464])*[.$K$3]+[.F46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60">
            <text:p>460</text:p>
          </table:table-cell>
          <table:table-cell table:style-name="ce5" table:formula="of:=+(IF([.B465]&gt;[.C465]; [.$C$3]; ([.B465]+([.D465]*[.$B$3]))*0.5))" office:value-type="float" office:value="-5.33508061207959E-102">
            <text:p>0.0</text:p>
          </table:table-cell>
          <table:table-cell table:style-name="ce10" table:formula="of:=+(IF([.B465]&gt;[.C465];[.$D$3];(([.C465]-[.E465])*[.F465])+[.E465]))" office:value-type="float" office:value="1">
            <text:p>1.00000</text:p>
          </table:table-cell>
          <table:table-cell table:style-name="ce13" table:formula="of:=+[.D465]" office:value-type="float" office:value="0">
            <text:p>0</text:p>
          </table:table-cell>
          <table:table-cell table:style-name="ce16" table:formula="of:=IF([.C465]=100;([.$F$3])*([.E465]-[.$E$3])+[.$E$3];((1-[.E465])*[.$G$3])+[.E465])" office:value-type="float" office:value="1">
            <text:p>1.0000000</text:p>
          </table:table-cell>
          <table:table-cell table:style-name="ce20" table:formula="of:=IF([.C465]=100;([.$J$3])*([.F465]-[.$I$3])+[.$I$3];([.$H$3]-[.F465])*[.$K$3]+[.F46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61">
            <text:p>461</text:p>
          </table:table-cell>
          <table:table-cell table:style-name="ce5" table:formula="of:=+(IF([.B466]&gt;[.C466]; [.$C$3]; ([.B466]+([.D466]*[.$B$3]))*0.5))" office:value-type="float" office:value="-2.66754030603979E-102">
            <text:p>0.0</text:p>
          </table:table-cell>
          <table:table-cell table:style-name="ce10" table:formula="of:=+(IF([.B466]&gt;[.C466];[.$D$3];(([.C466]-[.E466])*[.F466])+[.E466]))" office:value-type="float" office:value="1">
            <text:p>1.00000</text:p>
          </table:table-cell>
          <table:table-cell table:style-name="ce13" table:formula="of:=+[.D466]" office:value-type="float" office:value="0">
            <text:p>0</text:p>
          </table:table-cell>
          <table:table-cell table:style-name="ce16" table:formula="of:=IF([.C466]=100;([.$F$3])*([.E466]-[.$E$3])+[.$E$3];((1-[.E466])*[.$G$3])+[.E466])" office:value-type="float" office:value="1">
            <text:p>1.0000000</text:p>
          </table:table-cell>
          <table:table-cell table:style-name="ce20" table:formula="of:=IF([.C466]=100;([.$J$3])*([.F466]-[.$I$3])+[.$I$3];([.$H$3]-[.F466])*[.$K$3]+[.F46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62">
            <text:p>462</text:p>
          </table:table-cell>
          <table:table-cell table:style-name="ce5" table:formula="of:=+(IF([.B467]&gt;[.C467]; [.$C$3]; ([.B467]+([.D467]*[.$B$3]))*0.5))" office:value-type="float" office:value="-1.3337701530199E-102">
            <text:p>0.0</text:p>
          </table:table-cell>
          <table:table-cell table:style-name="ce10" table:formula="of:=+(IF([.B467]&gt;[.C467];[.$D$3];(([.C467]-[.E467])*[.F467])+[.E467]))" office:value-type="float" office:value="1">
            <text:p>1.00000</text:p>
          </table:table-cell>
          <table:table-cell table:style-name="ce13" table:formula="of:=+[.D467]" office:value-type="float" office:value="0">
            <text:p>0</text:p>
          </table:table-cell>
          <table:table-cell table:style-name="ce16" table:formula="of:=IF([.C467]=100;([.$F$3])*([.E467]-[.$E$3])+[.$E$3];((1-[.E467])*[.$G$3])+[.E467])" office:value-type="float" office:value="1">
            <text:p>1.0000000</text:p>
          </table:table-cell>
          <table:table-cell table:style-name="ce20" table:formula="of:=IF([.C467]=100;([.$J$3])*([.F467]-[.$I$3])+[.$I$3];([.$H$3]-[.F467])*[.$K$3]+[.F46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63">
            <text:p>463</text:p>
          </table:table-cell>
          <table:table-cell table:style-name="ce5" table:formula="of:=+(IF([.B468]&gt;[.C468]; [.$C$3]; ([.B468]+([.D468]*[.$B$3]))*0.5))" office:value-type="float" office:value="-6.66885076509949E-103">
            <text:p>0.0</text:p>
          </table:table-cell>
          <table:table-cell table:style-name="ce10" table:formula="of:=+(IF([.B468]&gt;[.C468];[.$D$3];(([.C468]-[.E468])*[.F468])+[.E468]))" office:value-type="float" office:value="1">
            <text:p>1.00000</text:p>
          </table:table-cell>
          <table:table-cell table:style-name="ce13" table:formula="of:=+[.D468]" office:value-type="float" office:value="0">
            <text:p>0</text:p>
          </table:table-cell>
          <table:table-cell table:style-name="ce16" table:formula="of:=IF([.C468]=100;([.$F$3])*([.E468]-[.$E$3])+[.$E$3];((1-[.E468])*[.$G$3])+[.E468])" office:value-type="float" office:value="1">
            <text:p>1.0000000</text:p>
          </table:table-cell>
          <table:table-cell table:style-name="ce20" table:formula="of:=IF([.C468]=100;([.$J$3])*([.F468]-[.$I$3])+[.$I$3];([.$H$3]-[.F468])*[.$K$3]+[.F46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64">
            <text:p>464</text:p>
          </table:table-cell>
          <table:table-cell table:style-name="ce5" table:formula="of:=+(IF([.B469]&gt;[.C469]; [.$C$3]; ([.B469]+([.D469]*[.$B$3]))*0.5))" office:value-type="float" office:value="-3.33442538254974E-103">
            <text:p>0.0</text:p>
          </table:table-cell>
          <table:table-cell table:style-name="ce10" table:formula="of:=+(IF([.B469]&gt;[.C469];[.$D$3];(([.C469]-[.E469])*[.F469])+[.E469]))" office:value-type="float" office:value="1">
            <text:p>1.00000</text:p>
          </table:table-cell>
          <table:table-cell table:style-name="ce13" table:formula="of:=+[.D469]" office:value-type="float" office:value="0">
            <text:p>0</text:p>
          </table:table-cell>
          <table:table-cell table:style-name="ce16" table:formula="of:=IF([.C469]=100;([.$F$3])*([.E469]-[.$E$3])+[.$E$3];((1-[.E469])*[.$G$3])+[.E469])" office:value-type="float" office:value="1">
            <text:p>1.0000000</text:p>
          </table:table-cell>
          <table:table-cell table:style-name="ce20" table:formula="of:=IF([.C469]=100;([.$J$3])*([.F469]-[.$I$3])+[.$I$3];([.$H$3]-[.F469])*[.$K$3]+[.F46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65">
            <text:p>465</text:p>
          </table:table-cell>
          <table:table-cell table:style-name="ce5" table:formula="of:=+(IF([.B470]&gt;[.C470]; [.$C$3]; ([.B470]+([.D470]*[.$B$3]))*0.5))" office:value-type="float" office:value="-1.66721269127487E-103">
            <text:p>0.0</text:p>
          </table:table-cell>
          <table:table-cell table:style-name="ce10" table:formula="of:=+(IF([.B470]&gt;[.C470];[.$D$3];(([.C470]-[.E470])*[.F470])+[.E470]))" office:value-type="float" office:value="1">
            <text:p>1.00000</text:p>
          </table:table-cell>
          <table:table-cell table:style-name="ce13" table:formula="of:=+[.D470]" office:value-type="float" office:value="0">
            <text:p>0</text:p>
          </table:table-cell>
          <table:table-cell table:style-name="ce16" table:formula="of:=IF([.C470]=100;([.$F$3])*([.E470]-[.$E$3])+[.$E$3];((1-[.E470])*[.$G$3])+[.E470])" office:value-type="float" office:value="1">
            <text:p>1.0000000</text:p>
          </table:table-cell>
          <table:table-cell table:style-name="ce20" table:formula="of:=IF([.C470]=100;([.$J$3])*([.F470]-[.$I$3])+[.$I$3];([.$H$3]-[.F470])*[.$K$3]+[.F47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66">
            <text:p>466</text:p>
          </table:table-cell>
          <table:table-cell table:style-name="ce5" table:formula="of:=+(IF([.B471]&gt;[.C471]; [.$C$3]; ([.B471]+([.D471]*[.$B$3]))*0.5))" office:value-type="float" office:value="-8.33606345637436E-104">
            <text:p>0.0</text:p>
          </table:table-cell>
          <table:table-cell table:style-name="ce10" table:formula="of:=+(IF([.B471]&gt;[.C471];[.$D$3];(([.C471]-[.E471])*[.F471])+[.E471]))" office:value-type="float" office:value="1">
            <text:p>1.00000</text:p>
          </table:table-cell>
          <table:table-cell table:style-name="ce13" table:formula="of:=+[.D471]" office:value-type="float" office:value="0">
            <text:p>0</text:p>
          </table:table-cell>
          <table:table-cell table:style-name="ce16" table:formula="of:=IF([.C471]=100;([.$F$3])*([.E471]-[.$E$3])+[.$E$3];((1-[.E471])*[.$G$3])+[.E471])" office:value-type="float" office:value="1">
            <text:p>1.0000000</text:p>
          </table:table-cell>
          <table:table-cell table:style-name="ce20" table:formula="of:=IF([.C471]=100;([.$J$3])*([.F471]-[.$I$3])+[.$I$3];([.$H$3]-[.F471])*[.$K$3]+[.F47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67">
            <text:p>467</text:p>
          </table:table-cell>
          <table:table-cell table:style-name="ce5" table:formula="of:=+(IF([.B472]&gt;[.C472]; [.$C$3]; ([.B472]+([.D472]*[.$B$3]))*0.5))" office:value-type="float" office:value="-4.16803172818718E-104">
            <text:p>0.0</text:p>
          </table:table-cell>
          <table:table-cell table:style-name="ce10" table:formula="of:=+(IF([.B472]&gt;[.C472];[.$D$3];(([.C472]-[.E472])*[.F472])+[.E472]))" office:value-type="float" office:value="1">
            <text:p>1.00000</text:p>
          </table:table-cell>
          <table:table-cell table:style-name="ce13" table:formula="of:=+[.D472]" office:value-type="float" office:value="0">
            <text:p>0</text:p>
          </table:table-cell>
          <table:table-cell table:style-name="ce16" table:formula="of:=IF([.C472]=100;([.$F$3])*([.E472]-[.$E$3])+[.$E$3];((1-[.E472])*[.$G$3])+[.E472])" office:value-type="float" office:value="1">
            <text:p>1.0000000</text:p>
          </table:table-cell>
          <table:table-cell table:style-name="ce20" table:formula="of:=IF([.C472]=100;([.$J$3])*([.F472]-[.$I$3])+[.$I$3];([.$H$3]-[.F472])*[.$K$3]+[.F47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68">
            <text:p>468</text:p>
          </table:table-cell>
          <table:table-cell table:style-name="ce5" table:formula="of:=+(IF([.B473]&gt;[.C473]; [.$C$3]; ([.B473]+([.D473]*[.$B$3]))*0.5))" office:value-type="float" office:value="-2.08401586409359E-104">
            <text:p>0.0</text:p>
          </table:table-cell>
          <table:table-cell table:style-name="ce10" table:formula="of:=+(IF([.B473]&gt;[.C473];[.$D$3];(([.C473]-[.E473])*[.F473])+[.E473]))" office:value-type="float" office:value="1">
            <text:p>1.00000</text:p>
          </table:table-cell>
          <table:table-cell table:style-name="ce13" table:formula="of:=+[.D473]" office:value-type="float" office:value="0">
            <text:p>0</text:p>
          </table:table-cell>
          <table:table-cell table:style-name="ce16" table:formula="of:=IF([.C473]=100;([.$F$3])*([.E473]-[.$E$3])+[.$E$3];((1-[.E473])*[.$G$3])+[.E473])" office:value-type="float" office:value="1">
            <text:p>1.0000000</text:p>
          </table:table-cell>
          <table:table-cell table:style-name="ce20" table:formula="of:=IF([.C473]=100;([.$J$3])*([.F473]-[.$I$3])+[.$I$3];([.$H$3]-[.F473])*[.$K$3]+[.F47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69">
            <text:p>469</text:p>
          </table:table-cell>
          <table:table-cell table:style-name="ce5" table:formula="of:=+(IF([.B474]&gt;[.C474]; [.$C$3]; ([.B474]+([.D474]*[.$B$3]))*0.5))" office:value-type="float" office:value="-1.0420079320468E-104">
            <text:p>0.0</text:p>
          </table:table-cell>
          <table:table-cell table:style-name="ce10" table:formula="of:=+(IF([.B474]&gt;[.C474];[.$D$3];(([.C474]-[.E474])*[.F474])+[.E474]))" office:value-type="float" office:value="1">
            <text:p>1.00000</text:p>
          </table:table-cell>
          <table:table-cell table:style-name="ce13" table:formula="of:=+[.D474]" office:value-type="float" office:value="0">
            <text:p>0</text:p>
          </table:table-cell>
          <table:table-cell table:style-name="ce16" table:formula="of:=IF([.C474]=100;([.$F$3])*([.E474]-[.$E$3])+[.$E$3];((1-[.E474])*[.$G$3])+[.E474])" office:value-type="float" office:value="1">
            <text:p>1.0000000</text:p>
          </table:table-cell>
          <table:table-cell table:style-name="ce20" table:formula="of:=IF([.C474]=100;([.$J$3])*([.F474]-[.$I$3])+[.$I$3];([.$H$3]-[.F474])*[.$K$3]+[.F47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70">
            <text:p>470</text:p>
          </table:table-cell>
          <table:table-cell table:style-name="ce5" table:formula="of:=+(IF([.B475]&gt;[.C475]; [.$C$3]; ([.B475]+([.D475]*[.$B$3]))*0.5))" office:value-type="float" office:value="-5.21003966023397E-105">
            <text:p>0.0</text:p>
          </table:table-cell>
          <table:table-cell table:style-name="ce10" table:formula="of:=+(IF([.B475]&gt;[.C475];[.$D$3];(([.C475]-[.E475])*[.F475])+[.E475]))" office:value-type="float" office:value="1">
            <text:p>1.00000</text:p>
          </table:table-cell>
          <table:table-cell table:style-name="ce13" table:formula="of:=+[.D475]" office:value-type="float" office:value="0">
            <text:p>0</text:p>
          </table:table-cell>
          <table:table-cell table:style-name="ce16" table:formula="of:=IF([.C475]=100;([.$F$3])*([.E475]-[.$E$3])+[.$E$3];((1-[.E475])*[.$G$3])+[.E475])" office:value-type="float" office:value="1">
            <text:p>1.0000000</text:p>
          </table:table-cell>
          <table:table-cell table:style-name="ce20" table:formula="of:=IF([.C475]=100;([.$J$3])*([.F475]-[.$I$3])+[.$I$3];([.$H$3]-[.F475])*[.$K$3]+[.F47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71">
            <text:p>471</text:p>
          </table:table-cell>
          <table:table-cell table:style-name="ce5" table:formula="of:=+(IF([.B476]&gt;[.C476]; [.$C$3]; ([.B476]+([.D476]*[.$B$3]))*0.5))" office:value-type="float" office:value="-2.60501983011699E-105">
            <text:p>0.0</text:p>
          </table:table-cell>
          <table:table-cell table:style-name="ce10" table:formula="of:=+(IF([.B476]&gt;[.C476];[.$D$3];(([.C476]-[.E476])*[.F476])+[.E476]))" office:value-type="float" office:value="1">
            <text:p>1.00000</text:p>
          </table:table-cell>
          <table:table-cell table:style-name="ce13" table:formula="of:=+[.D476]" office:value-type="float" office:value="0">
            <text:p>0</text:p>
          </table:table-cell>
          <table:table-cell table:style-name="ce16" table:formula="of:=IF([.C476]=100;([.$F$3])*([.E476]-[.$E$3])+[.$E$3];((1-[.E476])*[.$G$3])+[.E476])" office:value-type="float" office:value="1">
            <text:p>1.0000000</text:p>
          </table:table-cell>
          <table:table-cell table:style-name="ce20" table:formula="of:=IF([.C476]=100;([.$J$3])*([.F476]-[.$I$3])+[.$I$3];([.$H$3]-[.F476])*[.$K$3]+[.F47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72">
            <text:p>472</text:p>
          </table:table-cell>
          <table:table-cell table:style-name="ce5" table:formula="of:=+(IF([.B477]&gt;[.C477]; [.$C$3]; ([.B477]+([.D477]*[.$B$3]))*0.5))" office:value-type="float" office:value="-1.30250991505849E-105">
            <text:p>0.0</text:p>
          </table:table-cell>
          <table:table-cell table:style-name="ce10" table:formula="of:=+(IF([.B477]&gt;[.C477];[.$D$3];(([.C477]-[.E477])*[.F477])+[.E477]))" office:value-type="float" office:value="1">
            <text:p>1.00000</text:p>
          </table:table-cell>
          <table:table-cell table:style-name="ce13" table:formula="of:=+[.D477]" office:value-type="float" office:value="0">
            <text:p>0</text:p>
          </table:table-cell>
          <table:table-cell table:style-name="ce16" table:formula="of:=IF([.C477]=100;([.$F$3])*([.E477]-[.$E$3])+[.$E$3];((1-[.E477])*[.$G$3])+[.E477])" office:value-type="float" office:value="1">
            <text:p>1.0000000</text:p>
          </table:table-cell>
          <table:table-cell table:style-name="ce20" table:formula="of:=IF([.C477]=100;([.$J$3])*([.F477]-[.$I$3])+[.$I$3];([.$H$3]-[.F477])*[.$K$3]+[.F47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73">
            <text:p>473</text:p>
          </table:table-cell>
          <table:table-cell table:style-name="ce5" table:formula="of:=+(IF([.B478]&gt;[.C478]; [.$C$3]; ([.B478]+([.D478]*[.$B$3]))*0.5))" office:value-type="float" office:value="-6.51254957529247E-106">
            <text:p>0.0</text:p>
          </table:table-cell>
          <table:table-cell table:style-name="ce10" table:formula="of:=+(IF([.B478]&gt;[.C478];[.$D$3];(([.C478]-[.E478])*[.F478])+[.E478]))" office:value-type="float" office:value="1">
            <text:p>1.00000</text:p>
          </table:table-cell>
          <table:table-cell table:style-name="ce13" table:formula="of:=+[.D478]" office:value-type="float" office:value="0">
            <text:p>0</text:p>
          </table:table-cell>
          <table:table-cell table:style-name="ce16" table:formula="of:=IF([.C478]=100;([.$F$3])*([.E478]-[.$E$3])+[.$E$3];((1-[.E478])*[.$G$3])+[.E478])" office:value-type="float" office:value="1">
            <text:p>1.0000000</text:p>
          </table:table-cell>
          <table:table-cell table:style-name="ce20" table:formula="of:=IF([.C478]=100;([.$J$3])*([.F478]-[.$I$3])+[.$I$3];([.$H$3]-[.F478])*[.$K$3]+[.F47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74">
            <text:p>474</text:p>
          </table:table-cell>
          <table:table-cell table:style-name="ce5" table:formula="of:=+(IF([.B479]&gt;[.C479]; [.$C$3]; ([.B479]+([.D479]*[.$B$3]))*0.5))" office:value-type="float" office:value="-3.25627478764623E-106">
            <text:p>0.0</text:p>
          </table:table-cell>
          <table:table-cell table:style-name="ce10" table:formula="of:=+(IF([.B479]&gt;[.C479];[.$D$3];(([.C479]-[.E479])*[.F479])+[.E479]))" office:value-type="float" office:value="1">
            <text:p>1.00000</text:p>
          </table:table-cell>
          <table:table-cell table:style-name="ce13" table:formula="of:=+[.D479]" office:value-type="float" office:value="0">
            <text:p>0</text:p>
          </table:table-cell>
          <table:table-cell table:style-name="ce16" table:formula="of:=IF([.C479]=100;([.$F$3])*([.E479]-[.$E$3])+[.$E$3];((1-[.E479])*[.$G$3])+[.E479])" office:value-type="float" office:value="1">
            <text:p>1.0000000</text:p>
          </table:table-cell>
          <table:table-cell table:style-name="ce20" table:formula="of:=IF([.C479]=100;([.$J$3])*([.F479]-[.$I$3])+[.$I$3];([.$H$3]-[.F479])*[.$K$3]+[.F47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75">
            <text:p>475</text:p>
          </table:table-cell>
          <table:table-cell table:style-name="ce5" table:formula="of:=+(IF([.B480]&gt;[.C480]; [.$C$3]; ([.B480]+([.D480]*[.$B$3]))*0.5))" office:value-type="float" office:value="-1.62813739382312E-106">
            <text:p>0.0</text:p>
          </table:table-cell>
          <table:table-cell table:style-name="ce10" table:formula="of:=+(IF([.B480]&gt;[.C480];[.$D$3];(([.C480]-[.E480])*[.F480])+[.E480]))" office:value-type="float" office:value="1">
            <text:p>1.00000</text:p>
          </table:table-cell>
          <table:table-cell table:style-name="ce13" table:formula="of:=+[.D480]" office:value-type="float" office:value="0">
            <text:p>0</text:p>
          </table:table-cell>
          <table:table-cell table:style-name="ce16" table:formula="of:=IF([.C480]=100;([.$F$3])*([.E480]-[.$E$3])+[.$E$3];((1-[.E480])*[.$G$3])+[.E480])" office:value-type="float" office:value="1">
            <text:p>1.0000000</text:p>
          </table:table-cell>
          <table:table-cell table:style-name="ce20" table:formula="of:=IF([.C480]=100;([.$J$3])*([.F480]-[.$I$3])+[.$I$3];([.$H$3]-[.F480])*[.$K$3]+[.F48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76">
            <text:p>476</text:p>
          </table:table-cell>
          <table:table-cell table:style-name="ce5" table:formula="of:=+(IF([.B481]&gt;[.C481]; [.$C$3]; ([.B481]+([.D481]*[.$B$3]))*0.5))" office:value-type="float" office:value="-8.14068696911559E-107">
            <text:p>0.0</text:p>
          </table:table-cell>
          <table:table-cell table:style-name="ce10" table:formula="of:=+(IF([.B481]&gt;[.C481];[.$D$3];(([.C481]-[.E481])*[.F481])+[.E481]))" office:value-type="float" office:value="1">
            <text:p>1.00000</text:p>
          </table:table-cell>
          <table:table-cell table:style-name="ce13" table:formula="of:=+[.D481]" office:value-type="float" office:value="0">
            <text:p>0</text:p>
          </table:table-cell>
          <table:table-cell table:style-name="ce16" table:formula="of:=IF([.C481]=100;([.$F$3])*([.E481]-[.$E$3])+[.$E$3];((1-[.E481])*[.$G$3])+[.E481])" office:value-type="float" office:value="1">
            <text:p>1.0000000</text:p>
          </table:table-cell>
          <table:table-cell table:style-name="ce20" table:formula="of:=IF([.C481]=100;([.$J$3])*([.F481]-[.$I$3])+[.$I$3];([.$H$3]-[.F481])*[.$K$3]+[.F48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77">
            <text:p>477</text:p>
          </table:table-cell>
          <table:table-cell table:style-name="ce5" table:formula="of:=+(IF([.B482]&gt;[.C482]; [.$C$3]; ([.B482]+([.D482]*[.$B$3]))*0.5))" office:value-type="float" office:value="-4.07034348455779E-107">
            <text:p>0.0</text:p>
          </table:table-cell>
          <table:table-cell table:style-name="ce10" table:formula="of:=+(IF([.B482]&gt;[.C482];[.$D$3];(([.C482]-[.E482])*[.F482])+[.E482]))" office:value-type="float" office:value="1">
            <text:p>1.00000</text:p>
          </table:table-cell>
          <table:table-cell table:style-name="ce13" table:formula="of:=+[.D482]" office:value-type="float" office:value="0">
            <text:p>0</text:p>
          </table:table-cell>
          <table:table-cell table:style-name="ce16" table:formula="of:=IF([.C482]=100;([.$F$3])*([.E482]-[.$E$3])+[.$E$3];((1-[.E482])*[.$G$3])+[.E482])" office:value-type="float" office:value="1">
            <text:p>1.0000000</text:p>
          </table:table-cell>
          <table:table-cell table:style-name="ce20" table:formula="of:=IF([.C482]=100;([.$J$3])*([.F482]-[.$I$3])+[.$I$3];([.$H$3]-[.F482])*[.$K$3]+[.F48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78">
            <text:p>478</text:p>
          </table:table-cell>
          <table:table-cell table:style-name="ce5" table:formula="of:=+(IF([.B483]&gt;[.C483]; [.$C$3]; ([.B483]+([.D483]*[.$B$3]))*0.5))" office:value-type="float" office:value="-2.0351717422789E-107">
            <text:p>0.0</text:p>
          </table:table-cell>
          <table:table-cell table:style-name="ce10" table:formula="of:=+(IF([.B483]&gt;[.C483];[.$D$3];(([.C483]-[.E483])*[.F483])+[.E483]))" office:value-type="float" office:value="1">
            <text:p>1.00000</text:p>
          </table:table-cell>
          <table:table-cell table:style-name="ce13" table:formula="of:=+[.D483]" office:value-type="float" office:value="0">
            <text:p>0</text:p>
          </table:table-cell>
          <table:table-cell table:style-name="ce16" table:formula="of:=IF([.C483]=100;([.$F$3])*([.E483]-[.$E$3])+[.$E$3];((1-[.E483])*[.$G$3])+[.E483])" office:value-type="float" office:value="1">
            <text:p>1.0000000</text:p>
          </table:table-cell>
          <table:table-cell table:style-name="ce20" table:formula="of:=IF([.C483]=100;([.$J$3])*([.F483]-[.$I$3])+[.$I$3];([.$H$3]-[.F483])*[.$K$3]+[.F48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79">
            <text:p>479</text:p>
          </table:table-cell>
          <table:table-cell table:style-name="ce5" table:formula="of:=+(IF([.B484]&gt;[.C484]; [.$C$3]; ([.B484]+([.D484]*[.$B$3]))*0.5))" office:value-type="float" office:value="-1.01758587113945E-107">
            <text:p>0.0</text:p>
          </table:table-cell>
          <table:table-cell table:style-name="ce10" table:formula="of:=+(IF([.B484]&gt;[.C484];[.$D$3];(([.C484]-[.E484])*[.F484])+[.E484]))" office:value-type="float" office:value="1">
            <text:p>1.00000</text:p>
          </table:table-cell>
          <table:table-cell table:style-name="ce13" table:formula="of:=+[.D484]" office:value-type="float" office:value="0">
            <text:p>0</text:p>
          </table:table-cell>
          <table:table-cell table:style-name="ce16" table:formula="of:=IF([.C484]=100;([.$F$3])*([.E484]-[.$E$3])+[.$E$3];((1-[.E484])*[.$G$3])+[.E484])" office:value-type="float" office:value="1">
            <text:p>1.0000000</text:p>
          </table:table-cell>
          <table:table-cell table:style-name="ce20" table:formula="of:=IF([.C484]=100;([.$J$3])*([.F484]-[.$I$3])+[.$I$3];([.$H$3]-[.F484])*[.$K$3]+[.F48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80">
            <text:p>480</text:p>
          </table:table-cell>
          <table:table-cell table:style-name="ce5" table:formula="of:=+(IF([.B485]&gt;[.C485]; [.$C$3]; ([.B485]+([.D485]*[.$B$3]))*0.5))" office:value-type="float" office:value="-5.08792935569724E-108">
            <text:p>0.0</text:p>
          </table:table-cell>
          <table:table-cell table:style-name="ce10" table:formula="of:=+(IF([.B485]&gt;[.C485];[.$D$3];(([.C485]-[.E485])*[.F485])+[.E485]))" office:value-type="float" office:value="1">
            <text:p>1.00000</text:p>
          </table:table-cell>
          <table:table-cell table:style-name="ce13" table:formula="of:=+[.D485]" office:value-type="float" office:value="0">
            <text:p>0</text:p>
          </table:table-cell>
          <table:table-cell table:style-name="ce16" table:formula="of:=IF([.C485]=100;([.$F$3])*([.E485]-[.$E$3])+[.$E$3];((1-[.E485])*[.$G$3])+[.E485])" office:value-type="float" office:value="1">
            <text:p>1.0000000</text:p>
          </table:table-cell>
          <table:table-cell table:style-name="ce20" table:formula="of:=IF([.C485]=100;([.$J$3])*([.F485]-[.$I$3])+[.$I$3];([.$H$3]-[.F485])*[.$K$3]+[.F48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81">
            <text:p>481</text:p>
          </table:table-cell>
          <table:table-cell table:style-name="ce5" table:formula="of:=+(IF([.B486]&gt;[.C486]; [.$C$3]; ([.B486]+([.D486]*[.$B$3]))*0.5))" office:value-type="float" office:value="-2.54396467784862E-108">
            <text:p>0.0</text:p>
          </table:table-cell>
          <table:table-cell table:style-name="ce10" table:formula="of:=+(IF([.B486]&gt;[.C486];[.$D$3];(([.C486]-[.E486])*[.F486])+[.E486]))" office:value-type="float" office:value="1">
            <text:p>1.00000</text:p>
          </table:table-cell>
          <table:table-cell table:style-name="ce13" table:formula="of:=+[.D486]" office:value-type="float" office:value="0">
            <text:p>0</text:p>
          </table:table-cell>
          <table:table-cell table:style-name="ce16" table:formula="of:=IF([.C486]=100;([.$F$3])*([.E486]-[.$E$3])+[.$E$3];((1-[.E486])*[.$G$3])+[.E486])" office:value-type="float" office:value="1">
            <text:p>1.0000000</text:p>
          </table:table-cell>
          <table:table-cell table:style-name="ce20" table:formula="of:=IF([.C486]=100;([.$J$3])*([.F486]-[.$I$3])+[.$I$3];([.$H$3]-[.F486])*[.$K$3]+[.F48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82">
            <text:p>482</text:p>
          </table:table-cell>
          <table:table-cell table:style-name="ce5" table:formula="of:=+(IF([.B487]&gt;[.C487]; [.$C$3]; ([.B487]+([.D487]*[.$B$3]))*0.5))" office:value-type="float" office:value="-1.27198233892431E-108">
            <text:p>0.0</text:p>
          </table:table-cell>
          <table:table-cell table:style-name="ce10" table:formula="of:=+(IF([.B487]&gt;[.C487];[.$D$3];(([.C487]-[.E487])*[.F487])+[.E487]))" office:value-type="float" office:value="1">
            <text:p>1.00000</text:p>
          </table:table-cell>
          <table:table-cell table:style-name="ce13" table:formula="of:=+[.D487]" office:value-type="float" office:value="0">
            <text:p>0</text:p>
          </table:table-cell>
          <table:table-cell table:style-name="ce16" table:formula="of:=IF([.C487]=100;([.$F$3])*([.E487]-[.$E$3])+[.$E$3];((1-[.E487])*[.$G$3])+[.E487])" office:value-type="float" office:value="1">
            <text:p>1.0000000</text:p>
          </table:table-cell>
          <table:table-cell table:style-name="ce20" table:formula="of:=IF([.C487]=100;([.$J$3])*([.F487]-[.$I$3])+[.$I$3];([.$H$3]-[.F487])*[.$K$3]+[.F48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83">
            <text:p>483</text:p>
          </table:table-cell>
          <table:table-cell table:style-name="ce5" table:formula="of:=+(IF([.B488]&gt;[.C488]; [.$C$3]; ([.B488]+([.D488]*[.$B$3]))*0.5))" office:value-type="float" office:value="-6.35991169462155E-109">
            <text:p>0.0</text:p>
          </table:table-cell>
          <table:table-cell table:style-name="ce10" table:formula="of:=+(IF([.B488]&gt;[.C488];[.$D$3];(([.C488]-[.E488])*[.F488])+[.E488]))" office:value-type="float" office:value="1">
            <text:p>1.00000</text:p>
          </table:table-cell>
          <table:table-cell table:style-name="ce13" table:formula="of:=+[.D488]" office:value-type="float" office:value="0">
            <text:p>0</text:p>
          </table:table-cell>
          <table:table-cell table:style-name="ce16" table:formula="of:=IF([.C488]=100;([.$F$3])*([.E488]-[.$E$3])+[.$E$3];((1-[.E488])*[.$G$3])+[.E488])" office:value-type="float" office:value="1">
            <text:p>1.0000000</text:p>
          </table:table-cell>
          <table:table-cell table:style-name="ce20" table:formula="of:=IF([.C488]=100;([.$J$3])*([.F488]-[.$I$3])+[.$I$3];([.$H$3]-[.F488])*[.$K$3]+[.F48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84">
            <text:p>484</text:p>
          </table:table-cell>
          <table:table-cell table:style-name="ce5" table:formula="of:=+(IF([.B489]&gt;[.C489]; [.$C$3]; ([.B489]+([.D489]*[.$B$3]))*0.5))" office:value-type="float" office:value="-3.17995584731077E-109">
            <text:p>0.0</text:p>
          </table:table-cell>
          <table:table-cell table:style-name="ce10" table:formula="of:=+(IF([.B489]&gt;[.C489];[.$D$3];(([.C489]-[.E489])*[.F489])+[.E489]))" office:value-type="float" office:value="1">
            <text:p>1.00000</text:p>
          </table:table-cell>
          <table:table-cell table:style-name="ce13" table:formula="of:=+[.D489]" office:value-type="float" office:value="0">
            <text:p>0</text:p>
          </table:table-cell>
          <table:table-cell table:style-name="ce16" table:formula="of:=IF([.C489]=100;([.$F$3])*([.E489]-[.$E$3])+[.$E$3];((1-[.E489])*[.$G$3])+[.E489])" office:value-type="float" office:value="1">
            <text:p>1.0000000</text:p>
          </table:table-cell>
          <table:table-cell table:style-name="ce20" table:formula="of:=IF([.C489]=100;([.$J$3])*([.F489]-[.$I$3])+[.$I$3];([.$H$3]-[.F489])*[.$K$3]+[.F48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85">
            <text:p>485</text:p>
          </table:table-cell>
          <table:table-cell table:style-name="ce5" table:formula="of:=+(IF([.B490]&gt;[.C490]; [.$C$3]; ([.B490]+([.D490]*[.$B$3]))*0.5))" office:value-type="float" office:value="-1.58997792365539E-109">
            <text:p>0.0</text:p>
          </table:table-cell>
          <table:table-cell table:style-name="ce10" table:formula="of:=+(IF([.B490]&gt;[.C490];[.$D$3];(([.C490]-[.E490])*[.F490])+[.E490]))" office:value-type="float" office:value="1">
            <text:p>1.00000</text:p>
          </table:table-cell>
          <table:table-cell table:style-name="ce13" table:formula="of:=+[.D490]" office:value-type="float" office:value="0">
            <text:p>0</text:p>
          </table:table-cell>
          <table:table-cell table:style-name="ce16" table:formula="of:=IF([.C490]=100;([.$F$3])*([.E490]-[.$E$3])+[.$E$3];((1-[.E490])*[.$G$3])+[.E490])" office:value-type="float" office:value="1">
            <text:p>1.0000000</text:p>
          </table:table-cell>
          <table:table-cell table:style-name="ce20" table:formula="of:=IF([.C490]=100;([.$J$3])*([.F490]-[.$I$3])+[.$I$3];([.$H$3]-[.F490])*[.$K$3]+[.F49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86">
            <text:p>486</text:p>
          </table:table-cell>
          <table:table-cell table:style-name="ce5" table:formula="of:=+(IF([.B491]&gt;[.C491]; [.$C$3]; ([.B491]+([.D491]*[.$B$3]))*0.5))" office:value-type="float" office:value="-7.94988961827694E-110">
            <text:p>0.0</text:p>
          </table:table-cell>
          <table:table-cell table:style-name="ce10" table:formula="of:=+(IF([.B491]&gt;[.C491];[.$D$3];(([.C491]-[.E491])*[.F491])+[.E491]))" office:value-type="float" office:value="1">
            <text:p>1.00000</text:p>
          </table:table-cell>
          <table:table-cell table:style-name="ce13" table:formula="of:=+[.D491]" office:value-type="float" office:value="0">
            <text:p>0</text:p>
          </table:table-cell>
          <table:table-cell table:style-name="ce16" table:formula="of:=IF([.C491]=100;([.$F$3])*([.E491]-[.$E$3])+[.$E$3];((1-[.E491])*[.$G$3])+[.E491])" office:value-type="float" office:value="1">
            <text:p>1.0000000</text:p>
          </table:table-cell>
          <table:table-cell table:style-name="ce20" table:formula="of:=IF([.C491]=100;([.$J$3])*([.F491]-[.$I$3])+[.$I$3];([.$H$3]-[.F491])*[.$K$3]+[.F49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87">
            <text:p>487</text:p>
          </table:table-cell>
          <table:table-cell table:style-name="ce5" table:formula="of:=+(IF([.B492]&gt;[.C492]; [.$C$3]; ([.B492]+([.D492]*[.$B$3]))*0.5))" office:value-type="float" office:value="-3.97494480913847E-110">
            <text:p>0.0</text:p>
          </table:table-cell>
          <table:table-cell table:style-name="ce10" table:formula="of:=+(IF([.B492]&gt;[.C492];[.$D$3];(([.C492]-[.E492])*[.F492])+[.E492]))" office:value-type="float" office:value="1">
            <text:p>1.00000</text:p>
          </table:table-cell>
          <table:table-cell table:style-name="ce13" table:formula="of:=+[.D492]" office:value-type="float" office:value="0">
            <text:p>0</text:p>
          </table:table-cell>
          <table:table-cell table:style-name="ce16" table:formula="of:=IF([.C492]=100;([.$F$3])*([.E492]-[.$E$3])+[.$E$3];((1-[.E492])*[.$G$3])+[.E492])" office:value-type="float" office:value="1">
            <text:p>1.0000000</text:p>
          </table:table-cell>
          <table:table-cell table:style-name="ce20" table:formula="of:=IF([.C492]=100;([.$J$3])*([.F492]-[.$I$3])+[.$I$3];([.$H$3]-[.F492])*[.$K$3]+[.F49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88">
            <text:p>488</text:p>
          </table:table-cell>
          <table:table-cell table:style-name="ce5" table:formula="of:=+(IF([.B493]&gt;[.C493]; [.$C$3]; ([.B493]+([.D493]*[.$B$3]))*0.5))" office:value-type="float" office:value="-1.98747240456923E-110">
            <text:p>0.0</text:p>
          </table:table-cell>
          <table:table-cell table:style-name="ce10" table:formula="of:=+(IF([.B493]&gt;[.C493];[.$D$3];(([.C493]-[.E493])*[.F493])+[.E493]))" office:value-type="float" office:value="1">
            <text:p>1.00000</text:p>
          </table:table-cell>
          <table:table-cell table:style-name="ce13" table:formula="of:=+[.D493]" office:value-type="float" office:value="0">
            <text:p>0</text:p>
          </table:table-cell>
          <table:table-cell table:style-name="ce16" table:formula="of:=IF([.C493]=100;([.$F$3])*([.E493]-[.$E$3])+[.$E$3];((1-[.E493])*[.$G$3])+[.E493])" office:value-type="float" office:value="1">
            <text:p>1.0000000</text:p>
          </table:table-cell>
          <table:table-cell table:style-name="ce20" table:formula="of:=IF([.C493]=100;([.$J$3])*([.F493]-[.$I$3])+[.$I$3];([.$H$3]-[.F493])*[.$K$3]+[.F49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89">
            <text:p>489</text:p>
          </table:table-cell>
          <table:table-cell table:style-name="ce5" table:formula="of:=+(IF([.B494]&gt;[.C494]; [.$C$3]; ([.B494]+([.D494]*[.$B$3]))*0.5))" office:value-type="float" office:value="-9.93736202284617E-111">
            <text:p>0.0</text:p>
          </table:table-cell>
          <table:table-cell table:style-name="ce10" table:formula="of:=+(IF([.B494]&gt;[.C494];[.$D$3];(([.C494]-[.E494])*[.F494])+[.E494]))" office:value-type="float" office:value="1">
            <text:p>1.00000</text:p>
          </table:table-cell>
          <table:table-cell table:style-name="ce13" table:formula="of:=+[.D494]" office:value-type="float" office:value="0">
            <text:p>0</text:p>
          </table:table-cell>
          <table:table-cell table:style-name="ce16" table:formula="of:=IF([.C494]=100;([.$F$3])*([.E494]-[.$E$3])+[.$E$3];((1-[.E494])*[.$G$3])+[.E494])" office:value-type="float" office:value="1">
            <text:p>1.0000000</text:p>
          </table:table-cell>
          <table:table-cell table:style-name="ce20" table:formula="of:=IF([.C494]=100;([.$J$3])*([.F494]-[.$I$3])+[.$I$3];([.$H$3]-[.F494])*[.$K$3]+[.F49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90">
            <text:p>490</text:p>
          </table:table-cell>
          <table:table-cell table:style-name="ce5" table:formula="of:=+(IF([.B495]&gt;[.C495]; [.$C$3]; ([.B495]+([.D495]*[.$B$3]))*0.5))" office:value-type="float" office:value="-4.96868101142309E-111">
            <text:p>0.0</text:p>
          </table:table-cell>
          <table:table-cell table:style-name="ce10" table:formula="of:=+(IF([.B495]&gt;[.C495];[.$D$3];(([.C495]-[.E495])*[.F495])+[.E495]))" office:value-type="float" office:value="1">
            <text:p>1.00000</text:p>
          </table:table-cell>
          <table:table-cell table:style-name="ce13" table:formula="of:=+[.D495]" office:value-type="float" office:value="0">
            <text:p>0</text:p>
          </table:table-cell>
          <table:table-cell table:style-name="ce16" table:formula="of:=IF([.C495]=100;([.$F$3])*([.E495]-[.$E$3])+[.$E$3];((1-[.E495])*[.$G$3])+[.E495])" office:value-type="float" office:value="1">
            <text:p>1.0000000</text:p>
          </table:table-cell>
          <table:table-cell table:style-name="ce20" table:formula="of:=IF([.C495]=100;([.$J$3])*([.F495]-[.$I$3])+[.$I$3];([.$H$3]-[.F495])*[.$K$3]+[.F49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91">
            <text:p>491</text:p>
          </table:table-cell>
          <table:table-cell table:style-name="ce5" table:formula="of:=+(IF([.B496]&gt;[.C496]; [.$C$3]; ([.B496]+([.D496]*[.$B$3]))*0.5))" office:value-type="float" office:value="-2.48434050571154E-111">
            <text:p>0.0</text:p>
          </table:table-cell>
          <table:table-cell table:style-name="ce10" table:formula="of:=+(IF([.B496]&gt;[.C496];[.$D$3];(([.C496]-[.E496])*[.F496])+[.E496]))" office:value-type="float" office:value="1">
            <text:p>1.00000</text:p>
          </table:table-cell>
          <table:table-cell table:style-name="ce13" table:formula="of:=+[.D496]" office:value-type="float" office:value="0">
            <text:p>0</text:p>
          </table:table-cell>
          <table:table-cell table:style-name="ce16" table:formula="of:=IF([.C496]=100;([.$F$3])*([.E496]-[.$E$3])+[.$E$3];((1-[.E496])*[.$G$3])+[.E496])" office:value-type="float" office:value="1">
            <text:p>1.0000000</text:p>
          </table:table-cell>
          <table:table-cell table:style-name="ce20" table:formula="of:=IF([.C496]=100;([.$J$3])*([.F496]-[.$I$3])+[.$I$3];([.$H$3]-[.F496])*[.$K$3]+[.F49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92">
            <text:p>492</text:p>
          </table:table-cell>
          <table:table-cell table:style-name="ce5" table:formula="of:=+(IF([.B497]&gt;[.C497]; [.$C$3]; ([.B497]+([.D497]*[.$B$3]))*0.5))" office:value-type="float" office:value="-1.24217025285577E-111">
            <text:p>0.0</text:p>
          </table:table-cell>
          <table:table-cell table:style-name="ce10" table:formula="of:=+(IF([.B497]&gt;[.C497];[.$D$3];(([.C497]-[.E497])*[.F497])+[.E497]))" office:value-type="float" office:value="1">
            <text:p>1.00000</text:p>
          </table:table-cell>
          <table:table-cell table:style-name="ce13" table:formula="of:=+[.D497]" office:value-type="float" office:value="0">
            <text:p>0</text:p>
          </table:table-cell>
          <table:table-cell table:style-name="ce16" table:formula="of:=IF([.C497]=100;([.$F$3])*([.E497]-[.$E$3])+[.$E$3];((1-[.E497])*[.$G$3])+[.E497])" office:value-type="float" office:value="1">
            <text:p>1.0000000</text:p>
          </table:table-cell>
          <table:table-cell table:style-name="ce20" table:formula="of:=IF([.C497]=100;([.$J$3])*([.F497]-[.$I$3])+[.$I$3];([.$H$3]-[.F497])*[.$K$3]+[.F49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93">
            <text:p>493</text:p>
          </table:table-cell>
          <table:table-cell table:style-name="ce5" table:formula="of:=+(IF([.B498]&gt;[.C498]; [.$C$3]; ([.B498]+([.D498]*[.$B$3]))*0.5))" office:value-type="float" office:value="-6.21085126427886E-112">
            <text:p>0.0</text:p>
          </table:table-cell>
          <table:table-cell table:style-name="ce10" table:formula="of:=+(IF([.B498]&gt;[.C498];[.$D$3];(([.C498]-[.E498])*[.F498])+[.E498]))" office:value-type="float" office:value="1">
            <text:p>1.00000</text:p>
          </table:table-cell>
          <table:table-cell table:style-name="ce13" table:formula="of:=+[.D498]" office:value-type="float" office:value="0">
            <text:p>0</text:p>
          </table:table-cell>
          <table:table-cell table:style-name="ce16" table:formula="of:=IF([.C498]=100;([.$F$3])*([.E498]-[.$E$3])+[.$E$3];((1-[.E498])*[.$G$3])+[.E498])" office:value-type="float" office:value="1">
            <text:p>1.0000000</text:p>
          </table:table-cell>
          <table:table-cell table:style-name="ce20" table:formula="of:=IF([.C498]=100;([.$J$3])*([.F498]-[.$I$3])+[.$I$3];([.$H$3]-[.F498])*[.$K$3]+[.F49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94">
            <text:p>494</text:p>
          </table:table-cell>
          <table:table-cell table:style-name="ce5" table:formula="of:=+(IF([.B499]&gt;[.C499]; [.$C$3]; ([.B499]+([.D499]*[.$B$3]))*0.5))" office:value-type="float" office:value="-3.10542563213943E-112">
            <text:p>0.0</text:p>
          </table:table-cell>
          <table:table-cell table:style-name="ce10" table:formula="of:=+(IF([.B499]&gt;[.C499];[.$D$3];(([.C499]-[.E499])*[.F499])+[.E499]))" office:value-type="float" office:value="1">
            <text:p>1.00000</text:p>
          </table:table-cell>
          <table:table-cell table:style-name="ce13" table:formula="of:=+[.D499]" office:value-type="float" office:value="0">
            <text:p>0</text:p>
          </table:table-cell>
          <table:table-cell table:style-name="ce16" table:formula="of:=IF([.C499]=100;([.$F$3])*([.E499]-[.$E$3])+[.$E$3];((1-[.E499])*[.$G$3])+[.E499])" office:value-type="float" office:value="1">
            <text:p>1.0000000</text:p>
          </table:table-cell>
          <table:table-cell table:style-name="ce20" table:formula="of:=IF([.C499]=100;([.$J$3])*([.F499]-[.$I$3])+[.$I$3];([.$H$3]-[.F499])*[.$K$3]+[.F49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95">
            <text:p>495</text:p>
          </table:table-cell>
          <table:table-cell table:style-name="ce5" table:formula="of:=+(IF([.B500]&gt;[.C500]; [.$C$3]; ([.B500]+([.D500]*[.$B$3]))*0.5))" office:value-type="float" office:value="-1.55271281606971E-112">
            <text:p>0.0</text:p>
          </table:table-cell>
          <table:table-cell table:style-name="ce10" table:formula="of:=+(IF([.B500]&gt;[.C500];[.$D$3];(([.C500]-[.E500])*[.F500])+[.E500]))" office:value-type="float" office:value="1">
            <text:p>1.00000</text:p>
          </table:table-cell>
          <table:table-cell table:style-name="ce13" table:formula="of:=+[.D500]" office:value-type="float" office:value="0">
            <text:p>0</text:p>
          </table:table-cell>
          <table:table-cell table:style-name="ce16" table:formula="of:=IF([.C500]=100;([.$F$3])*([.E500]-[.$E$3])+[.$E$3];((1-[.E500])*[.$G$3])+[.E500])" office:value-type="float" office:value="1">
            <text:p>1.0000000</text:p>
          </table:table-cell>
          <table:table-cell table:style-name="ce20" table:formula="of:=IF([.C500]=100;([.$J$3])*([.F500]-[.$I$3])+[.$I$3];([.$H$3]-[.F500])*[.$K$3]+[.F50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96">
            <text:p>496</text:p>
          </table:table-cell>
          <table:table-cell table:style-name="ce5" table:formula="of:=+(IF([.B501]&gt;[.C501]; [.$C$3]; ([.B501]+([.D501]*[.$B$3]))*0.5))" office:value-type="float" office:value="-7.76356408034857E-113">
            <text:p>0.0</text:p>
          </table:table-cell>
          <table:table-cell table:style-name="ce10" table:formula="of:=+(IF([.B501]&gt;[.C501];[.$D$3];(([.C501]-[.E501])*[.F501])+[.E501]))" office:value-type="float" office:value="1">
            <text:p>1.00000</text:p>
          </table:table-cell>
          <table:table-cell table:style-name="ce13" table:formula="of:=+[.D501]" office:value-type="float" office:value="0">
            <text:p>0</text:p>
          </table:table-cell>
          <table:table-cell table:style-name="ce16" table:formula="of:=IF([.C501]=100;([.$F$3])*([.E501]-[.$E$3])+[.$E$3];((1-[.E501])*[.$G$3])+[.E501])" office:value-type="float" office:value="1">
            <text:p>1.0000000</text:p>
          </table:table-cell>
          <table:table-cell table:style-name="ce20" table:formula="of:=IF([.C501]=100;([.$J$3])*([.F501]-[.$I$3])+[.$I$3];([.$H$3]-[.F501])*[.$K$3]+[.F50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97">
            <text:p>497</text:p>
          </table:table-cell>
          <table:table-cell table:style-name="ce5" table:formula="of:=+(IF([.B502]&gt;[.C502]; [.$C$3]; ([.B502]+([.D502]*[.$B$3]))*0.5))" office:value-type="float" office:value="-3.88178204017429E-113">
            <text:p>0.0</text:p>
          </table:table-cell>
          <table:table-cell table:style-name="ce10" table:formula="of:=+(IF([.B502]&gt;[.C502];[.$D$3];(([.C502]-[.E502])*[.F502])+[.E502]))" office:value-type="float" office:value="1">
            <text:p>1.00000</text:p>
          </table:table-cell>
          <table:table-cell table:style-name="ce13" table:formula="of:=+[.D502]" office:value-type="float" office:value="0">
            <text:p>0</text:p>
          </table:table-cell>
          <table:table-cell table:style-name="ce16" table:formula="of:=IF([.C502]=100;([.$F$3])*([.E502]-[.$E$3])+[.$E$3];((1-[.E502])*[.$G$3])+[.E502])" office:value-type="float" office:value="1">
            <text:p>1.0000000</text:p>
          </table:table-cell>
          <table:table-cell table:style-name="ce20" table:formula="of:=IF([.C502]=100;([.$J$3])*([.F502]-[.$I$3])+[.$I$3];([.$H$3]-[.F502])*[.$K$3]+[.F50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98">
            <text:p>498</text:p>
          </table:table-cell>
          <table:table-cell table:style-name="ce5" table:formula="of:=+(IF([.B503]&gt;[.C503]; [.$C$3]; ([.B503]+([.D503]*[.$B$3]))*0.5))" office:value-type="float" office:value="-1.94089102008714E-113">
            <text:p>0.0</text:p>
          </table:table-cell>
          <table:table-cell table:style-name="ce10" table:formula="of:=+(IF([.B503]&gt;[.C503];[.$D$3];(([.C503]-[.E503])*[.F503])+[.E503]))" office:value-type="float" office:value="1">
            <text:p>1.00000</text:p>
          </table:table-cell>
          <table:table-cell table:style-name="ce13" table:formula="of:=+[.D503]" office:value-type="float" office:value="0">
            <text:p>0</text:p>
          </table:table-cell>
          <table:table-cell table:style-name="ce16" table:formula="of:=IF([.C503]=100;([.$F$3])*([.E503]-[.$E$3])+[.$E$3];((1-[.E503])*[.$G$3])+[.E503])" office:value-type="float" office:value="1">
            <text:p>1.0000000</text:p>
          </table:table-cell>
          <table:table-cell table:style-name="ce20" table:formula="of:=IF([.C503]=100;([.$J$3])*([.F503]-[.$I$3])+[.$I$3];([.$H$3]-[.F503])*[.$K$3]+[.F50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499">
            <text:p>499</text:p>
          </table:table-cell>
          <table:table-cell table:style-name="ce5" table:formula="of:=+(IF([.B504]&gt;[.C504]; [.$C$3]; ([.B504]+([.D504]*[.$B$3]))*0.5))" office:value-type="float" office:value="-9.70445510043571E-114">
            <text:p>0.0</text:p>
          </table:table-cell>
          <table:table-cell table:style-name="ce10" table:formula="of:=+(IF([.B504]&gt;[.C504];[.$D$3];(([.C504]-[.E504])*[.F504])+[.E504]))" office:value-type="float" office:value="1">
            <text:p>1.00000</text:p>
          </table:table-cell>
          <table:table-cell table:style-name="ce13" table:formula="of:=+[.D504]" office:value-type="float" office:value="0">
            <text:p>0</text:p>
          </table:table-cell>
          <table:table-cell table:style-name="ce16" table:formula="of:=IF([.C504]=100;([.$F$3])*([.E504]-[.$E$3])+[.$E$3];((1-[.E504])*[.$G$3])+[.E504])" office:value-type="float" office:value="1">
            <text:p>1.0000000</text:p>
          </table:table-cell>
          <table:table-cell table:style-name="ce20" table:formula="of:=IF([.C504]=100;([.$J$3])*([.F504]-[.$I$3])+[.$I$3];([.$H$3]-[.F504])*[.$K$3]+[.F50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00">
            <text:p>500</text:p>
          </table:table-cell>
          <table:table-cell table:style-name="ce5" table:formula="of:=+(IF([.B505]&gt;[.C505]; [.$C$3]; ([.B505]+([.D505]*[.$B$3]))*0.5))" office:value-type="float" office:value="-4.85222755021786E-114">
            <text:p>0.0</text:p>
          </table:table-cell>
          <table:table-cell table:style-name="ce10" table:formula="of:=+(IF([.B505]&gt;[.C505];[.$D$3];(([.C505]-[.E505])*[.F505])+[.E505]))" office:value-type="float" office:value="1">
            <text:p>1.00000</text:p>
          </table:table-cell>
          <table:table-cell table:style-name="ce13" table:formula="of:=+[.D505]" office:value-type="float" office:value="0">
            <text:p>0</text:p>
          </table:table-cell>
          <table:table-cell table:style-name="ce16" table:formula="of:=IF([.C505]=100;([.$F$3])*([.E505]-[.$E$3])+[.$E$3];((1-[.E505])*[.$G$3])+[.E505])" office:value-type="float" office:value="1">
            <text:p>1.0000000</text:p>
          </table:table-cell>
          <table:table-cell table:style-name="ce20" table:formula="of:=IF([.C505]=100;([.$J$3])*([.F505]-[.$I$3])+[.$I$3];([.$H$3]-[.F505])*[.$K$3]+[.F50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01">
            <text:p>501</text:p>
          </table:table-cell>
          <table:table-cell table:style-name="ce5" table:formula="of:=+(IF([.B506]&gt;[.C506]; [.$C$3]; ([.B506]+([.D506]*[.$B$3]))*0.5))" office:value-type="float" office:value="-2.42611377510893E-114">
            <text:p>0.0</text:p>
          </table:table-cell>
          <table:table-cell table:style-name="ce10" table:formula="of:=+(IF([.B506]&gt;[.C506];[.$D$3];(([.C506]-[.E506])*[.F506])+[.E506]))" office:value-type="float" office:value="1">
            <text:p>1.00000</text:p>
          </table:table-cell>
          <table:table-cell table:style-name="ce13" table:formula="of:=+[.D506]" office:value-type="float" office:value="0">
            <text:p>0</text:p>
          </table:table-cell>
          <table:table-cell table:style-name="ce16" table:formula="of:=IF([.C506]=100;([.$F$3])*([.E506]-[.$E$3])+[.$E$3];((1-[.E506])*[.$G$3])+[.E506])" office:value-type="float" office:value="1">
            <text:p>1.0000000</text:p>
          </table:table-cell>
          <table:table-cell table:style-name="ce20" table:formula="of:=IF([.C506]=100;([.$J$3])*([.F506]-[.$I$3])+[.$I$3];([.$H$3]-[.F506])*[.$K$3]+[.F50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02">
            <text:p>502</text:p>
          </table:table-cell>
          <table:table-cell table:style-name="ce5" table:formula="of:=+(IF([.B507]&gt;[.C507]; [.$C$3]; ([.B507]+([.D507]*[.$B$3]))*0.5))" office:value-type="float" office:value="-1.21305688755446E-114">
            <text:p>0.0</text:p>
          </table:table-cell>
          <table:table-cell table:style-name="ce10" table:formula="of:=+(IF([.B507]&gt;[.C507];[.$D$3];(([.C507]-[.E507])*[.F507])+[.E507]))" office:value-type="float" office:value="1">
            <text:p>1.00000</text:p>
          </table:table-cell>
          <table:table-cell table:style-name="ce13" table:formula="of:=+[.D507]" office:value-type="float" office:value="0">
            <text:p>0</text:p>
          </table:table-cell>
          <table:table-cell table:style-name="ce16" table:formula="of:=IF([.C507]=100;([.$F$3])*([.E507]-[.$E$3])+[.$E$3];((1-[.E507])*[.$G$3])+[.E507])" office:value-type="float" office:value="1">
            <text:p>1.0000000</text:p>
          </table:table-cell>
          <table:table-cell table:style-name="ce20" table:formula="of:=IF([.C507]=100;([.$J$3])*([.F507]-[.$I$3])+[.$I$3];([.$H$3]-[.F507])*[.$K$3]+[.F50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03">
            <text:p>503</text:p>
          </table:table-cell>
          <table:table-cell table:style-name="ce5" table:formula="of:=+(IF([.B508]&gt;[.C508]; [.$C$3]; ([.B508]+([.D508]*[.$B$3]))*0.5))" office:value-type="float" office:value="-6.06528443777232E-115">
            <text:p>0.0</text:p>
          </table:table-cell>
          <table:table-cell table:style-name="ce10" table:formula="of:=+(IF([.B508]&gt;[.C508];[.$D$3];(([.C508]-[.E508])*[.F508])+[.E508]))" office:value-type="float" office:value="1">
            <text:p>1.00000</text:p>
          </table:table-cell>
          <table:table-cell table:style-name="ce13" table:formula="of:=+[.D508]" office:value-type="float" office:value="0">
            <text:p>0</text:p>
          </table:table-cell>
          <table:table-cell table:style-name="ce16" table:formula="of:=IF([.C508]=100;([.$F$3])*([.E508]-[.$E$3])+[.$E$3];((1-[.E508])*[.$G$3])+[.E508])" office:value-type="float" office:value="1">
            <text:p>1.0000000</text:p>
          </table:table-cell>
          <table:table-cell table:style-name="ce20" table:formula="of:=IF([.C508]=100;([.$J$3])*([.F508]-[.$I$3])+[.$I$3];([.$H$3]-[.F508])*[.$K$3]+[.F50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04">
            <text:p>504</text:p>
          </table:table-cell>
          <table:table-cell table:style-name="ce5" table:formula="of:=+(IF([.B509]&gt;[.C509]; [.$C$3]; ([.B509]+([.D509]*[.$B$3]))*0.5))" office:value-type="float" office:value="-3.03264221888616E-115">
            <text:p>0.0</text:p>
          </table:table-cell>
          <table:table-cell table:style-name="ce10" table:formula="of:=+(IF([.B509]&gt;[.C509];[.$D$3];(([.C509]-[.E509])*[.F509])+[.E509]))" office:value-type="float" office:value="1">
            <text:p>1.00000</text:p>
          </table:table-cell>
          <table:table-cell table:style-name="ce13" table:formula="of:=+[.D509]" office:value-type="float" office:value="0">
            <text:p>0</text:p>
          </table:table-cell>
          <table:table-cell table:style-name="ce16" table:formula="of:=IF([.C509]=100;([.$F$3])*([.E509]-[.$E$3])+[.$E$3];((1-[.E509])*[.$G$3])+[.E509])" office:value-type="float" office:value="1">
            <text:p>1.0000000</text:p>
          </table:table-cell>
          <table:table-cell table:style-name="ce20" table:formula="of:=IF([.C509]=100;([.$J$3])*([.F509]-[.$I$3])+[.$I$3];([.$H$3]-[.F509])*[.$K$3]+[.F50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05">
            <text:p>505</text:p>
          </table:table-cell>
          <table:table-cell table:style-name="ce5" table:formula="of:=+(IF([.B510]&gt;[.C510]; [.$C$3]; ([.B510]+([.D510]*[.$B$3]))*0.5))" office:value-type="float" office:value="-1.51632110944308E-115">
            <text:p>0.0</text:p>
          </table:table-cell>
          <table:table-cell table:style-name="ce10" table:formula="of:=+(IF([.B510]&gt;[.C510];[.$D$3];(([.C510]-[.E510])*[.F510])+[.E510]))" office:value-type="float" office:value="1">
            <text:p>1.00000</text:p>
          </table:table-cell>
          <table:table-cell table:style-name="ce13" table:formula="of:=+[.D510]" office:value-type="float" office:value="0">
            <text:p>0</text:p>
          </table:table-cell>
          <table:table-cell table:style-name="ce16" table:formula="of:=IF([.C510]=100;([.$F$3])*([.E510]-[.$E$3])+[.$E$3];((1-[.E510])*[.$G$3])+[.E510])" office:value-type="float" office:value="1">
            <text:p>1.0000000</text:p>
          </table:table-cell>
          <table:table-cell table:style-name="ce20" table:formula="of:=IF([.C510]=100;([.$J$3])*([.F510]-[.$I$3])+[.$I$3];([.$H$3]-[.F510])*[.$K$3]+[.F51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06">
            <text:p>506</text:p>
          </table:table-cell>
          <table:table-cell table:style-name="ce5" table:formula="of:=+(IF([.B511]&gt;[.C511]; [.$C$3]; ([.B511]+([.D511]*[.$B$3]))*0.5))" office:value-type="float" office:value="-7.5816055472154E-116">
            <text:p>0.0</text:p>
          </table:table-cell>
          <table:table-cell table:style-name="ce10" table:formula="of:=+(IF([.B511]&gt;[.C511];[.$D$3];(([.C511]-[.E511])*[.F511])+[.E511]))" office:value-type="float" office:value="1">
            <text:p>1.00000</text:p>
          </table:table-cell>
          <table:table-cell table:style-name="ce13" table:formula="of:=+[.D511]" office:value-type="float" office:value="0">
            <text:p>0</text:p>
          </table:table-cell>
          <table:table-cell table:style-name="ce16" table:formula="of:=IF([.C511]=100;([.$F$3])*([.E511]-[.$E$3])+[.$E$3];((1-[.E511])*[.$G$3])+[.E511])" office:value-type="float" office:value="1">
            <text:p>1.0000000</text:p>
          </table:table-cell>
          <table:table-cell table:style-name="ce20" table:formula="of:=IF([.C511]=100;([.$J$3])*([.F511]-[.$I$3])+[.$I$3];([.$H$3]-[.F511])*[.$K$3]+[.F51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07">
            <text:p>507</text:p>
          </table:table-cell>
          <table:table-cell table:style-name="ce5" table:formula="of:=+(IF([.B512]&gt;[.C512]; [.$C$3]; ([.B512]+([.D512]*[.$B$3]))*0.5))" office:value-type="float" office:value="-3.7908027736077E-116">
            <text:p>0.0</text:p>
          </table:table-cell>
          <table:table-cell table:style-name="ce10" table:formula="of:=+(IF([.B512]&gt;[.C512];[.$D$3];(([.C512]-[.E512])*[.F512])+[.E512]))" office:value-type="float" office:value="1">
            <text:p>1.00000</text:p>
          </table:table-cell>
          <table:table-cell table:style-name="ce13" table:formula="of:=+[.D512]" office:value-type="float" office:value="0">
            <text:p>0</text:p>
          </table:table-cell>
          <table:table-cell table:style-name="ce16" table:formula="of:=IF([.C512]=100;([.$F$3])*([.E512]-[.$E$3])+[.$E$3];((1-[.E512])*[.$G$3])+[.E512])" office:value-type="float" office:value="1">
            <text:p>1.0000000</text:p>
          </table:table-cell>
          <table:table-cell table:style-name="ce20" table:formula="of:=IF([.C512]=100;([.$J$3])*([.F512]-[.$I$3])+[.$I$3];([.$H$3]-[.F512])*[.$K$3]+[.F51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08">
            <text:p>508</text:p>
          </table:table-cell>
          <table:table-cell table:style-name="ce5" table:formula="of:=+(IF([.B513]&gt;[.C513]; [.$C$3]; ([.B513]+([.D513]*[.$B$3]))*0.5))" office:value-type="float" office:value="-1.89540138680385E-116">
            <text:p>0.0</text:p>
          </table:table-cell>
          <table:table-cell table:style-name="ce10" table:formula="of:=+(IF([.B513]&gt;[.C513];[.$D$3];(([.C513]-[.E513])*[.F513])+[.E513]))" office:value-type="float" office:value="1">
            <text:p>1.00000</text:p>
          </table:table-cell>
          <table:table-cell table:style-name="ce13" table:formula="of:=+[.D513]" office:value-type="float" office:value="0">
            <text:p>0</text:p>
          </table:table-cell>
          <table:table-cell table:style-name="ce16" table:formula="of:=IF([.C513]=100;([.$F$3])*([.E513]-[.$E$3])+[.$E$3];((1-[.E513])*[.$G$3])+[.E513])" office:value-type="float" office:value="1">
            <text:p>1.0000000</text:p>
          </table:table-cell>
          <table:table-cell table:style-name="ce20" table:formula="of:=IF([.C513]=100;([.$J$3])*([.F513]-[.$I$3])+[.$I$3];([.$H$3]-[.F513])*[.$K$3]+[.F51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09">
            <text:p>509</text:p>
          </table:table-cell>
          <table:table-cell table:style-name="ce5" table:formula="of:=+(IF([.B514]&gt;[.C514]; [.$C$3]; ([.B514]+([.D514]*[.$B$3]))*0.5))" office:value-type="float" office:value="-9.47700693401925E-117">
            <text:p>0.0</text:p>
          </table:table-cell>
          <table:table-cell table:style-name="ce10" table:formula="of:=+(IF([.B514]&gt;[.C514];[.$D$3];(([.C514]-[.E514])*[.F514])+[.E514]))" office:value-type="float" office:value="1">
            <text:p>1.00000</text:p>
          </table:table-cell>
          <table:table-cell table:style-name="ce13" table:formula="of:=+[.D514]" office:value-type="float" office:value="0">
            <text:p>0</text:p>
          </table:table-cell>
          <table:table-cell table:style-name="ce16" table:formula="of:=IF([.C514]=100;([.$F$3])*([.E514]-[.$E$3])+[.$E$3];((1-[.E514])*[.$G$3])+[.E514])" office:value-type="float" office:value="1">
            <text:p>1.0000000</text:p>
          </table:table-cell>
          <table:table-cell table:style-name="ce20" table:formula="of:=IF([.C514]=100;([.$J$3])*([.F514]-[.$I$3])+[.$I$3];([.$H$3]-[.F514])*[.$K$3]+[.F51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10">
            <text:p>510</text:p>
          </table:table-cell>
          <table:table-cell table:style-name="ce5" table:formula="of:=+(IF([.B515]&gt;[.C515]; [.$C$3]; ([.B515]+([.D515]*[.$B$3]))*0.5))" office:value-type="float" office:value="-4.73850346700963E-117">
            <text:p>0.0</text:p>
          </table:table-cell>
          <table:table-cell table:style-name="ce10" table:formula="of:=+(IF([.B515]&gt;[.C515];[.$D$3];(([.C515]-[.E515])*[.F515])+[.E515]))" office:value-type="float" office:value="1">
            <text:p>1.00000</text:p>
          </table:table-cell>
          <table:table-cell table:style-name="ce13" table:formula="of:=+[.D515]" office:value-type="float" office:value="0">
            <text:p>0</text:p>
          </table:table-cell>
          <table:table-cell table:style-name="ce16" table:formula="of:=IF([.C515]=100;([.$F$3])*([.E515]-[.$E$3])+[.$E$3];((1-[.E515])*[.$G$3])+[.E515])" office:value-type="float" office:value="1">
            <text:p>1.0000000</text:p>
          </table:table-cell>
          <table:table-cell table:style-name="ce20" table:formula="of:=IF([.C515]=100;([.$J$3])*([.F515]-[.$I$3])+[.$I$3];([.$H$3]-[.F515])*[.$K$3]+[.F51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11">
            <text:p>511</text:p>
          </table:table-cell>
          <table:table-cell table:style-name="ce5" table:formula="of:=+(IF([.B516]&gt;[.C516]; [.$C$3]; ([.B516]+([.D516]*[.$B$3]))*0.5))" office:value-type="float" office:value="-2.36925173350481E-117">
            <text:p>0.0</text:p>
          </table:table-cell>
          <table:table-cell table:style-name="ce10" table:formula="of:=+(IF([.B516]&gt;[.C516];[.$D$3];(([.C516]-[.E516])*[.F516])+[.E516]))" office:value-type="float" office:value="1">
            <text:p>1.00000</text:p>
          </table:table-cell>
          <table:table-cell table:style-name="ce13" table:formula="of:=+[.D516]" office:value-type="float" office:value="0">
            <text:p>0</text:p>
          </table:table-cell>
          <table:table-cell table:style-name="ce16" table:formula="of:=IF([.C516]=100;([.$F$3])*([.E516]-[.$E$3])+[.$E$3];((1-[.E516])*[.$G$3])+[.E516])" office:value-type="float" office:value="1">
            <text:p>1.0000000</text:p>
          </table:table-cell>
          <table:table-cell table:style-name="ce20" table:formula="of:=IF([.C516]=100;([.$J$3])*([.F516]-[.$I$3])+[.$I$3];([.$H$3]-[.F516])*[.$K$3]+[.F51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12">
            <text:p>512</text:p>
          </table:table-cell>
          <table:table-cell table:style-name="ce5" table:formula="of:=+(IF([.B517]&gt;[.C517]; [.$C$3]; ([.B517]+([.D517]*[.$B$3]))*0.5))" office:value-type="float" office:value="-1.18462586675241E-117">
            <text:p>0.0</text:p>
          </table:table-cell>
          <table:table-cell table:style-name="ce10" table:formula="of:=+(IF([.B517]&gt;[.C517];[.$D$3];(([.C517]-[.E517])*[.F517])+[.E517]))" office:value-type="float" office:value="1">
            <text:p>1.00000</text:p>
          </table:table-cell>
          <table:table-cell table:style-name="ce13" table:formula="of:=+[.D517]" office:value-type="float" office:value="0">
            <text:p>0</text:p>
          </table:table-cell>
          <table:table-cell table:style-name="ce16" table:formula="of:=IF([.C517]=100;([.$F$3])*([.E517]-[.$E$3])+[.$E$3];((1-[.E517])*[.$G$3])+[.E517])" office:value-type="float" office:value="1">
            <text:p>1.0000000</text:p>
          </table:table-cell>
          <table:table-cell table:style-name="ce20" table:formula="of:=IF([.C517]=100;([.$J$3])*([.F517]-[.$I$3])+[.$I$3];([.$H$3]-[.F517])*[.$K$3]+[.F51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13">
            <text:p>513</text:p>
          </table:table-cell>
          <table:table-cell table:style-name="ce5" table:formula="of:=+(IF([.B518]&gt;[.C518]; [.$C$3]; ([.B518]+([.D518]*[.$B$3]))*0.5))" office:value-type="float" office:value="-5.92312933376203E-118">
            <text:p>0.0</text:p>
          </table:table-cell>
          <table:table-cell table:style-name="ce10" table:formula="of:=+(IF([.B518]&gt;[.C518];[.$D$3];(([.C518]-[.E518])*[.F518])+[.E518]))" office:value-type="float" office:value="1">
            <text:p>1.00000</text:p>
          </table:table-cell>
          <table:table-cell table:style-name="ce13" table:formula="of:=+[.D518]" office:value-type="float" office:value="0">
            <text:p>0</text:p>
          </table:table-cell>
          <table:table-cell table:style-name="ce16" table:formula="of:=IF([.C518]=100;([.$F$3])*([.E518]-[.$E$3])+[.$E$3];((1-[.E518])*[.$G$3])+[.E518])" office:value-type="float" office:value="1">
            <text:p>1.0000000</text:p>
          </table:table-cell>
          <table:table-cell table:style-name="ce20" table:formula="of:=IF([.C518]=100;([.$J$3])*([.F518]-[.$I$3])+[.$I$3];([.$H$3]-[.F518])*[.$K$3]+[.F51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14">
            <text:p>514</text:p>
          </table:table-cell>
          <table:table-cell table:style-name="ce5" table:formula="of:=+(IF([.B519]&gt;[.C519]; [.$C$3]; ([.B519]+([.D519]*[.$B$3]))*0.5))" office:value-type="float" office:value="-2.96156466688102E-118">
            <text:p>0.0</text:p>
          </table:table-cell>
          <table:table-cell table:style-name="ce10" table:formula="of:=+(IF([.B519]&gt;[.C519];[.$D$3];(([.C519]-[.E519])*[.F519])+[.E519]))" office:value-type="float" office:value="1">
            <text:p>1.00000</text:p>
          </table:table-cell>
          <table:table-cell table:style-name="ce13" table:formula="of:=+[.D519]" office:value-type="float" office:value="0">
            <text:p>0</text:p>
          </table:table-cell>
          <table:table-cell table:style-name="ce16" table:formula="of:=IF([.C519]=100;([.$F$3])*([.E519]-[.$E$3])+[.$E$3];((1-[.E519])*[.$G$3])+[.E519])" office:value-type="float" office:value="1">
            <text:p>1.0000000</text:p>
          </table:table-cell>
          <table:table-cell table:style-name="ce20" table:formula="of:=IF([.C519]=100;([.$J$3])*([.F519]-[.$I$3])+[.$I$3];([.$H$3]-[.F519])*[.$K$3]+[.F51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15">
            <text:p>515</text:p>
          </table:table-cell>
          <table:table-cell table:style-name="ce5" table:formula="of:=+(IF([.B520]&gt;[.C520]; [.$C$3]; ([.B520]+([.D520]*[.$B$3]))*0.5))" office:value-type="float" office:value="-1.48078233344051E-118">
            <text:p>0.0</text:p>
          </table:table-cell>
          <table:table-cell table:style-name="ce10" table:formula="of:=+(IF([.B520]&gt;[.C520];[.$D$3];(([.C520]-[.E520])*[.F520])+[.E520]))" office:value-type="float" office:value="1">
            <text:p>1.00000</text:p>
          </table:table-cell>
          <table:table-cell table:style-name="ce13" table:formula="of:=+[.D520]" office:value-type="float" office:value="0">
            <text:p>0</text:p>
          </table:table-cell>
          <table:table-cell table:style-name="ce16" table:formula="of:=IF([.C520]=100;([.$F$3])*([.E520]-[.$E$3])+[.$E$3];((1-[.E520])*[.$G$3])+[.E520])" office:value-type="float" office:value="1">
            <text:p>1.0000000</text:p>
          </table:table-cell>
          <table:table-cell table:style-name="ce20" table:formula="of:=IF([.C520]=100;([.$J$3])*([.F520]-[.$I$3])+[.$I$3];([.$H$3]-[.F520])*[.$K$3]+[.F52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16">
            <text:p>516</text:p>
          </table:table-cell>
          <table:table-cell table:style-name="ce5" table:formula="of:=+(IF([.B521]&gt;[.C521]; [.$C$3]; ([.B521]+([.D521]*[.$B$3]))*0.5))" office:value-type="float" office:value="-7.40391166720254E-119">
            <text:p>0.0</text:p>
          </table:table-cell>
          <table:table-cell table:style-name="ce10" table:formula="of:=+(IF([.B521]&gt;[.C521];[.$D$3];(([.C521]-[.E521])*[.F521])+[.E521]))" office:value-type="float" office:value="1">
            <text:p>1.00000</text:p>
          </table:table-cell>
          <table:table-cell table:style-name="ce13" table:formula="of:=+[.D521]" office:value-type="float" office:value="0">
            <text:p>0</text:p>
          </table:table-cell>
          <table:table-cell table:style-name="ce16" table:formula="of:=IF([.C521]=100;([.$F$3])*([.E521]-[.$E$3])+[.$E$3];((1-[.E521])*[.$G$3])+[.E521])" office:value-type="float" office:value="1">
            <text:p>1.0000000</text:p>
          </table:table-cell>
          <table:table-cell table:style-name="ce20" table:formula="of:=IF([.C521]=100;([.$J$3])*([.F521]-[.$I$3])+[.$I$3];([.$H$3]-[.F521])*[.$K$3]+[.F52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17">
            <text:p>517</text:p>
          </table:table-cell>
          <table:table-cell table:style-name="ce5" table:formula="of:=+(IF([.B522]&gt;[.C522]; [.$C$3]; ([.B522]+([.D522]*[.$B$3]))*0.5))" office:value-type="float" office:value="-3.70195583360127E-119">
            <text:p>0.0</text:p>
          </table:table-cell>
          <table:table-cell table:style-name="ce10" table:formula="of:=+(IF([.B522]&gt;[.C522];[.$D$3];(([.C522]-[.E522])*[.F522])+[.E522]))" office:value-type="float" office:value="1">
            <text:p>1.00000</text:p>
          </table:table-cell>
          <table:table-cell table:style-name="ce13" table:formula="of:=+[.D522]" office:value-type="float" office:value="0">
            <text:p>0</text:p>
          </table:table-cell>
          <table:table-cell table:style-name="ce16" table:formula="of:=IF([.C522]=100;([.$F$3])*([.E522]-[.$E$3])+[.$E$3];((1-[.E522])*[.$G$3])+[.E522])" office:value-type="float" office:value="1">
            <text:p>1.0000000</text:p>
          </table:table-cell>
          <table:table-cell table:style-name="ce20" table:formula="of:=IF([.C522]=100;([.$J$3])*([.F522]-[.$I$3])+[.$I$3];([.$H$3]-[.F522])*[.$K$3]+[.F52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18">
            <text:p>518</text:p>
          </table:table-cell>
          <table:table-cell table:style-name="ce5" table:formula="of:=+(IF([.B523]&gt;[.C523]; [.$C$3]; ([.B523]+([.D523]*[.$B$3]))*0.5))" office:value-type="float" office:value="-1.85097791680064E-119">
            <text:p>0.0</text:p>
          </table:table-cell>
          <table:table-cell table:style-name="ce10" table:formula="of:=+(IF([.B523]&gt;[.C523];[.$D$3];(([.C523]-[.E523])*[.F523])+[.E523]))" office:value-type="float" office:value="1">
            <text:p>1.00000</text:p>
          </table:table-cell>
          <table:table-cell table:style-name="ce13" table:formula="of:=+[.D523]" office:value-type="float" office:value="0">
            <text:p>0</text:p>
          </table:table-cell>
          <table:table-cell table:style-name="ce16" table:formula="of:=IF([.C523]=100;([.$F$3])*([.E523]-[.$E$3])+[.$E$3];((1-[.E523])*[.$G$3])+[.E523])" office:value-type="float" office:value="1">
            <text:p>1.0000000</text:p>
          </table:table-cell>
          <table:table-cell table:style-name="ce20" table:formula="of:=IF([.C523]=100;([.$J$3])*([.F523]-[.$I$3])+[.$I$3];([.$H$3]-[.F523])*[.$K$3]+[.F52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19">
            <text:p>519</text:p>
          </table:table-cell>
          <table:table-cell table:style-name="ce5" table:formula="of:=+(IF([.B524]&gt;[.C524]; [.$C$3]; ([.B524]+([.D524]*[.$B$3]))*0.5))" office:value-type="float" office:value="-9.25488958400318E-120">
            <text:p>0.0</text:p>
          </table:table-cell>
          <table:table-cell table:style-name="ce10" table:formula="of:=+(IF([.B524]&gt;[.C524];[.$D$3];(([.C524]-[.E524])*[.F524])+[.E524]))" office:value-type="float" office:value="1">
            <text:p>1.00000</text:p>
          </table:table-cell>
          <table:table-cell table:style-name="ce13" table:formula="of:=+[.D524]" office:value-type="float" office:value="0">
            <text:p>0</text:p>
          </table:table-cell>
          <table:table-cell table:style-name="ce16" table:formula="of:=IF([.C524]=100;([.$F$3])*([.E524]-[.$E$3])+[.$E$3];((1-[.E524])*[.$G$3])+[.E524])" office:value-type="float" office:value="1">
            <text:p>1.0000000</text:p>
          </table:table-cell>
          <table:table-cell table:style-name="ce20" table:formula="of:=IF([.C524]=100;([.$J$3])*([.F524]-[.$I$3])+[.$I$3];([.$H$3]-[.F524])*[.$K$3]+[.F52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20">
            <text:p>520</text:p>
          </table:table-cell>
          <table:table-cell table:style-name="ce5" table:formula="of:=+(IF([.B525]&gt;[.C525]; [.$C$3]; ([.B525]+([.D525]*[.$B$3]))*0.5))" office:value-type="float" office:value="-4.62744479200159E-120">
            <text:p>0.0</text:p>
          </table:table-cell>
          <table:table-cell table:style-name="ce10" table:formula="of:=+(IF([.B525]&gt;[.C525];[.$D$3];(([.C525]-[.E525])*[.F525])+[.E525]))" office:value-type="float" office:value="1">
            <text:p>1.00000</text:p>
          </table:table-cell>
          <table:table-cell table:style-name="ce13" table:formula="of:=+[.D525]" office:value-type="float" office:value="0">
            <text:p>0</text:p>
          </table:table-cell>
          <table:table-cell table:style-name="ce16" table:formula="of:=IF([.C525]=100;([.$F$3])*([.E525]-[.$E$3])+[.$E$3];((1-[.E525])*[.$G$3])+[.E525])" office:value-type="float" office:value="1">
            <text:p>1.0000000</text:p>
          </table:table-cell>
          <table:table-cell table:style-name="ce20" table:formula="of:=IF([.C525]=100;([.$J$3])*([.F525]-[.$I$3])+[.$I$3];([.$H$3]-[.F525])*[.$K$3]+[.F52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21">
            <text:p>521</text:p>
          </table:table-cell>
          <table:table-cell table:style-name="ce5" table:formula="of:=+(IF([.B526]&gt;[.C526]; [.$C$3]; ([.B526]+([.D526]*[.$B$3]))*0.5))" office:value-type="float" office:value="-2.31372239600079E-120">
            <text:p>0.0</text:p>
          </table:table-cell>
          <table:table-cell table:style-name="ce10" table:formula="of:=+(IF([.B526]&gt;[.C526];[.$D$3];(([.C526]-[.E526])*[.F526])+[.E526]))" office:value-type="float" office:value="1">
            <text:p>1.00000</text:p>
          </table:table-cell>
          <table:table-cell table:style-name="ce13" table:formula="of:=+[.D526]" office:value-type="float" office:value="0">
            <text:p>0</text:p>
          </table:table-cell>
          <table:table-cell table:style-name="ce16" table:formula="of:=IF([.C526]=100;([.$F$3])*([.E526]-[.$E$3])+[.$E$3];((1-[.E526])*[.$G$3])+[.E526])" office:value-type="float" office:value="1">
            <text:p>1.0000000</text:p>
          </table:table-cell>
          <table:table-cell table:style-name="ce20" table:formula="of:=IF([.C526]=100;([.$J$3])*([.F526]-[.$I$3])+[.$I$3];([.$H$3]-[.F526])*[.$K$3]+[.F52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22">
            <text:p>522</text:p>
          </table:table-cell>
          <table:table-cell table:style-name="ce5" table:formula="of:=+(IF([.B527]&gt;[.C527]; [.$C$3]; ([.B527]+([.D527]*[.$B$3]))*0.5))" office:value-type="float" office:value="-1.1568611980004E-120">
            <text:p>0.0</text:p>
          </table:table-cell>
          <table:table-cell table:style-name="ce10" table:formula="of:=+(IF([.B527]&gt;[.C527];[.$D$3];(([.C527]-[.E527])*[.F527])+[.E527]))" office:value-type="float" office:value="1">
            <text:p>1.00000</text:p>
          </table:table-cell>
          <table:table-cell table:style-name="ce13" table:formula="of:=+[.D527]" office:value-type="float" office:value="0">
            <text:p>0</text:p>
          </table:table-cell>
          <table:table-cell table:style-name="ce16" table:formula="of:=IF([.C527]=100;([.$F$3])*([.E527]-[.$E$3])+[.$E$3];((1-[.E527])*[.$G$3])+[.E527])" office:value-type="float" office:value="1">
            <text:p>1.0000000</text:p>
          </table:table-cell>
          <table:table-cell table:style-name="ce20" table:formula="of:=IF([.C527]=100;([.$J$3])*([.F527]-[.$I$3])+[.$I$3];([.$H$3]-[.F527])*[.$K$3]+[.F52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23">
            <text:p>523</text:p>
          </table:table-cell>
          <table:table-cell table:style-name="ce5" table:formula="of:=+(IF([.B528]&gt;[.C528]; [.$C$3]; ([.B528]+([.D528]*[.$B$3]))*0.5))" office:value-type="float" office:value="-5.78430599000199E-121">
            <text:p>0.0</text:p>
          </table:table-cell>
          <table:table-cell table:style-name="ce10" table:formula="of:=+(IF([.B528]&gt;[.C528];[.$D$3];(([.C528]-[.E528])*[.F528])+[.E528]))" office:value-type="float" office:value="1">
            <text:p>1.00000</text:p>
          </table:table-cell>
          <table:table-cell table:style-name="ce13" table:formula="of:=+[.D528]" office:value-type="float" office:value="0">
            <text:p>0</text:p>
          </table:table-cell>
          <table:table-cell table:style-name="ce16" table:formula="of:=IF([.C528]=100;([.$F$3])*([.E528]-[.$E$3])+[.$E$3];((1-[.E528])*[.$G$3])+[.E528])" office:value-type="float" office:value="1">
            <text:p>1.0000000</text:p>
          </table:table-cell>
          <table:table-cell table:style-name="ce20" table:formula="of:=IF([.C528]=100;([.$J$3])*([.F528]-[.$I$3])+[.$I$3];([.$H$3]-[.F528])*[.$K$3]+[.F52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24">
            <text:p>524</text:p>
          </table:table-cell>
          <table:table-cell table:style-name="ce5" table:formula="of:=+(IF([.B529]&gt;[.C529]; [.$C$3]; ([.B529]+([.D529]*[.$B$3]))*0.5))" office:value-type="float" office:value="-2.89215299500099E-121">
            <text:p>0.0</text:p>
          </table:table-cell>
          <table:table-cell table:style-name="ce10" table:formula="of:=+(IF([.B529]&gt;[.C529];[.$D$3];(([.C529]-[.E529])*[.F529])+[.E529]))" office:value-type="float" office:value="1">
            <text:p>1.00000</text:p>
          </table:table-cell>
          <table:table-cell table:style-name="ce13" table:formula="of:=+[.D529]" office:value-type="float" office:value="0">
            <text:p>0</text:p>
          </table:table-cell>
          <table:table-cell table:style-name="ce16" table:formula="of:=IF([.C529]=100;([.$F$3])*([.E529]-[.$E$3])+[.$E$3];((1-[.E529])*[.$G$3])+[.E529])" office:value-type="float" office:value="1">
            <text:p>1.0000000</text:p>
          </table:table-cell>
          <table:table-cell table:style-name="ce20" table:formula="of:=IF([.C529]=100;([.$J$3])*([.F529]-[.$I$3])+[.$I$3];([.$H$3]-[.F529])*[.$K$3]+[.F52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25">
            <text:p>525</text:p>
          </table:table-cell>
          <table:table-cell table:style-name="ce5" table:formula="of:=+(IF([.B530]&gt;[.C530]; [.$C$3]; ([.B530]+([.D530]*[.$B$3]))*0.5))" office:value-type="float" office:value="-1.4460764975005E-121">
            <text:p>0.0</text:p>
          </table:table-cell>
          <table:table-cell table:style-name="ce10" table:formula="of:=+(IF([.B530]&gt;[.C530];[.$D$3];(([.C530]-[.E530])*[.F530])+[.E530]))" office:value-type="float" office:value="1">
            <text:p>1.00000</text:p>
          </table:table-cell>
          <table:table-cell table:style-name="ce13" table:formula="of:=+[.D530]" office:value-type="float" office:value="0">
            <text:p>0</text:p>
          </table:table-cell>
          <table:table-cell table:style-name="ce16" table:formula="of:=IF([.C530]=100;([.$F$3])*([.E530]-[.$E$3])+[.$E$3];((1-[.E530])*[.$G$3])+[.E530])" office:value-type="float" office:value="1">
            <text:p>1.0000000</text:p>
          </table:table-cell>
          <table:table-cell table:style-name="ce20" table:formula="of:=IF([.C530]=100;([.$J$3])*([.F530]-[.$I$3])+[.$I$3];([.$H$3]-[.F530])*[.$K$3]+[.F53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26">
            <text:p>526</text:p>
          </table:table-cell>
          <table:table-cell table:style-name="ce5" table:formula="of:=+(IF([.B531]&gt;[.C531]; [.$C$3]; ([.B531]+([.D531]*[.$B$3]))*0.5))" office:value-type="float" office:value="-7.23038248750248E-122">
            <text:p>0.0</text:p>
          </table:table-cell>
          <table:table-cell table:style-name="ce10" table:formula="of:=+(IF([.B531]&gt;[.C531];[.$D$3];(([.C531]-[.E531])*[.F531])+[.E531]))" office:value-type="float" office:value="1">
            <text:p>1.00000</text:p>
          </table:table-cell>
          <table:table-cell table:style-name="ce13" table:formula="of:=+[.D531]" office:value-type="float" office:value="0">
            <text:p>0</text:p>
          </table:table-cell>
          <table:table-cell table:style-name="ce16" table:formula="of:=IF([.C531]=100;([.$F$3])*([.E531]-[.$E$3])+[.$E$3];((1-[.E531])*[.$G$3])+[.E531])" office:value-type="float" office:value="1">
            <text:p>1.0000000</text:p>
          </table:table-cell>
          <table:table-cell table:style-name="ce20" table:formula="of:=IF([.C531]=100;([.$J$3])*([.F531]-[.$I$3])+[.$I$3];([.$H$3]-[.F531])*[.$K$3]+[.F53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27">
            <text:p>527</text:p>
          </table:table-cell>
          <table:table-cell table:style-name="ce5" table:formula="of:=+(IF([.B532]&gt;[.C532]; [.$C$3]; ([.B532]+([.D532]*[.$B$3]))*0.5))" office:value-type="float" office:value="-3.61519124375124E-122">
            <text:p>0.0</text:p>
          </table:table-cell>
          <table:table-cell table:style-name="ce10" table:formula="of:=+(IF([.B532]&gt;[.C532];[.$D$3];(([.C532]-[.E532])*[.F532])+[.E532]))" office:value-type="float" office:value="1">
            <text:p>1.00000</text:p>
          </table:table-cell>
          <table:table-cell table:style-name="ce13" table:formula="of:=+[.D532]" office:value-type="float" office:value="0">
            <text:p>0</text:p>
          </table:table-cell>
          <table:table-cell table:style-name="ce16" table:formula="of:=IF([.C532]=100;([.$F$3])*([.E532]-[.$E$3])+[.$E$3];((1-[.E532])*[.$G$3])+[.E532])" office:value-type="float" office:value="1">
            <text:p>1.0000000</text:p>
          </table:table-cell>
          <table:table-cell table:style-name="ce20" table:formula="of:=IF([.C532]=100;([.$J$3])*([.F532]-[.$I$3])+[.$I$3];([.$H$3]-[.F532])*[.$K$3]+[.F53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28">
            <text:p>528</text:p>
          </table:table-cell>
          <table:table-cell table:style-name="ce5" table:formula="of:=+(IF([.B533]&gt;[.C533]; [.$C$3]; ([.B533]+([.D533]*[.$B$3]))*0.5))" office:value-type="float" office:value="-1.80759562187562E-122">
            <text:p>0.0</text:p>
          </table:table-cell>
          <table:table-cell table:style-name="ce10" table:formula="of:=+(IF([.B533]&gt;[.C533];[.$D$3];(([.C533]-[.E533])*[.F533])+[.E533]))" office:value-type="float" office:value="1">
            <text:p>1.00000</text:p>
          </table:table-cell>
          <table:table-cell table:style-name="ce13" table:formula="of:=+[.D533]" office:value-type="float" office:value="0">
            <text:p>0</text:p>
          </table:table-cell>
          <table:table-cell table:style-name="ce16" table:formula="of:=IF([.C533]=100;([.$F$3])*([.E533]-[.$E$3])+[.$E$3];((1-[.E533])*[.$G$3])+[.E533])" office:value-type="float" office:value="1">
            <text:p>1.0000000</text:p>
          </table:table-cell>
          <table:table-cell table:style-name="ce20" table:formula="of:=IF([.C533]=100;([.$J$3])*([.F533]-[.$I$3])+[.$I$3];([.$H$3]-[.F533])*[.$K$3]+[.F53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29">
            <text:p>529</text:p>
          </table:table-cell>
          <table:table-cell table:style-name="ce5" table:formula="of:=+(IF([.B534]&gt;[.C534]; [.$C$3]; ([.B534]+([.D534]*[.$B$3]))*0.5))" office:value-type="float" office:value="-9.0379781093781E-123">
            <text:p>0.0</text:p>
          </table:table-cell>
          <table:table-cell table:style-name="ce10" table:formula="of:=+(IF([.B534]&gt;[.C534];[.$D$3];(([.C534]-[.E534])*[.F534])+[.E534]))" office:value-type="float" office:value="1">
            <text:p>1.00000</text:p>
          </table:table-cell>
          <table:table-cell table:style-name="ce13" table:formula="of:=+[.D534]" office:value-type="float" office:value="0">
            <text:p>0</text:p>
          </table:table-cell>
          <table:table-cell table:style-name="ce16" table:formula="of:=IF([.C534]=100;([.$F$3])*([.E534]-[.$E$3])+[.$E$3];((1-[.E534])*[.$G$3])+[.E534])" office:value-type="float" office:value="1">
            <text:p>1.0000000</text:p>
          </table:table-cell>
          <table:table-cell table:style-name="ce20" table:formula="of:=IF([.C534]=100;([.$J$3])*([.F534]-[.$I$3])+[.$I$3];([.$H$3]-[.F534])*[.$K$3]+[.F53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30">
            <text:p>530</text:p>
          </table:table-cell>
          <table:table-cell table:style-name="ce5" table:formula="of:=+(IF([.B535]&gt;[.C535]; [.$C$3]; ([.B535]+([.D535]*[.$B$3]))*0.5))" office:value-type="float" office:value="-4.51898905468905E-123">
            <text:p>0.0</text:p>
          </table:table-cell>
          <table:table-cell table:style-name="ce10" table:formula="of:=+(IF([.B535]&gt;[.C535];[.$D$3];(([.C535]-[.E535])*[.F535])+[.E535]))" office:value-type="float" office:value="1">
            <text:p>1.00000</text:p>
          </table:table-cell>
          <table:table-cell table:style-name="ce13" table:formula="of:=+[.D535]" office:value-type="float" office:value="0">
            <text:p>0</text:p>
          </table:table-cell>
          <table:table-cell table:style-name="ce16" table:formula="of:=IF([.C535]=100;([.$F$3])*([.E535]-[.$E$3])+[.$E$3];((1-[.E535])*[.$G$3])+[.E535])" office:value-type="float" office:value="1">
            <text:p>1.0000000</text:p>
          </table:table-cell>
          <table:table-cell table:style-name="ce20" table:formula="of:=IF([.C535]=100;([.$J$3])*([.F535]-[.$I$3])+[.$I$3];([.$H$3]-[.F535])*[.$K$3]+[.F53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31">
            <text:p>531</text:p>
          </table:table-cell>
          <table:table-cell table:style-name="ce5" table:formula="of:=+(IF([.B536]&gt;[.C536]; [.$C$3]; ([.B536]+([.D536]*[.$B$3]))*0.5))" office:value-type="float" office:value="-2.25949452734453E-123">
            <text:p>0.0</text:p>
          </table:table-cell>
          <table:table-cell table:style-name="ce10" table:formula="of:=+(IF([.B536]&gt;[.C536];[.$D$3];(([.C536]-[.E536])*[.F536])+[.E536]))" office:value-type="float" office:value="1">
            <text:p>1.00000</text:p>
          </table:table-cell>
          <table:table-cell table:style-name="ce13" table:formula="of:=+[.D536]" office:value-type="float" office:value="0">
            <text:p>0</text:p>
          </table:table-cell>
          <table:table-cell table:style-name="ce16" table:formula="of:=IF([.C536]=100;([.$F$3])*([.E536]-[.$E$3])+[.$E$3];((1-[.E536])*[.$G$3])+[.E536])" office:value-type="float" office:value="1">
            <text:p>1.0000000</text:p>
          </table:table-cell>
          <table:table-cell table:style-name="ce20" table:formula="of:=IF([.C536]=100;([.$J$3])*([.F536]-[.$I$3])+[.$I$3];([.$H$3]-[.F536])*[.$K$3]+[.F53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32">
            <text:p>532</text:p>
          </table:table-cell>
          <table:table-cell table:style-name="ce5" table:formula="of:=+(IF([.B537]&gt;[.C537]; [.$C$3]; ([.B537]+([.D537]*[.$B$3]))*0.5))" office:value-type="float" office:value="-1.12974726367226E-123">
            <text:p>0.0</text:p>
          </table:table-cell>
          <table:table-cell table:style-name="ce10" table:formula="of:=+(IF([.B537]&gt;[.C537];[.$D$3];(([.C537]-[.E537])*[.F537])+[.E537]))" office:value-type="float" office:value="1">
            <text:p>1.00000</text:p>
          </table:table-cell>
          <table:table-cell table:style-name="ce13" table:formula="of:=+[.D537]" office:value-type="float" office:value="0">
            <text:p>0</text:p>
          </table:table-cell>
          <table:table-cell table:style-name="ce16" table:formula="of:=IF([.C537]=100;([.$F$3])*([.E537]-[.$E$3])+[.$E$3];((1-[.E537])*[.$G$3])+[.E537])" office:value-type="float" office:value="1">
            <text:p>1.0000000</text:p>
          </table:table-cell>
          <table:table-cell table:style-name="ce20" table:formula="of:=IF([.C537]=100;([.$J$3])*([.F537]-[.$I$3])+[.$I$3];([.$H$3]-[.F537])*[.$K$3]+[.F53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33">
            <text:p>533</text:p>
          </table:table-cell>
          <table:table-cell table:style-name="ce5" table:formula="of:=+(IF([.B538]&gt;[.C538]; [.$C$3]; ([.B538]+([.D538]*[.$B$3]))*0.5))" office:value-type="float" office:value="-5.64873631836131E-124">
            <text:p>0.0</text:p>
          </table:table-cell>
          <table:table-cell table:style-name="ce10" table:formula="of:=+(IF([.B538]&gt;[.C538];[.$D$3];(([.C538]-[.E538])*[.F538])+[.E538]))" office:value-type="float" office:value="1">
            <text:p>1.00000</text:p>
          </table:table-cell>
          <table:table-cell table:style-name="ce13" table:formula="of:=+[.D538]" office:value-type="float" office:value="0">
            <text:p>0</text:p>
          </table:table-cell>
          <table:table-cell table:style-name="ce16" table:formula="of:=IF([.C538]=100;([.$F$3])*([.E538]-[.$E$3])+[.$E$3];((1-[.E538])*[.$G$3])+[.E538])" office:value-type="float" office:value="1">
            <text:p>1.0000000</text:p>
          </table:table-cell>
          <table:table-cell table:style-name="ce20" table:formula="of:=IF([.C538]=100;([.$J$3])*([.F538]-[.$I$3])+[.$I$3];([.$H$3]-[.F538])*[.$K$3]+[.F53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34">
            <text:p>534</text:p>
          </table:table-cell>
          <table:table-cell table:style-name="ce5" table:formula="of:=+(IF([.B539]&gt;[.C539]; [.$C$3]; ([.B539]+([.D539]*[.$B$3]))*0.5))" office:value-type="float" office:value="-2.82436815918066E-124">
            <text:p>0.0</text:p>
          </table:table-cell>
          <table:table-cell table:style-name="ce10" table:formula="of:=+(IF([.B539]&gt;[.C539];[.$D$3];(([.C539]-[.E539])*[.F539])+[.E539]))" office:value-type="float" office:value="1">
            <text:p>1.00000</text:p>
          </table:table-cell>
          <table:table-cell table:style-name="ce13" table:formula="of:=+[.D539]" office:value-type="float" office:value="0">
            <text:p>0</text:p>
          </table:table-cell>
          <table:table-cell table:style-name="ce16" table:formula="of:=IF([.C539]=100;([.$F$3])*([.E539]-[.$E$3])+[.$E$3];((1-[.E539])*[.$G$3])+[.E539])" office:value-type="float" office:value="1">
            <text:p>1.0000000</text:p>
          </table:table-cell>
          <table:table-cell table:style-name="ce20" table:formula="of:=IF([.C539]=100;([.$J$3])*([.F539]-[.$I$3])+[.$I$3];([.$H$3]-[.F539])*[.$K$3]+[.F53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35">
            <text:p>535</text:p>
          </table:table-cell>
          <table:table-cell table:style-name="ce5" table:formula="of:=+(IF([.B540]&gt;[.C540]; [.$C$3]; ([.B540]+([.D540]*[.$B$3]))*0.5))" office:value-type="float" office:value="-1.41218407959033E-124">
            <text:p>0.0</text:p>
          </table:table-cell>
          <table:table-cell table:style-name="ce10" table:formula="of:=+(IF([.B540]&gt;[.C540];[.$D$3];(([.C540]-[.E540])*[.F540])+[.E540]))" office:value-type="float" office:value="1">
            <text:p>1.00000</text:p>
          </table:table-cell>
          <table:table-cell table:style-name="ce13" table:formula="of:=+[.D540]" office:value-type="float" office:value="0">
            <text:p>0</text:p>
          </table:table-cell>
          <table:table-cell table:style-name="ce16" table:formula="of:=IF([.C540]=100;([.$F$3])*([.E540]-[.$E$3])+[.$E$3];((1-[.E540])*[.$G$3])+[.E540])" office:value-type="float" office:value="1">
            <text:p>1.0000000</text:p>
          </table:table-cell>
          <table:table-cell table:style-name="ce20" table:formula="of:=IF([.C540]=100;([.$J$3])*([.F540]-[.$I$3])+[.$I$3];([.$H$3]-[.F540])*[.$K$3]+[.F54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36">
            <text:p>536</text:p>
          </table:table-cell>
          <table:table-cell table:style-name="ce5" table:formula="of:=+(IF([.B541]&gt;[.C541]; [.$C$3]; ([.B541]+([.D541]*[.$B$3]))*0.5))" office:value-type="float" office:value="-7.06092039795164E-125">
            <text:p>0.0</text:p>
          </table:table-cell>
          <table:table-cell table:style-name="ce10" table:formula="of:=+(IF([.B541]&gt;[.C541];[.$D$3];(([.C541]-[.E541])*[.F541])+[.E541]))" office:value-type="float" office:value="1">
            <text:p>1.00000</text:p>
          </table:table-cell>
          <table:table-cell table:style-name="ce13" table:formula="of:=+[.D541]" office:value-type="float" office:value="0">
            <text:p>0</text:p>
          </table:table-cell>
          <table:table-cell table:style-name="ce16" table:formula="of:=IF([.C541]=100;([.$F$3])*([.E541]-[.$E$3])+[.$E$3];((1-[.E541])*[.$G$3])+[.E541])" office:value-type="float" office:value="1">
            <text:p>1.0000000</text:p>
          </table:table-cell>
          <table:table-cell table:style-name="ce20" table:formula="of:=IF([.C541]=100;([.$J$3])*([.F541]-[.$I$3])+[.$I$3];([.$H$3]-[.F541])*[.$K$3]+[.F54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37">
            <text:p>537</text:p>
          </table:table-cell>
          <table:table-cell table:style-name="ce5" table:formula="of:=+(IF([.B542]&gt;[.C542]; [.$C$3]; ([.B542]+([.D542]*[.$B$3]))*0.5))" office:value-type="float" office:value="-3.53046019897582E-125">
            <text:p>0.0</text:p>
          </table:table-cell>
          <table:table-cell table:style-name="ce10" table:formula="of:=+(IF([.B542]&gt;[.C542];[.$D$3];(([.C542]-[.E542])*[.F542])+[.E542]))" office:value-type="float" office:value="1">
            <text:p>1.00000</text:p>
          </table:table-cell>
          <table:table-cell table:style-name="ce13" table:formula="of:=+[.D542]" office:value-type="float" office:value="0">
            <text:p>0</text:p>
          </table:table-cell>
          <table:table-cell table:style-name="ce16" table:formula="of:=IF([.C542]=100;([.$F$3])*([.E542]-[.$E$3])+[.$E$3];((1-[.E542])*[.$G$3])+[.E542])" office:value-type="float" office:value="1">
            <text:p>1.0000000</text:p>
          </table:table-cell>
          <table:table-cell table:style-name="ce20" table:formula="of:=IF([.C542]=100;([.$J$3])*([.F542]-[.$I$3])+[.$I$3];([.$H$3]-[.F542])*[.$K$3]+[.F54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38">
            <text:p>538</text:p>
          </table:table-cell>
          <table:table-cell table:style-name="ce5" table:formula="of:=+(IF([.B543]&gt;[.C543]; [.$C$3]; ([.B543]+([.D543]*[.$B$3]))*0.5))" office:value-type="float" office:value="-1.76523009948791E-125">
            <text:p>0.0</text:p>
          </table:table-cell>
          <table:table-cell table:style-name="ce10" table:formula="of:=+(IF([.B543]&gt;[.C543];[.$D$3];(([.C543]-[.E543])*[.F543])+[.E543]))" office:value-type="float" office:value="1">
            <text:p>1.00000</text:p>
          </table:table-cell>
          <table:table-cell table:style-name="ce13" table:formula="of:=+[.D543]" office:value-type="float" office:value="0">
            <text:p>0</text:p>
          </table:table-cell>
          <table:table-cell table:style-name="ce16" table:formula="of:=IF([.C543]=100;([.$F$3])*([.E543]-[.$E$3])+[.$E$3];((1-[.E543])*[.$G$3])+[.E543])" office:value-type="float" office:value="1">
            <text:p>1.0000000</text:p>
          </table:table-cell>
          <table:table-cell table:style-name="ce20" table:formula="of:=IF([.C543]=100;([.$J$3])*([.F543]-[.$I$3])+[.$I$3];([.$H$3]-[.F543])*[.$K$3]+[.F54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39">
            <text:p>539</text:p>
          </table:table-cell>
          <table:table-cell table:style-name="ce5" table:formula="of:=+(IF([.B544]&gt;[.C544]; [.$C$3]; ([.B544]+([.D544]*[.$B$3]))*0.5))" office:value-type="float" office:value="-8.82615049743955E-126">
            <text:p>0.0</text:p>
          </table:table-cell>
          <table:table-cell table:style-name="ce10" table:formula="of:=+(IF([.B544]&gt;[.C544];[.$D$3];(([.C544]-[.E544])*[.F544])+[.E544]))" office:value-type="float" office:value="1">
            <text:p>1.00000</text:p>
          </table:table-cell>
          <table:table-cell table:style-name="ce13" table:formula="of:=+[.D544]" office:value-type="float" office:value="0">
            <text:p>0</text:p>
          </table:table-cell>
          <table:table-cell table:style-name="ce16" table:formula="of:=IF([.C544]=100;([.$F$3])*([.E544]-[.$E$3])+[.$E$3];((1-[.E544])*[.$G$3])+[.E544])" office:value-type="float" office:value="1">
            <text:p>1.0000000</text:p>
          </table:table-cell>
          <table:table-cell table:style-name="ce20" table:formula="of:=IF([.C544]=100;([.$J$3])*([.F544]-[.$I$3])+[.$I$3];([.$H$3]-[.F544])*[.$K$3]+[.F54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40">
            <text:p>540</text:p>
          </table:table-cell>
          <table:table-cell table:style-name="ce5" table:formula="of:=+(IF([.B545]&gt;[.C545]; [.$C$3]; ([.B545]+([.D545]*[.$B$3]))*0.5))" office:value-type="float" office:value="-4.41307524871978E-126">
            <text:p>0.0</text:p>
          </table:table-cell>
          <table:table-cell table:style-name="ce10" table:formula="of:=+(IF([.B545]&gt;[.C545];[.$D$3];(([.C545]-[.E545])*[.F545])+[.E545]))" office:value-type="float" office:value="1">
            <text:p>1.00000</text:p>
          </table:table-cell>
          <table:table-cell table:style-name="ce13" table:formula="of:=+[.D545]" office:value-type="float" office:value="0">
            <text:p>0</text:p>
          </table:table-cell>
          <table:table-cell table:style-name="ce16" table:formula="of:=IF([.C545]=100;([.$F$3])*([.E545]-[.$E$3])+[.$E$3];((1-[.E545])*[.$G$3])+[.E545])" office:value-type="float" office:value="1">
            <text:p>1.0000000</text:p>
          </table:table-cell>
          <table:table-cell table:style-name="ce20" table:formula="of:=IF([.C545]=100;([.$J$3])*([.F545]-[.$I$3])+[.$I$3];([.$H$3]-[.F545])*[.$K$3]+[.F54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41">
            <text:p>541</text:p>
          </table:table-cell>
          <table:table-cell table:style-name="ce5" table:formula="of:=+(IF([.B546]&gt;[.C546]; [.$C$3]; ([.B546]+([.D546]*[.$B$3]))*0.5))" office:value-type="float" office:value="-2.20653762435989E-126">
            <text:p>0.0</text:p>
          </table:table-cell>
          <table:table-cell table:style-name="ce10" table:formula="of:=+(IF([.B546]&gt;[.C546];[.$D$3];(([.C546]-[.E546])*[.F546])+[.E546]))" office:value-type="float" office:value="1">
            <text:p>1.00000</text:p>
          </table:table-cell>
          <table:table-cell table:style-name="ce13" table:formula="of:=+[.D546]" office:value-type="float" office:value="0">
            <text:p>0</text:p>
          </table:table-cell>
          <table:table-cell table:style-name="ce16" table:formula="of:=IF([.C546]=100;([.$F$3])*([.E546]-[.$E$3])+[.$E$3];((1-[.E546])*[.$G$3])+[.E546])" office:value-type="float" office:value="1">
            <text:p>1.0000000</text:p>
          </table:table-cell>
          <table:table-cell table:style-name="ce20" table:formula="of:=IF([.C546]=100;([.$J$3])*([.F546]-[.$I$3])+[.$I$3];([.$H$3]-[.F546])*[.$K$3]+[.F54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42">
            <text:p>542</text:p>
          </table:table-cell>
          <table:table-cell table:style-name="ce5" table:formula="of:=+(IF([.B547]&gt;[.C547]; [.$C$3]; ([.B547]+([.D547]*[.$B$3]))*0.5))" office:value-type="float" office:value="-1.10326881217994E-126">
            <text:p>0.0</text:p>
          </table:table-cell>
          <table:table-cell table:style-name="ce10" table:formula="of:=+(IF([.B547]&gt;[.C547];[.$D$3];(([.C547]-[.E547])*[.F547])+[.E547]))" office:value-type="float" office:value="1">
            <text:p>1.00000</text:p>
          </table:table-cell>
          <table:table-cell table:style-name="ce13" table:formula="of:=+[.D547]" office:value-type="float" office:value="0">
            <text:p>0</text:p>
          </table:table-cell>
          <table:table-cell table:style-name="ce16" table:formula="of:=IF([.C547]=100;([.$F$3])*([.E547]-[.$E$3])+[.$E$3];((1-[.E547])*[.$G$3])+[.E547])" office:value-type="float" office:value="1">
            <text:p>1.0000000</text:p>
          </table:table-cell>
          <table:table-cell table:style-name="ce20" table:formula="of:=IF([.C547]=100;([.$J$3])*([.F547]-[.$I$3])+[.$I$3];([.$H$3]-[.F547])*[.$K$3]+[.F54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43">
            <text:p>543</text:p>
          </table:table-cell>
          <table:table-cell table:style-name="ce5" table:formula="of:=+(IF([.B548]&gt;[.C548]; [.$C$3]; ([.B548]+([.D548]*[.$B$3]))*0.5))" office:value-type="float" office:value="-5.51634406089972E-127">
            <text:p>0.0</text:p>
          </table:table-cell>
          <table:table-cell table:style-name="ce10" table:formula="of:=+(IF([.B548]&gt;[.C548];[.$D$3];(([.C548]-[.E548])*[.F548])+[.E548]))" office:value-type="float" office:value="1">
            <text:p>1.00000</text:p>
          </table:table-cell>
          <table:table-cell table:style-name="ce13" table:formula="of:=+[.D548]" office:value-type="float" office:value="0">
            <text:p>0</text:p>
          </table:table-cell>
          <table:table-cell table:style-name="ce16" table:formula="of:=IF([.C548]=100;([.$F$3])*([.E548]-[.$E$3])+[.$E$3];((1-[.E548])*[.$G$3])+[.E548])" office:value-type="float" office:value="1">
            <text:p>1.0000000</text:p>
          </table:table-cell>
          <table:table-cell table:style-name="ce20" table:formula="of:=IF([.C548]=100;([.$J$3])*([.F548]-[.$I$3])+[.$I$3];([.$H$3]-[.F548])*[.$K$3]+[.F54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44">
            <text:p>544</text:p>
          </table:table-cell>
          <table:table-cell table:style-name="ce5" table:formula="of:=+(IF([.B549]&gt;[.C549]; [.$C$3]; ([.B549]+([.D549]*[.$B$3]))*0.5))" office:value-type="float" office:value="-2.75817203044986E-127">
            <text:p>0.0</text:p>
          </table:table-cell>
          <table:table-cell table:style-name="ce10" table:formula="of:=+(IF([.B549]&gt;[.C549];[.$D$3];(([.C549]-[.E549])*[.F549])+[.E549]))" office:value-type="float" office:value="1">
            <text:p>1.00000</text:p>
          </table:table-cell>
          <table:table-cell table:style-name="ce13" table:formula="of:=+[.D549]" office:value-type="float" office:value="0">
            <text:p>0</text:p>
          </table:table-cell>
          <table:table-cell table:style-name="ce16" table:formula="of:=IF([.C549]=100;([.$F$3])*([.E549]-[.$E$3])+[.$E$3];((1-[.E549])*[.$G$3])+[.E549])" office:value-type="float" office:value="1">
            <text:p>1.0000000</text:p>
          </table:table-cell>
          <table:table-cell table:style-name="ce20" table:formula="of:=IF([.C549]=100;([.$J$3])*([.F549]-[.$I$3])+[.$I$3];([.$H$3]-[.F549])*[.$K$3]+[.F54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45">
            <text:p>545</text:p>
          </table:table-cell>
          <table:table-cell table:style-name="ce5" table:formula="of:=+(IF([.B550]&gt;[.C550]; [.$C$3]; ([.B550]+([.D550]*[.$B$3]))*0.5))" office:value-type="float" office:value="-1.37908601522493E-127">
            <text:p>0.0</text:p>
          </table:table-cell>
          <table:table-cell table:style-name="ce10" table:formula="of:=+(IF([.B550]&gt;[.C550];[.$D$3];(([.C550]-[.E550])*[.F550])+[.E550]))" office:value-type="float" office:value="1">
            <text:p>1.00000</text:p>
          </table:table-cell>
          <table:table-cell table:style-name="ce13" table:formula="of:=+[.D550]" office:value-type="float" office:value="0">
            <text:p>0</text:p>
          </table:table-cell>
          <table:table-cell table:style-name="ce16" table:formula="of:=IF([.C550]=100;([.$F$3])*([.E550]-[.$E$3])+[.$E$3];((1-[.E550])*[.$G$3])+[.E550])" office:value-type="float" office:value="1">
            <text:p>1.0000000</text:p>
          </table:table-cell>
          <table:table-cell table:style-name="ce20" table:formula="of:=IF([.C550]=100;([.$J$3])*([.F550]-[.$I$3])+[.$I$3];([.$H$3]-[.F550])*[.$K$3]+[.F55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46">
            <text:p>546</text:p>
          </table:table-cell>
          <table:table-cell table:style-name="ce5" table:formula="of:=+(IF([.B551]&gt;[.C551]; [.$C$3]; ([.B551]+([.D551]*[.$B$3]))*0.5))" office:value-type="float" office:value="-6.89543007612465E-128">
            <text:p>0.0</text:p>
          </table:table-cell>
          <table:table-cell table:style-name="ce10" table:formula="of:=+(IF([.B551]&gt;[.C551];[.$D$3];(([.C551]-[.E551])*[.F551])+[.E551]))" office:value-type="float" office:value="1">
            <text:p>1.00000</text:p>
          </table:table-cell>
          <table:table-cell table:style-name="ce13" table:formula="of:=+[.D551]" office:value-type="float" office:value="0">
            <text:p>0</text:p>
          </table:table-cell>
          <table:table-cell table:style-name="ce16" table:formula="of:=IF([.C551]=100;([.$F$3])*([.E551]-[.$E$3])+[.$E$3];((1-[.E551])*[.$G$3])+[.E551])" office:value-type="float" office:value="1">
            <text:p>1.0000000</text:p>
          </table:table-cell>
          <table:table-cell table:style-name="ce20" table:formula="of:=IF([.C551]=100;([.$J$3])*([.F551]-[.$I$3])+[.$I$3];([.$H$3]-[.F551])*[.$K$3]+[.F55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47">
            <text:p>547</text:p>
          </table:table-cell>
          <table:table-cell table:style-name="ce5" table:formula="of:=+(IF([.B552]&gt;[.C552]; [.$C$3]; ([.B552]+([.D552]*[.$B$3]))*0.5))" office:value-type="float" office:value="-3.44771503806233E-128">
            <text:p>0.0</text:p>
          </table:table-cell>
          <table:table-cell table:style-name="ce10" table:formula="of:=+(IF([.B552]&gt;[.C552];[.$D$3];(([.C552]-[.E552])*[.F552])+[.E552]))" office:value-type="float" office:value="1">
            <text:p>1.00000</text:p>
          </table:table-cell>
          <table:table-cell table:style-name="ce13" table:formula="of:=+[.D552]" office:value-type="float" office:value="0">
            <text:p>0</text:p>
          </table:table-cell>
          <table:table-cell table:style-name="ce16" table:formula="of:=IF([.C552]=100;([.$F$3])*([.E552]-[.$E$3])+[.$E$3];((1-[.E552])*[.$G$3])+[.E552])" office:value-type="float" office:value="1">
            <text:p>1.0000000</text:p>
          </table:table-cell>
          <table:table-cell table:style-name="ce20" table:formula="of:=IF([.C552]=100;([.$J$3])*([.F552]-[.$I$3])+[.$I$3];([.$H$3]-[.F552])*[.$K$3]+[.F55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48">
            <text:p>548</text:p>
          </table:table-cell>
          <table:table-cell table:style-name="ce5" table:formula="of:=+(IF([.B553]&gt;[.C553]; [.$C$3]; ([.B553]+([.D553]*[.$B$3]))*0.5))" office:value-type="float" office:value="-1.72385751903116E-128">
            <text:p>0.0</text:p>
          </table:table-cell>
          <table:table-cell table:style-name="ce10" table:formula="of:=+(IF([.B553]&gt;[.C553];[.$D$3];(([.C553]-[.E553])*[.F553])+[.E553]))" office:value-type="float" office:value="1">
            <text:p>1.00000</text:p>
          </table:table-cell>
          <table:table-cell table:style-name="ce13" table:formula="of:=+[.D553]" office:value-type="float" office:value="0">
            <text:p>0</text:p>
          </table:table-cell>
          <table:table-cell table:style-name="ce16" table:formula="of:=IF([.C553]=100;([.$F$3])*([.E553]-[.$E$3])+[.$E$3];((1-[.E553])*[.$G$3])+[.E553])" office:value-type="float" office:value="1">
            <text:p>1.0000000</text:p>
          </table:table-cell>
          <table:table-cell table:style-name="ce20" table:formula="of:=IF([.C553]=100;([.$J$3])*([.F553]-[.$I$3])+[.$I$3];([.$H$3]-[.F553])*[.$K$3]+[.F55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49">
            <text:p>549</text:p>
          </table:table-cell>
          <table:table-cell table:style-name="ce5" table:formula="of:=+(IF([.B554]&gt;[.C554]; [.$C$3]; ([.B554]+([.D554]*[.$B$3]))*0.5))" office:value-type="float" office:value="-8.61928759515581E-129">
            <text:p>0.0</text:p>
          </table:table-cell>
          <table:table-cell table:style-name="ce10" table:formula="of:=+(IF([.B554]&gt;[.C554];[.$D$3];(([.C554]-[.E554])*[.F554])+[.E554]))" office:value-type="float" office:value="1">
            <text:p>1.00000</text:p>
          </table:table-cell>
          <table:table-cell table:style-name="ce13" table:formula="of:=+[.D554]" office:value-type="float" office:value="0">
            <text:p>0</text:p>
          </table:table-cell>
          <table:table-cell table:style-name="ce16" table:formula="of:=IF([.C554]=100;([.$F$3])*([.E554]-[.$E$3])+[.$E$3];((1-[.E554])*[.$G$3])+[.E554])" office:value-type="float" office:value="1">
            <text:p>1.0000000</text:p>
          </table:table-cell>
          <table:table-cell table:style-name="ce20" table:formula="of:=IF([.C554]=100;([.$J$3])*([.F554]-[.$I$3])+[.$I$3];([.$H$3]-[.F554])*[.$K$3]+[.F55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50">
            <text:p>550</text:p>
          </table:table-cell>
          <table:table-cell table:style-name="ce5" table:formula="of:=+(IF([.B555]&gt;[.C555]; [.$C$3]; ([.B555]+([.D555]*[.$B$3]))*0.5))" office:value-type="float" office:value="-4.30964379757791E-129">
            <text:p>0.0</text:p>
          </table:table-cell>
          <table:table-cell table:style-name="ce10" table:formula="of:=+(IF([.B555]&gt;[.C555];[.$D$3];(([.C555]-[.E555])*[.F555])+[.E555]))" office:value-type="float" office:value="1">
            <text:p>1.00000</text:p>
          </table:table-cell>
          <table:table-cell table:style-name="ce13" table:formula="of:=+[.D555]" office:value-type="float" office:value="0">
            <text:p>0</text:p>
          </table:table-cell>
          <table:table-cell table:style-name="ce16" table:formula="of:=IF([.C555]=100;([.$F$3])*([.E555]-[.$E$3])+[.$E$3];((1-[.E555])*[.$G$3])+[.E555])" office:value-type="float" office:value="1">
            <text:p>1.0000000</text:p>
          </table:table-cell>
          <table:table-cell table:style-name="ce20" table:formula="of:=IF([.C555]=100;([.$J$3])*([.F555]-[.$I$3])+[.$I$3];([.$H$3]-[.F555])*[.$K$3]+[.F55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51">
            <text:p>551</text:p>
          </table:table-cell>
          <table:table-cell table:style-name="ce5" table:formula="of:=+(IF([.B556]&gt;[.C556]; [.$C$3]; ([.B556]+([.D556]*[.$B$3]))*0.5))" office:value-type="float" office:value="-2.15482189878895E-129">
            <text:p>0.0</text:p>
          </table:table-cell>
          <table:table-cell table:style-name="ce10" table:formula="of:=+(IF([.B556]&gt;[.C556];[.$D$3];(([.C556]-[.E556])*[.F556])+[.E556]))" office:value-type="float" office:value="1">
            <text:p>1.00000</text:p>
          </table:table-cell>
          <table:table-cell table:style-name="ce13" table:formula="of:=+[.D556]" office:value-type="float" office:value="0">
            <text:p>0</text:p>
          </table:table-cell>
          <table:table-cell table:style-name="ce16" table:formula="of:=IF([.C556]=100;([.$F$3])*([.E556]-[.$E$3])+[.$E$3];((1-[.E556])*[.$G$3])+[.E556])" office:value-type="float" office:value="1">
            <text:p>1.0000000</text:p>
          </table:table-cell>
          <table:table-cell table:style-name="ce20" table:formula="of:=IF([.C556]=100;([.$J$3])*([.F556]-[.$I$3])+[.$I$3];([.$H$3]-[.F556])*[.$K$3]+[.F55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52">
            <text:p>552</text:p>
          </table:table-cell>
          <table:table-cell table:style-name="ce5" table:formula="of:=+(IF([.B557]&gt;[.C557]; [.$C$3]; ([.B557]+([.D557]*[.$B$3]))*0.5))" office:value-type="float" office:value="-1.07741094939448E-129">
            <text:p>0.0</text:p>
          </table:table-cell>
          <table:table-cell table:style-name="ce10" table:formula="of:=+(IF([.B557]&gt;[.C557];[.$D$3];(([.C557]-[.E557])*[.F557])+[.E557]))" office:value-type="float" office:value="1">
            <text:p>1.00000</text:p>
          </table:table-cell>
          <table:table-cell table:style-name="ce13" table:formula="of:=+[.D557]" office:value-type="float" office:value="0">
            <text:p>0</text:p>
          </table:table-cell>
          <table:table-cell table:style-name="ce16" table:formula="of:=IF([.C557]=100;([.$F$3])*([.E557]-[.$E$3])+[.$E$3];((1-[.E557])*[.$G$3])+[.E557])" office:value-type="float" office:value="1">
            <text:p>1.0000000</text:p>
          </table:table-cell>
          <table:table-cell table:style-name="ce20" table:formula="of:=IF([.C557]=100;([.$J$3])*([.F557]-[.$I$3])+[.$I$3];([.$H$3]-[.F557])*[.$K$3]+[.F55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53">
            <text:p>553</text:p>
          </table:table-cell>
          <table:table-cell table:style-name="ce5" table:formula="of:=+(IF([.B558]&gt;[.C558]; [.$C$3]; ([.B558]+([.D558]*[.$B$3]))*0.5))" office:value-type="float" office:value="-5.38705474697238E-130">
            <text:p>0.0</text:p>
          </table:table-cell>
          <table:table-cell table:style-name="ce10" table:formula="of:=+(IF([.B558]&gt;[.C558];[.$D$3];(([.C558]-[.E558])*[.F558])+[.E558]))" office:value-type="float" office:value="1">
            <text:p>1.00000</text:p>
          </table:table-cell>
          <table:table-cell table:style-name="ce13" table:formula="of:=+[.D558]" office:value-type="float" office:value="0">
            <text:p>0</text:p>
          </table:table-cell>
          <table:table-cell table:style-name="ce16" table:formula="of:=IF([.C558]=100;([.$F$3])*([.E558]-[.$E$3])+[.$E$3];((1-[.E558])*[.$G$3])+[.E558])" office:value-type="float" office:value="1">
            <text:p>1.0000000</text:p>
          </table:table-cell>
          <table:table-cell table:style-name="ce20" table:formula="of:=IF([.C558]=100;([.$J$3])*([.F558]-[.$I$3])+[.$I$3];([.$H$3]-[.F558])*[.$K$3]+[.F55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54">
            <text:p>554</text:p>
          </table:table-cell>
          <table:table-cell table:style-name="ce5" table:formula="of:=+(IF([.B559]&gt;[.C559]; [.$C$3]; ([.B559]+([.D559]*[.$B$3]))*0.5))" office:value-type="float" office:value="-2.69352737348619E-130">
            <text:p>0.0</text:p>
          </table:table-cell>
          <table:table-cell table:style-name="ce10" table:formula="of:=+(IF([.B559]&gt;[.C559];[.$D$3];(([.C559]-[.E559])*[.F559])+[.E559]))" office:value-type="float" office:value="1">
            <text:p>1.00000</text:p>
          </table:table-cell>
          <table:table-cell table:style-name="ce13" table:formula="of:=+[.D559]" office:value-type="float" office:value="0">
            <text:p>0</text:p>
          </table:table-cell>
          <table:table-cell table:style-name="ce16" table:formula="of:=IF([.C559]=100;([.$F$3])*([.E559]-[.$E$3])+[.$E$3];((1-[.E559])*[.$G$3])+[.E559])" office:value-type="float" office:value="1">
            <text:p>1.0000000</text:p>
          </table:table-cell>
          <table:table-cell table:style-name="ce20" table:formula="of:=IF([.C559]=100;([.$J$3])*([.F559]-[.$I$3])+[.$I$3];([.$H$3]-[.F559])*[.$K$3]+[.F55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55">
            <text:p>555</text:p>
          </table:table-cell>
          <table:table-cell table:style-name="ce5" table:formula="of:=+(IF([.B560]&gt;[.C560]; [.$C$3]; ([.B560]+([.D560]*[.$B$3]))*0.5))" office:value-type="float" office:value="-1.3467636867431E-130">
            <text:p>0.0</text:p>
          </table:table-cell>
          <table:table-cell table:style-name="ce10" table:formula="of:=+(IF([.B560]&gt;[.C560];[.$D$3];(([.C560]-[.E560])*[.F560])+[.E560]))" office:value-type="float" office:value="1">
            <text:p>1.00000</text:p>
          </table:table-cell>
          <table:table-cell table:style-name="ce13" table:formula="of:=+[.D560]" office:value-type="float" office:value="0">
            <text:p>0</text:p>
          </table:table-cell>
          <table:table-cell table:style-name="ce16" table:formula="of:=IF([.C560]=100;([.$F$3])*([.E560]-[.$E$3])+[.$E$3];((1-[.E560])*[.$G$3])+[.E560])" office:value-type="float" office:value="1">
            <text:p>1.0000000</text:p>
          </table:table-cell>
          <table:table-cell table:style-name="ce20" table:formula="of:=IF([.C560]=100;([.$J$3])*([.F560]-[.$I$3])+[.$I$3];([.$H$3]-[.F560])*[.$K$3]+[.F56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56">
            <text:p>556</text:p>
          </table:table-cell>
          <table:table-cell table:style-name="ce5" table:formula="of:=+(IF([.B561]&gt;[.C561]; [.$C$3]; ([.B561]+([.D561]*[.$B$3]))*0.5))" office:value-type="float" office:value="-6.73381843371548E-131">
            <text:p>0.0</text:p>
          </table:table-cell>
          <table:table-cell table:style-name="ce10" table:formula="of:=+(IF([.B561]&gt;[.C561];[.$D$3];(([.C561]-[.E561])*[.F561])+[.E561]))" office:value-type="float" office:value="1">
            <text:p>1.00000</text:p>
          </table:table-cell>
          <table:table-cell table:style-name="ce13" table:formula="of:=+[.D561]" office:value-type="float" office:value="0">
            <text:p>0</text:p>
          </table:table-cell>
          <table:table-cell table:style-name="ce16" table:formula="of:=IF([.C561]=100;([.$F$3])*([.E561]-[.$E$3])+[.$E$3];((1-[.E561])*[.$G$3])+[.E561])" office:value-type="float" office:value="1">
            <text:p>1.0000000</text:p>
          </table:table-cell>
          <table:table-cell table:style-name="ce20" table:formula="of:=IF([.C561]=100;([.$J$3])*([.F561]-[.$I$3])+[.$I$3];([.$H$3]-[.F561])*[.$K$3]+[.F56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57">
            <text:p>557</text:p>
          </table:table-cell>
          <table:table-cell table:style-name="ce5" table:formula="of:=+(IF([.B562]&gt;[.C562]; [.$C$3]; ([.B562]+([.D562]*[.$B$3]))*0.5))" office:value-type="float" office:value="-3.36690921685774E-131">
            <text:p>0.0</text:p>
          </table:table-cell>
          <table:table-cell table:style-name="ce10" table:formula="of:=+(IF([.B562]&gt;[.C562];[.$D$3];(([.C562]-[.E562])*[.F562])+[.E562]))" office:value-type="float" office:value="1">
            <text:p>1.00000</text:p>
          </table:table-cell>
          <table:table-cell table:style-name="ce13" table:formula="of:=+[.D562]" office:value-type="float" office:value="0">
            <text:p>0</text:p>
          </table:table-cell>
          <table:table-cell table:style-name="ce16" table:formula="of:=IF([.C562]=100;([.$F$3])*([.E562]-[.$E$3])+[.$E$3];((1-[.E562])*[.$G$3])+[.E562])" office:value-type="float" office:value="1">
            <text:p>1.0000000</text:p>
          </table:table-cell>
          <table:table-cell table:style-name="ce20" table:formula="of:=IF([.C562]=100;([.$J$3])*([.F562]-[.$I$3])+[.$I$3];([.$H$3]-[.F562])*[.$K$3]+[.F56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58">
            <text:p>558</text:p>
          </table:table-cell>
          <table:table-cell table:style-name="ce5" table:formula="of:=+(IF([.B563]&gt;[.C563]; [.$C$3]; ([.B563]+([.D563]*[.$B$3]))*0.5))" office:value-type="float" office:value="-1.68345460842887E-131">
            <text:p>0.0</text:p>
          </table:table-cell>
          <table:table-cell table:style-name="ce10" table:formula="of:=+(IF([.B563]&gt;[.C563];[.$D$3];(([.C563]-[.E563])*[.F563])+[.E563]))" office:value-type="float" office:value="1">
            <text:p>1.00000</text:p>
          </table:table-cell>
          <table:table-cell table:style-name="ce13" table:formula="of:=+[.D563]" office:value-type="float" office:value="0">
            <text:p>0</text:p>
          </table:table-cell>
          <table:table-cell table:style-name="ce16" table:formula="of:=IF([.C563]=100;([.$F$3])*([.E563]-[.$E$3])+[.$E$3];((1-[.E563])*[.$G$3])+[.E563])" office:value-type="float" office:value="1">
            <text:p>1.0000000</text:p>
          </table:table-cell>
          <table:table-cell table:style-name="ce20" table:formula="of:=IF([.C563]=100;([.$J$3])*([.F563]-[.$I$3])+[.$I$3];([.$H$3]-[.F563])*[.$K$3]+[.F56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59">
            <text:p>559</text:p>
          </table:table-cell>
          <table:table-cell table:style-name="ce5" table:formula="of:=+(IF([.B564]&gt;[.C564]; [.$C$3]; ([.B564]+([.D564]*[.$B$3]))*0.5))" office:value-type="float" office:value="-8.41727304214435E-132">
            <text:p>0.0</text:p>
          </table:table-cell>
          <table:table-cell table:style-name="ce10" table:formula="of:=+(IF([.B564]&gt;[.C564];[.$D$3];(([.C564]-[.E564])*[.F564])+[.E564]))" office:value-type="float" office:value="1">
            <text:p>1.00000</text:p>
          </table:table-cell>
          <table:table-cell table:style-name="ce13" table:formula="of:=+[.D564]" office:value-type="float" office:value="0">
            <text:p>0</text:p>
          </table:table-cell>
          <table:table-cell table:style-name="ce16" table:formula="of:=IF([.C564]=100;([.$F$3])*([.E564]-[.$E$3])+[.$E$3];((1-[.E564])*[.$G$3])+[.E564])" office:value-type="float" office:value="1">
            <text:p>1.0000000</text:p>
          </table:table-cell>
          <table:table-cell table:style-name="ce20" table:formula="of:=IF([.C564]=100;([.$J$3])*([.F564]-[.$I$3])+[.$I$3];([.$H$3]-[.F564])*[.$K$3]+[.F56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60">
            <text:p>560</text:p>
          </table:table-cell>
          <table:table-cell table:style-name="ce5" table:formula="of:=+(IF([.B565]&gt;[.C565]; [.$C$3]; ([.B565]+([.D565]*[.$B$3]))*0.5))" office:value-type="float" office:value="-4.20863652107218E-132">
            <text:p>0.0</text:p>
          </table:table-cell>
          <table:table-cell table:style-name="ce10" table:formula="of:=+(IF([.B565]&gt;[.C565];[.$D$3];(([.C565]-[.E565])*[.F565])+[.E565]))" office:value-type="float" office:value="1">
            <text:p>1.00000</text:p>
          </table:table-cell>
          <table:table-cell table:style-name="ce13" table:formula="of:=+[.D565]" office:value-type="float" office:value="0">
            <text:p>0</text:p>
          </table:table-cell>
          <table:table-cell table:style-name="ce16" table:formula="of:=IF([.C565]=100;([.$F$3])*([.E565]-[.$E$3])+[.$E$3];((1-[.E565])*[.$G$3])+[.E565])" office:value-type="float" office:value="1">
            <text:p>1.0000000</text:p>
          </table:table-cell>
          <table:table-cell table:style-name="ce20" table:formula="of:=IF([.C565]=100;([.$J$3])*([.F565]-[.$I$3])+[.$I$3];([.$H$3]-[.F565])*[.$K$3]+[.F56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61">
            <text:p>561</text:p>
          </table:table-cell>
          <table:table-cell table:style-name="ce5" table:formula="of:=+(IF([.B566]&gt;[.C566]; [.$C$3]; ([.B566]+([.D566]*[.$B$3]))*0.5))" office:value-type="float" office:value="-2.10431826053609E-132">
            <text:p>0.0</text:p>
          </table:table-cell>
          <table:table-cell table:style-name="ce10" table:formula="of:=+(IF([.B566]&gt;[.C566];[.$D$3];(([.C566]-[.E566])*[.F566])+[.E566]))" office:value-type="float" office:value="1">
            <text:p>1.00000</text:p>
          </table:table-cell>
          <table:table-cell table:style-name="ce13" table:formula="of:=+[.D566]" office:value-type="float" office:value="0">
            <text:p>0</text:p>
          </table:table-cell>
          <table:table-cell table:style-name="ce16" table:formula="of:=IF([.C566]=100;([.$F$3])*([.E566]-[.$E$3])+[.$E$3];((1-[.E566])*[.$G$3])+[.E566])" office:value-type="float" office:value="1">
            <text:p>1.0000000</text:p>
          </table:table-cell>
          <table:table-cell table:style-name="ce20" table:formula="of:=IF([.C566]=100;([.$J$3])*([.F566]-[.$I$3])+[.$I$3];([.$H$3]-[.F566])*[.$K$3]+[.F56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62">
            <text:p>562</text:p>
          </table:table-cell>
          <table:table-cell table:style-name="ce5" table:formula="of:=+(IF([.B567]&gt;[.C567]; [.$C$3]; ([.B567]+([.D567]*[.$B$3]))*0.5))" office:value-type="float" office:value="-1.05215913026804E-132">
            <text:p>0.0</text:p>
          </table:table-cell>
          <table:table-cell table:style-name="ce10" table:formula="of:=+(IF([.B567]&gt;[.C567];[.$D$3];(([.C567]-[.E567])*[.F567])+[.E567]))" office:value-type="float" office:value="1">
            <text:p>1.00000</text:p>
          </table:table-cell>
          <table:table-cell table:style-name="ce13" table:formula="of:=+[.D567]" office:value-type="float" office:value="0">
            <text:p>0</text:p>
          </table:table-cell>
          <table:table-cell table:style-name="ce16" table:formula="of:=IF([.C567]=100;([.$F$3])*([.E567]-[.$E$3])+[.$E$3];((1-[.E567])*[.$G$3])+[.E567])" office:value-type="float" office:value="1">
            <text:p>1.0000000</text:p>
          </table:table-cell>
          <table:table-cell table:style-name="ce20" table:formula="of:=IF([.C567]=100;([.$J$3])*([.F567]-[.$I$3])+[.$I$3];([.$H$3]-[.F567])*[.$K$3]+[.F56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63">
            <text:p>563</text:p>
          </table:table-cell>
          <table:table-cell table:style-name="ce5" table:formula="of:=+(IF([.B568]&gt;[.C568]; [.$C$3]; ([.B568]+([.D568]*[.$B$3]))*0.5))" office:value-type="float" office:value="-5.26079565134022E-133">
            <text:p>0.0</text:p>
          </table:table-cell>
          <table:table-cell table:style-name="ce10" table:formula="of:=+(IF([.B568]&gt;[.C568];[.$D$3];(([.C568]-[.E568])*[.F568])+[.E568]))" office:value-type="float" office:value="1">
            <text:p>1.00000</text:p>
          </table:table-cell>
          <table:table-cell table:style-name="ce13" table:formula="of:=+[.D568]" office:value-type="float" office:value="0">
            <text:p>0</text:p>
          </table:table-cell>
          <table:table-cell table:style-name="ce16" table:formula="of:=IF([.C568]=100;([.$F$3])*([.E568]-[.$E$3])+[.$E$3];((1-[.E568])*[.$G$3])+[.E568])" office:value-type="float" office:value="1">
            <text:p>1.0000000</text:p>
          </table:table-cell>
          <table:table-cell table:style-name="ce20" table:formula="of:=IF([.C568]=100;([.$J$3])*([.F568]-[.$I$3])+[.$I$3];([.$H$3]-[.F568])*[.$K$3]+[.F56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office:value-type="float" office:value="564">
            <text:p>564</text:p>
          </table:table-cell>
          <table:table-cell table:style-name="ce5" table:formula="of:=+(IF([.B569]&gt;[.C569]; [.$C$3]; ([.B569]+([.D569]*[.$B$3]))*0.5))" office:value-type="float" office:value="-2.63039782567011E-133">
            <text:p>0.0</text:p>
          </table:table-cell>
          <table:table-cell table:style-name="ce10" table:formula="of:=+(IF([.B569]&gt;[.C569];[.$D$3];(([.C569]-[.E569])*[.F569])+[.E569]))" office:value-type="float" office:value="1">
            <text:p>1.00000</text:p>
          </table:table-cell>
          <table:table-cell table:style-name="ce13" table:formula="of:=+[.D569]" office:value-type="float" office:value="0">
            <text:p>0</text:p>
          </table:table-cell>
          <table:table-cell table:style-name="ce16" table:formula="of:=IF([.C569]=100;([.$F$3])*([.E569]-[.$E$3])+[.$E$3];((1-[.E569])*[.$G$3])+[.E569])" office:value-type="float" office:value="1">
            <text:p>1.0000000</text:p>
          </table:table-cell>
          <table:table-cell table:style-name="ce20" table:formula="of:=IF([.C569]=100;([.$J$3])*([.F569]-[.$I$3])+[.$I$3];([.$H$3]-[.F569])*[.$K$3]+[.F56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6">
            <text:p>6</text:p>
          </table:table-cell>
          <table:table-cell table:style-name="ce16" table:formula="of:=IF([.C570]=100;([.$F$3])*([.E570]-[.$E$3])+[.$E$3];((1-[.E570])*[.$G$3])+[.E570])" office:value-type="float" office:value="1">
            <text:p>1.0000000</text:p>
          </table:table-cell>
          <table:table-cell table:style-name="ce20" table:formula="of:=IF([.C570]=100;([.$J$3])*([.F570]-[.$I$3])+[.$I$3];([.$H$3]-[.F570])*[.$K$3]+[.F57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571]=100;([.$F$3])*([.E571]-[.$E$3])+[.$E$3];((1-[.E571])*[.$G$3])+[.E571])" office:value-type="float" office:value="1">
            <text:p>1.0000000</text:p>
          </table:table-cell>
          <table:table-cell table:style-name="ce20" table:formula="of:=IF([.C571]=100;([.$J$3])*([.F571]-[.$I$3])+[.$I$3];([.$H$3]-[.F571])*[.$K$3]+[.F57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572]=100;([.$F$3])*([.E572]-[.$E$3])+[.$E$3];((1-[.E572])*[.$G$3])+[.E572])" office:value-type="float" office:value="1">
            <text:p>1.0000000</text:p>
          </table:table-cell>
          <table:table-cell table:style-name="ce20" table:formula="of:=IF([.C572]=100;([.$J$3])*([.F572]-[.$I$3])+[.$I$3];([.$H$3]-[.F572])*[.$K$3]+[.F57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573]=100;([.$F$3])*([.E573]-[.$E$3])+[.$E$3];((1-[.E573])*[.$G$3])+[.E573])" office:value-type="float" office:value="1">
            <text:p>1.0000000</text:p>
          </table:table-cell>
          <table:table-cell table:style-name="ce20" table:formula="of:=IF([.C573]=100;([.$J$3])*([.F573]-[.$I$3])+[.$I$3];([.$H$3]-[.F573])*[.$K$3]+[.F57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table:formula="of:=+[.D574]" office:value-type="float" office:value="0">
            <text:p>0</text:p>
          </table:table-cell>
          <table:table-cell table:style-name="ce16" table:formula="of:=IF([.C574]=100;([.$F$3])*([.E574]-[.$E$3])+[.$E$3];((1-[.E574])*[.$G$3])+[.E574])" office:value-type="float" office:value="1">
            <text:p>1.0000000</text:p>
          </table:table-cell>
          <table:table-cell table:style-name="ce20" table:formula="of:=IF([.C574]=100;([.$J$3])*([.F574]-[.$I$3])+[.$I$3];([.$H$3]-[.F574])*[.$K$3]+[.F57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6">
            <text:p>6</text:p>
          </table:table-cell>
          <table:table-cell table:style-name="ce16" table:formula="of:=IF([.C575]=100;([.$F$3])*([.E575]-[.$E$3])+[.$E$3];((1-[.E575])*[.$G$3])+[.E575])" office:value-type="float" office:value="1">
            <text:p>1.0000000</text:p>
          </table:table-cell>
          <table:table-cell table:style-name="ce20" table:formula="of:=IF([.C575]=100;([.$J$3])*([.F575]-[.$I$3])+[.$I$3];([.$H$3]-[.F575])*[.$K$3]+[.F57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576]=100;([.$F$3])*([.E576]-[.$E$3])+[.$E$3];((1-[.E576])*[.$G$3])+[.E576])" office:value-type="float" office:value="1">
            <text:p>1.0000000</text:p>
          </table:table-cell>
          <table:table-cell table:style-name="ce20" table:formula="of:=IF([.C576]=100;([.$J$3])*([.F576]-[.$I$3])+[.$I$3];([.$H$3]-[.F576])*[.$K$3]+[.F57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577]=100;([.$F$3])*([.E577]-[.$E$3])+[.$E$3];((1-[.E577])*[.$G$3])+[.E577])" office:value-type="float" office:value="1">
            <text:p>1.0000000</text:p>
          </table:table-cell>
          <table:table-cell table:style-name="ce20" table:formula="of:=IF([.C577]=100;([.$J$3])*([.F577]-[.$I$3])+[.$I$3];([.$H$3]-[.F577])*[.$K$3]+[.F57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578]=100;([.$F$3])*([.E578]-[.$E$3])+[.$E$3];((1-[.E578])*[.$G$3])+[.E578])" office:value-type="float" office:value="1">
            <text:p>1.0000000</text:p>
          </table:table-cell>
          <table:table-cell table:style-name="ce20" table:formula="of:=IF([.C578]=100;([.$J$3])*([.F578]-[.$I$3])+[.$I$3];([.$H$3]-[.F578])*[.$K$3]+[.F57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table:formula="of:=+[.D579]" office:value-type="float" office:value="0">
            <text:p>0</text:p>
          </table:table-cell>
          <table:table-cell table:style-name="ce16" table:formula="of:=IF([.C579]=100;([.$F$3])*([.E579]-[.$E$3])+[.$E$3];((1-[.E579])*[.$G$3])+[.E579])" office:value-type="float" office:value="1">
            <text:p>1.0000000</text:p>
          </table:table-cell>
          <table:table-cell table:style-name="ce20" table:formula="of:=IF([.C579]=100;([.$J$3])*([.F579]-[.$I$3])+[.$I$3];([.$H$3]-[.F579])*[.$K$3]+[.F57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6">
            <text:p>6</text:p>
          </table:table-cell>
          <table:table-cell table:style-name="ce16" table:formula="of:=IF([.C580]=100;([.$F$3])*([.E580]-[.$E$3])+[.$E$3];((1-[.E580])*[.$G$3])+[.E580])" office:value-type="float" office:value="1">
            <text:p>1.0000000</text:p>
          </table:table-cell>
          <table:table-cell table:style-name="ce20" table:formula="of:=IF([.C580]=100;([.$J$3])*([.F580]-[.$I$3])+[.$I$3];([.$H$3]-[.F580])*[.$K$3]+[.F58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581]=100;([.$F$3])*([.E581]-[.$E$3])+[.$E$3];((1-[.E581])*[.$G$3])+[.E581])" office:value-type="float" office:value="1">
            <text:p>1.0000000</text:p>
          </table:table-cell>
          <table:table-cell table:style-name="ce20" table:formula="of:=IF([.C581]=100;([.$J$3])*([.F581]-[.$I$3])+[.$I$3];([.$H$3]-[.F581])*[.$K$3]+[.F58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582]=100;([.$F$3])*([.E582]-[.$E$3])+[.$E$3];((1-[.E582])*[.$G$3])+[.E582])" office:value-type="float" office:value="1">
            <text:p>1.0000000</text:p>
          </table:table-cell>
          <table:table-cell table:style-name="ce20" table:formula="of:=IF([.C582]=100;([.$J$3])*([.F582]-[.$I$3])+[.$I$3];([.$H$3]-[.F582])*[.$K$3]+[.F58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583]=100;([.$F$3])*([.E583]-[.$E$3])+[.$E$3];((1-[.E583])*[.$G$3])+[.E583])" office:value-type="float" office:value="1">
            <text:p>1.0000000</text:p>
          </table:table-cell>
          <table:table-cell table:style-name="ce20" table:formula="of:=IF([.C583]=100;([.$J$3])*([.F583]-[.$I$3])+[.$I$3];([.$H$3]-[.F583])*[.$K$3]+[.F58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table:formula="of:=+[.D584]" office:value-type="float" office:value="0">
            <text:p>0</text:p>
          </table:table-cell>
          <table:table-cell table:style-name="ce16" table:formula="of:=IF([.C584]=100;([.$F$3])*([.E584]-[.$E$3])+[.$E$3];((1-[.E584])*[.$G$3])+[.E584])" office:value-type="float" office:value="1">
            <text:p>1.0000000</text:p>
          </table:table-cell>
          <table:table-cell table:style-name="ce20" table:formula="of:=IF([.C584]=100;([.$J$3])*([.F584]-[.$I$3])+[.$I$3];([.$H$3]-[.F584])*[.$K$3]+[.F58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6">
            <text:p>6</text:p>
          </table:table-cell>
          <table:table-cell table:style-name="ce16" table:formula="of:=IF([.C585]=100;([.$F$3])*([.E585]-[.$E$3])+[.$E$3];((1-[.E585])*[.$G$3])+[.E585])" office:value-type="float" office:value="1">
            <text:p>1.0000000</text:p>
          </table:table-cell>
          <table:table-cell table:style-name="ce20" table:formula="of:=IF([.C585]=100;([.$J$3])*([.F585]-[.$I$3])+[.$I$3];([.$H$3]-[.F585])*[.$K$3]+[.F58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586]=100;([.$F$3])*([.E586]-[.$E$3])+[.$E$3];((1-[.E586])*[.$G$3])+[.E586])" office:value-type="float" office:value="1">
            <text:p>1.0000000</text:p>
          </table:table-cell>
          <table:table-cell table:style-name="ce20" table:formula="of:=IF([.C586]=100;([.$J$3])*([.F586]-[.$I$3])+[.$I$3];([.$H$3]-[.F586])*[.$K$3]+[.F58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587]=100;([.$F$3])*([.E587]-[.$E$3])+[.$E$3];((1-[.E587])*[.$G$3])+[.E587])" office:value-type="float" office:value="1">
            <text:p>1.0000000</text:p>
          </table:table-cell>
          <table:table-cell table:style-name="ce20" table:formula="of:=IF([.C587]=100;([.$J$3])*([.F587]-[.$I$3])+[.$I$3];([.$H$3]-[.F587])*[.$K$3]+[.F58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588]=100;([.$F$3])*([.E588]-[.$E$3])+[.$E$3];((1-[.E588])*[.$G$3])+[.E588])" office:value-type="float" office:value="1">
            <text:p>1.0000000</text:p>
          </table:table-cell>
          <table:table-cell table:style-name="ce20" table:formula="of:=IF([.C588]=100;([.$J$3])*([.F588]-[.$I$3])+[.$I$3];([.$H$3]-[.F588])*[.$K$3]+[.F58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table:formula="of:=+[.D589]" office:value-type="float" office:value="0">
            <text:p>0</text:p>
          </table:table-cell>
          <table:table-cell table:style-name="ce16" table:formula="of:=IF([.C589]=100;([.$F$3])*([.E589]-[.$E$3])+[.$E$3];((1-[.E589])*[.$G$3])+[.E589])" office:value-type="float" office:value="1">
            <text:p>1.0000000</text:p>
          </table:table-cell>
          <table:table-cell table:style-name="ce20" table:formula="of:=IF([.C589]=100;([.$J$3])*([.F589]-[.$I$3])+[.$I$3];([.$H$3]-[.F589])*[.$K$3]+[.F58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6">
            <text:p>6</text:p>
          </table:table-cell>
          <table:table-cell table:style-name="ce16" table:formula="of:=IF([.C590]=100;([.$F$3])*([.E590]-[.$E$3])+[.$E$3];((1-[.E590])*[.$G$3])+[.E590])" office:value-type="float" office:value="1">
            <text:p>1.0000000</text:p>
          </table:table-cell>
          <table:table-cell table:style-name="ce20" table:formula="of:=IF([.C590]=100;([.$J$3])*([.F590]-[.$I$3])+[.$I$3];([.$H$3]-[.F590])*[.$K$3]+[.F59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591]=100;([.$F$3])*([.E591]-[.$E$3])+[.$E$3];((1-[.E591])*[.$G$3])+[.E591])" office:value-type="float" office:value="1">
            <text:p>1.0000000</text:p>
          </table:table-cell>
          <table:table-cell table:style-name="ce20" table:formula="of:=IF([.C591]=100;([.$J$3])*([.F591]-[.$I$3])+[.$I$3];([.$H$3]-[.F591])*[.$K$3]+[.F59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592]=100;([.$F$3])*([.E592]-[.$E$3])+[.$E$3];((1-[.E592])*[.$G$3])+[.E592])" office:value-type="float" office:value="1">
            <text:p>1.0000000</text:p>
          </table:table-cell>
          <table:table-cell table:style-name="ce20" table:formula="of:=IF([.C592]=100;([.$J$3])*([.F592]-[.$I$3])+[.$I$3];([.$H$3]-[.F592])*[.$K$3]+[.F59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593]=100;([.$F$3])*([.E593]-[.$E$3])+[.$E$3];((1-[.E593])*[.$G$3])+[.E593])" office:value-type="float" office:value="1">
            <text:p>1.0000000</text:p>
          </table:table-cell>
          <table:table-cell table:style-name="ce20" table:formula="of:=IF([.C593]=100;([.$J$3])*([.F593]-[.$I$3])+[.$I$3];([.$H$3]-[.F593])*[.$K$3]+[.F59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table:formula="of:=+[.D594]" office:value-type="float" office:value="0">
            <text:p>0</text:p>
          </table:table-cell>
          <table:table-cell table:style-name="ce16" table:formula="of:=IF([.C594]=100;([.$F$3])*([.E594]-[.$E$3])+[.$E$3];((1-[.E594])*[.$G$3])+[.E594])" office:value-type="float" office:value="1">
            <text:p>1.0000000</text:p>
          </table:table-cell>
          <table:table-cell table:style-name="ce20" table:formula="of:=IF([.C594]=100;([.$J$3])*([.F594]-[.$I$3])+[.$I$3];([.$H$3]-[.F594])*[.$K$3]+[.F59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6">
            <text:p>6</text:p>
          </table:table-cell>
          <table:table-cell table:style-name="ce16" table:formula="of:=IF([.C595]=100;([.$F$3])*([.E595]-[.$E$3])+[.$E$3];((1-[.E595])*[.$G$3])+[.E595])" office:value-type="float" office:value="1">
            <text:p>1.0000000</text:p>
          </table:table-cell>
          <table:table-cell table:style-name="ce20" table:formula="of:=IF([.C595]=100;([.$J$3])*([.F595]-[.$I$3])+[.$I$3];([.$H$3]-[.F595])*[.$K$3]+[.F595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596]=100;([.$F$3])*([.E596]-[.$E$3])+[.$E$3];((1-[.E596])*[.$G$3])+[.E596])" office:value-type="float" office:value="1">
            <text:p>1.0000000</text:p>
          </table:table-cell>
          <table:table-cell table:style-name="ce20" table:formula="of:=IF([.C596]=100;([.$J$3])*([.F596]-[.$I$3])+[.$I$3];([.$H$3]-[.F596])*[.$K$3]+[.F596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597]=100;([.$F$3])*([.E597]-[.$E$3])+[.$E$3];((1-[.E597])*[.$G$3])+[.E597])" office:value-type="float" office:value="1">
            <text:p>1.0000000</text:p>
          </table:table-cell>
          <table:table-cell table:style-name="ce20" table:formula="of:=IF([.C597]=100;([.$J$3])*([.F597]-[.$I$3])+[.$I$3];([.$H$3]-[.F597])*[.$K$3]+[.F597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598]=100;([.$F$3])*([.E598]-[.$E$3])+[.$E$3];((1-[.E598])*[.$G$3])+[.E598])" office:value-type="float" office:value="1">
            <text:p>1.0000000</text:p>
          </table:table-cell>
          <table:table-cell table:style-name="ce20" table:formula="of:=IF([.C598]=100;([.$J$3])*([.F598]-[.$I$3])+[.$I$3];([.$H$3]-[.F598])*[.$K$3]+[.F598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table:formula="of:=+[.D599]" office:value-type="float" office:value="0">
            <text:p>0</text:p>
          </table:table-cell>
          <table:table-cell table:style-name="ce16" table:formula="of:=IF([.C599]=100;([.$F$3])*([.E599]-[.$E$3])+[.$E$3];((1-[.E599])*[.$G$3])+[.E599])" office:value-type="float" office:value="1">
            <text:p>1.0000000</text:p>
          </table:table-cell>
          <table:table-cell table:style-name="ce20" table:formula="of:=IF([.C599]=100;([.$J$3])*([.F599]-[.$I$3])+[.$I$3];([.$H$3]-[.F599])*[.$K$3]+[.F599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6">
            <text:p>6</text:p>
          </table:table-cell>
          <table:table-cell table:style-name="ce16" table:formula="of:=IF([.C600]=100;([.$F$3])*([.E600]-[.$E$3])+[.$E$3];((1-[.E600])*[.$G$3])+[.E600])" office:value-type="float" office:value="1">
            <text:p>1.0000000</text:p>
          </table:table-cell>
          <table:table-cell table:style-name="ce20" table:formula="of:=IF([.C600]=100;([.$J$3])*([.F600]-[.$I$3])+[.$I$3];([.$H$3]-[.F600])*[.$K$3]+[.F600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601]=100;([.$F$3])*([.E601]-[.$E$3])+[.$E$3];((1-[.E601])*[.$G$3])+[.E601])" office:value-type="float" office:value="1">
            <text:p>1.0000000</text:p>
          </table:table-cell>
          <table:table-cell table:style-name="ce20" table:formula="of:=IF([.C601]=100;([.$J$3])*([.F601]-[.$I$3])+[.$I$3];([.$H$3]-[.F601])*[.$K$3]+[.F601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602]=100;([.$F$3])*([.E602]-[.$E$3])+[.$E$3];((1-[.E602])*[.$G$3])+[.E602])" office:value-type="float" office:value="1">
            <text:p>1.0000000</text:p>
          </table:table-cell>
          <table:table-cell table:style-name="ce20" table:formula="of:=IF([.C602]=100;([.$J$3])*([.F602]-[.$I$3])+[.$I$3];([.$H$3]-[.F602])*[.$K$3]+[.F602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office:value-type="float" office:value="0">
            <text:p>0</text:p>
          </table:table-cell>
          <table:table-cell table:style-name="ce16" table:formula="of:=IF([.C603]=100;([.$F$3])*([.E603]-[.$E$3])+[.$E$3];((1-[.E603])*[.$G$3])+[.E603])" office:value-type="float" office:value="1">
            <text:p>1.0000000</text:p>
          </table:table-cell>
          <table:table-cell table:style-name="ce20" table:formula="of:=IF([.C603]=100;([.$J$3])*([.F603]-[.$I$3])+[.$I$3];([.$H$3]-[.F603])*[.$K$3]+[.F603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style-name="ce13" table:formula="of:=+[.D604]" office:value-type="float" office:value="0">
            <text:p>0</text:p>
          </table:table-cell>
          <table:table-cell table:style-name="ce16" table:formula="of:=IF([.C604]=100;([.$F$3])*([.E604]-[.$E$3])+[.$E$3];((1-[.E604])*[.$G$3])+[.E604])" office:value-type="float" office:value="1">
            <text:p>1.0000000</text:p>
          </table:table-cell>
          <table:table-cell table:style-name="ce20" table:formula="of:=IF([.C604]=100;([.$J$3])*([.F604]-[.$I$3])+[.$I$3];([.$H$3]-[.F604])*[.$K$3]+[.F604])"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float" office:value="6">
            <text:p>6</text:p>
          </table:table-cell>
          <table:table-cell table:style-name="ce16" table:formula="of:=IF([.C605]=100;([.$F$3])*([.E605]-[.$E$3])+[.$E$3];((1-[.E605])*[.$G$3])+[.E605])" office:value-type="float" office:value="1">
            <text:p>1.0000000</text:p>
          </table:table-cell>
          <table:table-cell table:style-name="ce20" table:formula="of:=IF([.C605]=100;([.$J$3])*([.F605]-[.$I$3])+[.$I$3];([.$H$3]-[.F605])*[.$K$3]+[.F605])" office:value-type="float" office:value="0.6">
            <text:p>0.600</text:p>
          </table:table-cell>
          <table:table-cell table:number-columns-repeated="1018"/>
        </table:table-row>
        <table:table-row table:style-name="ro1" table:number-rows-repeated="10479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7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5">25/12/2011</text:date>, <text:time>22:4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25T13:25:56.30</meta:creation-date>
    <dc:date>2011-12-25T22:41:10.33</dc:date>
    <meta:editing-duration>PT9H15M7S</meta:editing-duration>
    <meta:editing-cycles>16</meta:editing-cycles>
    <meta:generator>LibreOffice/3.4$Win32 LibreOffice_project/340m1$Build-402</meta:generator>
    <meta:document-statistic meta:table-count="3" meta:cell-count="35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number:number-style style:name="N113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3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2.374cm" svg:height="12.753cm" xlink:href=".." xlink:type="simple" chart:class="chart:scatter" chart:style-name="ch1">
        <chart:legend svg:x="23.241cm" svg:y="1.608cm" style:legend-expansion="custom" chartooo:width="13.663cm" chartooo:height="1.768cm" style:legend-expansion-aspect-ratio="7.72794117647059" chart:style-name="ch2"/>
        <chart:plot-area chart:style-name="ch3" table:cell-range-address="Sheet1.A7:Sheet1.D201 Sheet1.B6:Sheet1.D6" chart:data-source-has-labels="row" svg:x="4.058cm" svg:y="0.99cm" svg:width="36.48cm" svg:height="10.795cm">
          <chartooo:coordinate-region svg:x="5.156cm" svg:y="1.202cm" svg:width="34.654cm" svg:height="10.3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7:Sheet1.B201" chart:label-cell-address="Sheet1.B6:Sheet1.B6" chart:class="chart:scatter">
            <chart:domain table:cell-range-address="Sheet1.A7:Sheet1.A201"/>
            <chart:data-point chart:repeated="195"/>
          </chart:series>
          <chart:series chart:attached-axis="primary-y" chart:style-name="ch9" chart:values-cell-range-address="Sheet1.C7:Sheet1.C201" chart:label-cell-address="Sheet1.C6:Sheet1.C6" chart:class="chart:scatter">
            <chart:data-point chart:repeated="195"/>
          </chart:series>
          <chart:series chart:attached-axis="secondary-y" chart:style-name="ch10" chart:values-cell-range-address="Sheet1.D7:Sheet1.D201" chart:label-cell-address="Sheet1.D6:Sheet1.D6" chart:class="chart:scatter">
            <chart:data-point chart:repeated="1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tion potential (spike)</text:p>
                <draw:g>
                  <svg:desc>Sheet1.B6:Sheet1.B6</svg:desc>
                </draw:g>
              </table:table-cell>
              <table:table-cell office:value-type="string">
                <text:p>action potential needed for spike (Activation Potential)</text:p>
                <draw:g>
                  <svg:desc>Sheet1.C6:Sheet1.C6</svg:desc>
                </draw:g>
              </table:table-cell>
              <table:table-cell office:value-type="string">
                <text:p>Incoming # of spikes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:Sheet1.A201</svg:desc>
                </draw:g>
              </table:table-cell>
              <table:table-cell office:value-type="float" office:value="0">
                <text:p>0</text:p>
                <draw:g>
                  <svg:desc>Sheet1.B7:Sheet1.B201</svg:desc>
                </draw:g>
              </table:table-cell>
              <table:table-cell office:value-type="float" office:value="1">
                <text:p>1</text:p>
                <draw:g>
                  <svg:desc>Sheet1.C7:Sheet1.C201</svg:desc>
                </draw:g>
              </table:table-cell>
              <table:table-cell office:value-type="float" office:value="0">
                <text:p>0</text:p>
                <draw:g>
                  <svg:desc>Sheet1.D7:Sheet1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25">
                <text:p>0.2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125">
                <text:p>0.11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5625">
                <text:p>0.056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28125">
                <text:p>0.02812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140625">
                <text:p>0.91406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5703125">
                <text:p>0.4570312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128515625">
                <text:p>1.12851562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9">
                <text:p>5.9</text:p>
              </table:table-cell>
              <table:table-cell office:value-type="float" office:value="60.4">
                <text:p>60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.85">
                <text:p>3.85</text:p>
              </table:table-cell>
              <table:table-cell office:value-type="float" office:value="36.64">
                <text:p>36.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825">
                <text:p>2.825</text:p>
              </table:table-cell>
              <table:table-cell office:value-type="float" office:value="22.384">
                <text:p>22.3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3125">
                <text:p>2.3125</text:p>
              </table:table-cell>
              <table:table-cell office:value-type="float" office:value="13.8304">
                <text:p>13.83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05625">
                <text:p>2.05625</text:p>
              </table:table-cell>
              <table:table-cell office:value-type="float" office:value="8.69824000000001">
                <text:p>8.698240000000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928125">
                <text:p>1.928125</text:p>
              </table:table-cell>
              <table:table-cell office:value-type="float" office:value="5.618944">
                <text:p>5.618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8640625">
                <text:p>1.8640625</text:p>
              </table:table-cell>
              <table:table-cell office:value-type="float" office:value="3.7713664">
                <text:p>3.77136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83203125">
                <text:p>1.83203125</text:p>
              </table:table-cell>
              <table:table-cell office:value-type="float" office:value="2.66281984">
                <text:p>2.662819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816015625">
                <text:p>1.816015625</text:p>
              </table:table-cell>
              <table:table-cell office:value-type="float" office:value="1.997691904">
                <text:p>1.9976919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8080078125">
                <text:p>1.8080078125</text:p>
              </table:table-cell>
              <table:table-cell office:value-type="float" office:value="1.5986151424">
                <text:p>1.59861514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9">
                <text:p>5.9</text:p>
              </table:table-cell>
              <table:table-cell office:value-type="float" office:value="60.4">
                <text:p>60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.85">
                <text:p>3.85</text:p>
              </table:table-cell>
              <table:table-cell office:value-type="float" office:value="36.64">
                <text:p>36.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825">
                <text:p>2.825</text:p>
              </table:table-cell>
              <table:table-cell office:value-type="float" office:value="22.384">
                <text:p>22.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4125">
                <text:p>1.4125</text:p>
              </table:table-cell>
              <table:table-cell office:value-type="float" office:value="13.8304">
                <text:p>13.8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70625">
                <text:p>0.70625</text:p>
              </table:table-cell>
              <table:table-cell office:value-type="float" office:value="8.69824000000001">
                <text:p>8.69824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353125">
                <text:p>0.353125</text:p>
              </table:table-cell>
              <table:table-cell office:value-type="float" office:value="5.618944">
                <text:p>5.618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765625">
                <text:p>0.1765625</text:p>
              </table:table-cell>
              <table:table-cell office:value-type="float" office:value="3.7713664">
                <text:p>3.7713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8828125">
                <text:p>0.08828125</text:p>
              </table:table-cell>
              <table:table-cell office:value-type="float" office:value="2.66281984">
                <text:p>2.6628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44140625">
                <text:p>0.044140625</text:p>
              </table:table-cell>
              <table:table-cell office:value-type="float" office:value="1.997691904">
                <text:p>1.99769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220703125">
                <text:p>0.0220703125</text:p>
              </table:table-cell>
              <table:table-cell office:value-type="float" office:value="1.5986151424">
                <text:p>1.598615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1103515625">
                <text:p>0.01103515625</text:p>
              </table:table-cell>
              <table:table-cell office:value-type="float" office:value="1.35916908544">
                <text:p>1.359169085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05517578125">
                <text:p>0.905517578125</text:p>
              </table:table-cell>
              <table:table-cell office:value-type="float" office:value="1.215501451264">
                <text:p>1.2155014512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3527587890625">
                <text:p>1.3527587890625</text:p>
              </table:table-cell>
              <table:table-cell office:value-type="float" office:value="1.1293008707584">
                <text:p>1.12930087075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.9">
                <text:p>5.9</text:p>
              </table:table-cell>
              <table:table-cell office:value-type="float" office:value="60.4">
                <text:p>60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.85">
                <text:p>3.85</text:p>
              </table:table-cell>
              <table:table-cell office:value-type="float" office:value="36.64">
                <text:p>36.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825">
                <text:p>2.825</text:p>
              </table:table-cell>
              <table:table-cell office:value-type="float" office:value="22.384">
                <text:p>22.3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3125">
                <text:p>2.3125</text:p>
              </table:table-cell>
              <table:table-cell office:value-type="float" office:value="13.8304">
                <text:p>13.83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05625">
                <text:p>2.05625</text:p>
              </table:table-cell>
              <table:table-cell office:value-type="float" office:value="8.69824000000001">
                <text:p>8.698240000000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928125">
                <text:p>1.928125</text:p>
              </table:table-cell>
              <table:table-cell office:value-type="float" office:value="5.618944">
                <text:p>5.618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640625">
                <text:p>0.9640625</text:p>
              </table:table-cell>
              <table:table-cell office:value-type="float" office:value="3.7713664">
                <text:p>3.7713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8203125">
                <text:p>0.48203125</text:p>
              </table:table-cell>
              <table:table-cell office:value-type="float" office:value="2.66281984">
                <text:p>2.6628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241015625">
                <text:p>0.241015625</text:p>
              </table:table-cell>
              <table:table-cell office:value-type="float" office:value="1.997691904">
                <text:p>1.99769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205078125">
                <text:p>0.1205078125</text:p>
              </table:table-cell>
              <table:table-cell office:value-type="float" office:value="1.5986151424">
                <text:p>1.598615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6025390625">
                <text:p>0.06025390625</text:p>
              </table:table-cell>
              <table:table-cell office:value-type="float" office:value="1.35916908544">
                <text:p>1.35916908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30126953125">
                <text:p>0.030126953125</text:p>
              </table:table-cell>
              <table:table-cell office:value-type="float" office:value="1.215501451264">
                <text:p>1.21550145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150634765625">
                <text:p>0.0150634765625</text:p>
              </table:table-cell>
              <table:table-cell office:value-type="float" office:value="1.1293008707584">
                <text:p>1.1293008707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753173828125">
                <text:p>0.00753173828125</text:p>
              </table:table-cell>
              <table:table-cell office:value-type="float" office:value="1.07758052245504">
                <text:p>1.07758052245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3765869140625">
                <text:p>0.003765869140625</text:p>
              </table:table-cell>
              <table:table-cell office:value-type="float" office:value="1.04654831347302">
                <text:p>1.046548313473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148117065429688">
                <text:p>-0.148117065429688</text:p>
              </table:table-cell>
              <table:table-cell office:value-type="float" office:value="1.02792898808381">
                <text:p>1.0279289880838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1.57405853271484">
                <text:p>-1.57405853271484</text:p>
              </table:table-cell>
              <table:table-cell office:value-type="float" office:value="1.01675739285029">
                <text:p>1.0167573928502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2.28702926635742">
                <text:p>-2.28702926635742</text:p>
              </table:table-cell>
              <table:table-cell office:value-type="float" office:value="1.01005443571017">
                <text:p>1.0100544357101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2.64351463317871">
                <text:p>-2.64351463317871</text:p>
              </table:table-cell>
              <table:table-cell office:value-type="float" office:value="1.0060326614261">
                <text:p>1.006032661426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2.82175731658936">
                <text:p>-2.82175731658936</text:p>
              </table:table-cell>
              <table:table-cell office:value-type="float" office:value="1.00361959685566">
                <text:p>1.0036195968556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2.91087865829468">
                <text:p>-2.91087865829468</text:p>
              </table:table-cell>
              <table:table-cell office:value-type="float" office:value="1.0021717581134">
                <text:p>1.00217175811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2.95543932914734">
                <text:p>-2.95543932914734</text:p>
              </table:table-cell>
              <table:table-cell office:value-type="float" office:value="1.00130305486804">
                <text:p>1.0013030548680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2.97771966457367">
                <text:p>-2.97771966457367</text:p>
              </table:table-cell>
              <table:table-cell office:value-type="float" office:value="1.00078183292082">
                <text:p>1.0007818329208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2.98885983228684">
                <text:p>-2.98885983228684</text:p>
              </table:table-cell>
              <table:table-cell office:value-type="float" office:value="1.00046909975249">
                <text:p>1.0004690997524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2.99442991614342">
                <text:p>-2.99442991614342</text:p>
              </table:table-cell>
              <table:table-cell office:value-type="float" office:value="1.0002814598515">
                <text:p>1.000281459851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2.99721495807171">
                <text:p>-2.99721495807171</text:p>
              </table:table-cell>
              <table:table-cell office:value-type="float" office:value="1.0001688759109">
                <text:p>1.000168875910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2.99860747903585">
                <text:p>-2.99860747903585</text:p>
              </table:table-cell>
              <table:table-cell office:value-type="float" office:value="1.00010132554654">
                <text:p>1.0001013255465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2.99930373951793">
                <text:p>-2.99930373951793</text:p>
              </table:table-cell>
              <table:table-cell office:value-type="float" office:value="1.00006079532792">
                <text:p>1.0000607953279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2.99965186975896">
                <text:p>-2.99965186975896</text:p>
              </table:table-cell>
              <table:table-cell office:value-type="float" office:value="1.00003647719675">
                <text:p>1.0000364771967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2.99982593487948">
                <text:p>-2.99982593487948</text:p>
              </table:table-cell>
              <table:table-cell office:value-type="float" office:value="1.00002188631805">
                <text:p>1.0000218863180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2.99991296743974">
                <text:p>-2.99991296743974</text:p>
              </table:table-cell>
              <table:table-cell office:value-type="float" office:value="1.00001313179083">
                <text:p>1.0000131317908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2.99995648371987">
                <text:p>-2.99995648371987</text:p>
              </table:table-cell>
              <table:table-cell office:value-type="float" office:value="1.0000078790745">
                <text:p>1.000007879074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2.99997824185994">
                <text:p>-2.99997824185994</text:p>
              </table:table-cell>
              <table:table-cell office:value-type="float" office:value="1.0000047274447">
                <text:p>1.000004727444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2.99998912092997">
                <text:p>-2.99998912092997</text:p>
              </table:table-cell>
              <table:table-cell office:value-type="float" office:value="1.00000283646682">
                <text:p>1.0000028364668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2.99999456046498">
                <text:p>-2.99999456046498</text:p>
              </table:table-cell>
              <table:table-cell office:value-type="float" office:value="1.00000170188009">
                <text:p>1.0000017018800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2.99999728023249">
                <text:p>-2.99999728023249</text:p>
              </table:table-cell>
              <table:table-cell office:value-type="float" office:value="1.00000102112806">
                <text:p>1.0000010211280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2.99999864011625">
                <text:p>-2.99999864011625</text:p>
              </table:table-cell>
              <table:table-cell office:value-type="float" office:value="1.00000061267683">
                <text:p>1.0000006126768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2.99999932005812">
                <text:p>-2.99999932005812</text:p>
              </table:table-cell>
              <table:table-cell office:value-type="float" office:value="1.0000003676061">
                <text:p>1.000000367606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2.99999966002906">
                <text:p>-2.99999966002906</text:p>
              </table:table-cell>
              <table:table-cell office:value-type="float" office:value="1.00000022056366">
                <text:p>1.0000002205636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2.99999983001453">
                <text:p>-2.99999983001453</text:p>
              </table:table-cell>
              <table:table-cell office:value-type="float" office:value="1.0000001323382">
                <text:p>1.000000132338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2.99999991500727">
                <text:p>-2.99999991500727</text:p>
              </table:table-cell>
              <table:table-cell office:value-type="float" office:value="1.00000007940292">
                <text:p>1.0000000794029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2.99999995750363">
                <text:p>-2.99999995750363</text:p>
              </table:table-cell>
              <table:table-cell office:value-type="float" office:value="1.00000004764175">
                <text:p>1.0000000476417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2.99999997875182">
                <text:p>-2.99999997875182</text:p>
              </table:table-cell>
              <table:table-cell office:value-type="float" office:value="1.00000002858505">
                <text:p>1.0000000285850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2.99999998937591">
                <text:p>-2.99999998937591</text:p>
              </table:table-cell>
              <table:table-cell office:value-type="float" office:value="1.00000001715103">
                <text:p>1.0000000171510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2.99999999468795">
                <text:p>-2.99999999468795</text:p>
              </table:table-cell>
              <table:table-cell office:value-type="float" office:value="1.00000001029062">
                <text:p>1.0000000102906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2.99999999734398">
                <text:p>-2.99999999734398</text:p>
              </table:table-cell>
              <table:table-cell office:value-type="float" office:value="1.00000000617437">
                <text:p>1.0000000061743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2.99999999867199">
                <text:p>-2.99999999867199</text:p>
              </table:table-cell>
              <table:table-cell office:value-type="float" office:value="1.00000000370462">
                <text:p>1.0000000037046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2.99999999933599">
                <text:p>-2.99999999933599</text:p>
              </table:table-cell>
              <table:table-cell office:value-type="float" office:value="1.00000000222277">
                <text:p>1.0000000022227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2.999999999668">
                <text:p>-2.999999999668</text:p>
              </table:table-cell>
              <table:table-cell office:value-type="float" office:value="1.00000000133366">
                <text:p>1.0000000013336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2.999999999834">
                <text:p>-2.999999999834</text:p>
              </table:table-cell>
              <table:table-cell office:value-type="float" office:value="1.0000000008002">
                <text:p>1.000000000800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2.999999999917">
                <text:p>-2.999999999917</text:p>
              </table:table-cell>
              <table:table-cell office:value-type="float" office:value="1.00000000048012">
                <text:p>1.000000000480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2.9999999999585">
                <text:p>-2.9999999999585</text:p>
              </table:table-cell>
              <table:table-cell office:value-type="float" office:value="1.00000000028807">
                <text:p>1.0000000002880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-2.99999999997925">
                <text:p>-2.99999999997925</text:p>
              </table:table-cell>
              <table:table-cell office:value-type="float" office:value="1.00000000017284">
                <text:p>1.0000000001728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-2.99999999998962">
                <text:p>-2.99999999998962</text:p>
              </table:table-cell>
              <table:table-cell office:value-type="float" office:value="1.00000000010371">
                <text:p>1.0000000001037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2.99999999999481">
                <text:p>-2.99999999999481</text:p>
              </table:table-cell>
              <table:table-cell office:value-type="float" office:value="1.00000000006222">
                <text:p>1.0000000000622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-2.99999999999741">
                <text:p>-2.99999999999741</text:p>
              </table:table-cell>
              <table:table-cell office:value-type="float" office:value="1.00000000003733">
                <text:p>1.0000000000373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-2.9999999999987">
                <text:p>-2.9999999999987</text:p>
              </table:table-cell>
              <table:table-cell office:value-type="float" office:value="1.0000000000224">
                <text:p>1.000000000022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-2.99999999999935">
                <text:p>-2.99999999999935</text:p>
              </table:table-cell>
              <table:table-cell office:value-type="float" office:value="1.00000000001344">
                <text:p>1.0000000000134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-2.99999999999968">
                <text:p>-2.99999999999968</text:p>
              </table:table-cell>
              <table:table-cell office:value-type="float" office:value="1.00000000000806">
                <text:p>1.0000000000080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2.99999999999984">
                <text:p>-2.99999999999984</text:p>
              </table:table-cell>
              <table:table-cell office:value-type="float" office:value="1.00000000000484">
                <text:p>1.0000000000048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-2.99999999999992">
                <text:p>-2.99999999999992</text:p>
              </table:table-cell>
              <table:table-cell office:value-type="float" office:value="1.0000000000029">
                <text:p>1.000000000002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-2.99999999999996">
                <text:p>-2.99999999999996</text:p>
              </table:table-cell>
              <table:table-cell office:value-type="float" office:value="1.00000000000174">
                <text:p>1.0000000000017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-2.99999999999998">
                <text:p>-2.99999999999998</text:p>
              </table:table-cell>
              <table:table-cell office:value-type="float" office:value="1.00000000000105">
                <text:p>1.0000000000010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-2.99999999999999">
                <text:p>-2.99999999999999</text:p>
              </table:table-cell>
              <table:table-cell office:value-type="float" office:value="1.00000000000063">
                <text:p>1.0000000000006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-3">
                <text:p>-3</text:p>
              </table:table-cell>
              <table:table-cell office:value-type="float" office:value="1.00000000000038">
                <text:p>1.0000000000003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-3">
                <text:p>-3</text:p>
              </table:table-cell>
              <table:table-cell office:value-type="float" office:value="1.00000000000023">
                <text:p>1.0000000000002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-3">
                <text:p>-3</text:p>
              </table:table-cell>
              <table:table-cell office:value-type="float" office:value="1.00000000000014">
                <text:p>1.0000000000001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-3">
                <text:p>-3</text:p>
              </table:table-cell>
              <table:table-cell office:value-type="float" office:value="1.00000000000008">
                <text:p>1.0000000000000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-3">
                <text:p>-3</text:p>
              </table:table-cell>
              <table:table-cell office:value-type="float" office:value="1.00000000000005">
                <text:p>1.0000000000000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3">
                <text:p>-3</text:p>
              </table:table-cell>
              <table:table-cell office:value-type="float" office:value="1.00000000000003">
                <text:p>1.000000000000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5">
                <text:p>1.5</text:p>
              </table:table-cell>
              <table:table-cell office:value-type="float" office:value="1.00000000000002">
                <text:p>1.0000000000000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.5">
                <text:p>3.5</text:p>
              </table:table-cell>
              <table:table-cell office:value-type="float" office:value="60.4">
                <text:p>60.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25">
                <text:p>0.25</text:p>
              </table:table-cell>
              <table:table-cell office:value-type="float" office:value="36.64">
                <text:p>36.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-1.375">
                <text:p>-1.375</text:p>
              </table:table-cell>
              <table:table-cell office:value-type="float" office:value="22.384">
                <text:p>22.38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2.1875">
                <text:p>-2.1875</text:p>
              </table:table-cell>
              <table:table-cell office:value-type="float" office:value="13.8304">
                <text:p>13.830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2.59375">
                <text:p>-2.59375</text:p>
              </table:table-cell>
              <table:table-cell office:value-type="float" office:value="8.69824000000001">
                <text:p>8.6982400000000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2.796875">
                <text:p>-2.796875</text:p>
              </table:table-cell>
              <table:table-cell office:value-type="float" office:value="5.618944">
                <text:p>5.61894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2.8984375">
                <text:p>-2.8984375</text:p>
              </table:table-cell>
              <table:table-cell office:value-type="float" office:value="3.7713664">
                <text:p>3.77136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2.94921875">
                <text:p>-2.94921875</text:p>
              </table:table-cell>
              <table:table-cell office:value-type="float" office:value="2.66281984">
                <text:p>2.6628198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2.974609375">
                <text:p>-2.974609375</text:p>
              </table:table-cell>
              <table:table-cell office:value-type="float" office:value="1.997691904">
                <text:p>1.99769190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2.9873046875">
                <text:p>-2.9873046875</text:p>
              </table:table-cell>
              <table:table-cell office:value-type="float" office:value="1.5986151424">
                <text:p>1.598615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1.49365234375">
                <text:p>-1.49365234375</text:p>
              </table:table-cell>
              <table:table-cell office:value-type="float" office:value="1.35916908544">
                <text:p>1.35916908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0.746826171875">
                <text:p>-0.746826171875</text:p>
              </table:table-cell>
              <table:table-cell office:value-type="float" office:value="1.215501451264">
                <text:p>1.21550145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0.3734130859375">
                <text:p>-0.3734130859375</text:p>
              </table:table-cell>
              <table:table-cell office:value-type="float" office:value="1.1293008707584">
                <text:p>1.1293008707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-0.18670654296875">
                <text:p>-0.18670654296875</text:p>
              </table:table-cell>
              <table:table-cell office:value-type="float" office:value="1.07758052245504">
                <text:p>1.07758052245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0.093353271484375">
                <text:p>-0.093353271484375</text:p>
              </table:table-cell>
              <table:table-cell office:value-type="float" office:value="1.04654831347302">
                <text:p>1.04654831347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0.0466766357421875">
                <text:p>-0.0466766357421875</text:p>
              </table:table-cell>
              <table:table-cell office:value-type="float" office:value="1.02792898808381">
                <text:p>1.02792898808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0.0233383178710938">
                <text:p>-0.0233383178710938</text:p>
              </table:table-cell>
              <table:table-cell office:value-type="float" office:value="1.01675739285029">
                <text:p>1.01675739285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0.0116691589355469">
                <text:p>-0.0116691589355469</text:p>
              </table:table-cell>
              <table:table-cell office:value-type="float" office:value="1.01005443571017">
                <text:p>1.0100544357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0.00583457946777344">
                <text:p>-0.00583457946777344</text:p>
              </table:table-cell>
              <table:table-cell office:value-type="float" office:value="1.0060326614261">
                <text:p>1.0060326614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0.00291728973388672">
                <text:p>-0.00291728973388672</text:p>
              </table:table-cell>
              <table:table-cell office:value-type="float" office:value="1.00361959685566">
                <text:p>1.00361959685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0.00145864486694336">
                <text:p>-0.00145864486694336</text:p>
              </table:table-cell>
              <table:table-cell office:value-type="float" office:value="1.0021717581134">
                <text:p>1.002171758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0.00072932243347168">
                <text:p>-0.00072932243347168</text:p>
              </table:table-cell>
              <table:table-cell office:value-type="float" office:value="1.00130305486804">
                <text:p>1.00130305486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-0.00036466121673584">
                <text:p>-0.00036466121673584</text:p>
              </table:table-cell>
              <table:table-cell office:value-type="float" office:value="1.00078183292082">
                <text:p>1.0007818329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-0.00018233060836792">
                <text:p>-0.00018233060836792</text:p>
              </table:table-cell>
              <table:table-cell office:value-type="float" office:value="1.00046909975249">
                <text:p>1.00046909975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-0.00009116530418396">
                <text:p>-0.00009116530418396</text:p>
              </table:table-cell>
              <table:table-cell office:value-type="float" office:value="1.0002814598515">
                <text:p>1.0002814598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-0.00004558265209198">
                <text:p>-0.00004558265209198</text:p>
              </table:table-cell>
              <table:table-cell office:value-type="float" office:value="1.0001688759109">
                <text:p>1.0001688759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-0.00002279132604599">
                <text:p>-0.00002279132604599</text:p>
              </table:table-cell>
              <table:table-cell office:value-type="float" office:value="1.00010132554654">
                <text:p>1.00010132554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-0.000011395663022995">
                <text:p>-0.000011395663022995</text:p>
              </table:table-cell>
              <table:table-cell office:value-type="float" office:value="1.00006079532792">
                <text:p>1.0000607953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-0.0000056978315114975">
                <text:p>-0.0000056978315114975</text:p>
              </table:table-cell>
              <table:table-cell office:value-type="float" office:value="1.00003647719675">
                <text:p>1.00003647719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0.00000284891575574875">
                <text:p>-0.00000284891575574875</text:p>
              </table:table-cell>
              <table:table-cell office:value-type="float" office:value="1.00002188631805">
                <text:p>1.0000218863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0.00000142445787787437">
                <text:p>-0.00000142445787787437</text:p>
              </table:table-cell>
              <table:table-cell office:value-type="float" office:value="1.00001313179083">
                <text:p>1.00001313179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0.000000712228938937187">
                <text:p>-0.000000712228938937187</text:p>
              </table:table-cell>
              <table:table-cell office:value-type="float" office:value="1.0000078790745">
                <text:p>1.0000078790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0.000000356114469468594">
                <text:p>-0.000000356114469468594</text:p>
              </table:table-cell>
              <table:table-cell office:value-type="float" office:value="1.0000047274447">
                <text:p>1.0000047274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0.000000178057234734297">
                <text:p>-0.000000178057234734297</text:p>
              </table:table-cell>
              <table:table-cell office:value-type="float" office:value="1.00000283646682">
                <text:p>1.00000283646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0.0000000890286173671484">
                <text:p>-0.0000000890286173671484</text:p>
              </table:table-cell>
              <table:table-cell office:value-type="float" office:value="1.00000170188009">
                <text:p>1.00000170188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0.0000000445143086835742">
                <text:p>-0.0000000445143086835742</text:p>
              </table:table-cell>
              <table:table-cell office:value-type="float" office:value="1.00000102112806">
                <text:p>1.00000102112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0.0000000222571543417871">
                <text:p>-0.0000000222571543417871</text:p>
              </table:table-cell>
              <table:table-cell office:value-type="float" office:value="1.00000061267683">
                <text:p>1.00000061267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0.0000000111285771708936">
                <text:p>-0.0000000111285771708936</text:p>
              </table:table-cell>
              <table:table-cell office:value-type="float" office:value="1.0000003676061">
                <text:p>1.0000003676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0.00000000556428858544678">
                <text:p>-0.00000000556428858544678</text:p>
              </table:table-cell>
              <table:table-cell office:value-type="float" office:value="1.00000022056366">
                <text:p>1.00000022056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-0.00000000278214429272339">
                <text:p>-0.00000000278214429272339</text:p>
              </table:table-cell>
              <table:table-cell office:value-type="float" office:value="1.0000001323382">
                <text:p>1.0000001323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0.00000000139107214636169">
                <text:p>-0.00000000139107214636169</text:p>
              </table:table-cell>
              <table:table-cell office:value-type="float" office:value="1.00000007940292">
                <text:p>1.00000007940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0.000000000695536073180847">
                <text:p>-0.000000000695536073180847</text:p>
              </table:table-cell>
              <table:table-cell office:value-type="float" office:value="1.00000004764175">
                <text:p>1.00000004764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0.000000000347768036590423">
                <text:p>-0.000000000347768036590423</text:p>
              </table:table-cell>
              <table:table-cell office:value-type="float" office:value="1.00000002858505">
                <text:p>1.00000002858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-0.000000000173884018295212">
                <text:p>-0.000000000173884018295212</text:p>
              </table:table-cell>
              <table:table-cell office:value-type="float" office:value="1.00000001715103">
                <text:p>1.00000001715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0.0000000000869420091476059">
                <text:p>-0.0000000000869420091476059</text:p>
              </table:table-cell>
              <table:table-cell office:value-type="float" office:value="1.00000001029062">
                <text:p>1.00000001029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0.0000000000434710045738029">
                <text:p>-0.0000000000434710045738029</text:p>
              </table:table-cell>
              <table:table-cell office:value-type="float" office:value="1.00000000617437">
                <text:p>1.00000000617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0.0000000000217355022869015">
                <text:p>-0.0000000000217355022869015</text:p>
              </table:table-cell>
              <table:table-cell office:value-type="float" office:value="1.00000000370462">
                <text:p>1.00000000370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0.0000000000108677511434507">
                <text:p>-0.0000000000108677511434507</text:p>
              </table:table-cell>
              <table:table-cell office:value-type="float" office:value="1.00000000222277">
                <text:p>1.00000000222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-0.00000000000543387557172537">
                <text:p>-0.00000000000543387557172537</text:p>
              </table:table-cell>
              <table:table-cell office:value-type="float" office:value="1.00000000133366">
                <text:p>1.00000000133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0.00000000000271693778586268">
                <text:p>-0.00000000000271693778586268</text:p>
              </table:table-cell>
              <table:table-cell office:value-type="float" office:value="1.0000000008002">
                <text:p>1.0000000008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0.00000000000135846889293134">
                <text:p>-0.00000000000135846889293134</text:p>
              </table:table-cell>
              <table:table-cell office:value-type="float" office:value="1.00000000048012">
                <text:p>1.00000000048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0.000000000000679234446465671">
                <text:p>-0.000000000000679234446465671</text:p>
              </table:table-cell>
              <table:table-cell office:value-type="float" office:value="1.00000000028807">
                <text:p>1.00000000028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0.000000000000339617223232835">
                <text:p>-0.000000000000339617223232835</text:p>
              </table:table-cell>
              <table:table-cell office:value-type="float" office:value="1.00000000017284">
                <text:p>1.00000000017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0.000000000000169808611616418">
                <text:p>-0.000000000000169808611616418</text:p>
              </table:table-cell>
              <table:table-cell office:value-type="float" office:value="1.00000000010371">
                <text:p>1.00000000010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0.0000000000000849043058082089">
                <text:p>-0.0000000000000849043058082089</text:p>
              </table:table-cell>
              <table:table-cell office:value-type="float" office:value="1.00000000006222">
                <text:p>1.00000000006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0.0000000000000424521529041044">
                <text:p>-0.0000000000000424521529041044</text:p>
              </table:table-cell>
              <table:table-cell office:value-type="float" office:value="1.00000000003733">
                <text:p>1.00000000003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0.0000000000000212260764520522">
                <text:p>-0.0000000000000212260764520522</text:p>
              </table:table-cell>
              <table:table-cell office:value-type="float" office:value="1.0000000000224">
                <text:p>1.0000000000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0.0000000000000106130382260261">
                <text:p>-0.0000000000000106130382260261</text:p>
              </table:table-cell>
              <table:table-cell office:value-type="float" office:value="1.00000000001344">
                <text:p>1.0000000000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5.30651911301305E-015">
                <text:p>-5.30651911301305E-015</text:p>
              </table:table-cell>
              <table:table-cell office:value-type="float" office:value="1.00000000000806">
                <text:p>1.00000000000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2.65325955650653E-015">
                <text:p>-2.65325955650653E-015</text:p>
              </table:table-cell>
              <table:table-cell office:value-type="float" office:value="1.00000000000484">
                <text:p>1.00000000000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1.32662977825326E-015">
                <text:p>-1.32662977825326E-015</text:p>
              </table:table-cell>
              <table:table-cell office:value-type="float" office:value="1.0000000000029">
                <text:p>1.000000000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6.63314889126632E-016">
                <text:p>-6.63314889126632E-016</text:p>
              </table:table-cell>
              <table:table-cell office:value-type="float" office:value="1.00000000000174">
                <text:p>1.00000000000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3.31657444563316E-016">
                <text:p>-3.31657444563316E-016</text:p>
              </table:table-cell>
              <table:table-cell office:value-type="float" office:value="1.00000000000105">
                <text:p>1.00000000000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1.65828722281658E-016">
                <text:p>-1.65828722281658E-016</text:p>
              </table:table-cell>
              <table:table-cell office:value-type="float" office:value="1.00000000000063">
                <text:p>1.00000000000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8.2914361140829E-017">
                <text:p>-8.2914361140829E-017</text:p>
              </table:table-cell>
              <table:table-cell office:value-type="float" office:value="1.00000000000038">
                <text:p>1.00000000000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4.14571805704145E-017">
                <text:p>-4.14571805704145E-017</text:p>
              </table:table-cell>
              <table:table-cell office:value-type="float" office:value="1.00000000000023">
                <text:p>1.0000000000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2.07285902852072E-017">
                <text:p>-2.07285902852072E-017</text:p>
              </table:table-cell>
              <table:table-cell office:value-type="float" office:value="1.00000000000014">
                <text:p>1.0000000000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1.03642951426036E-017">
                <text:p>-1.03642951426036E-017</text:p>
              </table:table-cell>
              <table:table-cell office:value-type="float" office:value="1.00000000000008">
                <text:p>1.0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5.18214757130181E-018">
                <text:p>-5.18214757130181E-018</text:p>
              </table:table-cell>
              <table:table-cell office:value-type="float" office:value="1.00000000000005">
                <text:p>1.0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-2.5910737856509E-018">
                <text:p>-2.5910737856509E-018</text:p>
              </table:table-cell>
              <table:table-cell office:value-type="float" office:value="1.00000000000003">
                <text:p>1.0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-1.29553689282545E-018">
                <text:p>-1.29553689282545E-018</text:p>
              </table:table-cell>
              <table:table-cell office:value-type="float" office:value="1.00000000000002">
                <text:p>1.0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6.47768446412726E-019">
                <text:p>-6.47768446412726E-019</text:p>
              </table:table-cell>
              <table:table-cell office:value-type="float" office:value="1.00000000000001">
                <text:p>1.0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-3.23884223206363E-019">
                <text:p>-3.23884223206363E-019</text:p>
              </table:table-cell>
              <table:table-cell office:value-type="float" office:value="1.00000000000001">
                <text:p>1.0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1.61942111603182E-019">
                <text:p>-1.61942111603182E-0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-8.09710558015908E-020">
                <text:p>-8.09710558015908E-0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-4.04855279007954E-020">
                <text:p>-4.04855279007954E-0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2.02427639503977E-020">
                <text:p>-2.02427639503977E-0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1.01213819751988E-020">
                <text:p>-1.01213819751988E-0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5.06069098759942E-021">
                <text:p>-5.06069098759942E-0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2.53034549379971E-021">
                <text:p>-2.53034549379971E-0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1.26517274689986E-021">
                <text:p>-1.26517274689986E-0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6.32586373449928E-022">
                <text:p>-6.32586373449928E-0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3.16293186724964E-022">
                <text:p>-3.16293186724964E-0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